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4.048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753cm"/>
    </style:style>
    <style:style style:name="co12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2.593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3.59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/>
    <style:style style:name="ce3" style:family="table-cell" style:parent-style-name="Default" style:data-style-name="N49"/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none" fo:background-color="#77bc65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Default">
      <style:table-cell-properties fo:border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ackground-color="#77bc65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Сериалы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16379"/>
        <table:table-row table:style-name="ro1">
          <table:table-cell table:style-name="ce2" office:value-type="string" calcext:value-type="string">
            <text:p>ID сериала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Жанр</text:p>
          </table:table-cell>
          <table:table-cell table:style-name="ce2" office:value-type="string" calcext:value-type="string">
            <text:p>Год выпуска</text:p>
          </table:table-cell>
          <table:table-cell table:style-name="ce2" office:value-type="string" calcext:value-type="string">
            <text:p>Страна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Lost Valley</text:p>
          </table:table-cell>
          <table:table-cell office:value-type="string" calcext:value-type="string">
            <text:p>Romanc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2</text:p>
          </table:table-cell>
          <table:table-cell office:value-type="string" calcext:value-type="string">
            <text:p>Old Flames</text:p>
          </table:table-cell>
          <table:table-cell office:value-type="string" calcext:value-type="string">
            <text:p>Cri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3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Acti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4</text:p>
          </table:table-cell>
          <table:table-cell office:value-type="string" calcext:value-type="string">
            <text:p>True Colors</text:p>
          </table:table-cell>
          <table:table-cell office:value-type="string" calcext:value-type="string">
            <text:p>Cri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5</text:p>
          </table:table-cell>
          <table:table-cell office:value-type="string" calcext:value-type="string">
            <text:p>Time Travelers</text:p>
          </table:table-cell>
          <table:table-cell office:value-type="string" calcext:value-type="string">
            <text:p>Fantas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6</text:p>
          </table:table-cell>
          <table:table-cell office:value-type="string" calcext:value-type="string">
            <text:p>New Horizons</text:p>
          </table:table-cell>
          <table:table-cell office:value-type="string" calcext:value-type="string">
            <text:p>Documentar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7</text:p>
          </table:table-cell>
          <table:table-cell office:value-type="string" calcext:value-type="string">
            <text:p>Breaking News</text:p>
          </table:table-cell>
          <table:table-cell office:value-type="string" calcext:value-type="string">
            <text:p>Cri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8</text:p>
          </table:table-cell>
          <table:table-cell office:value-type="string" calcext:value-type="string">
            <text:p>Final Stand</text:p>
          </table:table-cell>
          <table:table-cell office:value-type="string" calcext:value-type="string">
            <text:p>Thrill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09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Fantas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0</text:p>
          </table:table-cell>
          <table:table-cell office:value-type="string" calcext:value-type="string">
            <text:p>Robot School</text:p>
          </table:table-cell>
          <table:table-cell office:value-type="string" calcext:value-type="string">
            <text:p>Rom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1</text:p>
          </table:table-cell>
          <table:table-cell office:value-type="string" calcext:value-type="string">
            <text:p>Beyond Stars</text:p>
          </table:table-cell>
          <table:table-cell office:value-type="string" calcext:value-type="string">
            <text:p>Rom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2</text:p>
          </table:table-cell>
          <table:table-cell office:value-type="string" calcext:value-type="string">
            <text:p>Full Circle</text:p>
          </table:table-cell>
          <table:table-cell office:value-type="string" calcext:value-type="string">
            <text:p>Fantas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3</text:p>
          </table:table-cell>
          <table:table-cell office:value-type="string" calcext:value-type="string">
            <text:p>City Lights</text:p>
          </table:table-cell>
          <table:table-cell office:value-type="string" calcext:value-type="string">
            <text:p>A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4</text:p>
          </table:table-cell>
          <table:table-cell office:value-type="string" calcext:value-type="string">
            <text:p>Mountain Quest</text:p>
          </table:table-cell>
          <table:table-cell office:value-type="string" calcext:value-type="string">
            <text:p>Roma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5</text:p>
          </table:table-cell>
          <table:table-cell office:value-type="string" calcext:value-type="string">
            <text:p>Ocean Tales</text:p>
          </table:table-cell>
          <table:table-cell office:value-type="string" calcext:value-type="string">
            <text:p>Come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Midnight Run</text:p>
          </table:table-cell>
          <table:table-cell office:value-type="string" calcext:value-type="string">
            <text:p>Roma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Hidden Secrets</text:p>
          </table:table-cell>
          <table:table-cell office:value-type="string" calcext:value-type="string">
            <text:p>Documenta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Dark Streets</text:p>
          </table:table-cell>
          <table:table-cell office:value-type="string" calcext:value-type="string">
            <text:p>Roma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19</text:p>
          </table:table-cell>
          <table:table-cell office:value-type="string" calcext:value-type="string">
            <text:p>Bright Future</text:p>
          </table:table-cell>
          <table:table-cell office:value-type="string" calcext:value-type="string">
            <text:p>Comed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Silent Echo</text:p>
          </table:table-cell>
          <table:table-cell office:value-type="string" calcext:value-type="string">
            <text:p>Rom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Comed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Shadow Play</text:p>
          </table:table-cell>
          <table:table-cell office:value-type="string" calcext:value-type="string">
            <text:p>Roma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Endless Road</text:p>
          </table:table-cell>
          <table:table-cell office:value-type="string" calcext:value-type="string">
            <text:p>Rom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Forgotten City</text:p>
          </table:table-cell>
          <table:table-cell office:value-type="string" calcext:value-type="string">
            <text:p>Cri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New Dawn</text:p>
          </table:table-cell>
          <table:table-cell office:value-type="string" calcext:value-type="string">
            <text:p>Document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6</text:p>
          </table:table-cell>
          <table:table-cell office:value-type="string" calcext:value-type="string">
            <text:p>Last Chance</text:p>
          </table:table-cell>
          <table:table-cell office:value-type="string" calcext:value-type="string">
            <text:p>Rom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Wild Heart</text:p>
          </table:table-cell>
          <table:table-cell office:value-type="string" calcext:value-type="string">
            <text:p>Cri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Dram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High Ground</text:p>
          </table:table-cell>
          <table:table-cell office:value-type="string" calcext:value-type="string">
            <text:p>Documenta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0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Fantas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Lost Valley</text:p>
          </table:table-cell>
          <table:table-cell office:value-type="string" calcext:value-type="string">
            <text:p>Fantas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Old Flames</text:p>
          </table:table-cell>
          <table:table-cell office:value-type="string" calcext:value-type="string">
            <text:p>Comed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Roma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True Colors</text:p>
          </table:table-cell>
          <table:table-cell office:value-type="string" calcext:value-type="string">
            <text:p>Roma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Time Travelers</text:p>
          </table:table-cell>
          <table:table-cell office:value-type="string" calcext:value-type="string">
            <text:p>A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New Horizons</text:p>
          </table:table-cell>
          <table:table-cell office:value-type="string" calcext:value-type="string">
            <text:p>Cri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Breaking News</text:p>
          </table:table-cell>
          <table:table-cell office:value-type="string" calcext:value-type="string">
            <text:p>Thriller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Final Stand</text:p>
          </table:table-cell>
          <table:table-cell office:value-type="string" calcext:value-type="string">
            <text:p>Fantas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39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Fantas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0</text:p>
          </table:table-cell>
          <table:table-cell office:value-type="string" calcext:value-type="string">
            <text:p>Robot School</text:p>
          </table:table-cell>
          <table:table-cell office:value-type="string" calcext:value-type="string">
            <text:p>A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1</text:p>
          </table:table-cell>
          <table:table-cell office:value-type="string" calcext:value-type="string">
            <text:p>Beyond Stars</text:p>
          </table:table-cell>
          <table:table-cell office:value-type="string" calcext:value-type="string">
            <text:p>Action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2</text:p>
          </table:table-cell>
          <table:table-cell office:value-type="string" calcext:value-type="string">
            <text:p>Full Circle</text:p>
          </table:table-cell>
          <table:table-cell office:value-type="string" calcext:value-type="string">
            <text:p>Cri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3</text:p>
          </table:table-cell>
          <table:table-cell office:value-type="string" calcext:value-type="string">
            <text:p>City Lights</text:p>
          </table:table-cell>
          <table:table-cell office:value-type="string" calcext:value-type="string">
            <text:p>Dr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4</text:p>
          </table:table-cell>
          <table:table-cell office:value-type="string" calcext:value-type="string">
            <text:p>Mountain Quest</text:p>
          </table:table-cell>
          <table:table-cell office:value-type="string" calcext:value-type="string">
            <text:p>Thrill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5</text:p>
          </table:table-cell>
          <table:table-cell office:value-type="string" calcext:value-type="string">
            <text:p>Ocean Tales</text:p>
          </table:table-cell>
          <table:table-cell office:value-type="string" calcext:value-type="string">
            <text:p>Crim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6</text:p>
          </table:table-cell>
          <table:table-cell office:value-type="string" calcext:value-type="string">
            <text:p>Midnight Run</text:p>
          </table:table-cell>
          <table:table-cell office:value-type="string" calcext:value-type="string">
            <text:p>Cri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7</text:p>
          </table:table-cell>
          <table:table-cell office:value-type="string" calcext:value-type="string">
            <text:p>Hidden Secrets</text:p>
          </table:table-cell>
          <table:table-cell office:value-type="string" calcext:value-type="string">
            <text:p>Thrill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8</text:p>
          </table:table-cell>
          <table:table-cell office:value-type="string" calcext:value-type="string">
            <text:p>Dark Streets</text:p>
          </table:table-cell>
          <table:table-cell office:value-type="string" calcext:value-type="string">
            <text:p>Thrill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49</text:p>
          </table:table-cell>
          <table:table-cell office:value-type="string" calcext:value-type="string">
            <text:p>Bright Future</text:p>
          </table:table-cell>
          <table:table-cell office:value-type="string" calcext:value-type="string">
            <text:p>Roma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0</text:p>
          </table:table-cell>
          <table:table-cell office:value-type="string" calcext:value-type="string">
            <text:p>Silent Echo</text:p>
          </table:table-cell>
          <table:table-cell office:value-type="string" calcext:value-type="string">
            <text:p>Fantas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1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Dram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2</text:p>
          </table:table-cell>
          <table:table-cell office:value-type="string" calcext:value-type="string">
            <text:p>Shadow Play</text:p>
          </table:table-cell>
          <table:table-cell office:value-type="string" calcext:value-type="string">
            <text:p>Dram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3</text:p>
          </table:table-cell>
          <table:table-cell office:value-type="string" calcext:value-type="string">
            <text:p>Endless Road</text:p>
          </table:table-cell>
          <table:table-cell office:value-type="string" calcext:value-type="string">
            <text:p>Dr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4</text:p>
          </table:table-cell>
          <table:table-cell office:value-type="string" calcext:value-type="string">
            <text:p>Forgotten City</text:p>
          </table:table-cell>
          <table:table-cell office:value-type="string" calcext:value-type="string">
            <text:p>Fantas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5</text:p>
          </table:table-cell>
          <table:table-cell office:value-type="string" calcext:value-type="string">
            <text:p>New Dawn</text:p>
          </table:table-cell>
          <table:table-cell office:value-type="string" calcext:value-type="string">
            <text:p>Fantas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6</text:p>
          </table:table-cell>
          <table:table-cell office:value-type="string" calcext:value-type="string">
            <text:p>Last Chance</text:p>
          </table:table-cell>
          <table:table-cell office:value-type="string" calcext:value-type="string">
            <text:p>Dram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7</text:p>
          </table:table-cell>
          <table:table-cell office:value-type="string" calcext:value-type="string">
            <text:p>Wild Heart</text:p>
          </table:table-cell>
          <table:table-cell office:value-type="string" calcext:value-type="string">
            <text:p>Documenta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8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Dr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59</text:p>
          </table:table-cell>
          <table:table-cell office:value-type="string" calcext:value-type="string">
            <text:p>High Ground</text:p>
          </table:table-cell>
          <table:table-cell office:value-type="string" calcext:value-type="string">
            <text:p>Drama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0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Thrill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1</text:p>
          </table:table-cell>
          <table:table-cell office:value-type="string" calcext:value-type="string">
            <text:p>Lost Valley</text:p>
          </table:table-cell>
          <table:table-cell office:value-type="string" calcext:value-type="string">
            <text:p>Dra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2</text:p>
          </table:table-cell>
          <table:table-cell office:value-type="string" calcext:value-type="string">
            <text:p>Old Flames</text:p>
          </table:table-cell>
          <table:table-cell office:value-type="string" calcext:value-type="string">
            <text:p>Dram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3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Comed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4</text:p>
          </table:table-cell>
          <table:table-cell office:value-type="string" calcext:value-type="string">
            <text:p>True Colors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5</text:p>
          </table:table-cell>
          <table:table-cell office:value-type="string" calcext:value-type="string">
            <text:p>Time Travelers</text:p>
          </table:table-cell>
          <table:table-cell office:value-type="string" calcext:value-type="string">
            <text:p>Thrill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6</text:p>
          </table:table-cell>
          <table:table-cell office:value-type="string" calcext:value-type="string">
            <text:p>New Horizons</text:p>
          </table:table-cell>
          <table:table-cell office:value-type="string" calcext:value-type="string">
            <text:p>Comed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7</text:p>
          </table:table-cell>
          <table:table-cell office:value-type="string" calcext:value-type="string">
            <text:p>Breaking News</text:p>
          </table:table-cell>
          <table:table-cell office:value-type="string" calcext:value-type="string">
            <text:p>Roma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8</text:p>
          </table:table-cell>
          <table:table-cell office:value-type="string" calcext:value-type="string">
            <text:p>Final Stand</text:p>
          </table:table-cell>
          <table:table-cell office:value-type="string" calcext:value-type="string">
            <text:p>Fantas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69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ocumentar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0</text:p>
          </table:table-cell>
          <table:table-cell office:value-type="string" calcext:value-type="string">
            <text:p>Robot School</text:p>
          </table:table-cell>
          <table:table-cell office:value-type="string" calcext:value-type="string">
            <text:p>Thril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1</text:p>
          </table:table-cell>
          <table:table-cell office:value-type="string" calcext:value-type="string">
            <text:p>Beyond Stars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2</text:p>
          </table:table-cell>
          <table:table-cell office:value-type="string" calcext:value-type="string">
            <text:p>Full Circle</text:p>
          </table:table-cell>
          <table:table-cell office:value-type="string" calcext:value-type="string">
            <text:p>Fantas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3</text:p>
          </table:table-cell>
          <table:table-cell office:value-type="string" calcext:value-type="string">
            <text:p>City Lights</text:p>
          </table:table-cell>
          <table:table-cell office:value-type="string" calcext:value-type="string">
            <text:p>Fantas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4</text:p>
          </table:table-cell>
          <table:table-cell office:value-type="string" calcext:value-type="string">
            <text:p>Mountain Quest</text:p>
          </table:table-cell>
          <table:table-cell office:value-type="string" calcext:value-type="string">
            <text:p>Rom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5</text:p>
          </table:table-cell>
          <table:table-cell office:value-type="string" calcext:value-type="string">
            <text:p>Ocean Tales</text:p>
          </table:table-cell>
          <table:table-cell office:value-type="string" calcext:value-type="string">
            <text:p>A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6</text:p>
          </table:table-cell>
          <table:table-cell office:value-type="string" calcext:value-type="string">
            <text:p>Midnight Run</text:p>
          </table:table-cell>
          <table:table-cell office:value-type="string" calcext:value-type="string">
            <text:p>Rom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7</text:p>
          </table:table-cell>
          <table:table-cell office:value-type="string" calcext:value-type="string">
            <text:p>Hidden Secrets</text:p>
          </table:table-cell>
          <table:table-cell office:value-type="string" calcext:value-type="string">
            <text:p>Documenta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8</text:p>
          </table:table-cell>
          <table:table-cell office:value-type="string" calcext:value-type="string">
            <text:p>Dark Streets</text:p>
          </table:table-cell>
          <table:table-cell office:value-type="string" calcext:value-type="string">
            <text:p>Dram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79</text:p>
          </table:table-cell>
          <table:table-cell office:value-type="string" calcext:value-type="string">
            <text:p>Bright Future</text:p>
          </table:table-cell>
          <table:table-cell office:value-type="string" calcext:value-type="string">
            <text:p>Dram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0</text:p>
          </table:table-cell>
          <table:table-cell office:value-type="string" calcext:value-type="string">
            <text:p>Silent Echo</text:p>
          </table:table-cell>
          <table:table-cell office:value-type="string" calcext:value-type="string">
            <text:p>Comed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1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Document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2</text:p>
          </table:table-cell>
          <table:table-cell office:value-type="string" calcext:value-type="string">
            <text:p>Shadow Play</text:p>
          </table:table-cell>
          <table:table-cell office:value-type="string" calcext:value-type="string">
            <text:p>Roma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3</text:p>
          </table:table-cell>
          <table:table-cell office:value-type="string" calcext:value-type="string">
            <text:p>Endless Road</text:p>
          </table:table-cell>
          <table:table-cell office:value-type="string" calcext:value-type="string">
            <text:p>Documentar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4</text:p>
          </table:table-cell>
          <table:table-cell office:value-type="string" calcext:value-type="string">
            <text:p>Forgotten City</text:p>
          </table:table-cell>
          <table:table-cell office:value-type="string" calcext:value-type="string">
            <text:p>A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5</text:p>
          </table:table-cell>
          <table:table-cell office:value-type="string" calcext:value-type="string">
            <text:p>New Dawn</text:p>
          </table:table-cell>
          <table:table-cell office:value-type="string" calcext:value-type="string">
            <text:p>Fantas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6</text:p>
          </table:table-cell>
          <table:table-cell office:value-type="string" calcext:value-type="string">
            <text:p>Last Chance</text:p>
          </table:table-cell>
          <table:table-cell office:value-type="string" calcext:value-type="string">
            <text:p>Thrill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7</text:p>
          </table:table-cell>
          <table:table-cell office:value-type="string" calcext:value-type="string">
            <text:p>Wild Heart</text:p>
          </table:table-cell>
          <table:table-cell office:value-type="string" calcext:value-type="string">
            <text:p>Romanc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8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Rom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89</text:p>
          </table:table-cell>
          <table:table-cell office:value-type="string" calcext:value-type="string">
            <text:p>High Ground</text:p>
          </table:table-cell>
          <table:table-cell office:value-type="string" calcext:value-type="string">
            <text:p>Thrille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0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Dram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1</text:p>
          </table:table-cell>
          <table:table-cell office:value-type="string" calcext:value-type="string">
            <text:p>Lost Valley</text:p>
          </table:table-cell>
          <table:table-cell office:value-type="string" calcext:value-type="string">
            <text:p>Comed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K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2</text:p>
          </table:table-cell>
          <table:table-cell office:value-type="string" calcext:value-type="string">
            <text:p>Old Flames</text:p>
          </table:table-cell>
          <table:table-cell office:value-type="string" calcext:value-type="string">
            <text:p>Fantas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uth Kore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3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Roma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4</text:p>
          </table:table-cell>
          <table:table-cell office:value-type="string" calcext:value-type="string">
            <text:p>True Colors</text:p>
          </table:table-cell>
          <table:table-cell office:value-type="string" calcext:value-type="string">
            <text:p>Documenta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nad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5</text:p>
          </table:table-cell>
          <table:table-cell office:value-type="string" calcext:value-type="string">
            <text:p>Time Travelers</text:p>
          </table:table-cell>
          <table:table-cell office:value-type="string" calcext:value-type="string">
            <text:p>A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SA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6</text:p>
          </table:table-cell>
          <table:table-cell office:value-type="string" calcext:value-type="string">
            <text:p>New Horizons</text:p>
          </table:table-cell>
          <table:table-cell office:value-type="string" calcext:value-type="string">
            <text:p>Documenta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7</text:p>
          </table:table-cell>
          <table:table-cell office:value-type="string" calcext:value-type="string">
            <text:p>Breaking News</text:p>
          </table:table-cell>
          <table:table-cell office:value-type="string" calcext:value-type="string">
            <text:p>A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8</text:p>
          </table:table-cell>
          <table:table-cell office:value-type="string" calcext:value-type="string">
            <text:p>Final Stand</text:p>
          </table:table-cell>
          <table:table-cell office:value-type="string" calcext:value-type="string">
            <text:p>Thril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099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Thrill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apan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S100</text:p>
          </table:table-cell>
          <table:table-cell office:value-type="string" calcext:value-type="string">
            <text:p>Robot School</text:p>
          </table:table-cell>
          <table:table-cell office:value-type="string" calcext:value-type="string">
            <text:p>Come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ermany</text:p>
          </table:table-cell>
          <table:table-cell table:style-name="ce4" table:number-columns-repeated="16379"/>
        </table:table-row>
        <table:table-row table:style-name="ro2" table:number-rows-repeated="1048474">
          <table:table-cell table:number-columns-repeated="5"/>
          <table:table-cell table:style-name="ce4" table:number-columns-repeated="16379"/>
        </table:table-row>
        <table:table-row table:style-name="ro2">
          <table:table-cell table:number-columns-repeated="5"/>
          <table:table-cell table:style-name="ce4" table:number-columns-repeated="16379"/>
        </table:table-row>
      </table:table>
      <table:table table:name="Подписки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number-columns-repeated="16379"/>
        <table:table-row table:style-name="ro1">
          <table:table-cell table:style-name="ce2" office:value-type="string" calcext:value-type="string">
            <text:p>ID аккаунта</text:p>
          </table:table-cell>
          <table:table-cell table:style-name="ce2" office:value-type="string" calcext:value-type="string">
            <text:p>Тариф</text:p>
          </table:table-cell>
          <table:table-cell table:style-name="ce2" office:value-type="string" calcext:value-type="string">
            <text:p>Цена подписки, ₽</text:p>
          </table:table-cell>
          <table:table-cell table:style-name="ce2" office:value-type="string" calcext:value-type="string">
            <text:p>Дата начала</text:p>
          </table:table-cell>
          <table:table-cell table:style-name="ce2" office:value-type="string" calcext:value-type="string">
            <text:p>Дата окончания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10" calcext:value-type="date">
            <text:p>2024-10-10</text:p>
          </table:table-cell>
          <table:table-cell table:style-name="ce3" office:value-type="date" office:date-value="2026-03-04" calcext:value-type="date">
            <text:p>2026-03-0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12" calcext:value-type="date">
            <text:p>2024-11-12</text:p>
          </table:table-cell>
          <table:table-cell table:style-name="ce3" office:value-type="date" office:date-value="2026-10-01" calcext:value-type="date">
            <text:p>2026-10-0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3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7-10" calcext:value-type="date">
            <text:p>2024-07-10</text:p>
          </table:table-cell>
          <table:table-cell table:style-name="ce3" office:value-type="date" office:date-value="2024-09-26" calcext:value-type="date">
            <text:p>2024-09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4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20" calcext:value-type="date">
            <text:p>2024-06-20</text:p>
          </table:table-cell>
          <table:table-cell table:style-name="ce3" office:value-type="date" office:date-value="2025-02-24" calcext:value-type="date">
            <text:p>2025-02-2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2-15" calcext:value-type="date">
            <text:p>2024-02-15</text:p>
          </table:table-cell>
          <table:table-cell table:style-name="ce3" office:value-type="date" office:date-value="2025-03-23" calcext:value-type="date">
            <text:p>2025-03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08" calcext:value-type="date">
            <text:p>2024-04-08</text:p>
          </table:table-cell>
          <table:table-cell table:style-name="ce3" office:value-type="date" office:date-value="2024-06-13" calcext:value-type="date">
            <text:p>2024-06-1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28" calcext:value-type="date">
            <text:p>2024-10-28</text:p>
          </table:table-cell>
          <table:table-cell table:style-name="ce3" office:value-type="date" office:date-value="2025-05-26" calcext:value-type="date">
            <text:p>2025-05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08" calcext:value-type="date">
            <text:p>2024-04-08</text:p>
          </table:table-cell>
          <table:table-cell table:style-name="ce3" office:value-type="date" office:date-value="2026-04-07" calcext:value-type="date">
            <text:p>2026-04-0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0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4-25" calcext:value-type="date">
            <text:p>2024-04-25</text:p>
          </table:table-cell>
          <table:table-cell table:style-name="ce3" office:value-type="date" office:date-value="2024-12-01" calcext:value-type="date">
            <text:p>2024-12-0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09" calcext:value-type="date">
            <text:p>2024-06-09</text:p>
          </table:table-cell>
          <table:table-cell table:style-name="ce3" office:value-type="date" office:date-value="2025-03-21" calcext:value-type="date">
            <text:p>2025-03-2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5-07" calcext:value-type="date">
            <text:p>2024-05-07</text:p>
          </table:table-cell>
          <table:table-cell table:style-name="ce3" office:value-type="date" office:date-value="2024-06-23" calcext:value-type="date">
            <text:p>2024-06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10" calcext:value-type="date">
            <text:p>2024-08-10</text:p>
          </table:table-cell>
          <table:table-cell table:style-name="ce3" office:value-type="date" office:date-value="2026-03-28" calcext:value-type="date">
            <text:p>2026-03-2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1-18" calcext:value-type="date">
            <text:p>2024-11-18</text:p>
          </table:table-cell>
          <table:table-cell table:style-name="ce3" office:value-type="date" office:date-value="2026-11-03" calcext:value-type="date">
            <text:p>2026-11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4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0-14" calcext:value-type="date">
            <text:p>2024-10-14</text:p>
          </table:table-cell>
          <table:table-cell table:style-name="ce3" office:value-type="date" office:date-value="2026-09-06" calcext:value-type="date">
            <text:p>2026-09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5-06" calcext:value-type="date">
            <text:p>2024-05-06</text:p>
          </table:table-cell>
          <table:table-cell table:style-name="ce3" office:value-type="date" office:date-value="2024-11-06" calcext:value-type="date">
            <text:p>2024-11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29" calcext:value-type="date">
            <text:p>2024-09-29</text:p>
          </table:table-cell>
          <table:table-cell table:style-name="ce3" office:value-type="date" office:date-value="2025-02-09" calcext:value-type="date">
            <text:p>2025-02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25" calcext:value-type="date">
            <text:p>2024-10-25</text:p>
          </table:table-cell>
          <table:table-cell table:style-name="ce3" office:value-type="date" office:date-value="2025-07-27" calcext:value-type="date">
            <text:p>2025-07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6-18" calcext:value-type="date">
            <text:p>2024-06-18</text:p>
          </table:table-cell>
          <table:table-cell table:style-name="ce3" office:value-type="date" office:date-value="2026-01-06" calcext:value-type="date">
            <text:p>2026-01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19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1-01" calcext:value-type="date">
            <text:p>2024-11-01</text:p>
          </table:table-cell>
          <table:table-cell table:style-name="ce3" office:value-type="date" office:date-value="2026-01-12" calcext:value-type="date">
            <text:p>2026-01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11" calcext:value-type="date">
            <text:p>2024-11-11</text:p>
          </table:table-cell>
          <table:table-cell table:style-name="ce3" office:value-type="date" office:date-value="2026-04-30" calcext:value-type="date">
            <text:p>2026-04-3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1-08" calcext:value-type="date">
            <text:p>2024-11-08</text:p>
          </table:table-cell>
          <table:table-cell table:style-name="ce3" office:value-type="date" office:date-value="2025-01-12" calcext:value-type="date">
            <text:p>2025-01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1-20" calcext:value-type="date">
            <text:p>2024-01-20</text:p>
          </table:table-cell>
          <table:table-cell table:style-name="ce3" office:value-type="date" office:date-value="2025-01-04" calcext:value-type="date">
            <text:p>2025-01-0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5-21" calcext:value-type="date">
            <text:p>2024-05-21</text:p>
          </table:table-cell>
          <table:table-cell table:style-name="ce3" office:value-type="date" office:date-value="2025-10-03" calcext:value-type="date">
            <text:p>2025-10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4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01" calcext:value-type="date">
            <text:p>2024-04-01</text:p>
          </table:table-cell>
          <table:table-cell table:style-name="ce3" office:value-type="date" office:date-value="2025-04-19" calcext:value-type="date">
            <text:p>2025-04-1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0-14" calcext:value-type="date">
            <text:p>2024-10-14</text:p>
          </table:table-cell>
          <table:table-cell table:style-name="ce3" office:value-type="date" office:date-value="2025-01-02" calcext:value-type="date">
            <text:p>2025-01-0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6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7-04" calcext:value-type="date">
            <text:p>2024-07-04</text:p>
          </table:table-cell>
          <table:table-cell table:style-name="ce3" office:value-type="date" office:date-value="2026-02-28" calcext:value-type="date">
            <text:p>2026-02-2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7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5-04" calcext:value-type="date">
            <text:p>2024-05-04</text:p>
          </table:table-cell>
          <table:table-cell table:style-name="ce3" office:value-type="date" office:date-value="2024-10-30" calcext:value-type="date">
            <text:p>2024-10-3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8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2-27" calcext:value-type="date">
            <text:p>2024-02-27</text:p>
          </table:table-cell>
          <table:table-cell table:style-name="ce3" office:value-type="date" office:date-value="2025-03-04" calcext:value-type="date">
            <text:p>2025-03-0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2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28" calcext:value-type="date">
            <text:p>2024-06-28</text:p>
          </table:table-cell>
          <table:table-cell table:style-name="ce3" office:value-type="date" office:date-value="2026-06-09" calcext:value-type="date">
            <text:p>2026-06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0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27" calcext:value-type="date">
            <text:p>2024-09-27</text:p>
          </table:table-cell>
          <table:table-cell table:style-name="ce3" office:value-type="date" office:date-value="2024-12-19" calcext:value-type="date">
            <text:p>2024-12-1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10" calcext:value-type="date">
            <text:p>2024-04-10</text:p>
          </table:table-cell>
          <table:table-cell table:style-name="ce3" office:value-type="date" office:date-value="2025-01-28" calcext:value-type="date">
            <text:p>2025-01-2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2-29" calcext:value-type="date">
            <text:p>2024-02-29</text:p>
          </table:table-cell>
          <table:table-cell table:style-name="ce3" office:value-type="date" office:date-value="2025-12-09" calcext:value-type="date">
            <text:p>2025-12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3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4-12" calcext:value-type="date">
            <text:p>2024-04-12</text:p>
          </table:table-cell>
          <table:table-cell table:style-name="ce3" office:value-type="date" office:date-value="2024-11-23" calcext:value-type="date">
            <text:p>2024-11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4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2-30" calcext:value-type="date">
            <text:p>2024-12-30</text:p>
          </table:table-cell>
          <table:table-cell table:style-name="ce3" office:value-type="date" office:date-value="2026-01-13" calcext:value-type="date">
            <text:p>2026-01-1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5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2-20" calcext:value-type="date">
            <text:p>2024-12-20</text:p>
          </table:table-cell>
          <table:table-cell table:style-name="ce3" office:value-type="date" office:date-value="2026-11-05" calcext:value-type="date">
            <text:p>2026-11-0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6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5-03" calcext:value-type="date">
            <text:p>2024-05-03</text:p>
          </table:table-cell>
          <table:table-cell table:style-name="ce3" office:value-type="date" office:date-value="2024-09-15" calcext:value-type="date">
            <text:p>2024-09-1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7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5-26" calcext:value-type="date">
            <text:p>2024-05-26</text:p>
          </table:table-cell>
          <table:table-cell table:style-name="ce3" office:value-type="date" office:date-value="2026-04-12" calcext:value-type="date">
            <text:p>2026-04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0-01" calcext:value-type="date">
            <text:p>2024-10-01</text:p>
          </table:table-cell>
          <table:table-cell table:style-name="ce3" office:value-type="date" office:date-value="2026-06-26" calcext:value-type="date">
            <text:p>2026-06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39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2-11" calcext:value-type="date">
            <text:p>2024-12-11</text:p>
          </table:table-cell>
          <table:table-cell table:style-name="ce3" office:value-type="date" office:date-value="2026-04-28" calcext:value-type="date">
            <text:p>2026-04-2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13" calcext:value-type="date">
            <text:p>2024-11-13</text:p>
          </table:table-cell>
          <table:table-cell table:style-name="ce3" office:value-type="date" office:date-value="2025-04-18" calcext:value-type="date">
            <text:p>2025-04-1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1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5-08" calcext:value-type="date">
            <text:p>2024-05-08</text:p>
          </table:table-cell>
          <table:table-cell table:style-name="ce3" office:value-type="date" office:date-value="2024-08-03" calcext:value-type="date">
            <text:p>2024-08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2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1-01" calcext:value-type="date">
            <text:p>2024-01-01</text:p>
          </table:table-cell>
          <table:table-cell table:style-name="ce3" office:value-type="date" office:date-value="2024-05-05" calcext:value-type="date">
            <text:p>2024-05-0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27" calcext:value-type="date">
            <text:p>2024-04-27</text:p>
          </table:table-cell>
          <table:table-cell table:style-name="ce3" office:value-type="date" office:date-value="2025-12-07" calcext:value-type="date">
            <text:p>2025-12-0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4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24" calcext:value-type="date">
            <text:p>2024-08-24</text:p>
          </table:table-cell>
          <table:table-cell table:style-name="ce3" office:value-type="date" office:date-value="2025-06-21" calcext:value-type="date">
            <text:p>2025-06-2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5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7-10" calcext:value-type="date">
            <text:p>2024-07-10</text:p>
          </table:table-cell>
          <table:table-cell table:style-name="ce3" office:value-type="date" office:date-value="2025-10-29" calcext:value-type="date">
            <text:p>2025-10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6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04" calcext:value-type="date">
            <text:p>2024-10-04</text:p>
          </table:table-cell>
          <table:table-cell table:style-name="ce3" office:value-type="date" office:date-value="2025-07-07" calcext:value-type="date">
            <text:p>2025-07-0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7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3-16" calcext:value-type="date">
            <text:p>2024-03-16</text:p>
          </table:table-cell>
          <table:table-cell table:style-name="ce3" office:value-type="date" office:date-value="2024-09-15" calcext:value-type="date">
            <text:p>2024-09-1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3-26" calcext:value-type="date">
            <text:p>2024-03-26</text:p>
          </table:table-cell>
          <table:table-cell table:style-name="ce3" office:value-type="date" office:date-value="2026-03-22" calcext:value-type="date">
            <text:p>2026-03-2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4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07" calcext:value-type="date">
            <text:p>2024-08-07</text:p>
          </table:table-cell>
          <table:table-cell table:style-name="ce3" office:value-type="date" office:date-value="2024-11-13" calcext:value-type="date">
            <text:p>2024-11-1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0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03" calcext:value-type="date">
            <text:p>2024-04-03</text:p>
          </table:table-cell>
          <table:table-cell table:style-name="ce3" office:value-type="date" office:date-value="2025-07-29" calcext:value-type="date">
            <text:p>2025-07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1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2-06" calcext:value-type="date">
            <text:p>2024-12-06</text:p>
          </table:table-cell>
          <table:table-cell table:style-name="ce3" office:value-type="date" office:date-value="2026-07-09" calcext:value-type="date">
            <text:p>2026-07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9-10" calcext:value-type="date">
            <text:p>2024-09-10</text:p>
          </table:table-cell>
          <table:table-cell table:style-name="ce3" office:value-type="date" office:date-value="2025-10-01" calcext:value-type="date">
            <text:p>2025-10-0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3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9-06" calcext:value-type="date">
            <text:p>2024-09-06</text:p>
          </table:table-cell>
          <table:table-cell table:style-name="ce3" office:value-type="date" office:date-value="2026-03-11" calcext:value-type="date">
            <text:p>2026-03-1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4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1-20" calcext:value-type="date">
            <text:p>2024-11-20</text:p>
          </table:table-cell>
          <table:table-cell table:style-name="ce3" office:value-type="date" office:date-value="2025-03-29" calcext:value-type="date">
            <text:p>2025-03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6-28" calcext:value-type="date">
            <text:p>2024-06-28</text:p>
          </table:table-cell>
          <table:table-cell table:style-name="ce3" office:value-type="date" office:date-value="2025-03-07" calcext:value-type="date">
            <text:p>2025-03-0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06" calcext:value-type="date">
            <text:p>2024-09-06</text:p>
          </table:table-cell>
          <table:table-cell table:style-name="ce3" office:value-type="date" office:date-value="2026-07-26" calcext:value-type="date">
            <text:p>2026-07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7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05" calcext:value-type="date">
            <text:p>2024-04-05</text:p>
          </table:table-cell>
          <table:table-cell table:style-name="ce3" office:value-type="date" office:date-value="2025-03-25" calcext:value-type="date">
            <text:p>2025-03-2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8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1-04" calcext:value-type="date">
            <text:p>2024-01-04</text:p>
          </table:table-cell>
          <table:table-cell table:style-name="ce3" office:value-type="date" office:date-value="2024-02-18" calcext:value-type="date">
            <text:p>2024-02-18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59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9-14" calcext:value-type="date">
            <text:p>2024-09-14</text:p>
          </table:table-cell>
          <table:table-cell table:style-name="ce3" office:value-type="date" office:date-value="2026-02-22" calcext:value-type="date">
            <text:p>2026-02-2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0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12-05" calcext:value-type="date">
            <text:p>2024-12-05</text:p>
          </table:table-cell>
          <table:table-cell table:style-name="ce3" office:value-type="date" office:date-value="2026-10-29" calcext:value-type="date">
            <text:p>2026-10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1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6-11" calcext:value-type="date">
            <text:p>2024-06-11</text:p>
          </table:table-cell>
          <table:table-cell table:style-name="ce3" office:value-type="date" office:date-value="2025-07-25" calcext:value-type="date">
            <text:p>2025-07-2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27" calcext:value-type="date">
            <text:p>2024-06-27</text:p>
          </table:table-cell>
          <table:table-cell table:style-name="ce3" office:value-type="date" office:date-value="2025-09-26" calcext:value-type="date">
            <text:p>2025-09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3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9-24" calcext:value-type="date">
            <text:p>2024-09-24</text:p>
          </table:table-cell>
          <table:table-cell table:style-name="ce3" office:value-type="date" office:date-value="2026-05-23" calcext:value-type="date">
            <text:p>2026-05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4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16" calcext:value-type="date">
            <text:p>2024-06-16</text:p>
          </table:table-cell>
          <table:table-cell table:style-name="ce3" office:value-type="date" office:date-value="2024-08-27" calcext:value-type="date">
            <text:p>2024-08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5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1-12" calcext:value-type="date">
            <text:p>2024-01-12</text:p>
          </table:table-cell>
          <table:table-cell table:style-name="ce3" office:value-type="date" office:date-value="2025-10-09" calcext:value-type="date">
            <text:p>2025-10-0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09" calcext:value-type="date">
            <text:p>2024-09-09</text:p>
          </table:table-cell>
          <table:table-cell table:style-name="ce3" office:value-type="date" office:date-value="2026-02-19" calcext:value-type="date">
            <text:p>2026-02-1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7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2-04" calcext:value-type="date">
            <text:p>2024-02-04</text:p>
          </table:table-cell>
          <table:table-cell table:style-name="ce3" office:value-type="date" office:date-value="2024-06-02" calcext:value-type="date">
            <text:p>2024-06-0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8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3-30" calcext:value-type="date">
            <text:p>2024-03-30</text:p>
          </table:table-cell>
          <table:table-cell table:style-name="ce3" office:value-type="date" office:date-value="2025-06-20" calcext:value-type="date">
            <text:p>2025-06-2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69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4-14" calcext:value-type="date">
            <text:p>2024-04-14</text:p>
          </table:table-cell>
          <table:table-cell table:style-name="ce3" office:value-type="date" office:date-value="2024-11-25" calcext:value-type="date">
            <text:p>2024-11-2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0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23" calcext:value-type="date">
            <text:p>2024-04-23</text:p>
          </table:table-cell>
          <table:table-cell table:style-name="ce3" office:value-type="date" office:date-value="2025-09-27" calcext:value-type="date">
            <text:p>2025-09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8-04" calcext:value-type="date">
            <text:p>2024-08-04</text:p>
          </table:table-cell>
          <table:table-cell table:style-name="ce3" office:value-type="date" office:date-value="2025-06-06" calcext:value-type="date">
            <text:p>2025-06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9-05" calcext:value-type="date">
            <text:p>2024-09-05</text:p>
          </table:table-cell>
          <table:table-cell table:style-name="ce3" office:value-type="date" office:date-value="2026-08-11" calcext:value-type="date">
            <text:p>2026-08-1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2-22" calcext:value-type="date">
            <text:p>2024-12-22</text:p>
          </table:table-cell>
          <table:table-cell table:style-name="ce3" office:value-type="date" office:date-value="2026-04-22" calcext:value-type="date">
            <text:p>2026-04-2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4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6-25" calcext:value-type="date">
            <text:p>2024-06-25</text:p>
          </table:table-cell>
          <table:table-cell table:style-name="ce3" office:value-type="date" office:date-value="2024-10-31" calcext:value-type="date">
            <text:p>2024-10-31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4-05" calcext:value-type="date">
            <text:p>2024-04-05</text:p>
          </table:table-cell>
          <table:table-cell table:style-name="ce3" office:value-type="date" office:date-value="2026-02-27" calcext:value-type="date">
            <text:p>2026-02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6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7-08" calcext:value-type="date">
            <text:p>2024-07-08</text:p>
          </table:table-cell>
          <table:table-cell table:style-name="ce3" office:value-type="date" office:date-value="2024-09-12" calcext:value-type="date">
            <text:p>2024-09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7-01" calcext:value-type="date">
            <text:p>2024-07-01</text:p>
          </table:table-cell>
          <table:table-cell table:style-name="ce3" office:value-type="date" office:date-value="2026-01-06" calcext:value-type="date">
            <text:p>2026-01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8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8-04" calcext:value-type="date">
            <text:p>2024-08-04</text:p>
          </table:table-cell>
          <table:table-cell table:style-name="ce3" office:value-type="date" office:date-value="2025-06-02" calcext:value-type="date">
            <text:p>2025-06-0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7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3-02" calcext:value-type="date">
            <text:p>2024-03-02</text:p>
          </table:table-cell>
          <table:table-cell table:style-name="ce3" office:value-type="date" office:date-value="2025-11-17" calcext:value-type="date">
            <text:p>2025-11-1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2-07" calcext:value-type="date">
            <text:p>2024-12-07</text:p>
          </table:table-cell>
          <table:table-cell table:style-name="ce3" office:value-type="date" office:date-value="2026-02-06" calcext:value-type="date">
            <text:p>2026-02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1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1-19" calcext:value-type="date">
            <text:p>2024-01-19</text:p>
          </table:table-cell>
          <table:table-cell table:style-name="ce3" office:value-type="date" office:date-value="2024-08-12" calcext:value-type="date">
            <text:p>2024-08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2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20" calcext:value-type="date">
            <text:p>2024-08-20</text:p>
          </table:table-cell>
          <table:table-cell table:style-name="ce3" office:value-type="date" office:date-value="2024-12-03" calcext:value-type="date">
            <text:p>2024-12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3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0-10" calcext:value-type="date">
            <text:p>2024-10-10</text:p>
          </table:table-cell>
          <table:table-cell table:style-name="ce3" office:value-type="date" office:date-value="2025-11-27" calcext:value-type="date">
            <text:p>2025-11-27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4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5-23" calcext:value-type="date">
            <text:p>2024-05-23</text:p>
          </table:table-cell>
          <table:table-cell table:style-name="ce3" office:value-type="date" office:date-value="2024-08-29" calcext:value-type="date">
            <text:p>2024-08-2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5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1-25" calcext:value-type="date">
            <text:p>2024-01-25</text:p>
          </table:table-cell>
          <table:table-cell table:style-name="ce3" office:value-type="date" office:date-value="2025-06-06" calcext:value-type="date">
            <text:p>2025-06-0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6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5-30" calcext:value-type="date">
            <text:p>2024-05-30</text:p>
          </table:table-cell>
          <table:table-cell table:style-name="ce3" office:value-type="date" office:date-value="2024-11-19" calcext:value-type="date">
            <text:p>2024-11-19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2-08" calcext:value-type="date">
            <text:p>2024-02-08</text:p>
          </table:table-cell>
          <table:table-cell table:style-name="ce3" office:value-type="date" office:date-value="2024-06-25" calcext:value-type="date">
            <text:p>2024-06-2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8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2-11" calcext:value-type="date">
            <text:p>2024-02-11</text:p>
          </table:table-cell>
          <table:table-cell table:style-name="ce3" office:value-type="date" office:date-value="2024-09-13" calcext:value-type="date">
            <text:p>2024-09-1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89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8-10" calcext:value-type="date">
            <text:p>2024-08-10</text:p>
          </table:table-cell>
          <table:table-cell table:style-name="ce3" office:value-type="date" office:date-value="2026-06-04" calcext:value-type="date">
            <text:p>2026-06-04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6-11" calcext:value-type="date">
            <text:p>2024-06-11</text:p>
          </table:table-cell>
          <table:table-cell table:style-name="ce3" office:value-type="date" office:date-value="2025-02-10" calcext:value-type="date">
            <text:p>2025-02-1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1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8-22" calcext:value-type="date">
            <text:p>2024-08-22</text:p>
          </table:table-cell>
          <table:table-cell table:style-name="ce3" office:value-type="date" office:date-value="2026-07-10" calcext:value-type="date">
            <text:p>2026-07-10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2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3-16" calcext:value-type="date">
            <text:p>2024-03-16</text:p>
          </table:table-cell>
          <table:table-cell table:style-name="ce3" office:value-type="date" office:date-value="2024-04-23" calcext:value-type="date">
            <text:p>2024-04-2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3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9-09" calcext:value-type="date">
            <text:p>2024-09-09</text:p>
          </table:table-cell>
          <table:table-cell table:style-name="ce3" office:value-type="date" office:date-value="2025-05-26" calcext:value-type="date">
            <text:p>2025-05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4</text:p>
          </table:table-cell>
          <table:table-cell office:value-type="string" calcext:value-type="string">
            <text:p>Премиум</text:p>
          </table:table-cell>
          <table:table-cell office:value-type="float" office:value="599" calcext:value-type="float">
            <text:p>599</text:p>
          </table:table-cell>
          <table:table-cell table:style-name="ce3" office:value-type="date" office:date-value="2024-06-22" calcext:value-type="date">
            <text:p>2024-06-22</text:p>
          </table:table-cell>
          <table:table-cell table:style-name="ce3" office:value-type="date" office:date-value="2026-05-05" calcext:value-type="date">
            <text:p>2026-05-05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5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10-09" calcext:value-type="date">
            <text:p>2024-10-09</text:p>
          </table:table-cell>
          <table:table-cell table:style-name="ce3" office:value-type="date" office:date-value="2026-08-03" calcext:value-type="date">
            <text:p>2026-08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6</text:p>
          </table:table-cell>
          <table:table-cell office:value-type="string" calcext:value-type="string">
            <text:p>Стандартный</text:p>
          </table:table-cell>
          <table:table-cell office:value-type="float" office:value="349" calcext:value-type="float">
            <text:p>349</text:p>
          </table:table-cell>
          <table:table-cell table:style-name="ce3" office:value-type="date" office:date-value="2024-01-05" calcext:value-type="date">
            <text:p>2024-01-05</text:p>
          </table:table-cell>
          <table:table-cell table:style-name="ce3" office:value-type="date" office:date-value="2024-03-03" calcext:value-type="date">
            <text:p>2024-03-03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7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2-04" calcext:value-type="date">
            <text:p>2024-12-04</text:p>
          </table:table-cell>
          <table:table-cell table:style-name="ce3" office:value-type="date" office:date-value="2026-10-12" calcext:value-type="date">
            <text:p>2026-10-1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8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16" calcext:value-type="date">
            <text:p>2024-11-16</text:p>
          </table:table-cell>
          <table:table-cell table:style-name="ce3" office:value-type="date" office:date-value="2025-11-22" calcext:value-type="date">
            <text:p>2025-11-22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099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11-22" calcext:value-type="date">
            <text:p>2024-11-22</text:p>
          </table:table-cell>
          <table:table-cell table:style-name="ce3" office:value-type="date" office:date-value="2025-07-26" calcext:value-type="date">
            <text:p>2025-07-26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A100</text:p>
          </table:table-cell>
          <table:table-cell office:value-type="string" calcext:value-type="string">
            <text:p>Базовый</text:p>
          </table:table-cell>
          <table:table-cell office:value-type="float" office:value="199" calcext:value-type="float">
            <text:p>199</text:p>
          </table:table-cell>
          <table:table-cell table:style-name="ce3" office:value-type="date" office:date-value="2024-05-11" calcext:value-type="date">
            <text:p>2024-05-11</text:p>
          </table:table-cell>
          <table:table-cell table:style-name="ce3" office:value-type="date" office:date-value="2024-08-18" calcext:value-type="date">
            <text:p>2024-08-18</text:p>
          </table:table-cell>
          <table:table-cell table:style-name="ce4" table:number-columns-repeated="16379"/>
        </table:table-row>
        <table:table-row table:style-name="ro2" table:number-rows-repeated="1048474">
          <table:table-cell table:number-columns-repeated="5"/>
          <table:table-cell table:style-name="ce4" table:number-columns-repeated="16379"/>
        </table:table-row>
        <table:table-row table:style-name="ro2">
          <table:table-cell table:number-columns-repeated="5"/>
          <table:table-cell table:style-name="ce4" table:number-columns-repeated="16379"/>
        </table:table-row>
      </table:table>
      <table:table table:name="Просмотры" table:style-name="ta1"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4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4"/>
        <table:table-column table:style-name="co5" table:number-columns-repeated="16377"/>
        <table:table-row table:style-name="ro1">
          <table:table-cell table:style-name="ce2" office:value-type="string" calcext:value-type="string">
            <text:p>ID события</text:p>
          </table:table-cell>
          <table:table-cell table:style-name="ce2" office:value-type="string" calcext:value-type="string">
            <text:p>ID аккаунта</text:p>
          </table:table-cell>
          <table:table-cell table:style-name="ce2" office:value-type="string" calcext:value-type="string">
            <text:p>ID сериала</text:p>
          </table:table-cell>
          <table:table-cell table:style-name="ce2" office:value-type="string" calcext:value-type="string">
            <text:p>Дата просмотра</text:p>
          </table:table-cell>
          <table:table-cell table:style-name="ce2" office:value-type="string" calcext:value-type="string">
            <text:p>Минут просмотрено</text:p>
          </table:table-cell>
          <table:table-cell office:value-type="string" calcext:value-type="string">
            <text:p>тариф</text:p>
          </table:table-cell>
          <table:table-cell office:value-type="string" calcext:value-type="string">
            <text:p>жанр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1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3-20" calcext:value-type="date">
            <text:p>2025-03-20</text:p>
          </table:table-cell>
          <table:table-cell office:value-type="float" office:value="112" calcext:value-type="float">
            <text:p>112</text:p>
          </table:table-cell>
          <table:table-cell table:formula="of:=VLOOKUP([.B2]; [$Подписки.A:.E]; 2; 0)" office:value-type="string" office:string-value="Премиум" calcext:value-type="string">
            <text:p>Премиум</text:p>
          </table:table-cell>
          <table:table-cell table:formula="of:=VLOOKUP([.C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2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3-31" calcext:value-type="date">
            <text:p>2024-03-31</text:p>
          </table:table-cell>
          <table:table-cell office:value-type="float" office:value="78" calcext:value-type="float">
            <text:p>78</text:p>
          </table:table-cell>
          <table:table-cell table:formula="of:=VLOOKUP([.B3]; [$Подписки.A:.E]; 2; 0)" office:value-type="string" office:string-value="Стандартный" calcext:value-type="string">
            <text:p>Стандартный</text:p>
          </table:table-cell>
          <table:table-cell table:formula="of:=VLOOKUP([.C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3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71" calcext:value-type="float">
            <text:p>71</text:p>
          </table:table-cell>
          <table:table-cell table:formula="of:=VLOOKUP([.B4]; [$Подписки.A:.E]; 2; 0)" office:value-type="string" office:string-value="Базовый" calcext:value-type="string">
            <text:p>Базовый</text:p>
          </table:table-cell>
          <table:table-cell table:formula="of:=VLOOKUP([.C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8-07" calcext:value-type="date">
            <text:p>2024-08-07</text:p>
          </table:table-cell>
          <table:table-cell office:value-type="float" office:value="62" calcext:value-type="float">
            <text:p>62</text:p>
          </table:table-cell>
          <table:table-cell table:formula="of:=VLOOKUP([.B5]; [$Подписки.A:.E]; 2; 0)" office:value-type="string" office:string-value="Базовый" calcext:value-type="string">
            <text:p>Базовый</text:p>
          </table:table-cell>
          <table:table-cell table:formula="of:=VLOOKUP([.C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65" calcext:value-type="float">
            <text:p>65</text:p>
          </table:table-cell>
          <table:table-cell table:formula="of:=VLOOKUP([.B6]; [$Подписки.A:.E]; 2; 0)" office:value-type="string" office:string-value="Базовый" calcext:value-type="string">
            <text:p>Базовый</text:p>
          </table:table-cell>
          <table:table-cell table:formula="of:=VLOOKUP([.C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6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1-21" calcext:value-type="date">
            <text:p>2025-01-21</text:p>
          </table:table-cell>
          <table:table-cell office:value-type="float" office:value="81" calcext:value-type="float">
            <text:p>81</text:p>
          </table:table-cell>
          <table:table-cell table:formula="of:=VLOOKUP([.B7]; [$Подписки.A:.E]; 2; 0)" office:value-type="string" office:string-value="Стандартный" calcext:value-type="string">
            <text:p>Стандартный</text:p>
          </table:table-cell>
          <table:table-cell table:formula="of:=VLOOKUP([.C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7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5-19" calcext:value-type="date">
            <text:p>2025-05-19</text:p>
          </table:table-cell>
          <table:table-cell office:value-type="float" office:value="67" calcext:value-type="float">
            <text:p>67</text:p>
          </table:table-cell>
          <table:table-cell table:formula="of:=VLOOKUP([.B8]; [$Подписки.A:.E]; 2; 0)" office:value-type="string" office:string-value="Премиум" calcext:value-type="string">
            <text:p>Премиум</text:p>
          </table:table-cell>
          <table:table-cell table:formula="of:=VLOOKUP([.C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8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table:formula="of:=VLOOKUP([.B9]; [$Подписки.A:.E]; 2; 0)" office:value-type="string" office:string-value="Стандартный" calcext:value-type="string">
            <text:p>Стандартный</text:p>
          </table:table-cell>
          <table:table-cell table:formula="of:=VLOOKUP([.C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09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5-11-15" calcext:value-type="date">
            <text:p>2025-11-15</text:p>
          </table:table-cell>
          <table:table-cell office:value-type="float" office:value="36" calcext:value-type="float">
            <text:p>36</text:p>
          </table:table-cell>
          <table:table-cell table:formula="of:=VLOOKUP([.B10]; [$Подписки.A:.E]; 2; 0)" office:value-type="string" office:string-value="Базовый" calcext:value-type="string">
            <text:p>Базовый</text:p>
          </table:table-cell>
          <table:table-cell table:formula="of:=VLOOKUP([.C1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0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84" calcext:value-type="float">
            <text:p>84</text:p>
          </table:table-cell>
          <table:table-cell table:formula="of:=VLOOKUP([.B11]; [$Подписки.A:.E]; 2; 0)" office:value-type="string" office:string-value="Базовый" calcext:value-type="string">
            <text:p>Базовый</text:p>
          </table:table-cell>
          <table:table-cell table:formula="of:=VLOOKUP([.C1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1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08-16" calcext:value-type="date">
            <text:p>2024-08-16</text:p>
          </table:table-cell>
          <table:table-cell office:value-type="float" office:value="40" calcext:value-type="float">
            <text:p>40</text:p>
          </table:table-cell>
          <table:table-cell table:formula="of:=VLOOKUP([.B12]; [$Подписки.A:.E]; 2; 0)" office:value-type="string" office:string-value="Премиум" calcext:value-type="string">
            <text:p>Премиум</text:p>
          </table:table-cell>
          <table:table-cell table:formula="of:=VLOOKUP([.C1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2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6-15" calcext:value-type="date">
            <text:p>2025-06-15</text:p>
          </table:table-cell>
          <table:table-cell office:value-type="float" office:value="61" calcext:value-type="float">
            <text:p>61</text:p>
          </table:table-cell>
          <table:table-cell table:formula="of:=VLOOKUP([.B13]; [$Подписки.A:.E]; 2; 0)" office:value-type="string" office:string-value="Базовый" calcext:value-type="string">
            <text:p>Базовый</text:p>
          </table:table-cell>
          <table:table-cell table:formula="of:=VLOOKUP([.C1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3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8-20" calcext:value-type="date">
            <text:p>2024-08-20</text:p>
          </table:table-cell>
          <table:table-cell office:value-type="float" office:value="53" calcext:value-type="float">
            <text:p>53</text:p>
          </table:table-cell>
          <table:table-cell table:formula="of:=VLOOKUP([.B14]; [$Подписки.A:.E]; 2; 0)" office:value-type="string" office:string-value="Премиум" calcext:value-type="string">
            <text:p>Премиум</text:p>
          </table:table-cell>
          <table:table-cell table:formula="of:=VLOOKUP([.C1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4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2-18" calcext:value-type="date">
            <text:p>2025-02-18</text:p>
          </table:table-cell>
          <table:table-cell office:value-type="float" office:value="5" calcext:value-type="float">
            <text:p>5</text:p>
          </table:table-cell>
          <table:table-cell table:formula="of:=VLOOKUP([.B15]; [$Подписки.A:.E]; 2; 0)" office:value-type="string" office:string-value="Стандартный" calcext:value-type="string">
            <text:p>Стандартный</text:p>
          </table:table-cell>
          <table:table-cell table:formula="of:=VLOOKUP([.C1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5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10-17" calcext:value-type="date">
            <text:p>2025-10-17</text:p>
          </table:table-cell>
          <table:table-cell office:value-type="float" office:value="91" calcext:value-type="float">
            <text:p>91</text:p>
          </table:table-cell>
          <table:table-cell table:formula="of:=VLOOKUP([.B16]; [$Подписки.A:.E]; 2; 0)" office:value-type="string" office:string-value="Стандартный" calcext:value-type="string">
            <text:p>Стандартный</text:p>
          </table:table-cell>
          <table:table-cell table:formula="of:=VLOOKUP([.C16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6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01-12" calcext:value-type="date">
            <text:p>2024-01-12</text:p>
          </table:table-cell>
          <table:table-cell office:value-type="float" office:value="78" calcext:value-type="float">
            <text:p>78</text:p>
          </table:table-cell>
          <table:table-cell table:formula="of:=VLOOKUP([.B17]; [$Подписки.A:.E]; 2; 0)" office:value-type="string" office:string-value="Стандартный" calcext:value-type="string">
            <text:p>Стандартный</text:p>
          </table:table-cell>
          <table:table-cell table:formula="of:=VLOOKUP([.C17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7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12-23" calcext:value-type="date">
            <text:p>2024-12-23</text:p>
          </table:table-cell>
          <table:table-cell office:value-type="float" office:value="80" calcext:value-type="float">
            <text:p>80</text:p>
          </table:table-cell>
          <table:table-cell table:formula="of:=VLOOKUP([.B18]; [$Подписки.A:.E]; 2; 0)" office:value-type="string" office:string-value="Стандартный" calcext:value-type="string">
            <text:p>Стандартный</text:p>
          </table:table-cell>
          <table:table-cell table:formula="of:=VLOOKUP([.C1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8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5-01-07" calcext:value-type="date">
            <text:p>2025-01-07</text:p>
          </table:table-cell>
          <table:table-cell office:value-type="float" office:value="12" calcext:value-type="float">
            <text:p>12</text:p>
          </table:table-cell>
          <table:table-cell table:formula="of:=VLOOKUP([.B19]; [$Подписки.A:.E]; 2; 0)" office:value-type="string" office:string-value="Премиум" calcext:value-type="string">
            <text:p>Премиум</text:p>
          </table:table-cell>
          <table:table-cell table:formula="of:=VLOOKUP([.C1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19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3-30" calcext:value-type="date">
            <text:p>2024-03-30</text:p>
          </table:table-cell>
          <table:table-cell office:value-type="float" office:value="12" calcext:value-type="float">
            <text:p>12</text:p>
          </table:table-cell>
          <table:table-cell table:formula="of:=VLOOKUP([.B20]; [$Подписки.A:.E]; 2; 0)" office:value-type="string" office:string-value="Премиум" calcext:value-type="string">
            <text:p>Премиум</text:p>
          </table:table-cell>
          <table:table-cell table:formula="of:=VLOOKUP([.C2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0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06-26" calcext:value-type="date">
            <text:p>2024-06-26</text:p>
          </table:table-cell>
          <table:table-cell office:value-type="float" office:value="32" calcext:value-type="float">
            <text:p>32</text:p>
          </table:table-cell>
          <table:table-cell table:formula="of:=VLOOKUP([.B21]; [$Подписки.A:.E]; 2; 0)" office:value-type="string" office:string-value="Базовый" calcext:value-type="string">
            <text:p>Базовый</text:p>
          </table:table-cell>
          <table:table-cell table:formula="of:=VLOOKUP([.C2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1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31" calcext:value-type="float">
            <text:p>31</text:p>
          </table:table-cell>
          <table:table-cell table:formula="of:=VLOOKUP([.B22]; [$Подписки.A:.E]; 2; 0)" office:value-type="string" office:string-value="Премиум" calcext:value-type="string">
            <text:p>Премиум</text:p>
          </table:table-cell>
          <table:table-cell table:formula="of:=VLOOKUP([.C2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2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7-19" calcext:value-type="date">
            <text:p>2024-07-19</text:p>
          </table:table-cell>
          <table:table-cell office:value-type="float" office:value="37" calcext:value-type="float">
            <text:p>37</text:p>
          </table:table-cell>
          <table:table-cell table:formula="of:=VLOOKUP([.B23]; [$Подписки.A:.E]; 2; 0)" office:value-type="string" office:string-value="Базовый" calcext:value-type="string">
            <text:p>Базовый</text:p>
          </table:table-cell>
          <table:table-cell table:formula="of:=VLOOKUP([.C2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3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07-11" calcext:value-type="date">
            <text:p>2025-07-11</text:p>
          </table:table-cell>
          <table:table-cell office:value-type="float" office:value="39" calcext:value-type="float">
            <text:p>39</text:p>
          </table:table-cell>
          <table:table-cell table:formula="of:=VLOOKUP([.B24]; [$Подписки.A:.E]; 2; 0)" office:value-type="string" office:string-value="Премиум" calcext:value-type="string">
            <text:p>Премиум</text:p>
          </table:table-cell>
          <table:table-cell table:formula="of:=VLOOKUP([.C2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4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9-12" calcext:value-type="date">
            <text:p>2024-09-12</text:p>
          </table:table-cell>
          <table:table-cell office:value-type="float" office:value="73" calcext:value-type="float">
            <text:p>73</text:p>
          </table:table-cell>
          <table:table-cell table:formula="of:=VLOOKUP([.B25]; [$Подписки.A:.E]; 2; 0)" office:value-type="string" office:string-value="Стандартный" calcext:value-type="string">
            <text:p>Стандартный</text:p>
          </table:table-cell>
          <table:table-cell table:formula="of:=VLOOKUP([.C2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5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5-03-25" calcext:value-type="date">
            <text:p>2025-03-25</text:p>
          </table:table-cell>
          <table:table-cell office:value-type="float" office:value="14" calcext:value-type="float">
            <text:p>14</text:p>
          </table:table-cell>
          <table:table-cell table:formula="of:=VLOOKUP([.B26]; [$Подписки.A:.E]; 2; 0)" office:value-type="string" office:string-value="Премиум" calcext:value-type="string">
            <text:p>Премиум</text:p>
          </table:table-cell>
          <table:table-cell table:formula="of:=VLOOKUP([.C2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6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8-29" calcext:value-type="date">
            <text:p>2024-08-29</text:p>
          </table:table-cell>
          <table:table-cell office:value-type="float" office:value="113" calcext:value-type="float">
            <text:p>113</text:p>
          </table:table-cell>
          <table:table-cell table:formula="of:=VLOOKUP([.B27]; [$Подписки.A:.E]; 2; 0)" office:value-type="string" office:string-value="Стандартный" calcext:value-type="string">
            <text:p>Стандартный</text:p>
          </table:table-cell>
          <table:table-cell table:formula="of:=VLOOKUP([.C2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7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1-08" calcext:value-type="date">
            <text:p>2025-01-08</text:p>
          </table:table-cell>
          <table:table-cell office:value-type="float" office:value="69" calcext:value-type="float">
            <text:p>69</text:p>
          </table:table-cell>
          <table:table-cell table:formula="of:=VLOOKUP([.B28]; [$Подписки.A:.E]; 2; 0)" office:value-type="string" office:string-value="Стандартный" calcext:value-type="string">
            <text:p>Стандартный</text:p>
          </table:table-cell>
          <table:table-cell table:formula="of:=VLOOKUP([.C2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8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08-26" calcext:value-type="date">
            <text:p>2024-08-26</text:p>
          </table:table-cell>
          <table:table-cell office:value-type="float" office:value="53" calcext:value-type="float">
            <text:p>53</text:p>
          </table:table-cell>
          <table:table-cell table:formula="of:=VLOOKUP([.B29]; [$Подписки.A:.E]; 2; 0)" office:value-type="string" office:string-value="Премиум" calcext:value-type="string">
            <text:p>Премиум</text:p>
          </table:table-cell>
          <table:table-cell table:formula="of:=VLOOKUP([.C2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29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10-08" calcext:value-type="date">
            <text:p>2024-10-08</text:p>
          </table:table-cell>
          <table:table-cell office:value-type="float" office:value="67" calcext:value-type="float">
            <text:p>67</text:p>
          </table:table-cell>
          <table:table-cell table:formula="of:=VLOOKUP([.B30]; [$Подписки.A:.E]; 2; 0)" office:value-type="string" office:string-value="Премиум" calcext:value-type="string">
            <text:p>Премиум</text:p>
          </table:table-cell>
          <table:table-cell table:formula="of:=VLOOKUP([.C3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0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11-19" calcext:value-type="date">
            <text:p>2025-11-19</text:p>
          </table:table-cell>
          <table:table-cell office:value-type="float" office:value="81" calcext:value-type="float">
            <text:p>81</text:p>
          </table:table-cell>
          <table:table-cell table:formula="of:=VLOOKUP([.B31]; [$Подписки.A:.E]; 2; 0)" office:value-type="string" office:string-value="Премиум" calcext:value-type="string">
            <text:p>Премиум</text:p>
          </table:table-cell>
          <table:table-cell table:formula="of:=VLOOKUP([.C3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1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4-14" calcext:value-type="date">
            <text:p>2024-04-14</text:p>
          </table:table-cell>
          <table:table-cell office:value-type="float" office:value="103" calcext:value-type="float">
            <text:p>103</text:p>
          </table:table-cell>
          <table:table-cell table:formula="of:=VLOOKUP([.B32]; [$Подписки.A:.E]; 2; 0)" office:value-type="string" office:string-value="Базовый" calcext:value-type="string">
            <text:p>Базовый</text:p>
          </table:table-cell>
          <table:table-cell table:formula="of:=VLOOKUP([.C3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2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6-01" calcext:value-type="date">
            <text:p>2025-06-01</text:p>
          </table:table-cell>
          <table:table-cell office:value-type="float" office:value="96" calcext:value-type="float">
            <text:p>96</text:p>
          </table:table-cell>
          <table:table-cell table:formula="of:=VLOOKUP([.B33]; [$Подписки.A:.E]; 2; 0)" office:value-type="string" office:string-value="Базовый" calcext:value-type="string">
            <text:p>Базовый</text:p>
          </table:table-cell>
          <table:table-cell table:formula="of:=VLOOKUP([.C3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3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10-06" calcext:value-type="date">
            <text:p>2025-10-06</text:p>
          </table:table-cell>
          <table:table-cell office:value-type="float" office:value="106" calcext:value-type="float">
            <text:p>106</text:p>
          </table:table-cell>
          <table:table-cell table:formula="of:=VLOOKUP([.B34]; [$Подписки.A:.E]; 2; 0)" office:value-type="string" office:string-value="Премиум" calcext:value-type="string">
            <text:p>Премиум</text:p>
          </table:table-cell>
          <table:table-cell table:formula="of:=VLOOKUP([.C3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4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01-23" calcext:value-type="date">
            <text:p>2024-01-23</text:p>
          </table:table-cell>
          <table:table-cell office:value-type="float" office:value="105" calcext:value-type="float">
            <text:p>105</text:p>
          </table:table-cell>
          <table:table-cell table:formula="of:=VLOOKUP([.B35]; [$Подписки.A:.E]; 2; 0)" office:value-type="string" office:string-value="Премиум" calcext:value-type="string">
            <text:p>Премиум</text:p>
          </table:table-cell>
          <table:table-cell table:formula="of:=VLOOKUP([.C3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5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5-12-14" calcext:value-type="date">
            <text:p>2025-12-14</text:p>
          </table:table-cell>
          <table:table-cell office:value-type="float" office:value="78" calcext:value-type="float">
            <text:p>78</text:p>
          </table:table-cell>
          <table:table-cell table:formula="of:=VLOOKUP([.B36]; [$Подписки.A:.E]; 2; 0)" office:value-type="string" office:string-value="Премиум" calcext:value-type="string">
            <text:p>Премиум</text:p>
          </table:table-cell>
          <table:table-cell table:formula="of:=VLOOKUP([.C3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6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3-25" calcext:value-type="date">
            <text:p>2024-03-25</text:p>
          </table:table-cell>
          <table:table-cell office:value-type="float" office:value="82" calcext:value-type="float">
            <text:p>82</text:p>
          </table:table-cell>
          <table:table-cell table:formula="of:=VLOOKUP([.B37]; [$Подписки.A:.E]; 2; 0)" office:value-type="string" office:string-value="Базовый" calcext:value-type="string">
            <text:p>Базовый</text:p>
          </table:table-cell>
          <table:table-cell table:formula="of:=VLOOKUP([.C37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7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02-20" calcext:value-type="date">
            <text:p>2024-02-20</text:p>
          </table:table-cell>
          <table:table-cell office:value-type="float" office:value="49" calcext:value-type="float">
            <text:p>49</text:p>
          </table:table-cell>
          <table:table-cell table:formula="of:=VLOOKUP([.B38]; [$Подписки.A:.E]; 2; 0)" office:value-type="string" office:string-value="Стандартный" calcext:value-type="string">
            <text:p>Стандартный</text:p>
          </table:table-cell>
          <table:table-cell table:formula="of:=VLOOKUP([.C3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8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03-21" calcext:value-type="date">
            <text:p>2025-03-21</text:p>
          </table:table-cell>
          <table:table-cell office:value-type="float" office:value="69" calcext:value-type="float">
            <text:p>69</text:p>
          </table:table-cell>
          <table:table-cell table:formula="of:=VLOOKUP([.B39]; [$Подписки.A:.E]; 2; 0)" office:value-type="string" office:string-value="Базовый" calcext:value-type="string">
            <text:p>Базовый</text:p>
          </table:table-cell>
          <table:table-cell table:formula="of:=VLOOKUP([.C39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39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12-13" calcext:value-type="date">
            <text:p>2024-12-13</text:p>
          </table:table-cell>
          <table:table-cell office:value-type="float" office:value="99" calcext:value-type="float">
            <text:p>99</text:p>
          </table:table-cell>
          <table:table-cell table:formula="of:=VLOOKUP([.B40]; [$Подписки.A:.E]; 2; 0)" office:value-type="string" office:string-value="Базовый" calcext:value-type="string">
            <text:p>Базовый</text:p>
          </table:table-cell>
          <table:table-cell table:formula="of:=VLOOKUP([.C4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0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38" calcext:value-type="float">
            <text:p>38</text:p>
          </table:table-cell>
          <table:table-cell table:formula="of:=VLOOKUP([.B41]; [$Подписки.A:.E]; 2; 0)" office:value-type="string" office:string-value="Базовый" calcext:value-type="string">
            <text:p>Базовый</text:p>
          </table:table-cell>
          <table:table-cell table:formula="of:=VLOOKUP([.C4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1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11-01" calcext:value-type="date">
            <text:p>2024-11-01</text:p>
          </table:table-cell>
          <table:table-cell office:value-type="float" office:value="16" calcext:value-type="float">
            <text:p>16</text:p>
          </table:table-cell>
          <table:table-cell table:formula="of:=VLOOKUP([.B42]; [$Подписки.A:.E]; 2; 0)" office:value-type="string" office:string-value="Стандартный" calcext:value-type="string">
            <text:p>Стандартный</text:p>
          </table:table-cell>
          <table:table-cell table:formula="of:=VLOOKUP([.C4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2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08-23" calcext:value-type="date">
            <text:p>2024-08-23</text:p>
          </table:table-cell>
          <table:table-cell office:value-type="float" office:value="9" calcext:value-type="float">
            <text:p>9</text:p>
          </table:table-cell>
          <table:table-cell table:formula="of:=VLOOKUP([.B43]; [$Подписки.A:.E]; 2; 0)" office:value-type="string" office:string-value="Базовый" calcext:value-type="string">
            <text:p>Базовый</text:p>
          </table:table-cell>
          <table:table-cell table:formula="of:=VLOOKUP([.C4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3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116" calcext:value-type="float">
            <text:p>116</text:p>
          </table:table-cell>
          <table:table-cell table:formula="of:=VLOOKUP([.B44]; [$Подписки.A:.E]; 2; 0)" office:value-type="string" office:string-value="Премиум" calcext:value-type="string">
            <text:p>Премиум</text:p>
          </table:table-cell>
          <table:table-cell table:formula="of:=VLOOKUP([.C4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4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4-07-25" calcext:value-type="date">
            <text:p>2024-07-25</text:p>
          </table:table-cell>
          <table:table-cell office:value-type="float" office:value="105" calcext:value-type="float">
            <text:p>105</text:p>
          </table:table-cell>
          <table:table-cell table:formula="of:=VLOOKUP([.B45]; [$Подписки.A:.E]; 2; 0)" office:value-type="string" office:string-value="Премиум" calcext:value-type="string">
            <text:p>Премиум</text:p>
          </table:table-cell>
          <table:table-cell table:formula="of:=VLOOKUP([.C4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5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7-31" calcext:value-type="date">
            <text:p>2025-07-31</text:p>
          </table:table-cell>
          <table:table-cell office:value-type="float" office:value="79" calcext:value-type="float">
            <text:p>79</text:p>
          </table:table-cell>
          <table:table-cell table:formula="of:=VLOOKUP([.B46]; [$Подписки.A:.E]; 2; 0)" office:value-type="string" office:string-value="Премиум" calcext:value-type="string">
            <text:p>Премиум</text:p>
          </table:table-cell>
          <table:table-cell table:formula="of:=VLOOKUP([.C4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6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102" calcext:value-type="float">
            <text:p>102</text:p>
          </table:table-cell>
          <table:table-cell table:formula="of:=VLOOKUP([.B47]; [$Подписки.A:.E]; 2; 0)" office:value-type="string" office:string-value="Стандартный" calcext:value-type="string">
            <text:p>Стандартный</text:p>
          </table:table-cell>
          <table:table-cell table:formula="of:=VLOOKUP([.C4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7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4-07" calcext:value-type="date">
            <text:p>2024-04-07</text:p>
          </table:table-cell>
          <table:table-cell office:value-type="float" office:value="86" calcext:value-type="float">
            <text:p>86</text:p>
          </table:table-cell>
          <table:table-cell table:formula="of:=VLOOKUP([.B48]; [$Подписки.A:.E]; 2; 0)" office:value-type="string" office:string-value="Премиум" calcext:value-type="string">
            <text:p>Премиум</text:p>
          </table:table-cell>
          <table:table-cell table:formula="of:=VLOOKUP([.C4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8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03-10" calcext:value-type="date">
            <text:p>2025-03-10</text:p>
          </table:table-cell>
          <table:table-cell office:value-type="float" office:value="67" calcext:value-type="float">
            <text:p>67</text:p>
          </table:table-cell>
          <table:table-cell table:formula="of:=VLOOKUP([.B49]; [$Подписки.A:.E]; 2; 0)" office:value-type="string" office:string-value="Стандартный" calcext:value-type="string">
            <text:p>Стандартный</text:p>
          </table:table-cell>
          <table:table-cell table:formula="of:=VLOOKUP([.C4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49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09-05" calcext:value-type="date">
            <text:p>2024-09-05</text:p>
          </table:table-cell>
          <table:table-cell office:value-type="float" office:value="42" calcext:value-type="float">
            <text:p>42</text:p>
          </table:table-cell>
          <table:table-cell table:formula="of:=VLOOKUP([.B50]; [$Подписки.A:.E]; 2; 0)" office:value-type="string" office:string-value="Базовый" calcext:value-type="string">
            <text:p>Базовый</text:p>
          </table:table-cell>
          <table:table-cell table:formula="of:=VLOOKUP([.C5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0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11-30" calcext:value-type="date">
            <text:p>2024-11-30</text:p>
          </table:table-cell>
          <table:table-cell office:value-type="float" office:value="34" calcext:value-type="float">
            <text:p>34</text:p>
          </table:table-cell>
          <table:table-cell table:formula="of:=VLOOKUP([.B51]; [$Подписки.A:.E]; 2; 0)" office:value-type="string" office:string-value="Базовый" calcext:value-type="string">
            <text:p>Базовый</text:p>
          </table:table-cell>
          <table:table-cell table:formula="of:=VLOOKUP([.C5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1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5-12" calcext:value-type="date">
            <text:p>2024-05-12</text:p>
          </table:table-cell>
          <table:table-cell office:value-type="float" office:value="33" calcext:value-type="float">
            <text:p>33</text:p>
          </table:table-cell>
          <table:table-cell table:formula="of:=VLOOKUP([.B52]; [$Подписки.A:.E]; 2; 0)" office:value-type="string" office:string-value="Стандартный" calcext:value-type="string">
            <text:p>Стандартный</text:p>
          </table:table-cell>
          <table:table-cell table:formula="of:=VLOOKUP([.C5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2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4-07-02" calcext:value-type="date">
            <text:p>2024-07-02</text:p>
          </table:table-cell>
          <table:table-cell office:value-type="float" office:value="21" calcext:value-type="float">
            <text:p>21</text:p>
          </table:table-cell>
          <table:table-cell table:formula="of:=VLOOKUP([.B53]; [$Подписки.A:.E]; 2; 0)" office:value-type="string" office:string-value="Базовый" calcext:value-type="string">
            <text:p>Базовый</text:p>
          </table:table-cell>
          <table:table-cell table:formula="of:=VLOOKUP([.C5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3</text:p>
          </table:table-cell>
          <table:table-cell office:value-type="string" calcext:value-type="string">
            <text:p>A074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5-22" calcext:value-type="date">
            <text:p>2025-05-22</text:p>
          </table:table-cell>
          <table:table-cell office:value-type="float" office:value="88" calcext:value-type="float">
            <text:p>88</text:p>
          </table:table-cell>
          <table:table-cell table:formula="of:=VLOOKUP([.B54]; [$Подписки.A:.E]; 2; 0)" office:value-type="string" office:string-value="Премиум" calcext:value-type="string">
            <text:p>Премиум</text:p>
          </table:table-cell>
          <table:table-cell table:formula="of:=VLOOKUP([.C5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4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06-29" calcext:value-type="date">
            <text:p>2025-06-29</text:p>
          </table:table-cell>
          <table:table-cell office:value-type="float" office:value="10" calcext:value-type="float">
            <text:p>10</text:p>
          </table:table-cell>
          <table:table-cell table:formula="of:=VLOOKUP([.B55]; [$Подписки.A:.E]; 2; 0)" office:value-type="string" office:string-value="Базовый" calcext:value-type="string">
            <text:p>Базовый</text:p>
          </table:table-cell>
          <table:table-cell table:formula="of:=VLOOKUP([.C5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5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66</text:p>
          </table:table-cell>
          <table:table-cell table:style-name="ce3" office:value-type="date" office:date-value="2024-07-23" calcext:value-type="date">
            <text:p>2024-07-23</text:p>
          </table:table-cell>
          <table:table-cell office:value-type="float" office:value="111" calcext:value-type="float">
            <text:p>111</text:p>
          </table:table-cell>
          <table:table-cell table:formula="of:=VLOOKUP([.B56]; [$Подписки.A:.E]; 2; 0)" office:value-type="string" office:string-value="Премиум" calcext:value-type="string">
            <text:p>Премиум</text:p>
          </table:table-cell>
          <table:table-cell table:formula="of:=VLOOKUP([.C56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6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04-20" calcext:value-type="date">
            <text:p>2024-04-20</text:p>
          </table:table-cell>
          <table:table-cell office:value-type="float" office:value="27" calcext:value-type="float">
            <text:p>27</text:p>
          </table:table-cell>
          <table:table-cell table:formula="of:=VLOOKUP([.B57]; [$Подписки.A:.E]; 2; 0)" office:value-type="string" office:string-value="Стандартный" calcext:value-type="string">
            <text:p>Стандартный</text:p>
          </table:table-cell>
          <table:table-cell table:formula="of:=VLOOKUP([.C57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7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4-04-04" calcext:value-type="date">
            <text:p>2024-04-04</text:p>
          </table:table-cell>
          <table:table-cell office:value-type="float" office:value="79" calcext:value-type="float">
            <text:p>79</text:p>
          </table:table-cell>
          <table:table-cell table:formula="of:=VLOOKUP([.B58]; [$Подписки.A:.E]; 2; 0)" office:value-type="string" office:string-value="Стандартный" calcext:value-type="string">
            <text:p>Стандартный</text:p>
          </table:table-cell>
          <table:table-cell table:formula="of:=VLOOKUP([.C5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8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2-25" calcext:value-type="date">
            <text:p>2024-12-25</text:p>
          </table:table-cell>
          <table:table-cell office:value-type="float" office:value="8" calcext:value-type="float">
            <text:p>8</text:p>
          </table:table-cell>
          <table:table-cell table:formula="of:=VLOOKUP([.B59]; [$Подписки.A:.E]; 2; 0)" office:value-type="string" office:string-value="Стандартный" calcext:value-type="string">
            <text:p>Стандартный</text:p>
          </table:table-cell>
          <table:table-cell table:formula="of:=VLOOKUP([.C5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59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7-13" calcext:value-type="date">
            <text:p>2024-07-13</text:p>
          </table:table-cell>
          <table:table-cell office:value-type="float" office:value="100" calcext:value-type="float">
            <text:p>100</text:p>
          </table:table-cell>
          <table:table-cell table:formula="of:=VLOOKUP([.B60]; [$Подписки.A:.E]; 2; 0)" office:value-type="string" office:string-value="Стандартный" calcext:value-type="string">
            <text:p>Стандартный</text:p>
          </table:table-cell>
          <table:table-cell table:formula="of:=VLOOKUP([.C6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0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4-04-02" calcext:value-type="date">
            <text:p>2024-04-02</text:p>
          </table:table-cell>
          <table:table-cell office:value-type="float" office:value="36" calcext:value-type="float">
            <text:p>36</text:p>
          </table:table-cell>
          <table:table-cell table:formula="of:=VLOOKUP([.B61]; [$Подписки.A:.E]; 2; 0)" office:value-type="string" office:string-value="Стандартный" calcext:value-type="string">
            <text:p>Стандартный</text:p>
          </table:table-cell>
          <table:table-cell table:formula="of:=VLOOKUP([.C61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1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5-09-25" calcext:value-type="date">
            <text:p>2025-09-25</text:p>
          </table:table-cell>
          <table:table-cell office:value-type="float" office:value="55" calcext:value-type="float">
            <text:p>55</text:p>
          </table:table-cell>
          <table:table-cell table:formula="of:=VLOOKUP([.B62]; [$Подписки.A:.E]; 2; 0)" office:value-type="string" office:string-value="Премиум" calcext:value-type="string">
            <text:p>Премиум</text:p>
          </table:table-cell>
          <table:table-cell table:formula="of:=VLOOKUP([.C6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2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01-05" calcext:value-type="date">
            <text:p>2024-01-05</text:p>
          </table:table-cell>
          <table:table-cell office:value-type="float" office:value="86" calcext:value-type="float">
            <text:p>86</text:p>
          </table:table-cell>
          <table:table-cell table:formula="of:=VLOOKUP([.B63]; [$Подписки.A:.E]; 2; 0)" office:value-type="string" office:string-value="Премиум" calcext:value-type="string">
            <text:p>Премиум</text:p>
          </table:table-cell>
          <table:table-cell table:formula="of:=VLOOKUP([.C6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3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5-06-17" calcext:value-type="date">
            <text:p>2025-06-17</text:p>
          </table:table-cell>
          <table:table-cell office:value-type="float" office:value="25" calcext:value-type="float">
            <text:p>25</text:p>
          </table:table-cell>
          <table:table-cell table:formula="of:=VLOOKUP([.B64]; [$Подписки.A:.E]; 2; 0)" office:value-type="string" office:string-value="Премиум" calcext:value-type="string">
            <text:p>Премиум</text:p>
          </table:table-cell>
          <table:table-cell table:formula="of:=VLOOKUP([.C64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4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10-06" calcext:value-type="date">
            <text:p>2025-10-06</text:p>
          </table:table-cell>
          <table:table-cell office:value-type="float" office:value="109" calcext:value-type="float">
            <text:p>109</text:p>
          </table:table-cell>
          <table:table-cell table:formula="of:=VLOOKUP([.B65]; [$Подписки.A:.E]; 2; 0)" office:value-type="string" office:string-value="Стандартный" calcext:value-type="string">
            <text:p>Стандартный</text:p>
          </table:table-cell>
          <table:table-cell table:formula="of:=VLOOKUP([.C6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5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2-15" calcext:value-type="date">
            <text:p>2024-02-15</text:p>
          </table:table-cell>
          <table:table-cell office:value-type="float" office:value="38" calcext:value-type="float">
            <text:p>38</text:p>
          </table:table-cell>
          <table:table-cell table:formula="of:=VLOOKUP([.B66]; [$Подписки.A:.E]; 2; 0)" office:value-type="string" office:string-value="Базовый" calcext:value-type="string">
            <text:p>Базовый</text:p>
          </table:table-cell>
          <table:table-cell table:formula="of:=VLOOKUP([.C6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6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12-30" calcext:value-type="date">
            <text:p>2025-12-30</text:p>
          </table:table-cell>
          <table:table-cell office:value-type="float" office:value="49" calcext:value-type="float">
            <text:p>49</text:p>
          </table:table-cell>
          <table:table-cell table:formula="of:=VLOOKUP([.B67]; [$Подписки.A:.E]; 2; 0)" office:value-type="string" office:string-value="Базовый" calcext:value-type="string">
            <text:p>Базовый</text:p>
          </table:table-cell>
          <table:table-cell table:formula="of:=VLOOKUP([.C6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7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9-05" calcext:value-type="date">
            <text:p>2024-09-05</text:p>
          </table:table-cell>
          <table:table-cell office:value-type="float" office:value="51" calcext:value-type="float">
            <text:p>51</text:p>
          </table:table-cell>
          <table:table-cell table:formula="of:=VLOOKUP([.B68]; [$Подписки.A:.E]; 2; 0)" office:value-type="string" office:string-value="Стандартный" calcext:value-type="string">
            <text:p>Стандартный</text:p>
          </table:table-cell>
          <table:table-cell table:formula="of:=VLOOKUP([.C6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8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12-15" calcext:value-type="date">
            <text:p>2024-12-15</text:p>
          </table:table-cell>
          <table:table-cell office:value-type="float" office:value="111" calcext:value-type="float">
            <text:p>111</text:p>
          </table:table-cell>
          <table:table-cell table:formula="of:=VLOOKUP([.B69]; [$Подписки.A:.E]; 2; 0)" office:value-type="string" office:string-value="Базовый" calcext:value-type="string">
            <text:p>Базовый</text:p>
          </table:table-cell>
          <table:table-cell table:formula="of:=VLOOKUP([.C6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69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7-26" calcext:value-type="date">
            <text:p>2025-07-26</text:p>
          </table:table-cell>
          <table:table-cell office:value-type="float" office:value="85" calcext:value-type="float">
            <text:p>85</text:p>
          </table:table-cell>
          <table:table-cell table:formula="of:=VLOOKUP([.B70]; [$Подписки.A:.E]; 2; 0)" office:value-type="string" office:string-value="Базовый" calcext:value-type="string">
            <text:p>Базовый</text:p>
          </table:table-cell>
          <table:table-cell table:formula="of:=VLOOKUP([.C7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0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9-13" calcext:value-type="date">
            <text:p>2024-09-13</text:p>
          </table:table-cell>
          <table:table-cell office:value-type="float" office:value="12" calcext:value-type="float">
            <text:p>12</text:p>
          </table:table-cell>
          <table:table-cell table:formula="of:=VLOOKUP([.B71]; [$Подписки.A:.E]; 2; 0)" office:value-type="string" office:string-value="Базовый" calcext:value-type="string">
            <text:p>Базовый</text:p>
          </table:table-cell>
          <table:table-cell table:formula="of:=VLOOKUP([.C71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1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12-19" calcext:value-type="date">
            <text:p>2025-12-19</text:p>
          </table:table-cell>
          <table:table-cell office:value-type="float" office:value="51" calcext:value-type="float">
            <text:p>51</text:p>
          </table:table-cell>
          <table:table-cell table:formula="of:=VLOOKUP([.B72]; [$Подписки.A:.E]; 2; 0)" office:value-type="string" office:string-value="Базовый" calcext:value-type="string">
            <text:p>Базовый</text:p>
          </table:table-cell>
          <table:table-cell table:formula="of:=VLOOKUP([.C7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2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6-09" calcext:value-type="date">
            <text:p>2025-06-09</text:p>
          </table:table-cell>
          <table:table-cell office:value-type="float" office:value="94" calcext:value-type="float">
            <text:p>94</text:p>
          </table:table-cell>
          <table:table-cell table:formula="of:=VLOOKUP([.B73]; [$Подписки.A:.E]; 2; 0)" office:value-type="string" office:string-value="Стандартный" calcext:value-type="string">
            <text:p>Стандартный</text:p>
          </table:table-cell>
          <table:table-cell table:formula="of:=VLOOKUP([.C7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3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3-18" calcext:value-type="date">
            <text:p>2024-03-18</text:p>
          </table:table-cell>
          <table:table-cell office:value-type="float" office:value="92" calcext:value-type="float">
            <text:p>92</text:p>
          </table:table-cell>
          <table:table-cell table:formula="of:=VLOOKUP([.B74]; [$Подписки.A:.E]; 2; 0)" office:value-type="string" office:string-value="Стандартный" calcext:value-type="string">
            <text:p>Стандартный</text:p>
          </table:table-cell>
          <table:table-cell table:formula="of:=VLOOKUP([.C7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4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6-09" calcext:value-type="date">
            <text:p>2025-06-09</text:p>
          </table:table-cell>
          <table:table-cell office:value-type="float" office:value="63" calcext:value-type="float">
            <text:p>63</text:p>
          </table:table-cell>
          <table:table-cell table:formula="of:=VLOOKUP([.B75]; [$Подписки.A:.E]; 2; 0)" office:value-type="string" office:string-value="Базовый" calcext:value-type="string">
            <text:p>Базовый</text:p>
          </table:table-cell>
          <table:table-cell table:formula="of:=VLOOKUP([.C7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5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07</text:p>
          </table:table-cell>
          <table:table-cell table:style-name="ce3" office:value-type="date" office:date-value="2024-01-03" calcext:value-type="date">
            <text:p>2024-01-03</text:p>
          </table:table-cell>
          <table:table-cell office:value-type="float" office:value="115" calcext:value-type="float">
            <text:p>115</text:p>
          </table:table-cell>
          <table:table-cell table:formula="of:=VLOOKUP([.B76]; [$Подписки.A:.E]; 2; 0)" office:value-type="string" office:string-value="Стандартный" calcext:value-type="string">
            <text:p>Стандартный</text:p>
          </table:table-cell>
          <table:table-cell table:formula="of:=VLOOKUP([.C76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6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5-05-20" calcext:value-type="date">
            <text:p>2025-05-20</text:p>
          </table:table-cell>
          <table:table-cell office:value-type="float" office:value="42" calcext:value-type="float">
            <text:p>42</text:p>
          </table:table-cell>
          <table:table-cell table:formula="of:=VLOOKUP([.B77]; [$Подписки.A:.E]; 2; 0)" office:value-type="string" office:string-value="Стандартный" calcext:value-type="string">
            <text:p>Стандартный</text:p>
          </table:table-cell>
          <table:table-cell table:formula="of:=VLOOKUP([.C7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7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4-07-10" calcext:value-type="date">
            <text:p>2024-07-10</text:p>
          </table:table-cell>
          <table:table-cell office:value-type="float" office:value="93" calcext:value-type="float">
            <text:p>93</text:p>
          </table:table-cell>
          <table:table-cell table:formula="of:=VLOOKUP([.B78]; [$Подписки.A:.E]; 2; 0)" office:value-type="string" office:string-value="Базовый" calcext:value-type="string">
            <text:p>Базовый</text:p>
          </table:table-cell>
          <table:table-cell table:formula="of:=VLOOKUP([.C7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8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61" calcext:value-type="float">
            <text:p>61</text:p>
          </table:table-cell>
          <table:table-cell table:formula="of:=VLOOKUP([.B79]; [$Подписки.A:.E]; 2; 0)" office:value-type="string" office:string-value="Стандартный" calcext:value-type="string">
            <text:p>Стандартный</text:p>
          </table:table-cell>
          <table:table-cell table:formula="of:=VLOOKUP([.C7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79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4-18" calcext:value-type="date">
            <text:p>2025-04-18</text:p>
          </table:table-cell>
          <table:table-cell office:value-type="float" office:value="48" calcext:value-type="float">
            <text:p>48</text:p>
          </table:table-cell>
          <table:table-cell table:formula="of:=VLOOKUP([.B80]; [$Подписки.A:.E]; 2; 0)" office:value-type="string" office:string-value="Базовый" calcext:value-type="string">
            <text:p>Базовый</text:p>
          </table:table-cell>
          <table:table-cell table:formula="of:=VLOOKUP([.C8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0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6-08" calcext:value-type="date">
            <text:p>2025-06-08</text:p>
          </table:table-cell>
          <table:table-cell office:value-type="float" office:value="88" calcext:value-type="float">
            <text:p>88</text:p>
          </table:table-cell>
          <table:table-cell table:formula="of:=VLOOKUP([.B81]; [$Подписки.A:.E]; 2; 0)" office:value-type="string" office:string-value="Стандартный" calcext:value-type="string">
            <text:p>Стандартный</text:p>
          </table:table-cell>
          <table:table-cell table:formula="of:=VLOOKUP([.C8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1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1-28" calcext:value-type="date">
            <text:p>2025-01-28</text:p>
          </table:table-cell>
          <table:table-cell office:value-type="float" office:value="71" calcext:value-type="float">
            <text:p>71</text:p>
          </table:table-cell>
          <table:table-cell table:formula="of:=VLOOKUP([.B82]; [$Подписки.A:.E]; 2; 0)" office:value-type="string" office:string-value="Стандартный" calcext:value-type="string">
            <text:p>Стандартный</text:p>
          </table:table-cell>
          <table:table-cell table:formula="of:=VLOOKUP([.C8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2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4-20" calcext:value-type="date">
            <text:p>2024-04-20</text:p>
          </table:table-cell>
          <table:table-cell office:value-type="float" office:value="90" calcext:value-type="float">
            <text:p>90</text:p>
          </table:table-cell>
          <table:table-cell table:formula="of:=VLOOKUP([.B83]; [$Подписки.A:.E]; 2; 0)" office:value-type="string" office:string-value="Премиум" calcext:value-type="string">
            <text:p>Премиум</text:p>
          </table:table-cell>
          <table:table-cell table:formula="of:=VLOOKUP([.C8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3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1-03" calcext:value-type="date">
            <text:p>2025-01-03</text:p>
          </table:table-cell>
          <table:table-cell office:value-type="float" office:value="112" calcext:value-type="float">
            <text:p>112</text:p>
          </table:table-cell>
          <table:table-cell table:formula="of:=VLOOKUP([.B84]; [$Подписки.A:.E]; 2; 0)" office:value-type="string" office:string-value="Стандартный" calcext:value-type="string">
            <text:p>Стандартный</text:p>
          </table:table-cell>
          <table:table-cell table:formula="of:=VLOOKUP([.C8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4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5-02-28" calcext:value-type="date">
            <text:p>2025-02-28</text:p>
          </table:table-cell>
          <table:table-cell office:value-type="float" office:value="105" calcext:value-type="float">
            <text:p>105</text:p>
          </table:table-cell>
          <table:table-cell table:formula="of:=VLOOKUP([.B85]; [$Подписки.A:.E]; 2; 0)" office:value-type="string" office:string-value="Базовый" calcext:value-type="string">
            <text:p>Базовый</text:p>
          </table:table-cell>
          <table:table-cell table:formula="of:=VLOOKUP([.C85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5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10-08" calcext:value-type="date">
            <text:p>2024-10-08</text:p>
          </table:table-cell>
          <table:table-cell office:value-type="float" office:value="68" calcext:value-type="float">
            <text:p>68</text:p>
          </table:table-cell>
          <table:table-cell table:formula="of:=VLOOKUP([.B86]; [$Подписки.A:.E]; 2; 0)" office:value-type="string" office:string-value="Стандартный" calcext:value-type="string">
            <text:p>Стандартный</text:p>
          </table:table-cell>
          <table:table-cell table:formula="of:=VLOOKUP([.C8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6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11-10" calcext:value-type="date">
            <text:p>2024-11-10</text:p>
          </table:table-cell>
          <table:table-cell office:value-type="float" office:value="113" calcext:value-type="float">
            <text:p>113</text:p>
          </table:table-cell>
          <table:table-cell table:formula="of:=VLOOKUP([.B87]; [$Подписки.A:.E]; 2; 0)" office:value-type="string" office:string-value="Базовый" calcext:value-type="string">
            <text:p>Базовый</text:p>
          </table:table-cell>
          <table:table-cell table:formula="of:=VLOOKUP([.C8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7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3-12" calcext:value-type="date">
            <text:p>2025-03-12</text:p>
          </table:table-cell>
          <table:table-cell office:value-type="float" office:value="26" calcext:value-type="float">
            <text:p>26</text:p>
          </table:table-cell>
          <table:table-cell table:formula="of:=VLOOKUP([.B88]; [$Подписки.A:.E]; 2; 0)" office:value-type="string" office:string-value="Стандартный" calcext:value-type="string">
            <text:p>Стандартный</text:p>
          </table:table-cell>
          <table:table-cell table:formula="of:=VLOOKUP([.C8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8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8-04" calcext:value-type="date">
            <text:p>2025-08-04</text:p>
          </table:table-cell>
          <table:table-cell office:value-type="float" office:value="116" calcext:value-type="float">
            <text:p>116</text:p>
          </table:table-cell>
          <table:table-cell table:formula="of:=VLOOKUP([.B89]; [$Подписки.A:.E]; 2; 0)" office:value-type="string" office:string-value="Премиум" calcext:value-type="string">
            <text:p>Премиум</text:p>
          </table:table-cell>
          <table:table-cell table:formula="of:=VLOOKUP([.C8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89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3-21" calcext:value-type="date">
            <text:p>2025-03-21</text:p>
          </table:table-cell>
          <table:table-cell office:value-type="float" office:value="66" calcext:value-type="float">
            <text:p>66</text:p>
          </table:table-cell>
          <table:table-cell table:formula="of:=VLOOKUP([.B90]; [$Подписки.A:.E]; 2; 0)" office:value-type="string" office:string-value="Базовый" calcext:value-type="string">
            <text:p>Базовый</text:p>
          </table:table-cell>
          <table:table-cell table:formula="of:=VLOOKUP([.C9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0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10-25" calcext:value-type="date">
            <text:p>2025-10-25</text:p>
          </table:table-cell>
          <table:table-cell office:value-type="float" office:value="59" calcext:value-type="float">
            <text:p>59</text:p>
          </table:table-cell>
          <table:table-cell table:formula="of:=VLOOKUP([.B91]; [$Подписки.A:.E]; 2; 0)" office:value-type="string" office:string-value="Премиум" calcext:value-type="string">
            <text:p>Премиум</text:p>
          </table:table-cell>
          <table:table-cell table:formula="of:=VLOOKUP([.C9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1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08-30" calcext:value-type="date">
            <text:p>2024-08-30</text:p>
          </table:table-cell>
          <table:table-cell office:value-type="float" office:value="35" calcext:value-type="float">
            <text:p>35</text:p>
          </table:table-cell>
          <table:table-cell table:formula="of:=VLOOKUP([.B92]; [$Подписки.A:.E]; 2; 0)" office:value-type="string" office:string-value="Базовый" calcext:value-type="string">
            <text:p>Базовый</text:p>
          </table:table-cell>
          <table:table-cell table:formula="of:=VLOOKUP([.C9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2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8-10" calcext:value-type="date">
            <text:p>2024-08-10</text:p>
          </table:table-cell>
          <table:table-cell office:value-type="float" office:value="10" calcext:value-type="float">
            <text:p>10</text:p>
          </table:table-cell>
          <table:table-cell table:formula="of:=VLOOKUP([.B93]; [$Подписки.A:.E]; 2; 0)" office:value-type="string" office:string-value="Базовый" calcext:value-type="string">
            <text:p>Базовый</text:p>
          </table:table-cell>
          <table:table-cell table:formula="of:=VLOOKUP([.C93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3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03-15" calcext:value-type="date">
            <text:p>2024-03-15</text:p>
          </table:table-cell>
          <table:table-cell office:value-type="float" office:value="8" calcext:value-type="float">
            <text:p>8</text:p>
          </table:table-cell>
          <table:table-cell table:formula="of:=VLOOKUP([.B94]; [$Подписки.A:.E]; 2; 0)" office:value-type="string" office:string-value="Стандартный" calcext:value-type="string">
            <text:p>Стандартный</text:p>
          </table:table-cell>
          <table:table-cell table:formula="of:=VLOOKUP([.C9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4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4-27" calcext:value-type="date">
            <text:p>2024-04-27</text:p>
          </table:table-cell>
          <table:table-cell office:value-type="float" office:value="117" calcext:value-type="float">
            <text:p>117</text:p>
          </table:table-cell>
          <table:table-cell table:formula="of:=VLOOKUP([.B95]; [$Подписки.A:.E]; 2; 0)" office:value-type="string" office:string-value="Базовый" calcext:value-type="string">
            <text:p>Базовый</text:p>
          </table:table-cell>
          <table:table-cell table:formula="of:=VLOOKUP([.C9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5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7-27" calcext:value-type="date">
            <text:p>2025-07-27</text:p>
          </table:table-cell>
          <table:table-cell office:value-type="float" office:value="61" calcext:value-type="float">
            <text:p>61</text:p>
          </table:table-cell>
          <table:table-cell table:formula="of:=VLOOKUP([.B96]; [$Подписки.A:.E]; 2; 0)" office:value-type="string" office:string-value="Премиум" calcext:value-type="string">
            <text:p>Премиум</text:p>
          </table:table-cell>
          <table:table-cell table:formula="of:=VLOOKUP([.C9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12-15" calcext:value-type="date">
            <text:p>2025-12-15</text:p>
          </table:table-cell>
          <table:table-cell office:value-type="float" office:value="12" calcext:value-type="float">
            <text:p>12</text:p>
          </table:table-cell>
          <table:table-cell table:formula="of:=VLOOKUP([.B97]; [$Подписки.A:.E]; 2; 0)" office:value-type="string" office:string-value="Стандартный" calcext:value-type="string">
            <text:p>Стандартный</text:p>
          </table:table-cell>
          <table:table-cell table:formula="of:=VLOOKUP([.C9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7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6-21" calcext:value-type="date">
            <text:p>2024-06-21</text:p>
          </table:table-cell>
          <table:table-cell office:value-type="float" office:value="48" calcext:value-type="float">
            <text:p>48</text:p>
          </table:table-cell>
          <table:table-cell table:formula="of:=VLOOKUP([.B98]; [$Подписки.A:.E]; 2; 0)" office:value-type="string" office:string-value="Базовый" calcext:value-type="string">
            <text:p>Базовый</text:p>
          </table:table-cell>
          <table:table-cell table:formula="of:=VLOOKUP([.C9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8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2-13" calcext:value-type="date">
            <text:p>2025-02-13</text:p>
          </table:table-cell>
          <table:table-cell office:value-type="float" office:value="72" calcext:value-type="float">
            <text:p>72</text:p>
          </table:table-cell>
          <table:table-cell table:formula="of:=VLOOKUP([.B99]; [$Подписки.A:.E]; 2; 0)" office:value-type="string" office:string-value="Стандартный" calcext:value-type="string">
            <text:p>Стандартный</text:p>
          </table:table-cell>
          <table:table-cell table:formula="of:=VLOOKUP([.C9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099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08-12" calcext:value-type="date">
            <text:p>2024-08-12</text:p>
          </table:table-cell>
          <table:table-cell office:value-type="float" office:value="24" calcext:value-type="float">
            <text:p>24</text:p>
          </table:table-cell>
          <table:table-cell table:formula="of:=VLOOKUP([.B100]; [$Подписки.A:.E]; 2; 0)" office:value-type="string" office:string-value="Премиум" calcext:value-type="string">
            <text:p>Премиум</text:p>
          </table:table-cell>
          <table:table-cell table:formula="of:=VLOOKUP([.C10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0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1-01" calcext:value-type="date">
            <text:p>2024-01-01</text:p>
          </table:table-cell>
          <table:table-cell office:value-type="float" office:value="94" calcext:value-type="float">
            <text:p>94</text:p>
          </table:table-cell>
          <table:table-cell table:formula="of:=VLOOKUP([.B101]; [$Подписки.A:.E]; 2; 0)" office:value-type="string" office:string-value="Базовый" calcext:value-type="string">
            <text:p>Базовый</text:p>
          </table:table-cell>
          <table:table-cell table:formula="of:=VLOOKUP([.C10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1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07-03" calcext:value-type="date">
            <text:p>2025-07-03</text:p>
          </table:table-cell>
          <table:table-cell office:value-type="float" office:value="41" calcext:value-type="float">
            <text:p>41</text:p>
          </table:table-cell>
          <table:table-cell table:formula="of:=VLOOKUP([.B102]; [$Подписки.A:.E]; 2; 0)" office:value-type="string" office:string-value="Стандартный" calcext:value-type="string">
            <text:p>Стандартный</text:p>
          </table:table-cell>
          <table:table-cell table:formula="of:=VLOOKUP([.C10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2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9-15" calcext:value-type="date">
            <text:p>2024-09-15</text:p>
          </table:table-cell>
          <table:table-cell office:value-type="float" office:value="37" calcext:value-type="float">
            <text:p>37</text:p>
          </table:table-cell>
          <table:table-cell table:formula="of:=VLOOKUP([.B103]; [$Подписки.A:.E]; 2; 0)" office:value-type="string" office:string-value="Премиум" calcext:value-type="string">
            <text:p>Премиум</text:p>
          </table:table-cell>
          <table:table-cell table:formula="of:=VLOOKUP([.C10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3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1-10" calcext:value-type="date">
            <text:p>2024-01-10</text:p>
          </table:table-cell>
          <table:table-cell office:value-type="float" office:value="9" calcext:value-type="float">
            <text:p>9</text:p>
          </table:table-cell>
          <table:table-cell table:formula="of:=VLOOKUP([.B104]; [$Подписки.A:.E]; 2; 0)" office:value-type="string" office:string-value="Стандартный" calcext:value-type="string">
            <text:p>Стандартный</text:p>
          </table:table-cell>
          <table:table-cell table:formula="of:=VLOOKUP([.C10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4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4-06-20" calcext:value-type="date">
            <text:p>2024-06-20</text:p>
          </table:table-cell>
          <table:table-cell office:value-type="float" office:value="6" calcext:value-type="float">
            <text:p>6</text:p>
          </table:table-cell>
          <table:table-cell table:formula="of:=VLOOKUP([.B105]; [$Подписки.A:.E]; 2; 0)" office:value-type="string" office:string-value="Стандартный" calcext:value-type="string">
            <text:p>Стандартный</text:p>
          </table:table-cell>
          <table:table-cell table:formula="of:=VLOOKUP([.C10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5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5-10-03" calcext:value-type="date">
            <text:p>2025-10-03</text:p>
          </table:table-cell>
          <table:table-cell office:value-type="float" office:value="88" calcext:value-type="float">
            <text:p>88</text:p>
          </table:table-cell>
          <table:table-cell table:formula="of:=VLOOKUP([.B106]; [$Подписки.A:.E]; 2; 0)" office:value-type="string" office:string-value="Стандартный" calcext:value-type="string">
            <text:p>Стандартный</text:p>
          </table:table-cell>
          <table:table-cell table:formula="of:=VLOOKUP([.C106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6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9-04" calcext:value-type="date">
            <text:p>2025-09-04</text:p>
          </table:table-cell>
          <table:table-cell office:value-type="float" office:value="77" calcext:value-type="float">
            <text:p>77</text:p>
          </table:table-cell>
          <table:table-cell table:formula="of:=VLOOKUP([.B107]; [$Подписки.A:.E]; 2; 0)" office:value-type="string" office:string-value="Базовый" calcext:value-type="string">
            <text:p>Базовый</text:p>
          </table:table-cell>
          <table:table-cell table:formula="of:=VLOOKUP([.C10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7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07-03" calcext:value-type="date">
            <text:p>2025-07-03</text:p>
          </table:table-cell>
          <table:table-cell office:value-type="float" office:value="39" calcext:value-type="float">
            <text:p>39</text:p>
          </table:table-cell>
          <table:table-cell table:formula="of:=VLOOKUP([.B108]; [$Подписки.A:.E]; 2; 0)" office:value-type="string" office:string-value="Базовый" calcext:value-type="string">
            <text:p>Базовый</text:p>
          </table:table-cell>
          <table:table-cell table:formula="of:=VLOOKUP([.C10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8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08-03" calcext:value-type="date">
            <text:p>2025-08-03</text:p>
          </table:table-cell>
          <table:table-cell office:value-type="float" office:value="66" calcext:value-type="float">
            <text:p>66</text:p>
          </table:table-cell>
          <table:table-cell table:formula="of:=VLOOKUP([.B109]; [$Подписки.A:.E]; 2; 0)" office:value-type="string" office:string-value="Премиум" calcext:value-type="string">
            <text:p>Премиум</text:p>
          </table:table-cell>
          <table:table-cell table:formula="of:=VLOOKUP([.C109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09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11-29" calcext:value-type="date">
            <text:p>2024-11-29</text:p>
          </table:table-cell>
          <table:table-cell office:value-type="float" office:value="79" calcext:value-type="float">
            <text:p>79</text:p>
          </table:table-cell>
          <table:table-cell table:formula="of:=VLOOKUP([.B110]; [$Подписки.A:.E]; 2; 0)" office:value-type="string" office:string-value="Премиум" calcext:value-type="string">
            <text:p>Премиум</text:p>
          </table:table-cell>
          <table:table-cell table:formula="of:=VLOOKUP([.C11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0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5-08-10" calcext:value-type="date">
            <text:p>2025-08-10</text:p>
          </table:table-cell>
          <table:table-cell office:value-type="float" office:value="103" calcext:value-type="float">
            <text:p>103</text:p>
          </table:table-cell>
          <table:table-cell table:formula="of:=VLOOKUP([.B111]; [$Подписки.A:.E]; 2; 0)" office:value-type="string" office:string-value="Базовый" calcext:value-type="string">
            <text:p>Базовый</text:p>
          </table:table-cell>
          <table:table-cell table:formula="of:=VLOOKUP([.C11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1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10-22" calcext:value-type="date">
            <text:p>2024-10-22</text:p>
          </table:table-cell>
          <table:table-cell office:value-type="float" office:value="68" calcext:value-type="float">
            <text:p>68</text:p>
          </table:table-cell>
          <table:table-cell table:formula="of:=VLOOKUP([.B112]; [$Подписки.A:.E]; 2; 0)" office:value-type="string" office:string-value="Премиум" calcext:value-type="string">
            <text:p>Премиум</text:p>
          </table:table-cell>
          <table:table-cell table:formula="of:=VLOOKUP([.C11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2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12-14" calcext:value-type="date">
            <text:p>2024-12-14</text:p>
          </table:table-cell>
          <table:table-cell office:value-type="float" office:value="76" calcext:value-type="float">
            <text:p>76</text:p>
          </table:table-cell>
          <table:table-cell table:formula="of:=VLOOKUP([.B113]; [$Подписки.A:.E]; 2; 0)" office:value-type="string" office:string-value="Базовый" calcext:value-type="string">
            <text:p>Базовый</text:p>
          </table:table-cell>
          <table:table-cell table:formula="of:=VLOOKUP([.C11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3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4-10-17" calcext:value-type="date">
            <text:p>2024-10-17</text:p>
          </table:table-cell>
          <table:table-cell office:value-type="float" office:value="89" calcext:value-type="float">
            <text:p>89</text:p>
          </table:table-cell>
          <table:table-cell table:formula="of:=VLOOKUP([.B114]; [$Подписки.A:.E]; 2; 0)" office:value-type="string" office:string-value="Премиум" calcext:value-type="string">
            <text:p>Премиум</text:p>
          </table:table-cell>
          <table:table-cell table:formula="of:=VLOOKUP([.C11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4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1-13" calcext:value-type="date">
            <text:p>2025-01-13</text:p>
          </table:table-cell>
          <table:table-cell office:value-type="float" office:value="82" calcext:value-type="float">
            <text:p>82</text:p>
          </table:table-cell>
          <table:table-cell table:formula="of:=VLOOKUP([.B115]; [$Подписки.A:.E]; 2; 0)" office:value-type="string" office:string-value="Стандартный" calcext:value-type="string">
            <text:p>Стандартный</text:p>
          </table:table-cell>
          <table:table-cell table:formula="of:=VLOOKUP([.C11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5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4-05-11" calcext:value-type="date">
            <text:p>2024-05-11</text:p>
          </table:table-cell>
          <table:table-cell office:value-type="float" office:value="93" calcext:value-type="float">
            <text:p>93</text:p>
          </table:table-cell>
          <table:table-cell table:formula="of:=VLOOKUP([.B116]; [$Подписки.A:.E]; 2; 0)" office:value-type="string" office:string-value="Базовый" calcext:value-type="string">
            <text:p>Базовый</text:p>
          </table:table-cell>
          <table:table-cell table:formula="of:=VLOOKUP([.C11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6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02-05" calcext:value-type="date">
            <text:p>2025-02-05</text:p>
          </table:table-cell>
          <table:table-cell office:value-type="float" office:value="44" calcext:value-type="float">
            <text:p>44</text:p>
          </table:table-cell>
          <table:table-cell table:formula="of:=VLOOKUP([.B117]; [$Подписки.A:.E]; 2; 0)" office:value-type="string" office:string-value="Стандартный" calcext:value-type="string">
            <text:p>Стандартный</text:p>
          </table:table-cell>
          <table:table-cell table:formula="of:=VLOOKUP([.C11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7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9-07" calcext:value-type="date">
            <text:p>2025-09-07</text:p>
          </table:table-cell>
          <table:table-cell office:value-type="float" office:value="18" calcext:value-type="float">
            <text:p>18</text:p>
          </table:table-cell>
          <table:table-cell table:formula="of:=VLOOKUP([.B118]; [$Подписки.A:.E]; 2; 0)" office:value-type="string" office:string-value="Базовый" calcext:value-type="string">
            <text:p>Базовый</text:p>
          </table:table-cell>
          <table:table-cell table:formula="of:=VLOOKUP([.C11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8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9-28" calcext:value-type="date">
            <text:p>2025-09-28</text:p>
          </table:table-cell>
          <table:table-cell office:value-type="float" office:value="42" calcext:value-type="float">
            <text:p>42</text:p>
          </table:table-cell>
          <table:table-cell table:formula="of:=VLOOKUP([.B119]; [$Подписки.A:.E]; 2; 0)" office:value-type="string" office:string-value="Базовый" calcext:value-type="string">
            <text:p>Базовый</text:p>
          </table:table-cell>
          <table:table-cell table:formula="of:=VLOOKUP([.C11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19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7-28" calcext:value-type="date">
            <text:p>2025-07-28</text:p>
          </table:table-cell>
          <table:table-cell office:value-type="float" office:value="19" calcext:value-type="float">
            <text:p>19</text:p>
          </table:table-cell>
          <table:table-cell table:formula="of:=VLOOKUP([.B120]; [$Подписки.A:.E]; 2; 0)" office:value-type="string" office:string-value="Базовый" calcext:value-type="string">
            <text:p>Базовый</text:p>
          </table:table-cell>
          <table:table-cell table:formula="of:=VLOOKUP([.C12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0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5-24" calcext:value-type="date">
            <text:p>2024-05-24</text:p>
          </table:table-cell>
          <table:table-cell office:value-type="float" office:value="101" calcext:value-type="float">
            <text:p>101</text:p>
          </table:table-cell>
          <table:table-cell table:formula="of:=VLOOKUP([.B121]; [$Подписки.A:.E]; 2; 0)" office:value-type="string" office:string-value="Базовый" calcext:value-type="string">
            <text:p>Базовый</text:p>
          </table:table-cell>
          <table:table-cell table:formula="of:=VLOOKUP([.C12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1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09-07" calcext:value-type="date">
            <text:p>2025-09-07</text:p>
          </table:table-cell>
          <table:table-cell office:value-type="float" office:value="108" calcext:value-type="float">
            <text:p>108</text:p>
          </table:table-cell>
          <table:table-cell table:formula="of:=VLOOKUP([.B122]; [$Подписки.A:.E]; 2; 0)" office:value-type="string" office:string-value="Стандартный" calcext:value-type="string">
            <text:p>Стандартный</text:p>
          </table:table-cell>
          <table:table-cell table:formula="of:=VLOOKUP([.C12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2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7-16" calcext:value-type="date">
            <text:p>2024-07-16</text:p>
          </table:table-cell>
          <table:table-cell office:value-type="float" office:value="10" calcext:value-type="float">
            <text:p>10</text:p>
          </table:table-cell>
          <table:table-cell table:formula="of:=VLOOKUP([.B123]; [$Подписки.A:.E]; 2; 0)" office:value-type="string" office:string-value="Стандартный" calcext:value-type="string">
            <text:p>Стандартный</text:p>
          </table:table-cell>
          <table:table-cell table:formula="of:=VLOOKUP([.C12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3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07</text:p>
          </table:table-cell>
          <table:table-cell table:style-name="ce3" office:value-type="date" office:date-value="2024-06-27" calcext:value-type="date">
            <text:p>2024-06-27</text:p>
          </table:table-cell>
          <table:table-cell office:value-type="float" office:value="76" calcext:value-type="float">
            <text:p>76</text:p>
          </table:table-cell>
          <table:table-cell table:formula="of:=VLOOKUP([.B124]; [$Подписки.A:.E]; 2; 0)" office:value-type="string" office:string-value="Стандартный" calcext:value-type="string">
            <text:p>Стандартный</text:p>
          </table:table-cell>
          <table:table-cell table:formula="of:=VLOOKUP([.C124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4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05-14" calcext:value-type="date">
            <text:p>2025-05-14</text:p>
          </table:table-cell>
          <table:table-cell office:value-type="float" office:value="19" calcext:value-type="float">
            <text:p>19</text:p>
          </table:table-cell>
          <table:table-cell table:formula="of:=VLOOKUP([.B125]; [$Подписки.A:.E]; 2; 0)" office:value-type="string" office:string-value="Стандартный" calcext:value-type="string">
            <text:p>Стандартный</text:p>
          </table:table-cell>
          <table:table-cell table:formula="of:=VLOOKUP([.C12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5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4-22" calcext:value-type="date">
            <text:p>2025-04-22</text:p>
          </table:table-cell>
          <table:table-cell office:value-type="float" office:value="107" calcext:value-type="float">
            <text:p>107</text:p>
          </table:table-cell>
          <table:table-cell table:formula="of:=VLOOKUP([.B126]; [$Подписки.A:.E]; 2; 0)" office:value-type="string" office:string-value="Базовый" calcext:value-type="string">
            <text:p>Базовый</text:p>
          </table:table-cell>
          <table:table-cell table:formula="of:=VLOOKUP([.C12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6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6-05" calcext:value-type="date">
            <text:p>2024-06-05</text:p>
          </table:table-cell>
          <table:table-cell office:value-type="float" office:value="42" calcext:value-type="float">
            <text:p>42</text:p>
          </table:table-cell>
          <table:table-cell table:formula="of:=VLOOKUP([.B127]; [$Подписки.A:.E]; 2; 0)" office:value-type="string" office:string-value="Стандартный" calcext:value-type="string">
            <text:p>Стандартный</text:p>
          </table:table-cell>
          <table:table-cell table:formula="of:=VLOOKUP([.C127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7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5-02-14" calcext:value-type="date">
            <text:p>2025-02-14</text:p>
          </table:table-cell>
          <table:table-cell office:value-type="float" office:value="59" calcext:value-type="float">
            <text:p>59</text:p>
          </table:table-cell>
          <table:table-cell table:formula="of:=VLOOKUP([.B128]; [$Подписки.A:.E]; 2; 0)" office:value-type="string" office:string-value="Стандартный" calcext:value-type="string">
            <text:p>Стандартный</text:p>
          </table:table-cell>
          <table:table-cell table:formula="of:=VLOOKUP([.C128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8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8-20" calcext:value-type="date">
            <text:p>2025-08-20</text:p>
          </table:table-cell>
          <table:table-cell office:value-type="float" office:value="70" calcext:value-type="float">
            <text:p>70</text:p>
          </table:table-cell>
          <table:table-cell table:formula="of:=VLOOKUP([.B129]; [$Подписки.A:.E]; 2; 0)" office:value-type="string" office:string-value="Базовый" calcext:value-type="string">
            <text:p>Базовый</text:p>
          </table:table-cell>
          <table:table-cell table:formula="of:=VLOOKUP([.C12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29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9-26" calcext:value-type="date">
            <text:p>2025-09-26</text:p>
          </table:table-cell>
          <table:table-cell office:value-type="float" office:value="78" calcext:value-type="float">
            <text:p>78</text:p>
          </table:table-cell>
          <table:table-cell table:formula="of:=VLOOKUP([.B130]; [$Подписки.A:.E]; 2; 0)" office:value-type="string" office:string-value="Базовый" calcext:value-type="string">
            <text:p>Базовый</text:p>
          </table:table-cell>
          <table:table-cell table:formula="of:=VLOOKUP([.C13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0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6-07" calcext:value-type="date">
            <text:p>2024-06-07</text:p>
          </table:table-cell>
          <table:table-cell office:value-type="float" office:value="51" calcext:value-type="float">
            <text:p>51</text:p>
          </table:table-cell>
          <table:table-cell table:formula="of:=VLOOKUP([.B131]; [$Подписки.A:.E]; 2; 0)" office:value-type="string" office:string-value="Базовый" calcext:value-type="string">
            <text:p>Базовый</text:p>
          </table:table-cell>
          <table:table-cell table:formula="of:=VLOOKUP([.C13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1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5-11-26" calcext:value-type="date">
            <text:p>2025-11-26</text:p>
          </table:table-cell>
          <table:table-cell office:value-type="float" office:value="19" calcext:value-type="float">
            <text:p>19</text:p>
          </table:table-cell>
          <table:table-cell table:formula="of:=VLOOKUP([.B132]; [$Подписки.A:.E]; 2; 0)" office:value-type="string" office:string-value="Базовый" calcext:value-type="string">
            <text:p>Базовый</text:p>
          </table:table-cell>
          <table:table-cell table:formula="of:=VLOOKUP([.C13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2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09-17" calcext:value-type="date">
            <text:p>2024-09-17</text:p>
          </table:table-cell>
          <table:table-cell office:value-type="float" office:value="33" calcext:value-type="float">
            <text:p>33</text:p>
          </table:table-cell>
          <table:table-cell table:formula="of:=VLOOKUP([.B133]; [$Подписки.A:.E]; 2; 0)" office:value-type="string" office:string-value="Базовый" calcext:value-type="string">
            <text:p>Базовый</text:p>
          </table:table-cell>
          <table:table-cell table:formula="of:=VLOOKUP([.C13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11-15" calcext:value-type="date">
            <text:p>2025-11-15</text:p>
          </table:table-cell>
          <table:table-cell office:value-type="float" office:value="6" calcext:value-type="float">
            <text:p>6</text:p>
          </table:table-cell>
          <table:table-cell table:formula="of:=VLOOKUP([.B134]; [$Подписки.A:.E]; 2; 0)" office:value-type="string" office:string-value="Премиум" calcext:value-type="string">
            <text:p>Премиум</text:p>
          </table:table-cell>
          <table:table-cell table:formula="of:=VLOOKUP([.C13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4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09-18" calcext:value-type="date">
            <text:p>2025-09-18</text:p>
          </table:table-cell>
          <table:table-cell office:value-type="float" office:value="119" calcext:value-type="float">
            <text:p>119</text:p>
          </table:table-cell>
          <table:table-cell table:formula="of:=VLOOKUP([.B135]; [$Подписки.A:.E]; 2; 0)" office:value-type="string" office:string-value="Стандартный" calcext:value-type="string">
            <text:p>Стандартный</text:p>
          </table:table-cell>
          <table:table-cell table:formula="of:=VLOOKUP([.C13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5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10-09" calcext:value-type="date">
            <text:p>2024-10-09</text:p>
          </table:table-cell>
          <table:table-cell office:value-type="float" office:value="73" calcext:value-type="float">
            <text:p>73</text:p>
          </table:table-cell>
          <table:table-cell table:formula="of:=VLOOKUP([.B136]; [$Подписки.A:.E]; 2; 0)" office:value-type="string" office:string-value="Базовый" calcext:value-type="string">
            <text:p>Базовый</text:p>
          </table:table-cell>
          <table:table-cell table:formula="of:=VLOOKUP([.C136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6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78" calcext:value-type="float">
            <text:p>78</text:p>
          </table:table-cell>
          <table:table-cell table:formula="of:=VLOOKUP([.B137]; [$Подписки.A:.E]; 2; 0)" office:value-type="string" office:string-value="Базовый" calcext:value-type="string">
            <text:p>Базовый</text:p>
          </table:table-cell>
          <table:table-cell table:formula="of:=VLOOKUP([.C13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7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5-12-12" calcext:value-type="date">
            <text:p>2025-12-12</text:p>
          </table:table-cell>
          <table:table-cell office:value-type="float" office:value="27" calcext:value-type="float">
            <text:p>27</text:p>
          </table:table-cell>
          <table:table-cell table:formula="of:=VLOOKUP([.B138]; [$Подписки.A:.E]; 2; 0)" office:value-type="string" office:string-value="Премиум" calcext:value-type="string">
            <text:p>Премиум</text:p>
          </table:table-cell>
          <table:table-cell table:formula="of:=VLOOKUP([.C13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8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111" calcext:value-type="float">
            <text:p>111</text:p>
          </table:table-cell>
          <table:table-cell table:formula="of:=VLOOKUP([.B139]; [$Подписки.A:.E]; 2; 0)" office:value-type="string" office:string-value="Премиум" calcext:value-type="string">
            <text:p>Премиум</text:p>
          </table:table-cell>
          <table:table-cell table:formula="of:=VLOOKUP([.C13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39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108" calcext:value-type="float">
            <text:p>108</text:p>
          </table:table-cell>
          <table:table-cell table:formula="of:=VLOOKUP([.B140]; [$Подписки.A:.E]; 2; 0)" office:value-type="string" office:string-value="Базовый" calcext:value-type="string">
            <text:p>Базовый</text:p>
          </table:table-cell>
          <table:table-cell table:formula="of:=VLOOKUP([.C14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0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09-14" calcext:value-type="date">
            <text:p>2025-09-14</text:p>
          </table:table-cell>
          <table:table-cell office:value-type="float" office:value="108" calcext:value-type="float">
            <text:p>108</text:p>
          </table:table-cell>
          <table:table-cell table:formula="of:=VLOOKUP([.B141]; [$Подписки.A:.E]; 2; 0)" office:value-type="string" office:string-value="Базовый" calcext:value-type="string">
            <text:p>Базовый</text:p>
          </table:table-cell>
          <table:table-cell table:formula="of:=VLOOKUP([.C14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1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5-04-04" calcext:value-type="date">
            <text:p>2025-04-04</text:p>
          </table:table-cell>
          <table:table-cell office:value-type="float" office:value="112" calcext:value-type="float">
            <text:p>112</text:p>
          </table:table-cell>
          <table:table-cell table:formula="of:=VLOOKUP([.B142]; [$Подписки.A:.E]; 2; 0)" office:value-type="string" office:string-value="Премиум" calcext:value-type="string">
            <text:p>Премиум</text:p>
          </table:table-cell>
          <table:table-cell table:formula="of:=VLOOKUP([.C14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2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4-05-12" calcext:value-type="date">
            <text:p>2024-05-12</text:p>
          </table:table-cell>
          <table:table-cell office:value-type="float" office:value="41" calcext:value-type="float">
            <text:p>41</text:p>
          </table:table-cell>
          <table:table-cell table:formula="of:=VLOOKUP([.B143]; [$Подписки.A:.E]; 2; 0)" office:value-type="string" office:string-value="Базовый" calcext:value-type="string">
            <text:p>Базовый</text:p>
          </table:table-cell>
          <table:table-cell table:formula="of:=VLOOKUP([.C14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3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1-12" calcext:value-type="date">
            <text:p>2025-01-12</text:p>
          </table:table-cell>
          <table:table-cell office:value-type="float" office:value="13" calcext:value-type="float">
            <text:p>13</text:p>
          </table:table-cell>
          <table:table-cell table:formula="of:=VLOOKUP([.B144]; [$Подписки.A:.E]; 2; 0)" office:value-type="string" office:string-value="Базовый" calcext:value-type="string">
            <text:p>Базовый</text:p>
          </table:table-cell>
          <table:table-cell table:formula="of:=VLOOKUP([.C14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4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5-04-06" calcext:value-type="date">
            <text:p>2025-04-06</text:p>
          </table:table-cell>
          <table:table-cell office:value-type="float" office:value="44" calcext:value-type="float">
            <text:p>44</text:p>
          </table:table-cell>
          <table:table-cell table:formula="of:=VLOOKUP([.B145]; [$Подписки.A:.E]; 2; 0)" office:value-type="string" office:string-value="Стандартный" calcext:value-type="string">
            <text:p>Стандартный</text:p>
          </table:table-cell>
          <table:table-cell table:formula="of:=VLOOKUP([.C14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5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2-10" calcext:value-type="date">
            <text:p>2025-02-10</text:p>
          </table:table-cell>
          <table:table-cell office:value-type="float" office:value="5" calcext:value-type="float">
            <text:p>5</text:p>
          </table:table-cell>
          <table:table-cell table:formula="of:=VLOOKUP([.B146]; [$Подписки.A:.E]; 2; 0)" office:value-type="string" office:string-value="Базовый" calcext:value-type="string">
            <text:p>Базовый</text:p>
          </table:table-cell>
          <table:table-cell table:formula="of:=VLOOKUP([.C14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6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12-11" calcext:value-type="date">
            <text:p>2024-12-11</text:p>
          </table:table-cell>
          <table:table-cell office:value-type="float" office:value="114" calcext:value-type="float">
            <text:p>114</text:p>
          </table:table-cell>
          <table:table-cell table:formula="of:=VLOOKUP([.B147]; [$Подписки.A:.E]; 2; 0)" office:value-type="string" office:string-value="Базовый" calcext:value-type="string">
            <text:p>Базовый</text:p>
          </table:table-cell>
          <table:table-cell table:formula="of:=VLOOKUP([.C14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7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01-01" calcext:value-type="date">
            <text:p>2024-01-01</text:p>
          </table:table-cell>
          <table:table-cell office:value-type="float" office:value="67" calcext:value-type="float">
            <text:p>67</text:p>
          </table:table-cell>
          <table:table-cell table:formula="of:=VLOOKUP([.B148]; [$Подписки.A:.E]; 2; 0)" office:value-type="string" office:string-value="Базовый" calcext:value-type="string">
            <text:p>Базовый</text:p>
          </table:table-cell>
          <table:table-cell table:formula="of:=VLOOKUP([.C14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8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1-05" calcext:value-type="date">
            <text:p>2025-01-05</text:p>
          </table:table-cell>
          <table:table-cell office:value-type="float" office:value="44" calcext:value-type="float">
            <text:p>44</text:p>
          </table:table-cell>
          <table:table-cell table:formula="of:=VLOOKUP([.B149]; [$Подписки.A:.E]; 2; 0)" office:value-type="string" office:string-value="Стандартный" calcext:value-type="string">
            <text:p>Стандартный</text:p>
          </table:table-cell>
          <table:table-cell table:formula="of:=VLOOKUP([.C14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49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3-06" calcext:value-type="date">
            <text:p>2025-03-06</text:p>
          </table:table-cell>
          <table:table-cell office:value-type="float" office:value="77" calcext:value-type="float">
            <text:p>77</text:p>
          </table:table-cell>
          <table:table-cell table:formula="of:=VLOOKUP([.B150]; [$Подписки.A:.E]; 2; 0)" office:value-type="string" office:string-value="Стандартный" calcext:value-type="string">
            <text:p>Стандартный</text:p>
          </table:table-cell>
          <table:table-cell table:formula="of:=VLOOKUP([.C150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0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07-20" calcext:value-type="date">
            <text:p>2024-07-20</text:p>
          </table:table-cell>
          <table:table-cell office:value-type="float" office:value="56" calcext:value-type="float">
            <text:p>56</text:p>
          </table:table-cell>
          <table:table-cell table:formula="of:=VLOOKUP([.B151]; [$Подписки.A:.E]; 2; 0)" office:value-type="string" office:string-value="Премиум" calcext:value-type="string">
            <text:p>Премиум</text:p>
          </table:table-cell>
          <table:table-cell table:formula="of:=VLOOKUP([.C15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1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7-28" calcext:value-type="date">
            <text:p>2025-07-28</text:p>
          </table:table-cell>
          <table:table-cell office:value-type="float" office:value="29" calcext:value-type="float">
            <text:p>29</text:p>
          </table:table-cell>
          <table:table-cell table:formula="of:=VLOOKUP([.B152]; [$Подписки.A:.E]; 2; 0)" office:value-type="string" office:string-value="Стандартный" calcext:value-type="string">
            <text:p>Стандартный</text:p>
          </table:table-cell>
          <table:table-cell table:formula="of:=VLOOKUP([.C15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2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01-20" calcext:value-type="date">
            <text:p>2025-01-20</text:p>
          </table:table-cell>
          <table:table-cell office:value-type="float" office:value="11" calcext:value-type="float">
            <text:p>11</text:p>
          </table:table-cell>
          <table:table-cell table:formula="of:=VLOOKUP([.B153]; [$Подписки.A:.E]; 2; 0)" office:value-type="string" office:string-value="Базовый" calcext:value-type="string">
            <text:p>Базовый</text:p>
          </table:table-cell>
          <table:table-cell table:formula="of:=VLOOKUP([.C15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3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5-02-21" calcext:value-type="date">
            <text:p>2025-02-21</text:p>
          </table:table-cell>
          <table:table-cell office:value-type="float" office:value="95" calcext:value-type="float">
            <text:p>95</text:p>
          </table:table-cell>
          <table:table-cell table:formula="of:=VLOOKUP([.B154]; [$Подписки.A:.E]; 2; 0)" office:value-type="string" office:string-value="Базовый" calcext:value-type="string">
            <text:p>Базовый</text:p>
          </table:table-cell>
          <table:table-cell table:formula="of:=VLOOKUP([.C15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4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6-27" calcext:value-type="date">
            <text:p>2024-06-27</text:p>
          </table:table-cell>
          <table:table-cell office:value-type="float" office:value="58" calcext:value-type="float">
            <text:p>58</text:p>
          </table:table-cell>
          <table:table-cell table:formula="of:=VLOOKUP([.B155]; [$Подписки.A:.E]; 2; 0)" office:value-type="string" office:string-value="Базовый" calcext:value-type="string">
            <text:p>Базовый</text:p>
          </table:table-cell>
          <table:table-cell table:formula="of:=VLOOKUP([.C15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5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6-28" calcext:value-type="date">
            <text:p>2024-06-28</text:p>
          </table:table-cell>
          <table:table-cell office:value-type="float" office:value="74" calcext:value-type="float">
            <text:p>74</text:p>
          </table:table-cell>
          <table:table-cell table:formula="of:=VLOOKUP([.B156]; [$Подписки.A:.E]; 2; 0)" office:value-type="string" office:string-value="Премиум" calcext:value-type="string">
            <text:p>Премиум</text:p>
          </table:table-cell>
          <table:table-cell table:formula="of:=VLOOKUP([.C15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6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6-25" calcext:value-type="date">
            <text:p>2024-06-25</text:p>
          </table:table-cell>
          <table:table-cell office:value-type="float" office:value="33" calcext:value-type="float">
            <text:p>33</text:p>
          </table:table-cell>
          <table:table-cell table:formula="of:=VLOOKUP([.B157]; [$Подписки.A:.E]; 2; 0)" office:value-type="string" office:string-value="Базовый" calcext:value-type="string">
            <text:p>Базовый</text:p>
          </table:table-cell>
          <table:table-cell table:formula="of:=VLOOKUP([.C15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7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10-27" calcext:value-type="date">
            <text:p>2025-10-27</text:p>
          </table:table-cell>
          <table:table-cell office:value-type="float" office:value="32" calcext:value-type="float">
            <text:p>32</text:p>
          </table:table-cell>
          <table:table-cell table:formula="of:=VLOOKUP([.B158]; [$Подписки.A:.E]; 2; 0)" office:value-type="string" office:string-value="Базовый" calcext:value-type="string">
            <text:p>Базовый</text:p>
          </table:table-cell>
          <table:table-cell table:formula="of:=VLOOKUP([.C15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8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109" calcext:value-type="float">
            <text:p>109</text:p>
          </table:table-cell>
          <table:table-cell table:formula="of:=VLOOKUP([.B159]; [$Подписки.A:.E]; 2; 0)" office:value-type="string" office:string-value="Премиум" calcext:value-type="string">
            <text:p>Премиум</text:p>
          </table:table-cell>
          <table:table-cell table:formula="of:=VLOOKUP([.C15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59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09-21" calcext:value-type="date">
            <text:p>2025-09-21</text:p>
          </table:table-cell>
          <table:table-cell office:value-type="float" office:value="90" calcext:value-type="float">
            <text:p>90</text:p>
          </table:table-cell>
          <table:table-cell table:formula="of:=VLOOKUP([.B160]; [$Подписки.A:.E]; 2; 0)" office:value-type="string" office:string-value="Базовый" calcext:value-type="string">
            <text:p>Базовый</text:p>
          </table:table-cell>
          <table:table-cell table:formula="of:=VLOOKUP([.C16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0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12-01" calcext:value-type="date">
            <text:p>2025-12-01</text:p>
          </table:table-cell>
          <table:table-cell office:value-type="float" office:value="108" calcext:value-type="float">
            <text:p>108</text:p>
          </table:table-cell>
          <table:table-cell table:formula="of:=VLOOKUP([.B161]; [$Подписки.A:.E]; 2; 0)" office:value-type="string" office:string-value="Премиум" calcext:value-type="string">
            <text:p>Премиум</text:p>
          </table:table-cell>
          <table:table-cell table:formula="of:=VLOOKUP([.C161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1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98" calcext:value-type="float">
            <text:p>98</text:p>
          </table:table-cell>
          <table:table-cell table:formula="of:=VLOOKUP([.B162]; [$Подписки.A:.E]; 2; 0)" office:value-type="string" office:string-value="Базовый" calcext:value-type="string">
            <text:p>Базовый</text:p>
          </table:table-cell>
          <table:table-cell table:formula="of:=VLOOKUP([.C16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2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12-23" calcext:value-type="date">
            <text:p>2025-12-23</text:p>
          </table:table-cell>
          <table:table-cell office:value-type="float" office:value="66" calcext:value-type="float">
            <text:p>66</text:p>
          </table:table-cell>
          <table:table-cell table:formula="of:=VLOOKUP([.B163]; [$Подписки.A:.E]; 2; 0)" office:value-type="string" office:string-value="Базовый" calcext:value-type="string">
            <text:p>Базовый</text:p>
          </table:table-cell>
          <table:table-cell table:formula="of:=VLOOKUP([.C16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3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10-11" calcext:value-type="date">
            <text:p>2024-10-11</text:p>
          </table:table-cell>
          <table:table-cell office:value-type="float" office:value="53" calcext:value-type="float">
            <text:p>53</text:p>
          </table:table-cell>
          <table:table-cell table:formula="of:=VLOOKUP([.B164]; [$Подписки.A:.E]; 2; 0)" office:value-type="string" office:string-value="Базовый" calcext:value-type="string">
            <text:p>Базовый</text:p>
          </table:table-cell>
          <table:table-cell table:formula="of:=VLOOKUP([.C16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10-12" calcext:value-type="date">
            <text:p>2024-10-12</text:p>
          </table:table-cell>
          <table:table-cell office:value-type="float" office:value="20" calcext:value-type="float">
            <text:p>20</text:p>
          </table:table-cell>
          <table:table-cell table:formula="of:=VLOOKUP([.B165]; [$Подписки.A:.E]; 2; 0)" office:value-type="string" office:string-value="Базовый" calcext:value-type="string">
            <text:p>Базовый</text:p>
          </table:table-cell>
          <table:table-cell table:formula="of:=VLOOKUP([.C16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5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01-18" calcext:value-type="date">
            <text:p>2024-01-18</text:p>
          </table:table-cell>
          <table:table-cell office:value-type="float" office:value="5" calcext:value-type="float">
            <text:p>5</text:p>
          </table:table-cell>
          <table:table-cell table:formula="of:=VLOOKUP([.B166]; [$Подписки.A:.E]; 2; 0)" office:value-type="string" office:string-value="Базовый" calcext:value-type="string">
            <text:p>Базовый</text:p>
          </table:table-cell>
          <table:table-cell table:formula="of:=VLOOKUP([.C166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6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7-12" calcext:value-type="date">
            <text:p>2024-07-12</text:p>
          </table:table-cell>
          <table:table-cell office:value-type="float" office:value="96" calcext:value-type="float">
            <text:p>96</text:p>
          </table:table-cell>
          <table:table-cell table:formula="of:=VLOOKUP([.B167]; [$Подписки.A:.E]; 2; 0)" office:value-type="string" office:string-value="Премиум" calcext:value-type="string">
            <text:p>Премиум</text:p>
          </table:table-cell>
          <table:table-cell table:formula="of:=VLOOKUP([.C16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7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10-05" calcext:value-type="date">
            <text:p>2025-10-05</text:p>
          </table:table-cell>
          <table:table-cell office:value-type="float" office:value="5" calcext:value-type="float">
            <text:p>5</text:p>
          </table:table-cell>
          <table:table-cell table:formula="of:=VLOOKUP([.B168]; [$Подписки.A:.E]; 2; 0)" office:value-type="string" office:string-value="Премиум" calcext:value-type="string">
            <text:p>Премиум</text:p>
          </table:table-cell>
          <table:table-cell table:formula="of:=VLOOKUP([.C16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8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4-02-24" calcext:value-type="date">
            <text:p>2024-02-24</text:p>
          </table:table-cell>
          <table:table-cell office:value-type="float" office:value="107" calcext:value-type="float">
            <text:p>107</text:p>
          </table:table-cell>
          <table:table-cell table:formula="of:=VLOOKUP([.B169]; [$Подписки.A:.E]; 2; 0)" office:value-type="string" office:string-value="Премиум" calcext:value-type="string">
            <text:p>Премиум</text:p>
          </table:table-cell>
          <table:table-cell table:formula="of:=VLOOKUP([.C16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69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4-02" calcext:value-type="date">
            <text:p>2025-04-02</text:p>
          </table:table-cell>
          <table:table-cell office:value-type="float" office:value="87" calcext:value-type="float">
            <text:p>87</text:p>
          </table:table-cell>
          <table:table-cell table:formula="of:=VLOOKUP([.B170]; [$Подписки.A:.E]; 2; 0)" office:value-type="string" office:string-value="Премиум" calcext:value-type="string">
            <text:p>Премиум</text:p>
          </table:table-cell>
          <table:table-cell table:formula="of:=VLOOKUP([.C170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0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4-03-27" calcext:value-type="date">
            <text:p>2024-03-27</text:p>
          </table:table-cell>
          <table:table-cell office:value-type="float" office:value="59" calcext:value-type="float">
            <text:p>59</text:p>
          </table:table-cell>
          <table:table-cell table:formula="of:=VLOOKUP([.B171]; [$Подписки.A:.E]; 2; 0)" office:value-type="string" office:string-value="Стандартный" calcext:value-type="string">
            <text:p>Стандартный</text:p>
          </table:table-cell>
          <table:table-cell table:formula="of:=VLOOKUP([.C17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1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06-26" calcext:value-type="date">
            <text:p>2024-06-26</text:p>
          </table:table-cell>
          <table:table-cell office:value-type="float" office:value="11" calcext:value-type="float">
            <text:p>11</text:p>
          </table:table-cell>
          <table:table-cell table:formula="of:=VLOOKUP([.B172]; [$Подписки.A:.E]; 2; 0)" office:value-type="string" office:string-value="Премиум" calcext:value-type="string">
            <text:p>Премиум</text:p>
          </table:table-cell>
          <table:table-cell table:formula="of:=VLOOKUP([.C17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2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1-08" calcext:value-type="date">
            <text:p>2024-11-08</text:p>
          </table:table-cell>
          <table:table-cell office:value-type="float" office:value="71" calcext:value-type="float">
            <text:p>71</text:p>
          </table:table-cell>
          <table:table-cell table:formula="of:=VLOOKUP([.B173]; [$Подписки.A:.E]; 2; 0)" office:value-type="string" office:string-value="Стандартный" calcext:value-type="string">
            <text:p>Стандартный</text:p>
          </table:table-cell>
          <table:table-cell table:formula="of:=VLOOKUP([.C17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3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03-18" calcext:value-type="date">
            <text:p>2025-03-18</text:p>
          </table:table-cell>
          <table:table-cell office:value-type="float" office:value="76" calcext:value-type="float">
            <text:p>76</text:p>
          </table:table-cell>
          <table:table-cell table:formula="of:=VLOOKUP([.B174]; [$Подписки.A:.E]; 2; 0)" office:value-type="string" office:string-value="Базовый" calcext:value-type="string">
            <text:p>Базовый</text:p>
          </table:table-cell>
          <table:table-cell table:formula="of:=VLOOKUP([.C17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4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4-02-20" calcext:value-type="date">
            <text:p>2024-02-20</text:p>
          </table:table-cell>
          <table:table-cell office:value-type="float" office:value="101" calcext:value-type="float">
            <text:p>101</text:p>
          </table:table-cell>
          <table:table-cell table:formula="of:=VLOOKUP([.B175]; [$Подписки.A:.E]; 2; 0)" office:value-type="string" office:string-value="Стандартный" calcext:value-type="string">
            <text:p>Стандартный</text:p>
          </table:table-cell>
          <table:table-cell table:formula="of:=VLOOKUP([.C17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5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2-21" calcext:value-type="date">
            <text:p>2025-02-21</text:p>
          </table:table-cell>
          <table:table-cell office:value-type="float" office:value="39" calcext:value-type="float">
            <text:p>39</text:p>
          </table:table-cell>
          <table:table-cell table:formula="of:=VLOOKUP([.B176]; [$Подписки.A:.E]; 2; 0)" office:value-type="string" office:string-value="Премиум" calcext:value-type="string">
            <text:p>Премиум</text:p>
          </table:table-cell>
          <table:table-cell table:formula="of:=VLOOKUP([.C17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6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3-18" calcext:value-type="date">
            <text:p>2024-03-18</text:p>
          </table:table-cell>
          <table:table-cell office:value-type="float" office:value="36" calcext:value-type="float">
            <text:p>36</text:p>
          </table:table-cell>
          <table:table-cell table:formula="of:=VLOOKUP([.B177]; [$Подписки.A:.E]; 2; 0)" office:value-type="string" office:string-value="Стандартный" calcext:value-type="string">
            <text:p>Стандартный</text:p>
          </table:table-cell>
          <table:table-cell table:formula="of:=VLOOKUP([.C17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7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3-27" calcext:value-type="date">
            <text:p>2025-03-27</text:p>
          </table:table-cell>
          <table:table-cell office:value-type="float" office:value="41" calcext:value-type="float">
            <text:p>41</text:p>
          </table:table-cell>
          <table:table-cell table:formula="of:=VLOOKUP([.B178]; [$Подписки.A:.E]; 2; 0)" office:value-type="string" office:string-value="Базовый" calcext:value-type="string">
            <text:p>Базовый</text:p>
          </table:table-cell>
          <table:table-cell table:formula="of:=VLOOKUP([.C17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8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01-07" calcext:value-type="date">
            <text:p>2024-01-07</text:p>
          </table:table-cell>
          <table:table-cell office:value-type="float" office:value="78" calcext:value-type="float">
            <text:p>78</text:p>
          </table:table-cell>
          <table:table-cell table:formula="of:=VLOOKUP([.B179]; [$Подписки.A:.E]; 2; 0)" office:value-type="string" office:string-value="Стандартный" calcext:value-type="string">
            <text:p>Стандартный</text:p>
          </table:table-cell>
          <table:table-cell table:formula="of:=VLOOKUP([.C17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79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5-30" calcext:value-type="date">
            <text:p>2024-05-30</text:p>
          </table:table-cell>
          <table:table-cell office:value-type="float" office:value="89" calcext:value-type="float">
            <text:p>89</text:p>
          </table:table-cell>
          <table:table-cell table:formula="of:=VLOOKUP([.B180]; [$Подписки.A:.E]; 2; 0)" office:value-type="string" office:string-value="Базовый" calcext:value-type="string">
            <text:p>Базовый</text:p>
          </table:table-cell>
          <table:table-cell table:formula="of:=VLOOKUP([.C18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0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7-01" calcext:value-type="date">
            <text:p>2025-07-01</text:p>
          </table:table-cell>
          <table:table-cell office:value-type="float" office:value="33" calcext:value-type="float">
            <text:p>33</text:p>
          </table:table-cell>
          <table:table-cell table:formula="of:=VLOOKUP([.B181]; [$Подписки.A:.E]; 2; 0)" office:value-type="string" office:string-value="Премиум" calcext:value-type="string">
            <text:p>Премиум</text:p>
          </table:table-cell>
          <table:table-cell table:formula="of:=VLOOKUP([.C181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1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05-28" calcext:value-type="date">
            <text:p>2025-05-28</text:p>
          </table:table-cell>
          <table:table-cell office:value-type="float" office:value="5" calcext:value-type="float">
            <text:p>5</text:p>
          </table:table-cell>
          <table:table-cell table:formula="of:=VLOOKUP([.B182]; [$Подписки.A:.E]; 2; 0)" office:value-type="string" office:string-value="Премиум" calcext:value-type="string">
            <text:p>Премиум</text:p>
          </table:table-cell>
          <table:table-cell table:formula="of:=VLOOKUP([.C18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2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06-06" calcext:value-type="date">
            <text:p>2025-06-06</text:p>
          </table:table-cell>
          <table:table-cell office:value-type="float" office:value="110" calcext:value-type="float">
            <text:p>110</text:p>
          </table:table-cell>
          <table:table-cell table:formula="of:=VLOOKUP([.B183]; [$Подписки.A:.E]; 2; 0)" office:value-type="string" office:string-value="Премиум" calcext:value-type="string">
            <text:p>Премиум</text:p>
          </table:table-cell>
          <table:table-cell table:formula="of:=VLOOKUP([.C18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3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04-15" calcext:value-type="date">
            <text:p>2025-04-15</text:p>
          </table:table-cell>
          <table:table-cell office:value-type="float" office:value="16" calcext:value-type="float">
            <text:p>16</text:p>
          </table:table-cell>
          <table:table-cell table:formula="of:=VLOOKUP([.B184]; [$Подписки.A:.E]; 2; 0)" office:value-type="string" office:string-value="Базовый" calcext:value-type="string">
            <text:p>Базовый</text:p>
          </table:table-cell>
          <table:table-cell table:formula="of:=VLOOKUP([.C18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4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4-09-12" calcext:value-type="date">
            <text:p>2024-09-12</text:p>
          </table:table-cell>
          <table:table-cell office:value-type="float" office:value="98" calcext:value-type="float">
            <text:p>98</text:p>
          </table:table-cell>
          <table:table-cell table:formula="of:=VLOOKUP([.B185]; [$Подписки.A:.E]; 2; 0)" office:value-type="string" office:string-value="Базовый" calcext:value-type="string">
            <text:p>Базовый</text:p>
          </table:table-cell>
          <table:table-cell table:formula="of:=VLOOKUP([.C18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5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2-22" calcext:value-type="date">
            <text:p>2024-02-22</text:p>
          </table:table-cell>
          <table:table-cell office:value-type="float" office:value="48" calcext:value-type="float">
            <text:p>48</text:p>
          </table:table-cell>
          <table:table-cell table:formula="of:=VLOOKUP([.B186]; [$Подписки.A:.E]; 2; 0)" office:value-type="string" office:string-value="Базовый" calcext:value-type="string">
            <text:p>Базовый</text:p>
          </table:table-cell>
          <table:table-cell table:formula="of:=VLOOKUP([.C18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6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12-29" calcext:value-type="date">
            <text:p>2024-12-29</text:p>
          </table:table-cell>
          <table:table-cell office:value-type="float" office:value="28" calcext:value-type="float">
            <text:p>28</text:p>
          </table:table-cell>
          <table:table-cell table:formula="of:=VLOOKUP([.B187]; [$Подписки.A:.E]; 2; 0)" office:value-type="string" office:string-value="Базовый" calcext:value-type="string">
            <text:p>Базовый</text:p>
          </table:table-cell>
          <table:table-cell table:formula="of:=VLOOKUP([.C18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7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6-06" calcext:value-type="date">
            <text:p>2024-06-06</text:p>
          </table:table-cell>
          <table:table-cell office:value-type="float" office:value="63" calcext:value-type="float">
            <text:p>63</text:p>
          </table:table-cell>
          <table:table-cell table:formula="of:=VLOOKUP([.B188]; [$Подписки.A:.E]; 2; 0)" office:value-type="string" office:string-value="Премиум" calcext:value-type="string">
            <text:p>Премиум</text:p>
          </table:table-cell>
          <table:table-cell table:formula="of:=VLOOKUP([.C18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8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12-21" calcext:value-type="date">
            <text:p>2025-12-21</text:p>
          </table:table-cell>
          <table:table-cell office:value-type="float" office:value="118" calcext:value-type="float">
            <text:p>118</text:p>
          </table:table-cell>
          <table:table-cell table:formula="of:=VLOOKUP([.B189]; [$Подписки.A:.E]; 2; 0)" office:value-type="string" office:string-value="Базовый" calcext:value-type="string">
            <text:p>Базовый</text:p>
          </table:table-cell>
          <table:table-cell table:formula="of:=VLOOKUP([.C18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89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6-04" calcext:value-type="date">
            <text:p>2025-06-04</text:p>
          </table:table-cell>
          <table:table-cell office:value-type="float" office:value="44" calcext:value-type="float">
            <text:p>44</text:p>
          </table:table-cell>
          <table:table-cell table:formula="of:=VLOOKUP([.B190]; [$Подписки.A:.E]; 2; 0)" office:value-type="string" office:string-value="Премиум" calcext:value-type="string">
            <text:p>Премиум</text:p>
          </table:table-cell>
          <table:table-cell table:formula="of:=VLOOKUP([.C19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0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12-24" calcext:value-type="date">
            <text:p>2024-12-24</text:p>
          </table:table-cell>
          <table:table-cell office:value-type="float" office:value="77" calcext:value-type="float">
            <text:p>77</text:p>
          </table:table-cell>
          <table:table-cell table:formula="of:=VLOOKUP([.B191]; [$Подписки.A:.E]; 2; 0)" office:value-type="string" office:string-value="Стандартный" calcext:value-type="string">
            <text:p>Стандартный</text:p>
          </table:table-cell>
          <table:table-cell table:formula="of:=VLOOKUP([.C19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1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10-27" calcext:value-type="date">
            <text:p>2025-10-27</text:p>
          </table:table-cell>
          <table:table-cell office:value-type="float" office:value="62" calcext:value-type="float">
            <text:p>62</text:p>
          </table:table-cell>
          <table:table-cell table:formula="of:=VLOOKUP([.B192]; [$Подписки.A:.E]; 2; 0)" office:value-type="string" office:string-value="Базовый" calcext:value-type="string">
            <text:p>Базовый</text:p>
          </table:table-cell>
          <table:table-cell table:formula="of:=VLOOKUP([.C192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2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5-12-27" calcext:value-type="date">
            <text:p>2025-12-27</text:p>
          </table:table-cell>
          <table:table-cell office:value-type="float" office:value="41" calcext:value-type="float">
            <text:p>41</text:p>
          </table:table-cell>
          <table:table-cell table:formula="of:=VLOOKUP([.B193]; [$Подписки.A:.E]; 2; 0)" office:value-type="string" office:string-value="Базовый" calcext:value-type="string">
            <text:p>Базовый</text:p>
          </table:table-cell>
          <table:table-cell table:formula="of:=VLOOKUP([.C19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3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4-05-25" calcext:value-type="date">
            <text:p>2024-05-25</text:p>
          </table:table-cell>
          <table:table-cell office:value-type="float" office:value="89" calcext:value-type="float">
            <text:p>89</text:p>
          </table:table-cell>
          <table:table-cell table:formula="of:=VLOOKUP([.B194]; [$Подписки.A:.E]; 2; 0)" office:value-type="string" office:string-value="Стандартный" calcext:value-type="string">
            <text:p>Стандартный</text:p>
          </table:table-cell>
          <table:table-cell table:formula="of:=VLOOKUP([.C19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4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2-10" calcext:value-type="date">
            <text:p>2024-02-10</text:p>
          </table:table-cell>
          <table:table-cell office:value-type="float" office:value="42" calcext:value-type="float">
            <text:p>42</text:p>
          </table:table-cell>
          <table:table-cell table:formula="of:=VLOOKUP([.B195]; [$Подписки.A:.E]; 2; 0)" office:value-type="string" office:string-value="Стандартный" calcext:value-type="string">
            <text:p>Стандартный</text:p>
          </table:table-cell>
          <table:table-cell table:formula="of:=VLOOKUP([.C19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5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11-07" calcext:value-type="date">
            <text:p>2025-11-07</text:p>
          </table:table-cell>
          <table:table-cell office:value-type="float" office:value="29" calcext:value-type="float">
            <text:p>29</text:p>
          </table:table-cell>
          <table:table-cell table:formula="of:=VLOOKUP([.B196]; [$Подписки.A:.E]; 2; 0)" office:value-type="string" office:string-value="Стандартный" calcext:value-type="string">
            <text:p>Стандартный</text:p>
          </table:table-cell>
          <table:table-cell table:formula="of:=VLOOKUP([.C19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6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09-20" calcext:value-type="date">
            <text:p>2025-09-20</text:p>
          </table:table-cell>
          <table:table-cell office:value-type="float" office:value="110" calcext:value-type="float">
            <text:p>110</text:p>
          </table:table-cell>
          <table:table-cell table:formula="of:=VLOOKUP([.B197]; [$Подписки.A:.E]; 2; 0)" office:value-type="string" office:string-value="Премиум" calcext:value-type="string">
            <text:p>Премиум</text:p>
          </table:table-cell>
          <table:table-cell table:formula="of:=VLOOKUP([.C19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7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01-27" calcext:value-type="date">
            <text:p>2024-01-27</text:p>
          </table:table-cell>
          <table:table-cell office:value-type="float" office:value="61" calcext:value-type="float">
            <text:p>61</text:p>
          </table:table-cell>
          <table:table-cell table:formula="of:=VLOOKUP([.B198]; [$Подписки.A:.E]; 2; 0)" office:value-type="string" office:string-value="Базовый" calcext:value-type="string">
            <text:p>Базовый</text:p>
          </table:table-cell>
          <table:table-cell table:formula="of:=VLOOKUP([.C19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8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6-16" calcext:value-type="date">
            <text:p>2024-06-16</text:p>
          </table:table-cell>
          <table:table-cell office:value-type="float" office:value="102" calcext:value-type="float">
            <text:p>102</text:p>
          </table:table-cell>
          <table:table-cell table:formula="of:=VLOOKUP([.B199]; [$Подписки.A:.E]; 2; 0)" office:value-type="string" office:string-value="Премиум" calcext:value-type="string">
            <text:p>Премиум</text:p>
          </table:table-cell>
          <table:table-cell table:formula="of:=VLOOKUP([.C19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199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5-03-30" calcext:value-type="date">
            <text:p>2025-03-30</text:p>
          </table:table-cell>
          <table:table-cell office:value-type="float" office:value="14" calcext:value-type="float">
            <text:p>14</text:p>
          </table:table-cell>
          <table:table-cell table:formula="of:=VLOOKUP([.B200]; [$Подписки.A:.E]; 2; 0)" office:value-type="string" office:string-value="Базовый" calcext:value-type="string">
            <text:p>Базовый</text:p>
          </table:table-cell>
          <table:table-cell table:formula="of:=VLOOKUP([.C20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0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4-20" calcext:value-type="date">
            <text:p>2025-04-20</text:p>
          </table:table-cell>
          <table:table-cell office:value-type="float" office:value="66" calcext:value-type="float">
            <text:p>66</text:p>
          </table:table-cell>
          <table:table-cell table:formula="of:=VLOOKUP([.B201]; [$Подписки.A:.E]; 2; 0)" office:value-type="string" office:string-value="Базовый" calcext:value-type="string">
            <text:p>Базовый</text:p>
          </table:table-cell>
          <table:table-cell table:formula="of:=VLOOKUP([.C20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1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5-09" calcext:value-type="date">
            <text:p>2024-05-09</text:p>
          </table:table-cell>
          <table:table-cell office:value-type="float" office:value="58" calcext:value-type="float">
            <text:p>58</text:p>
          </table:table-cell>
          <table:table-cell table:formula="of:=VLOOKUP([.B202]; [$Подписки.A:.E]; 2; 0)" office:value-type="string" office:string-value="Базовый" calcext:value-type="string">
            <text:p>Базовый</text:p>
          </table:table-cell>
          <table:table-cell table:formula="of:=VLOOKUP([.C20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2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11-23" calcext:value-type="date">
            <text:p>2025-11-23</text:p>
          </table:table-cell>
          <table:table-cell office:value-type="float" office:value="40" calcext:value-type="float">
            <text:p>40</text:p>
          </table:table-cell>
          <table:table-cell table:formula="of:=VLOOKUP([.B203]; [$Подписки.A:.E]; 2; 0)" office:value-type="string" office:string-value="Базовый" calcext:value-type="string">
            <text:p>Базовый</text:p>
          </table:table-cell>
          <table:table-cell table:formula="of:=VLOOKUP([.C20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3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15" calcext:value-type="float">
            <text:p>15</text:p>
          </table:table-cell>
          <table:table-cell table:formula="of:=VLOOKUP([.B204]; [$Подписки.A:.E]; 2; 0)" office:value-type="string" office:string-value="Базовый" calcext:value-type="string">
            <text:p>Базовый</text:p>
          </table:table-cell>
          <table:table-cell table:formula="of:=VLOOKUP([.C20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4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5-26" calcext:value-type="date">
            <text:p>2025-05-26</text:p>
          </table:table-cell>
          <table:table-cell office:value-type="float" office:value="40" calcext:value-type="float">
            <text:p>40</text:p>
          </table:table-cell>
          <table:table-cell table:formula="of:=VLOOKUP([.B205]; [$Подписки.A:.E]; 2; 0)" office:value-type="string" office:string-value="Базовый" calcext:value-type="string">
            <text:p>Базовый</text:p>
          </table:table-cell>
          <table:table-cell table:formula="of:=VLOOKUP([.C20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5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8-14" calcext:value-type="date">
            <text:p>2024-08-14</text:p>
          </table:table-cell>
          <table:table-cell office:value-type="float" office:value="58" calcext:value-type="float">
            <text:p>58</text:p>
          </table:table-cell>
          <table:table-cell table:formula="of:=VLOOKUP([.B206]; [$Подписки.A:.E]; 2; 0)" office:value-type="string" office:string-value="Премиум" calcext:value-type="string">
            <text:p>Премиум</text:p>
          </table:table-cell>
          <table:table-cell table:formula="of:=VLOOKUP([.C20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6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9-14" calcext:value-type="date">
            <text:p>2025-09-14</text:p>
          </table:table-cell>
          <table:table-cell office:value-type="float" office:value="28" calcext:value-type="float">
            <text:p>28</text:p>
          </table:table-cell>
          <table:table-cell table:formula="of:=VLOOKUP([.B207]; [$Подписки.A:.E]; 2; 0)" office:value-type="string" office:string-value="Базовый" calcext:value-type="string">
            <text:p>Базовый</text:p>
          </table:table-cell>
          <table:table-cell table:formula="of:=VLOOKUP([.C20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7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4-11-07" calcext:value-type="date">
            <text:p>2024-11-07</text:p>
          </table:table-cell>
          <table:table-cell office:value-type="float" office:value="37" calcext:value-type="float">
            <text:p>37</text:p>
          </table:table-cell>
          <table:table-cell table:formula="of:=VLOOKUP([.B208]; [$Подписки.A:.E]; 2; 0)" office:value-type="string" office:string-value="Базовый" calcext:value-type="string">
            <text:p>Базовый</text:p>
          </table:table-cell>
          <table:table-cell table:formula="of:=VLOOKUP([.C20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8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04-11" calcext:value-type="date">
            <text:p>2025-04-11</text:p>
          </table:table-cell>
          <table:table-cell office:value-type="float" office:value="103" calcext:value-type="float">
            <text:p>103</text:p>
          </table:table-cell>
          <table:table-cell table:formula="of:=VLOOKUP([.B209]; [$Подписки.A:.E]; 2; 0)" office:value-type="string" office:string-value="Базовый" calcext:value-type="string">
            <text:p>Базовый</text:p>
          </table:table-cell>
          <table:table-cell table:formula="of:=VLOOKUP([.C20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09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5-21" calcext:value-type="date">
            <text:p>2025-05-21</text:p>
          </table:table-cell>
          <table:table-cell office:value-type="float" office:value="113" calcext:value-type="float">
            <text:p>113</text:p>
          </table:table-cell>
          <table:table-cell table:formula="of:=VLOOKUP([.B210]; [$Подписки.A:.E]; 2; 0)" office:value-type="string" office:string-value="Премиум" calcext:value-type="string">
            <text:p>Премиум</text:p>
          </table:table-cell>
          <table:table-cell table:formula="of:=VLOOKUP([.C21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70" calcext:value-type="float">
            <text:p>70</text:p>
          </table:table-cell>
          <table:table-cell table:formula="of:=VLOOKUP([.B211]; [$Подписки.A:.E]; 2; 0)" office:value-type="string" office:string-value="Базовый" calcext:value-type="string">
            <text:p>Базовый</text:p>
          </table:table-cell>
          <table:table-cell table:formula="of:=VLOOKUP([.C21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1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10-22" calcext:value-type="date">
            <text:p>2024-10-22</text:p>
          </table:table-cell>
          <table:table-cell office:value-type="float" office:value="21" calcext:value-type="float">
            <text:p>21</text:p>
          </table:table-cell>
          <table:table-cell table:formula="of:=VLOOKUP([.B212]; [$Подписки.A:.E]; 2; 0)" office:value-type="string" office:string-value="Стандартный" calcext:value-type="string">
            <text:p>Стандартный</text:p>
          </table:table-cell>
          <table:table-cell table:formula="of:=VLOOKUP([.C21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2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4-03-01" calcext:value-type="date">
            <text:p>2024-03-01</text:p>
          </table:table-cell>
          <table:table-cell office:value-type="float" office:value="47" calcext:value-type="float">
            <text:p>47</text:p>
          </table:table-cell>
          <table:table-cell table:formula="of:=VLOOKUP([.B213]; [$Подписки.A:.E]; 2; 0)" office:value-type="string" office:string-value="Базовый" calcext:value-type="string">
            <text:p>Базовый</text:p>
          </table:table-cell>
          <table:table-cell table:formula="of:=VLOOKUP([.C21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3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39" calcext:value-type="float">
            <text:p>39</text:p>
          </table:table-cell>
          <table:table-cell table:formula="of:=VLOOKUP([.B214]; [$Подписки.A:.E]; 2; 0)" office:value-type="string" office:string-value="Стандартный" calcext:value-type="string">
            <text:p>Стандартный</text:p>
          </table:table-cell>
          <table:table-cell table:formula="of:=VLOOKUP([.C21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4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5-03-10" calcext:value-type="date">
            <text:p>2025-03-10</text:p>
          </table:table-cell>
          <table:table-cell office:value-type="float" office:value="98" calcext:value-type="float">
            <text:p>98</text:p>
          </table:table-cell>
          <table:table-cell table:formula="of:=VLOOKUP([.B215]; [$Подписки.A:.E]; 2; 0)" office:value-type="string" office:string-value="Премиум" calcext:value-type="string">
            <text:p>Премиум</text:p>
          </table:table-cell>
          <table:table-cell table:formula="of:=VLOOKUP([.C215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5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4-10-01" calcext:value-type="date">
            <text:p>2024-10-01</text:p>
          </table:table-cell>
          <table:table-cell office:value-type="float" office:value="105" calcext:value-type="float">
            <text:p>105</text:p>
          </table:table-cell>
          <table:table-cell table:formula="of:=VLOOKUP([.B216]; [$Подписки.A:.E]; 2; 0)" office:value-type="string" office:string-value="Базовый" calcext:value-type="string">
            <text:p>Базовый</text:p>
          </table:table-cell>
          <table:table-cell table:formula="of:=VLOOKUP([.C21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6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01-17" calcext:value-type="date">
            <text:p>2024-01-17</text:p>
          </table:table-cell>
          <table:table-cell office:value-type="float" office:value="78" calcext:value-type="float">
            <text:p>78</text:p>
          </table:table-cell>
          <table:table-cell table:formula="of:=VLOOKUP([.B217]; [$Подписки.A:.E]; 2; 0)" office:value-type="string" office:string-value="Базовый" calcext:value-type="string">
            <text:p>Базовый</text:p>
          </table:table-cell>
          <table:table-cell table:formula="of:=VLOOKUP([.C21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7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51" calcext:value-type="float">
            <text:p>51</text:p>
          </table:table-cell>
          <table:table-cell table:formula="of:=VLOOKUP([.B218]; [$Подписки.A:.E]; 2; 0)" office:value-type="string" office:string-value="Стандартный" calcext:value-type="string">
            <text:p>Стандартный</text:p>
          </table:table-cell>
          <table:table-cell table:formula="of:=VLOOKUP([.C21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8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8-14" calcext:value-type="date">
            <text:p>2025-08-14</text:p>
          </table:table-cell>
          <table:table-cell office:value-type="float" office:value="92" calcext:value-type="float">
            <text:p>92</text:p>
          </table:table-cell>
          <table:table-cell table:formula="of:=VLOOKUP([.B219]; [$Подписки.A:.E]; 2; 0)" office:value-type="string" office:string-value="Базовый" calcext:value-type="string">
            <text:p>Базовый</text:p>
          </table:table-cell>
          <table:table-cell table:formula="of:=VLOOKUP([.C21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19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10-22" calcext:value-type="date">
            <text:p>2025-10-22</text:p>
          </table:table-cell>
          <table:table-cell office:value-type="float" office:value="85" calcext:value-type="float">
            <text:p>85</text:p>
          </table:table-cell>
          <table:table-cell table:formula="of:=VLOOKUP([.B220]; [$Подписки.A:.E]; 2; 0)" office:value-type="string" office:string-value="Базовый" calcext:value-type="string">
            <text:p>Базовый</text:p>
          </table:table-cell>
          <table:table-cell table:formula="of:=VLOOKUP([.C22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0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12-10" calcext:value-type="date">
            <text:p>2025-12-10</text:p>
          </table:table-cell>
          <table:table-cell office:value-type="float" office:value="76" calcext:value-type="float">
            <text:p>76</text:p>
          </table:table-cell>
          <table:table-cell table:formula="of:=VLOOKUP([.B221]; [$Подписки.A:.E]; 2; 0)" office:value-type="string" office:string-value="Базовый" calcext:value-type="string">
            <text:p>Базовый</text:p>
          </table:table-cell>
          <table:table-cell table:formula="of:=VLOOKUP([.C221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1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3-29" calcext:value-type="date">
            <text:p>2024-03-29</text:p>
          </table:table-cell>
          <table:table-cell office:value-type="float" office:value="16" calcext:value-type="float">
            <text:p>16</text:p>
          </table:table-cell>
          <table:table-cell table:formula="of:=VLOOKUP([.B222]; [$Подписки.A:.E]; 2; 0)" office:value-type="string" office:string-value="Стандартный" calcext:value-type="string">
            <text:p>Стандартный</text:p>
          </table:table-cell>
          <table:table-cell table:formula="of:=VLOOKUP([.C22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2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113" calcext:value-type="float">
            <text:p>113</text:p>
          </table:table-cell>
          <table:table-cell table:formula="of:=VLOOKUP([.B223]; [$Подписки.A:.E]; 2; 0)" office:value-type="string" office:string-value="Стандартный" calcext:value-type="string">
            <text:p>Стандартный</text:p>
          </table:table-cell>
          <table:table-cell table:formula="of:=VLOOKUP([.C22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3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0-14" calcext:value-type="date">
            <text:p>2024-10-14</text:p>
          </table:table-cell>
          <table:table-cell office:value-type="float" office:value="14" calcext:value-type="float">
            <text:p>14</text:p>
          </table:table-cell>
          <table:table-cell table:formula="of:=VLOOKUP([.B224]; [$Подписки.A:.E]; 2; 0)" office:value-type="string" office:string-value="Базовый" calcext:value-type="string">
            <text:p>Базовый</text:p>
          </table:table-cell>
          <table:table-cell table:formula="of:=VLOOKUP([.C22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4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27" calcext:value-type="float">
            <text:p>27</text:p>
          </table:table-cell>
          <table:table-cell table:formula="of:=VLOOKUP([.B225]; [$Подписки.A:.E]; 2; 0)" office:value-type="string" office:string-value="Стандартный" calcext:value-type="string">
            <text:p>Стандартный</text:p>
          </table:table-cell>
          <table:table-cell table:formula="of:=VLOOKUP([.C22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5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03-26" calcext:value-type="date">
            <text:p>2024-03-26</text:p>
          </table:table-cell>
          <table:table-cell office:value-type="float" office:value="11" calcext:value-type="float">
            <text:p>11</text:p>
          </table:table-cell>
          <table:table-cell table:formula="of:=VLOOKUP([.B226]; [$Подписки.A:.E]; 2; 0)" office:value-type="string" office:string-value="Базовый" calcext:value-type="string">
            <text:p>Базовый</text:p>
          </table:table-cell>
          <table:table-cell table:formula="of:=VLOOKUP([.C22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6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09-20" calcext:value-type="date">
            <text:p>2025-09-20</text:p>
          </table:table-cell>
          <table:table-cell office:value-type="float" office:value="11" calcext:value-type="float">
            <text:p>11</text:p>
          </table:table-cell>
          <table:table-cell table:formula="of:=VLOOKUP([.B227]; [$Подписки.A:.E]; 2; 0)" office:value-type="string" office:string-value="Стандартный" calcext:value-type="string">
            <text:p>Стандартный</text:p>
          </table:table-cell>
          <table:table-cell table:formula="of:=VLOOKUP([.C22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7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5-12" calcext:value-type="date">
            <text:p>2025-05-12</text:p>
          </table:table-cell>
          <table:table-cell office:value-type="float" office:value="63" calcext:value-type="float">
            <text:p>63</text:p>
          </table:table-cell>
          <table:table-cell table:formula="of:=VLOOKUP([.B228]; [$Подписки.A:.E]; 2; 0)" office:value-type="string" office:string-value="Базовый" calcext:value-type="string">
            <text:p>Базовый</text:p>
          </table:table-cell>
          <table:table-cell table:formula="of:=VLOOKUP([.C22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8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5-08-16" calcext:value-type="date">
            <text:p>2025-08-16</text:p>
          </table:table-cell>
          <table:table-cell office:value-type="float" office:value="99" calcext:value-type="float">
            <text:p>99</text:p>
          </table:table-cell>
          <table:table-cell table:formula="of:=VLOOKUP([.B229]; [$Подписки.A:.E]; 2; 0)" office:value-type="string" office:string-value="Базовый" calcext:value-type="string">
            <text:p>Базовый</text:p>
          </table:table-cell>
          <table:table-cell table:formula="of:=VLOOKUP([.C22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29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2-05" calcext:value-type="date">
            <text:p>2025-02-05</text:p>
          </table:table-cell>
          <table:table-cell office:value-type="float" office:value="63" calcext:value-type="float">
            <text:p>63</text:p>
          </table:table-cell>
          <table:table-cell table:formula="of:=VLOOKUP([.B230]; [$Подписки.A:.E]; 2; 0)" office:value-type="string" office:string-value="Премиум" calcext:value-type="string">
            <text:p>Премиум</text:p>
          </table:table-cell>
          <table:table-cell table:formula="of:=VLOOKUP([.C23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0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4-06-07" calcext:value-type="date">
            <text:p>2024-06-07</text:p>
          </table:table-cell>
          <table:table-cell office:value-type="float" office:value="28" calcext:value-type="float">
            <text:p>28</text:p>
          </table:table-cell>
          <table:table-cell table:formula="of:=VLOOKUP([.B231]; [$Подписки.A:.E]; 2; 0)" office:value-type="string" office:string-value="Базовый" calcext:value-type="string">
            <text:p>Базовый</text:p>
          </table:table-cell>
          <table:table-cell table:formula="of:=VLOOKUP([.C23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1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table:formula="of:=VLOOKUP([.B232]; [$Подписки.A:.E]; 2; 0)" office:value-type="string" office:string-value="Базовый" calcext:value-type="string">
            <text:p>Базовый</text:p>
          </table:table-cell>
          <table:table-cell table:formula="of:=VLOOKUP([.C23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2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7-01" calcext:value-type="date">
            <text:p>2024-07-01</text:p>
          </table:table-cell>
          <table:table-cell office:value-type="float" office:value="91" calcext:value-type="float">
            <text:p>91</text:p>
          </table:table-cell>
          <table:table-cell table:formula="of:=VLOOKUP([.B233]; [$Подписки.A:.E]; 2; 0)" office:value-type="string" office:string-value="Стандартный" calcext:value-type="string">
            <text:p>Стандартный</text:p>
          </table:table-cell>
          <table:table-cell table:formula="of:=VLOOKUP([.C23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3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8" calcext:value-type="float">
            <text:p>8</text:p>
          </table:table-cell>
          <table:table-cell table:formula="of:=VLOOKUP([.B234]; [$Подписки.A:.E]; 2; 0)" office:value-type="string" office:string-value="Стандартный" calcext:value-type="string">
            <text:p>Стандартный</text:p>
          </table:table-cell>
          <table:table-cell table:formula="of:=VLOOKUP([.C23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4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1-31" calcext:value-type="date">
            <text:p>2025-01-31</text:p>
          </table:table-cell>
          <table:table-cell office:value-type="float" office:value="86" calcext:value-type="float">
            <text:p>86</text:p>
          </table:table-cell>
          <table:table-cell table:formula="of:=VLOOKUP([.B235]; [$Подписки.A:.E]; 2; 0)" office:value-type="string" office:string-value="Стандартный" calcext:value-type="string">
            <text:p>Стандартный</text:p>
          </table:table-cell>
          <table:table-cell table:formula="of:=VLOOKUP([.C235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5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5-07" calcext:value-type="date">
            <text:p>2025-05-07</text:p>
          </table:table-cell>
          <table:table-cell office:value-type="float" office:value="46" calcext:value-type="float">
            <text:p>46</text:p>
          </table:table-cell>
          <table:table-cell table:formula="of:=VLOOKUP([.B236]; [$Подписки.A:.E]; 2; 0)" office:value-type="string" office:string-value="Базовый" calcext:value-type="string">
            <text:p>Базовый</text:p>
          </table:table-cell>
          <table:table-cell table:formula="of:=VLOOKUP([.C23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6-18" calcext:value-type="date">
            <text:p>2024-06-18</text:p>
          </table:table-cell>
          <table:table-cell office:value-type="float" office:value="38" calcext:value-type="float">
            <text:p>38</text:p>
          </table:table-cell>
          <table:table-cell table:formula="of:=VLOOKUP([.B237]; [$Подписки.A:.E]; 2; 0)" office:value-type="string" office:string-value="Стандартный" calcext:value-type="string">
            <text:p>Стандартный</text:p>
          </table:table-cell>
          <table:table-cell table:formula="of:=VLOOKUP([.C23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7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22" calcext:value-type="float">
            <text:p>22</text:p>
          </table:table-cell>
          <table:table-cell table:formula="of:=VLOOKUP([.B238]; [$Подписки.A:.E]; 2; 0)" office:value-type="string" office:string-value="Стандартный" calcext:value-type="string">
            <text:p>Стандартный</text:p>
          </table:table-cell>
          <table:table-cell table:formula="of:=VLOOKUP([.C238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8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50" calcext:value-type="float">
            <text:p>50</text:p>
          </table:table-cell>
          <table:table-cell table:formula="of:=VLOOKUP([.B239]; [$Подписки.A:.E]; 2; 0)" office:value-type="string" office:string-value="Базовый" calcext:value-type="string">
            <text:p>Базовый</text:p>
          </table:table-cell>
          <table:table-cell table:formula="of:=VLOOKUP([.C23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39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4-21" calcext:value-type="date">
            <text:p>2025-04-21</text:p>
          </table:table-cell>
          <table:table-cell office:value-type="float" office:value="66" calcext:value-type="float">
            <text:p>66</text:p>
          </table:table-cell>
          <table:table-cell table:formula="of:=VLOOKUP([.B240]; [$Подписки.A:.E]; 2; 0)" office:value-type="string" office:string-value="Базовый" calcext:value-type="string">
            <text:p>Базовый</text:p>
          </table:table-cell>
          <table:table-cell table:formula="of:=VLOOKUP([.C24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0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3-15" calcext:value-type="date">
            <text:p>2025-03-15</text:p>
          </table:table-cell>
          <table:table-cell office:value-type="float" office:value="112" calcext:value-type="float">
            <text:p>112</text:p>
          </table:table-cell>
          <table:table-cell table:formula="of:=VLOOKUP([.B241]; [$Подписки.A:.E]; 2; 0)" office:value-type="string" office:string-value="Стандартный" calcext:value-type="string">
            <text:p>Стандартный</text:p>
          </table:table-cell>
          <table:table-cell table:formula="of:=VLOOKUP([.C24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1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12-24" calcext:value-type="date">
            <text:p>2024-12-24</text:p>
          </table:table-cell>
          <table:table-cell office:value-type="float" office:value="88" calcext:value-type="float">
            <text:p>88</text:p>
          </table:table-cell>
          <table:table-cell table:formula="of:=VLOOKUP([.B242]; [$Подписки.A:.E]; 2; 0)" office:value-type="string" office:string-value="Базовый" calcext:value-type="string">
            <text:p>Базовый</text:p>
          </table:table-cell>
          <table:table-cell table:formula="of:=VLOOKUP([.C24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2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11-19" calcext:value-type="date">
            <text:p>2025-11-19</text:p>
          </table:table-cell>
          <table:table-cell office:value-type="float" office:value="7" calcext:value-type="float">
            <text:p>7</text:p>
          </table:table-cell>
          <table:table-cell table:formula="of:=VLOOKUP([.B243]; [$Подписки.A:.E]; 2; 0)" office:value-type="string" office:string-value="Стандартный" calcext:value-type="string">
            <text:p>Стандартный</text:p>
          </table:table-cell>
          <table:table-cell table:formula="of:=VLOOKUP([.C24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3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1-10" calcext:value-type="date">
            <text:p>2025-01-10</text:p>
          </table:table-cell>
          <table:table-cell office:value-type="float" office:value="34" calcext:value-type="float">
            <text:p>34</text:p>
          </table:table-cell>
          <table:table-cell table:formula="of:=VLOOKUP([.B244]; [$Подписки.A:.E]; 2; 0)" office:value-type="string" office:string-value="Базовый" calcext:value-type="string">
            <text:p>Базовый</text:p>
          </table:table-cell>
          <table:table-cell table:formula="of:=VLOOKUP([.C24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4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4-10-19" calcext:value-type="date">
            <text:p>2024-10-19</text:p>
          </table:table-cell>
          <table:table-cell office:value-type="float" office:value="29" calcext:value-type="float">
            <text:p>29</text:p>
          </table:table-cell>
          <table:table-cell table:formula="of:=VLOOKUP([.B245]; [$Подписки.A:.E]; 2; 0)" office:value-type="string" office:string-value="Базовый" calcext:value-type="string">
            <text:p>Базовый</text:p>
          </table:table-cell>
          <table:table-cell table:formula="of:=VLOOKUP([.C24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5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8-07" calcext:value-type="date">
            <text:p>2025-08-07</text:p>
          </table:table-cell>
          <table:table-cell office:value-type="float" office:value="19" calcext:value-type="float">
            <text:p>19</text:p>
          </table:table-cell>
          <table:table-cell table:formula="of:=VLOOKUP([.B246]; [$Подписки.A:.E]; 2; 0)" office:value-type="string" office:string-value="Премиум" calcext:value-type="string">
            <text:p>Премиум</text:p>
          </table:table-cell>
          <table:table-cell table:formula="of:=VLOOKUP([.C24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6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5-19" calcext:value-type="date">
            <text:p>2024-05-19</text:p>
          </table:table-cell>
          <table:table-cell office:value-type="float" office:value="63" calcext:value-type="float">
            <text:p>63</text:p>
          </table:table-cell>
          <table:table-cell table:formula="of:=VLOOKUP([.B247]; [$Подписки.A:.E]; 2; 0)" office:value-type="string" office:string-value="Базовый" calcext:value-type="string">
            <text:p>Базовый</text:p>
          </table:table-cell>
          <table:table-cell table:formula="of:=VLOOKUP([.C24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7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5-01-14" calcext:value-type="date">
            <text:p>2025-01-14</text:p>
          </table:table-cell>
          <table:table-cell office:value-type="float" office:value="74" calcext:value-type="float">
            <text:p>74</text:p>
          </table:table-cell>
          <table:table-cell table:formula="of:=VLOOKUP([.B248]; [$Подписки.A:.E]; 2; 0)" office:value-type="string" office:string-value="Стандартный" calcext:value-type="string">
            <text:p>Стандартный</text:p>
          </table:table-cell>
          <table:table-cell table:formula="of:=VLOOKUP([.C24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8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11-14" calcext:value-type="date">
            <text:p>2024-11-14</text:p>
          </table:table-cell>
          <table:table-cell office:value-type="float" office:value="50" calcext:value-type="float">
            <text:p>50</text:p>
          </table:table-cell>
          <table:table-cell table:formula="of:=VLOOKUP([.B249]; [$Подписки.A:.E]; 2; 0)" office:value-type="string" office:string-value="Стандартный" calcext:value-type="string">
            <text:p>Стандартный</text:p>
          </table:table-cell>
          <table:table-cell table:formula="of:=VLOOKUP([.C24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49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4-03-02" calcext:value-type="date">
            <text:p>2024-03-02</text:p>
          </table:table-cell>
          <table:table-cell office:value-type="float" office:value="81" calcext:value-type="float">
            <text:p>81</text:p>
          </table:table-cell>
          <table:table-cell table:formula="of:=VLOOKUP([.B250]; [$Подписки.A:.E]; 2; 0)" office:value-type="string" office:string-value="Базовый" calcext:value-type="string">
            <text:p>Базовый</text:p>
          </table:table-cell>
          <table:table-cell table:formula="of:=VLOOKUP([.C25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5-12-11" calcext:value-type="date">
            <text:p>2025-12-11</text:p>
          </table:table-cell>
          <table:table-cell office:value-type="float" office:value="56" calcext:value-type="float">
            <text:p>56</text:p>
          </table:table-cell>
          <table:table-cell table:formula="of:=VLOOKUP([.B251]; [$Подписки.A:.E]; 2; 0)" office:value-type="string" office:string-value="Базовый" calcext:value-type="string">
            <text:p>Базовый</text:p>
          </table:table-cell>
          <table:table-cell table:formula="of:=VLOOKUP([.C25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1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8-06" calcext:value-type="date">
            <text:p>2025-08-06</text:p>
          </table:table-cell>
          <table:table-cell office:value-type="float" office:value="24" calcext:value-type="float">
            <text:p>24</text:p>
          </table:table-cell>
          <table:table-cell table:formula="of:=VLOOKUP([.B252]; [$Подписки.A:.E]; 2; 0)" office:value-type="string" office:string-value="Базовый" calcext:value-type="string">
            <text:p>Базовый</text:p>
          </table:table-cell>
          <table:table-cell table:formula="of:=VLOOKUP([.C25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2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4-11-05" calcext:value-type="date">
            <text:p>2024-11-05</text:p>
          </table:table-cell>
          <table:table-cell office:value-type="float" office:value="119" calcext:value-type="float">
            <text:p>119</text:p>
          </table:table-cell>
          <table:table-cell table:formula="of:=VLOOKUP([.B253]; [$Подписки.A:.E]; 2; 0)" office:value-type="string" office:string-value="Стандартный" calcext:value-type="string">
            <text:p>Стандартный</text:p>
          </table:table-cell>
          <table:table-cell table:formula="of:=VLOOKUP([.C25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3</text:p>
          </table:table-cell>
          <table:table-cell office:value-type="string" calcext:value-type="string">
            <text:p>A074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8-05" calcext:value-type="date">
            <text:p>2024-08-05</text:p>
          </table:table-cell>
          <table:table-cell office:value-type="float" office:value="45" calcext:value-type="float">
            <text:p>45</text:p>
          </table:table-cell>
          <table:table-cell table:formula="of:=VLOOKUP([.B254]; [$Подписки.A:.E]; 2; 0)" office:value-type="string" office:string-value="Премиум" calcext:value-type="string">
            <text:p>Премиум</text:p>
          </table:table-cell>
          <table:table-cell table:formula="of:=VLOOKUP([.C25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4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5-05-31" calcext:value-type="date">
            <text:p>2025-05-31</text:p>
          </table:table-cell>
          <table:table-cell office:value-type="float" office:value="9" calcext:value-type="float">
            <text:p>9</text:p>
          </table:table-cell>
          <table:table-cell table:formula="of:=VLOOKUP([.B255]; [$Подписки.A:.E]; 2; 0)" office:value-type="string" office:string-value="Премиум" calcext:value-type="string">
            <text:p>Премиум</text:p>
          </table:table-cell>
          <table:table-cell table:formula="of:=VLOOKUP([.C25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5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5-12-27" calcext:value-type="date">
            <text:p>2025-12-27</text:p>
          </table:table-cell>
          <table:table-cell office:value-type="float" office:value="53" calcext:value-type="float">
            <text:p>53</text:p>
          </table:table-cell>
          <table:table-cell table:formula="of:=VLOOKUP([.B256]; [$Подписки.A:.E]; 2; 0)" office:value-type="string" office:string-value="Стандартный" calcext:value-type="string">
            <text:p>Стандартный</text:p>
          </table:table-cell>
          <table:table-cell table:formula="of:=VLOOKUP([.C25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6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1-20" calcext:value-type="date">
            <text:p>2024-01-20</text:p>
          </table:table-cell>
          <table:table-cell office:value-type="float" office:value="117" calcext:value-type="float">
            <text:p>117</text:p>
          </table:table-cell>
          <table:table-cell table:formula="of:=VLOOKUP([.B257]; [$Подписки.A:.E]; 2; 0)" office:value-type="string" office:string-value="Базовый" calcext:value-type="string">
            <text:p>Базовый</text:p>
          </table:table-cell>
          <table:table-cell table:formula="of:=VLOOKUP([.C25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7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11-20" calcext:value-type="date">
            <text:p>2025-11-20</text:p>
          </table:table-cell>
          <table:table-cell office:value-type="float" office:value="86" calcext:value-type="float">
            <text:p>86</text:p>
          </table:table-cell>
          <table:table-cell table:formula="of:=VLOOKUP([.B258]; [$Подписки.A:.E]; 2; 0)" office:value-type="string" office:string-value="Стандартный" calcext:value-type="string">
            <text:p>Стандартный</text:p>
          </table:table-cell>
          <table:table-cell table:formula="of:=VLOOKUP([.C258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8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8-03" calcext:value-type="date">
            <text:p>2024-08-03</text:p>
          </table:table-cell>
          <table:table-cell office:value-type="float" office:value="7" calcext:value-type="float">
            <text:p>7</text:p>
          </table:table-cell>
          <table:table-cell table:formula="of:=VLOOKUP([.B259]; [$Подписки.A:.E]; 2; 0)" office:value-type="string" office:string-value="Базовый" calcext:value-type="string">
            <text:p>Базовый</text:p>
          </table:table-cell>
          <table:table-cell table:formula="of:=VLOOKUP([.C25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59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4-29" calcext:value-type="date">
            <text:p>2024-04-29</text:p>
          </table:table-cell>
          <table:table-cell office:value-type="float" office:value="115" calcext:value-type="float">
            <text:p>115</text:p>
          </table:table-cell>
          <table:table-cell table:formula="of:=VLOOKUP([.B260]; [$Подписки.A:.E]; 2; 0)" office:value-type="string" office:string-value="Базовый" calcext:value-type="string">
            <text:p>Базовый</text:p>
          </table:table-cell>
          <table:table-cell table:formula="of:=VLOOKUP([.C26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0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5-08-02" calcext:value-type="date">
            <text:p>2025-08-02</text:p>
          </table:table-cell>
          <table:table-cell office:value-type="float" office:value="18" calcext:value-type="float">
            <text:p>18</text:p>
          </table:table-cell>
          <table:table-cell table:formula="of:=VLOOKUP([.B261]; [$Подписки.A:.E]; 2; 0)" office:value-type="string" office:string-value="Премиум" calcext:value-type="string">
            <text:p>Премиум</text:p>
          </table:table-cell>
          <table:table-cell table:formula="of:=VLOOKUP([.C26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1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9-08" calcext:value-type="date">
            <text:p>2025-09-08</text:p>
          </table:table-cell>
          <table:table-cell office:value-type="float" office:value="60" calcext:value-type="float">
            <text:p>60</text:p>
          </table:table-cell>
          <table:table-cell table:formula="of:=VLOOKUP([.B262]; [$Подписки.A:.E]; 2; 0)" office:value-type="string" office:string-value="Базовый" calcext:value-type="string">
            <text:p>Базовый</text:p>
          </table:table-cell>
          <table:table-cell table:formula="of:=VLOOKUP([.C26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2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6-24" calcext:value-type="date">
            <text:p>2025-06-24</text:p>
          </table:table-cell>
          <table:table-cell office:value-type="float" office:value="13" calcext:value-type="float">
            <text:p>13</text:p>
          </table:table-cell>
          <table:table-cell table:formula="of:=VLOOKUP([.B263]; [$Подписки.A:.E]; 2; 0)" office:value-type="string" office:string-value="Стандартный" calcext:value-type="string">
            <text:p>Стандартный</text:p>
          </table:table-cell>
          <table:table-cell table:formula="of:=VLOOKUP([.C26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3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11-27" calcext:value-type="date">
            <text:p>2024-11-27</text:p>
          </table:table-cell>
          <table:table-cell office:value-type="float" office:value="46" calcext:value-type="float">
            <text:p>46</text:p>
          </table:table-cell>
          <table:table-cell table:formula="of:=VLOOKUP([.B264]; [$Подписки.A:.E]; 2; 0)" office:value-type="string" office:string-value="Стандартный" calcext:value-type="string">
            <text:p>Стандартный</text:p>
          </table:table-cell>
          <table:table-cell table:formula="of:=VLOOKUP([.C26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4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4-02-09" calcext:value-type="date">
            <text:p>2024-02-09</text:p>
          </table:table-cell>
          <table:table-cell office:value-type="float" office:value="29" calcext:value-type="float">
            <text:p>29</text:p>
          </table:table-cell>
          <table:table-cell table:formula="of:=VLOOKUP([.B265]; [$Подписки.A:.E]; 2; 0)" office:value-type="string" office:string-value="Базовый" calcext:value-type="string">
            <text:p>Базовый</text:p>
          </table:table-cell>
          <table:table-cell table:formula="of:=VLOOKUP([.C26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5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4-08-13" calcext:value-type="date">
            <text:p>2024-08-13</text:p>
          </table:table-cell>
          <table:table-cell office:value-type="float" office:value="92" calcext:value-type="float">
            <text:p>92</text:p>
          </table:table-cell>
          <table:table-cell table:formula="of:=VLOOKUP([.B266]; [$Подписки.A:.E]; 2; 0)" office:value-type="string" office:string-value="Стандартный" calcext:value-type="string">
            <text:p>Стандартный</text:p>
          </table:table-cell>
          <table:table-cell table:formula="of:=VLOOKUP([.C26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6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11-23" calcext:value-type="date">
            <text:p>2024-11-23</text:p>
          </table:table-cell>
          <table:table-cell office:value-type="float" office:value="9" calcext:value-type="float">
            <text:p>9</text:p>
          </table:table-cell>
          <table:table-cell table:formula="of:=VLOOKUP([.B267]; [$Подписки.A:.E]; 2; 0)" office:value-type="string" office:string-value="Базовый" calcext:value-type="string">
            <text:p>Базовый</text:p>
          </table:table-cell>
          <table:table-cell table:formula="of:=VLOOKUP([.C26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7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5-03-29" calcext:value-type="date">
            <text:p>2025-03-29</text:p>
          </table:table-cell>
          <table:table-cell office:value-type="float" office:value="41" calcext:value-type="float">
            <text:p>41</text:p>
          </table:table-cell>
          <table:table-cell table:formula="of:=VLOOKUP([.B268]; [$Подписки.A:.E]; 2; 0)" office:value-type="string" office:string-value="Премиум" calcext:value-type="string">
            <text:p>Премиум</text:p>
          </table:table-cell>
          <table:table-cell table:formula="of:=VLOOKUP([.C26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8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8-15" calcext:value-type="date">
            <text:p>2025-08-15</text:p>
          </table:table-cell>
          <table:table-cell office:value-type="float" office:value="118" calcext:value-type="float">
            <text:p>118</text:p>
          </table:table-cell>
          <table:table-cell table:formula="of:=VLOOKUP([.B269]; [$Подписки.A:.E]; 2; 0)" office:value-type="string" office:string-value="Премиум" calcext:value-type="string">
            <text:p>Премиум</text:p>
          </table:table-cell>
          <table:table-cell table:formula="of:=VLOOKUP([.C26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69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8-11" calcext:value-type="date">
            <text:p>2024-08-11</text:p>
          </table:table-cell>
          <table:table-cell office:value-type="float" office:value="66" calcext:value-type="float">
            <text:p>66</text:p>
          </table:table-cell>
          <table:table-cell table:formula="of:=VLOOKUP([.B270]; [$Подписки.A:.E]; 2; 0)" office:value-type="string" office:string-value="Базовый" calcext:value-type="string">
            <text:p>Базовый</text:p>
          </table:table-cell>
          <table:table-cell table:formula="of:=VLOOKUP([.C27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0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4-11-18" calcext:value-type="date">
            <text:p>2024-11-18</text:p>
          </table:table-cell>
          <table:table-cell office:value-type="float" office:value="60" calcext:value-type="float">
            <text:p>60</text:p>
          </table:table-cell>
          <table:table-cell table:formula="of:=VLOOKUP([.B271]; [$Подписки.A:.E]; 2; 0)" office:value-type="string" office:string-value="Стандартный" calcext:value-type="string">
            <text:p>Стандартный</text:p>
          </table:table-cell>
          <table:table-cell table:formula="of:=VLOOKUP([.C27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1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2-09" calcext:value-type="date">
            <text:p>2024-02-09</text:p>
          </table:table-cell>
          <table:table-cell office:value-type="float" office:value="95" calcext:value-type="float">
            <text:p>95</text:p>
          </table:table-cell>
          <table:table-cell table:formula="of:=VLOOKUP([.B272]; [$Подписки.A:.E]; 2; 0)" office:value-type="string" office:string-value="Базовый" calcext:value-type="string">
            <text:p>Базовый</text:p>
          </table:table-cell>
          <table:table-cell table:formula="of:=VLOOKUP([.C27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2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9-18" calcext:value-type="date">
            <text:p>2024-09-18</text:p>
          </table:table-cell>
          <table:table-cell office:value-type="float" office:value="92" calcext:value-type="float">
            <text:p>92</text:p>
          </table:table-cell>
          <table:table-cell table:formula="of:=VLOOKUP([.B273]; [$Подписки.A:.E]; 2; 0)" office:value-type="string" office:string-value="Базовый" calcext:value-type="string">
            <text:p>Базовый</text:p>
          </table:table-cell>
          <table:table-cell table:formula="of:=VLOOKUP([.C27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3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4-06-16" calcext:value-type="date">
            <text:p>2024-06-16</text:p>
          </table:table-cell>
          <table:table-cell office:value-type="float" office:value="96" calcext:value-type="float">
            <text:p>96</text:p>
          </table:table-cell>
          <table:table-cell table:formula="of:=VLOOKUP([.B274]; [$Подписки.A:.E]; 2; 0)" office:value-type="string" office:string-value="Премиум" calcext:value-type="string">
            <text:p>Премиум</text:p>
          </table:table-cell>
          <table:table-cell table:formula="of:=VLOOKUP([.C27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4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52" calcext:value-type="float">
            <text:p>52</text:p>
          </table:table-cell>
          <table:table-cell table:formula="of:=VLOOKUP([.B275]; [$Подписки.A:.E]; 2; 0)" office:value-type="string" office:string-value="Базовый" calcext:value-type="string">
            <text:p>Базовый</text:p>
          </table:table-cell>
          <table:table-cell table:formula="of:=VLOOKUP([.C27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5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12-28" calcext:value-type="date">
            <text:p>2024-12-28</text:p>
          </table:table-cell>
          <table:table-cell office:value-type="float" office:value="49" calcext:value-type="float">
            <text:p>49</text:p>
          </table:table-cell>
          <table:table-cell table:formula="of:=VLOOKUP([.B276]; [$Подписки.A:.E]; 2; 0)" office:value-type="string" office:string-value="Базовый" calcext:value-type="string">
            <text:p>Базовый</text:p>
          </table:table-cell>
          <table:table-cell table:formula="of:=VLOOKUP([.C276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6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06-18" calcext:value-type="date">
            <text:p>2024-06-18</text:p>
          </table:table-cell>
          <table:table-cell office:value-type="float" office:value="104" calcext:value-type="float">
            <text:p>104</text:p>
          </table:table-cell>
          <table:table-cell table:formula="of:=VLOOKUP([.B277]; [$Подписки.A:.E]; 2; 0)" office:value-type="string" office:string-value="Премиум" calcext:value-type="string">
            <text:p>Премиум</text:p>
          </table:table-cell>
          <table:table-cell table:formula="of:=VLOOKUP([.C27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7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02-25" calcext:value-type="date">
            <text:p>2025-02-25</text:p>
          </table:table-cell>
          <table:table-cell office:value-type="float" office:value="64" calcext:value-type="float">
            <text:p>64</text:p>
          </table:table-cell>
          <table:table-cell table:formula="of:=VLOOKUP([.B278]; [$Подписки.A:.E]; 2; 0)" office:value-type="string" office:string-value="Базовый" calcext:value-type="string">
            <text:p>Базовый</text:p>
          </table:table-cell>
          <table:table-cell table:formula="of:=VLOOKUP([.C278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8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7-10" calcext:value-type="date">
            <text:p>2025-07-10</text:p>
          </table:table-cell>
          <table:table-cell office:value-type="float" office:value="62" calcext:value-type="float">
            <text:p>62</text:p>
          </table:table-cell>
          <table:table-cell table:formula="of:=VLOOKUP([.B279]; [$Подписки.A:.E]; 2; 0)" office:value-type="string" office:string-value="Базовый" calcext:value-type="string">
            <text:p>Базовый</text:p>
          </table:table-cell>
          <table:table-cell table:formula="of:=VLOOKUP([.C27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79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float" office:value="14" calcext:value-type="float">
            <text:p>14</text:p>
          </table:table-cell>
          <table:table-cell table:formula="of:=VLOOKUP([.B280]; [$Подписки.A:.E]; 2; 0)" office:value-type="string" office:string-value="Премиум" calcext:value-type="string">
            <text:p>Премиум</text:p>
          </table:table-cell>
          <table:table-cell table:formula="of:=VLOOKUP([.C28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0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5-10-31" calcext:value-type="date">
            <text:p>2025-10-31</text:p>
          </table:table-cell>
          <table:table-cell office:value-type="float" office:value="43" calcext:value-type="float">
            <text:p>43</text:p>
          </table:table-cell>
          <table:table-cell table:formula="of:=VLOOKUP([.B281]; [$Подписки.A:.E]; 2; 0)" office:value-type="string" office:string-value="Базовый" calcext:value-type="string">
            <text:p>Базовый</text:p>
          </table:table-cell>
          <table:table-cell table:formula="of:=VLOOKUP([.C28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1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12-21" calcext:value-type="date">
            <text:p>2024-12-21</text:p>
          </table:table-cell>
          <table:table-cell office:value-type="float" office:value="6" calcext:value-type="float">
            <text:p>6</text:p>
          </table:table-cell>
          <table:table-cell table:formula="of:=VLOOKUP([.B282]; [$Подписки.A:.E]; 2; 0)" office:value-type="string" office:string-value="Премиум" calcext:value-type="string">
            <text:p>Премиум</text:p>
          </table:table-cell>
          <table:table-cell table:formula="of:=VLOOKUP([.C28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2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06-07" calcext:value-type="date">
            <text:p>2025-06-07</text:p>
          </table:table-cell>
          <table:table-cell office:value-type="float" office:value="43" calcext:value-type="float">
            <text:p>43</text:p>
          </table:table-cell>
          <table:table-cell table:formula="of:=VLOOKUP([.B283]; [$Подписки.A:.E]; 2; 0)" office:value-type="string" office:string-value="Премиум" calcext:value-type="string">
            <text:p>Премиум</text:p>
          </table:table-cell>
          <table:table-cell table:formula="of:=VLOOKUP([.C28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3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06-08" calcext:value-type="date">
            <text:p>2025-06-08</text:p>
          </table:table-cell>
          <table:table-cell office:value-type="float" office:value="50" calcext:value-type="float">
            <text:p>50</text:p>
          </table:table-cell>
          <table:table-cell table:formula="of:=VLOOKUP([.B284]; [$Подписки.A:.E]; 2; 0)" office:value-type="string" office:string-value="Стандартный" calcext:value-type="string">
            <text:p>Стандартный</text:p>
          </table:table-cell>
          <table:table-cell table:formula="of:=VLOOKUP([.C28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4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12-25" calcext:value-type="date">
            <text:p>2024-12-25</text:p>
          </table:table-cell>
          <table:table-cell office:value-type="float" office:value="99" calcext:value-type="float">
            <text:p>99</text:p>
          </table:table-cell>
          <table:table-cell table:formula="of:=VLOOKUP([.B285]; [$Подписки.A:.E]; 2; 0)" office:value-type="string" office:string-value="Стандартный" calcext:value-type="string">
            <text:p>Стандартный</text:p>
          </table:table-cell>
          <table:table-cell table:formula="of:=VLOOKUP([.C28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5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03-23" calcext:value-type="date">
            <text:p>2025-03-23</text:p>
          </table:table-cell>
          <table:table-cell office:value-type="float" office:value="92" calcext:value-type="float">
            <text:p>92</text:p>
          </table:table-cell>
          <table:table-cell table:formula="of:=VLOOKUP([.B286]; [$Подписки.A:.E]; 2; 0)" office:value-type="string" office:string-value="Базовый" calcext:value-type="string">
            <text:p>Базовый</text:p>
          </table:table-cell>
          <table:table-cell table:formula="of:=VLOOKUP([.C28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6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4-11" calcext:value-type="date">
            <text:p>2025-04-11</text:p>
          </table:table-cell>
          <table:table-cell office:value-type="float" office:value="34" calcext:value-type="float">
            <text:p>34</text:p>
          </table:table-cell>
          <table:table-cell table:formula="of:=VLOOKUP([.B287]; [$Подписки.A:.E]; 2; 0)" office:value-type="string" office:string-value="Премиум" calcext:value-type="string">
            <text:p>Премиум</text:p>
          </table:table-cell>
          <table:table-cell table:formula="of:=VLOOKUP([.C28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7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8-20" calcext:value-type="date">
            <text:p>2024-08-20</text:p>
          </table:table-cell>
          <table:table-cell office:value-type="float" office:value="100" calcext:value-type="float">
            <text:p>100</text:p>
          </table:table-cell>
          <table:table-cell table:formula="of:=VLOOKUP([.B288]; [$Подписки.A:.E]; 2; 0)" office:value-type="string" office:string-value="Премиум" calcext:value-type="string">
            <text:p>Премиум</text:p>
          </table:table-cell>
          <table:table-cell table:formula="of:=VLOOKUP([.C28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8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64" calcext:value-type="float">
            <text:p>64</text:p>
          </table:table-cell>
          <table:table-cell table:formula="of:=VLOOKUP([.B289]; [$Подписки.A:.E]; 2; 0)" office:value-type="string" office:string-value="Базовый" calcext:value-type="string">
            <text:p>Базовый</text:p>
          </table:table-cell>
          <table:table-cell table:formula="of:=VLOOKUP([.C28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89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02-06" calcext:value-type="date">
            <text:p>2024-02-06</text:p>
          </table:table-cell>
          <table:table-cell office:value-type="float" office:value="97" calcext:value-type="float">
            <text:p>97</text:p>
          </table:table-cell>
          <table:table-cell table:formula="of:=VLOOKUP([.B290]; [$Подписки.A:.E]; 2; 0)" office:value-type="string" office:string-value="Базовый" calcext:value-type="string">
            <text:p>Базовый</text:p>
          </table:table-cell>
          <table:table-cell table:formula="of:=VLOOKUP([.C29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0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4-28" calcext:value-type="date">
            <text:p>2025-04-28</text:p>
          </table:table-cell>
          <table:table-cell office:value-type="float" office:value="118" calcext:value-type="float">
            <text:p>118</text:p>
          </table:table-cell>
          <table:table-cell table:formula="of:=VLOOKUP([.B291]; [$Подписки.A:.E]; 2; 0)" office:value-type="string" office:string-value="Базовый" calcext:value-type="string">
            <text:p>Базовый</text:p>
          </table:table-cell>
          <table:table-cell table:formula="of:=VLOOKUP([.C29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1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07-10" calcext:value-type="date">
            <text:p>2024-07-10</text:p>
          </table:table-cell>
          <table:table-cell office:value-type="float" office:value="21" calcext:value-type="float">
            <text:p>21</text:p>
          </table:table-cell>
          <table:table-cell table:formula="of:=VLOOKUP([.B292]; [$Подписки.A:.E]; 2; 0)" office:value-type="string" office:string-value="Базовый" calcext:value-type="string">
            <text:p>Базовый</text:p>
          </table:table-cell>
          <table:table-cell table:formula="of:=VLOOKUP([.C29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2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14" calcext:value-type="float">
            <text:p>14</text:p>
          </table:table-cell>
          <table:table-cell table:formula="of:=VLOOKUP([.B293]; [$Подписки.A:.E]; 2; 0)" office:value-type="string" office:string-value="Базовый" calcext:value-type="string">
            <text:p>Базовый</text:p>
          </table:table-cell>
          <table:table-cell table:formula="of:=VLOOKUP([.C29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3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4-18" calcext:value-type="date">
            <text:p>2025-04-18</text:p>
          </table:table-cell>
          <table:table-cell office:value-type="float" office:value="86" calcext:value-type="float">
            <text:p>86</text:p>
          </table:table-cell>
          <table:table-cell table:formula="of:=VLOOKUP([.B294]; [$Подписки.A:.E]; 2; 0)" office:value-type="string" office:string-value="Базовый" calcext:value-type="string">
            <text:p>Базовый</text:p>
          </table:table-cell>
          <table:table-cell table:formula="of:=VLOOKUP([.C29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4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51" calcext:value-type="float">
            <text:p>51</text:p>
          </table:table-cell>
          <table:table-cell table:formula="of:=VLOOKUP([.B295]; [$Подписки.A:.E]; 2; 0)" office:value-type="string" office:string-value="Премиум" calcext:value-type="string">
            <text:p>Премиум</text:p>
          </table:table-cell>
          <table:table-cell table:formula="of:=VLOOKUP([.C29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5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103" calcext:value-type="float">
            <text:p>103</text:p>
          </table:table-cell>
          <table:table-cell table:formula="of:=VLOOKUP([.B296]; [$Подписки.A:.E]; 2; 0)" office:value-type="string" office:string-value="Базовый" calcext:value-type="string">
            <text:p>Базовый</text:p>
          </table:table-cell>
          <table:table-cell table:formula="of:=VLOOKUP([.C29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6</text:p>
          </table:table-cell>
          <table:table-cell office:value-type="string" calcext:value-type="string">
            <text:p>A052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4-01-07" calcext:value-type="date">
            <text:p>2024-01-07</text:p>
          </table:table-cell>
          <table:table-cell office:value-type="float" office:value="33" calcext:value-type="float">
            <text:p>33</text:p>
          </table:table-cell>
          <table:table-cell table:formula="of:=VLOOKUP([.B297]; [$Подписки.A:.E]; 2; 0)" office:value-type="string" office:string-value="Базовый" calcext:value-type="string">
            <text:p>Базовый</text:p>
          </table:table-cell>
          <table:table-cell table:formula="of:=VLOOKUP([.C29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7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10-07" calcext:value-type="date">
            <text:p>2025-10-07</text:p>
          </table:table-cell>
          <table:table-cell office:value-type="float" office:value="115" calcext:value-type="float">
            <text:p>115</text:p>
          </table:table-cell>
          <table:table-cell table:formula="of:=VLOOKUP([.B298]; [$Подписки.A:.E]; 2; 0)" office:value-type="string" office:string-value="Премиум" calcext:value-type="string">
            <text:p>Премиум</text:p>
          </table:table-cell>
          <table:table-cell table:formula="of:=VLOOKUP([.C29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8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4-03" calcext:value-type="date">
            <text:p>2025-04-03</text:p>
          </table:table-cell>
          <table:table-cell office:value-type="float" office:value="62" calcext:value-type="float">
            <text:p>62</text:p>
          </table:table-cell>
          <table:table-cell table:formula="of:=VLOOKUP([.B299]; [$Подписки.A:.E]; 2; 0)" office:value-type="string" office:string-value="Базовый" calcext:value-type="string">
            <text:p>Базовый</text:p>
          </table:table-cell>
          <table:table-cell table:formula="of:=VLOOKUP([.C29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299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4-26" calcext:value-type="date">
            <text:p>2025-04-26</text:p>
          </table:table-cell>
          <table:table-cell office:value-type="float" office:value="50" calcext:value-type="float">
            <text:p>50</text:p>
          </table:table-cell>
          <table:table-cell table:formula="of:=VLOOKUP([.B300]; [$Подписки.A:.E]; 2; 0)" office:value-type="string" office:string-value="Базовый" calcext:value-type="string">
            <text:p>Базовый</text:p>
          </table:table-cell>
          <table:table-cell table:formula="of:=VLOOKUP([.C30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5-05-30" calcext:value-type="date">
            <text:p>2025-05-30</text:p>
          </table:table-cell>
          <table:table-cell office:value-type="float" office:value="85" calcext:value-type="float">
            <text:p>85</text:p>
          </table:table-cell>
          <table:table-cell table:formula="of:=VLOOKUP([.B301]; [$Подписки.A:.E]; 2; 0)" office:value-type="string" office:string-value="Базовый" calcext:value-type="string">
            <text:p>Базовый</text:p>
          </table:table-cell>
          <table:table-cell table:formula="of:=VLOOKUP([.C30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1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43" calcext:value-type="float">
            <text:p>43</text:p>
          </table:table-cell>
          <table:table-cell table:formula="of:=VLOOKUP([.B302]; [$Подписки.A:.E]; 2; 0)" office:value-type="string" office:string-value="Базовый" calcext:value-type="string">
            <text:p>Базовый</text:p>
          </table:table-cell>
          <table:table-cell table:formula="of:=VLOOKUP([.C30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2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4-06-05" calcext:value-type="date">
            <text:p>2024-06-05</text:p>
          </table:table-cell>
          <table:table-cell office:value-type="float" office:value="79" calcext:value-type="float">
            <text:p>79</text:p>
          </table:table-cell>
          <table:table-cell table:formula="of:=VLOOKUP([.B303]; [$Подписки.A:.E]; 2; 0)" office:value-type="string" office:string-value="Стандартный" calcext:value-type="string">
            <text:p>Стандартный</text:p>
          </table:table-cell>
          <table:table-cell table:formula="of:=VLOOKUP([.C30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3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11-17" calcext:value-type="date">
            <text:p>2025-11-17</text:p>
          </table:table-cell>
          <table:table-cell office:value-type="float" office:value="82" calcext:value-type="float">
            <text:p>82</text:p>
          </table:table-cell>
          <table:table-cell table:formula="of:=VLOOKUP([.B304]; [$Подписки.A:.E]; 2; 0)" office:value-type="string" office:string-value="Базовый" calcext:value-type="string">
            <text:p>Базовый</text:p>
          </table:table-cell>
          <table:table-cell table:formula="of:=VLOOKUP([.C304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4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4-03" calcext:value-type="date">
            <text:p>2025-04-03</text:p>
          </table:table-cell>
          <table:table-cell office:value-type="float" office:value="31" calcext:value-type="float">
            <text:p>31</text:p>
          </table:table-cell>
          <table:table-cell table:formula="of:=VLOOKUP([.B305]; [$Подписки.A:.E]; 2; 0)" office:value-type="string" office:string-value="Премиум" calcext:value-type="string">
            <text:p>Премиум</text:p>
          </table:table-cell>
          <table:table-cell table:formula="of:=VLOOKUP([.C30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5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5-01-16" calcext:value-type="date">
            <text:p>2025-01-16</text:p>
          </table:table-cell>
          <table:table-cell office:value-type="float" office:value="112" calcext:value-type="float">
            <text:p>112</text:p>
          </table:table-cell>
          <table:table-cell table:formula="of:=VLOOKUP([.B306]; [$Подписки.A:.E]; 2; 0)" office:value-type="string" office:string-value="Стандартный" calcext:value-type="string">
            <text:p>Стандартный</text:p>
          </table:table-cell>
          <table:table-cell table:formula="of:=VLOOKUP([.C30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6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01-21" calcext:value-type="date">
            <text:p>2024-01-21</text:p>
          </table:table-cell>
          <table:table-cell office:value-type="float" office:value="51" calcext:value-type="float">
            <text:p>51</text:p>
          </table:table-cell>
          <table:table-cell table:formula="of:=VLOOKUP([.B307]; [$Подписки.A:.E]; 2; 0)" office:value-type="string" office:string-value="Стандартный" calcext:value-type="string">
            <text:p>Стандартный</text:p>
          </table:table-cell>
          <table:table-cell table:formula="of:=VLOOKUP([.C30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7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10" calcext:value-type="float">
            <text:p>10</text:p>
          </table:table-cell>
          <table:table-cell table:formula="of:=VLOOKUP([.B308]; [$Подписки.A:.E]; 2; 0)" office:value-type="string" office:string-value="Базовый" calcext:value-type="string">
            <text:p>Базовый</text:p>
          </table:table-cell>
          <table:table-cell table:formula="of:=VLOOKUP([.C30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8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5-03-28" calcext:value-type="date">
            <text:p>2025-03-28</text:p>
          </table:table-cell>
          <table:table-cell office:value-type="float" office:value="7" calcext:value-type="float">
            <text:p>7</text:p>
          </table:table-cell>
          <table:table-cell table:formula="of:=VLOOKUP([.B309]; [$Подписки.A:.E]; 2; 0)" office:value-type="string" office:string-value="Премиум" calcext:value-type="string">
            <text:p>Премиум</text:p>
          </table:table-cell>
          <table:table-cell table:formula="of:=VLOOKUP([.C30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09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5-06-10" calcext:value-type="date">
            <text:p>2025-06-10</text:p>
          </table:table-cell>
          <table:table-cell office:value-type="float" office:value="38" calcext:value-type="float">
            <text:p>38</text:p>
          </table:table-cell>
          <table:table-cell table:formula="of:=VLOOKUP([.B310]; [$Подписки.A:.E]; 2; 0)" office:value-type="string" office:string-value="Базовый" calcext:value-type="string">
            <text:p>Базовый</text:p>
          </table:table-cell>
          <table:table-cell table:formula="of:=VLOOKUP([.C31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0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06-07" calcext:value-type="date">
            <text:p>2025-06-07</text:p>
          </table:table-cell>
          <table:table-cell office:value-type="float" office:value="22" calcext:value-type="float">
            <text:p>22</text:p>
          </table:table-cell>
          <table:table-cell table:formula="of:=VLOOKUP([.B311]; [$Подписки.A:.E]; 2; 0)" office:value-type="string" office:string-value="Стандартный" calcext:value-type="string">
            <text:p>Стандартный</text:p>
          </table:table-cell>
          <table:table-cell table:formula="of:=VLOOKUP([.C31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1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06-22" calcext:value-type="date">
            <text:p>2025-06-22</text:p>
          </table:table-cell>
          <table:table-cell office:value-type="float" office:value="76" calcext:value-type="float">
            <text:p>76</text:p>
          </table:table-cell>
          <table:table-cell table:formula="of:=VLOOKUP([.B312]; [$Подписки.A:.E]; 2; 0)" office:value-type="string" office:string-value="Стандартный" calcext:value-type="string">
            <text:p>Стандартный</text:p>
          </table:table-cell>
          <table:table-cell table:formula="of:=VLOOKUP([.C31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2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5-10-18" calcext:value-type="date">
            <text:p>2025-10-18</text:p>
          </table:table-cell>
          <table:table-cell office:value-type="float" office:value="97" calcext:value-type="float">
            <text:p>97</text:p>
          </table:table-cell>
          <table:table-cell table:formula="of:=VLOOKUP([.B313]; [$Подписки.A:.E]; 2; 0)" office:value-type="string" office:string-value="Премиум" calcext:value-type="string">
            <text:p>Премиум</text:p>
          </table:table-cell>
          <table:table-cell table:formula="of:=VLOOKUP([.C313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3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8-13" calcext:value-type="date">
            <text:p>2025-08-13</text:p>
          </table:table-cell>
          <table:table-cell office:value-type="float" office:value="31" calcext:value-type="float">
            <text:p>31</text:p>
          </table:table-cell>
          <table:table-cell table:formula="of:=VLOOKUP([.B314]; [$Подписки.A:.E]; 2; 0)" office:value-type="string" office:string-value="Премиум" calcext:value-type="string">
            <text:p>Премиум</text:p>
          </table:table-cell>
          <table:table-cell table:formula="of:=VLOOKUP([.C31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4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7-17" calcext:value-type="date">
            <text:p>2024-07-17</text:p>
          </table:table-cell>
          <table:table-cell office:value-type="float" office:value="7" calcext:value-type="float">
            <text:p>7</text:p>
          </table:table-cell>
          <table:table-cell table:formula="of:=VLOOKUP([.B315]; [$Подписки.A:.E]; 2; 0)" office:value-type="string" office:string-value="Базовый" calcext:value-type="string">
            <text:p>Базовый</text:p>
          </table:table-cell>
          <table:table-cell table:formula="of:=VLOOKUP([.C31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5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11-23" calcext:value-type="date">
            <text:p>2025-11-23</text:p>
          </table:table-cell>
          <table:table-cell office:value-type="float" office:value="28" calcext:value-type="float">
            <text:p>28</text:p>
          </table:table-cell>
          <table:table-cell table:formula="of:=VLOOKUP([.B316]; [$Подписки.A:.E]; 2; 0)" office:value-type="string" office:string-value="Стандартный" calcext:value-type="string">
            <text:p>Стандартный</text:p>
          </table:table-cell>
          <table:table-cell table:formula="of:=VLOOKUP([.C31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6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07-11" calcext:value-type="date">
            <text:p>2025-07-11</text:p>
          </table:table-cell>
          <table:table-cell office:value-type="float" office:value="19" calcext:value-type="float">
            <text:p>19</text:p>
          </table:table-cell>
          <table:table-cell table:formula="of:=VLOOKUP([.B317]; [$Подписки.A:.E]; 2; 0)" office:value-type="string" office:string-value="Премиум" calcext:value-type="string">
            <text:p>Премиум</text:p>
          </table:table-cell>
          <table:table-cell table:formula="of:=VLOOKUP([.C317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7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07-24" calcext:value-type="date">
            <text:p>2024-07-24</text:p>
          </table:table-cell>
          <table:table-cell office:value-type="float" office:value="75" calcext:value-type="float">
            <text:p>75</text:p>
          </table:table-cell>
          <table:table-cell table:formula="of:=VLOOKUP([.B318]; [$Подписки.A:.E]; 2; 0)" office:value-type="string" office:string-value="Стандартный" calcext:value-type="string">
            <text:p>Стандартный</text:p>
          </table:table-cell>
          <table:table-cell table:formula="of:=VLOOKUP([.C31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8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06-04" calcext:value-type="date">
            <text:p>2025-06-04</text:p>
          </table:table-cell>
          <table:table-cell office:value-type="float" office:value="42" calcext:value-type="float">
            <text:p>42</text:p>
          </table:table-cell>
          <table:table-cell table:formula="of:=VLOOKUP([.B319]; [$Подписки.A:.E]; 2; 0)" office:value-type="string" office:string-value="Базовый" calcext:value-type="string">
            <text:p>Базовый</text:p>
          </table:table-cell>
          <table:table-cell table:formula="of:=VLOOKUP([.C319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19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12-26" calcext:value-type="date">
            <text:p>2025-12-26</text:p>
          </table:table-cell>
          <table:table-cell office:value-type="float" office:value="6" calcext:value-type="float">
            <text:p>6</text:p>
          </table:table-cell>
          <table:table-cell table:formula="of:=VLOOKUP([.B320]; [$Подписки.A:.E]; 2; 0)" office:value-type="string" office:string-value="Премиум" calcext:value-type="string">
            <text:p>Премиум</text:p>
          </table:table-cell>
          <table:table-cell table:formula="of:=VLOOKUP([.C32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0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72</text:p>
          </table:table-cell>
          <table:table-cell table:style-name="ce3" office:value-type="date" office:date-value="2025-01-29" calcext:value-type="date">
            <text:p>2025-01-29</text:p>
          </table:table-cell>
          <table:table-cell office:value-type="float" office:value="68" calcext:value-type="float">
            <text:p>68</text:p>
          </table:table-cell>
          <table:table-cell table:formula="of:=VLOOKUP([.B321]; [$Подписки.A:.E]; 2; 0)" office:value-type="string" office:string-value="Базовый" calcext:value-type="string">
            <text:p>Базовый</text:p>
          </table:table-cell>
          <table:table-cell table:formula="of:=VLOOKUP([.C32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1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3-12" calcext:value-type="date">
            <text:p>2024-03-12</text:p>
          </table:table-cell>
          <table:table-cell office:value-type="float" office:value="25" calcext:value-type="float">
            <text:p>25</text:p>
          </table:table-cell>
          <table:table-cell table:formula="of:=VLOOKUP([.B322]; [$Подписки.A:.E]; 2; 0)" office:value-type="string" office:string-value="Базовый" calcext:value-type="string">
            <text:p>Базовый</text:p>
          </table:table-cell>
          <table:table-cell table:formula="of:=VLOOKUP([.C32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2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11-15" calcext:value-type="date">
            <text:p>2024-11-15</text:p>
          </table:table-cell>
          <table:table-cell office:value-type="float" office:value="86" calcext:value-type="float">
            <text:p>86</text:p>
          </table:table-cell>
          <table:table-cell table:formula="of:=VLOOKUP([.B323]; [$Подписки.A:.E]; 2; 0)" office:value-type="string" office:string-value="Премиум" calcext:value-type="string">
            <text:p>Премиум</text:p>
          </table:table-cell>
          <table:table-cell table:formula="of:=VLOOKUP([.C32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3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6-27" calcext:value-type="date">
            <text:p>2025-06-27</text:p>
          </table:table-cell>
          <table:table-cell office:value-type="float" office:value="15" calcext:value-type="float">
            <text:p>15</text:p>
          </table:table-cell>
          <table:table-cell table:formula="of:=VLOOKUP([.B324]; [$Подписки.A:.E]; 2; 0)" office:value-type="string" office:string-value="Стандартный" calcext:value-type="string">
            <text:p>Стандартный</text:p>
          </table:table-cell>
          <table:table-cell table:formula="of:=VLOOKUP([.C32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4-04-11" calcext:value-type="date">
            <text:p>2024-04-11</text:p>
          </table:table-cell>
          <table:table-cell office:value-type="float" office:value="45" calcext:value-type="float">
            <text:p>45</text:p>
          </table:table-cell>
          <table:table-cell table:formula="of:=VLOOKUP([.B325]; [$Подписки.A:.E]; 2; 0)" office:value-type="string" office:string-value="Базовый" calcext:value-type="string">
            <text:p>Базовый</text:p>
          </table:table-cell>
          <table:table-cell table:formula="of:=VLOOKUP([.C325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5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4-08-01" calcext:value-type="date">
            <text:p>2024-08-01</text:p>
          </table:table-cell>
          <table:table-cell office:value-type="float" office:value="55" calcext:value-type="float">
            <text:p>55</text:p>
          </table:table-cell>
          <table:table-cell table:formula="of:=VLOOKUP([.B326]; [$Подписки.A:.E]; 2; 0)" office:value-type="string" office:string-value="Премиум" calcext:value-type="string">
            <text:p>Премиум</text:p>
          </table:table-cell>
          <table:table-cell table:formula="of:=VLOOKUP([.C32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6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80" calcext:value-type="float">
            <text:p>80</text:p>
          </table:table-cell>
          <table:table-cell table:formula="of:=VLOOKUP([.B327]; [$Подписки.A:.E]; 2; 0)" office:value-type="string" office:string-value="Базовый" calcext:value-type="string">
            <text:p>Базовый</text:p>
          </table:table-cell>
          <table:table-cell table:formula="of:=VLOOKUP([.C327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7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4-07" calcext:value-type="date">
            <text:p>2025-04-07</text:p>
          </table:table-cell>
          <table:table-cell office:value-type="float" office:value="84" calcext:value-type="float">
            <text:p>84</text:p>
          </table:table-cell>
          <table:table-cell table:formula="of:=VLOOKUP([.B328]; [$Подписки.A:.E]; 2; 0)" office:value-type="string" office:string-value="Базовый" calcext:value-type="string">
            <text:p>Базовый</text:p>
          </table:table-cell>
          <table:table-cell table:formula="of:=VLOOKUP([.C32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8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04-01" calcext:value-type="date">
            <text:p>2024-04-01</text:p>
          </table:table-cell>
          <table:table-cell office:value-type="float" office:value="24" calcext:value-type="float">
            <text:p>24</text:p>
          </table:table-cell>
          <table:table-cell table:formula="of:=VLOOKUP([.B329]; [$Подписки.A:.E]; 2; 0)" office:value-type="string" office:string-value="Стандартный" calcext:value-type="string">
            <text:p>Стандартный</text:p>
          </table:table-cell>
          <table:table-cell table:formula="of:=VLOOKUP([.C32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29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8-29" calcext:value-type="date">
            <text:p>2024-08-29</text:p>
          </table:table-cell>
          <table:table-cell office:value-type="float" office:value="101" calcext:value-type="float">
            <text:p>101</text:p>
          </table:table-cell>
          <table:table-cell table:formula="of:=VLOOKUP([.B330]; [$Подписки.A:.E]; 2; 0)" office:value-type="string" office:string-value="Базовый" calcext:value-type="string">
            <text:p>Базовый</text:p>
          </table:table-cell>
          <table:table-cell table:formula="of:=VLOOKUP([.C33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0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5-08-11" calcext:value-type="date">
            <text:p>2025-08-11</text:p>
          </table:table-cell>
          <table:table-cell office:value-type="float" office:value="30" calcext:value-type="float">
            <text:p>30</text:p>
          </table:table-cell>
          <table:table-cell table:formula="of:=VLOOKUP([.B331]; [$Подписки.A:.E]; 2; 0)" office:value-type="string" office:string-value="Базовый" calcext:value-type="string">
            <text:p>Базовый</text:p>
          </table:table-cell>
          <table:table-cell table:formula="of:=VLOOKUP([.C33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1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66</text:p>
          </table:table-cell>
          <table:table-cell table:style-name="ce3" office:value-type="date" office:date-value="2024-06-14" calcext:value-type="date">
            <text:p>2024-06-14</text:p>
          </table:table-cell>
          <table:table-cell office:value-type="float" office:value="107" calcext:value-type="float">
            <text:p>107</text:p>
          </table:table-cell>
          <table:table-cell table:formula="of:=VLOOKUP([.B332]; [$Подписки.A:.E]; 2; 0)" office:value-type="string" office:string-value="Базовый" calcext:value-type="string">
            <text:p>Базовый</text:p>
          </table:table-cell>
          <table:table-cell table:formula="of:=VLOOKUP([.C33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2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4-05-01" calcext:value-type="date">
            <text:p>2024-05-01</text:p>
          </table:table-cell>
          <table:table-cell office:value-type="float" office:value="118" calcext:value-type="float">
            <text:p>118</text:p>
          </table:table-cell>
          <table:table-cell table:formula="of:=VLOOKUP([.B333]; [$Подписки.A:.E]; 2; 0)" office:value-type="string" office:string-value="Базовый" calcext:value-type="string">
            <text:p>Базовый</text:p>
          </table:table-cell>
          <table:table-cell table:formula="of:=VLOOKUP([.C333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3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4-15" calcext:value-type="date">
            <text:p>2024-04-15</text:p>
          </table:table-cell>
          <table:table-cell office:value-type="float" office:value="48" calcext:value-type="float">
            <text:p>48</text:p>
          </table:table-cell>
          <table:table-cell table:formula="of:=VLOOKUP([.B334]; [$Подписки.A:.E]; 2; 0)" office:value-type="string" office:string-value="Стандартный" calcext:value-type="string">
            <text:p>Стандартный</text:p>
          </table:table-cell>
          <table:table-cell table:formula="of:=VLOOKUP([.C33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4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11-12" calcext:value-type="date">
            <text:p>2024-11-12</text:p>
          </table:table-cell>
          <table:table-cell office:value-type="float" office:value="71" calcext:value-type="float">
            <text:p>71</text:p>
          </table:table-cell>
          <table:table-cell table:formula="of:=VLOOKUP([.B335]; [$Подписки.A:.E]; 2; 0)" office:value-type="string" office:string-value="Базовый" calcext:value-type="string">
            <text:p>Базовый</text:p>
          </table:table-cell>
          <table:table-cell table:formula="of:=VLOOKUP([.C33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5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03-13" calcext:value-type="date">
            <text:p>2024-03-13</text:p>
          </table:table-cell>
          <table:table-cell office:value-type="float" office:value="107" calcext:value-type="float">
            <text:p>107</text:p>
          </table:table-cell>
          <table:table-cell table:formula="of:=VLOOKUP([.B336]; [$Подписки.A:.E]; 2; 0)" office:value-type="string" office:string-value="Стандартный" calcext:value-type="string">
            <text:p>Стандартный</text:p>
          </table:table-cell>
          <table:table-cell table:formula="of:=VLOOKUP([.C33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6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7-06" calcext:value-type="date">
            <text:p>2025-07-06</text:p>
          </table:table-cell>
          <table:table-cell office:value-type="float" office:value="118" calcext:value-type="float">
            <text:p>118</text:p>
          </table:table-cell>
          <table:table-cell table:formula="of:=VLOOKUP([.B337]; [$Подписки.A:.E]; 2; 0)" office:value-type="string" office:string-value="Стандартный" calcext:value-type="string">
            <text:p>Стандартный</text:p>
          </table:table-cell>
          <table:table-cell table:formula="of:=VLOOKUP([.C33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7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11-20" calcext:value-type="date">
            <text:p>2025-11-20</text:p>
          </table:table-cell>
          <table:table-cell office:value-type="float" office:value="96" calcext:value-type="float">
            <text:p>96</text:p>
          </table:table-cell>
          <table:table-cell table:formula="of:=VLOOKUP([.B338]; [$Подписки.A:.E]; 2; 0)" office:value-type="string" office:string-value="Премиум" calcext:value-type="string">
            <text:p>Премиум</text:p>
          </table:table-cell>
          <table:table-cell table:formula="of:=VLOOKUP([.C33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8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11-13" calcext:value-type="date">
            <text:p>2024-11-13</text:p>
          </table:table-cell>
          <table:table-cell office:value-type="float" office:value="115" calcext:value-type="float">
            <text:p>115</text:p>
          </table:table-cell>
          <table:table-cell table:formula="of:=VLOOKUP([.B339]; [$Подписки.A:.E]; 2; 0)" office:value-type="string" office:string-value="Базовый" calcext:value-type="string">
            <text:p>Базовый</text:p>
          </table:table-cell>
          <table:table-cell table:formula="of:=VLOOKUP([.C339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39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84" calcext:value-type="float">
            <text:p>84</text:p>
          </table:table-cell>
          <table:table-cell table:formula="of:=VLOOKUP([.B340]; [$Подписки.A:.E]; 2; 0)" office:value-type="string" office:string-value="Базовый" calcext:value-type="string">
            <text:p>Базовый</text:p>
          </table:table-cell>
          <table:table-cell table:formula="of:=VLOOKUP([.C34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0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11-09" calcext:value-type="date">
            <text:p>2024-11-09</text:p>
          </table:table-cell>
          <table:table-cell office:value-type="float" office:value="26" calcext:value-type="float">
            <text:p>26</text:p>
          </table:table-cell>
          <table:table-cell table:formula="of:=VLOOKUP([.B341]; [$Подписки.A:.E]; 2; 0)" office:value-type="string" office:string-value="Базовый" calcext:value-type="string">
            <text:p>Базовый</text:p>
          </table:table-cell>
          <table:table-cell table:formula="of:=VLOOKUP([.C34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1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05-06" calcext:value-type="date">
            <text:p>2024-05-06</text:p>
          </table:table-cell>
          <table:table-cell office:value-type="float" office:value="45" calcext:value-type="float">
            <text:p>45</text:p>
          </table:table-cell>
          <table:table-cell table:formula="of:=VLOOKUP([.B342]; [$Подписки.A:.E]; 2; 0)" office:value-type="string" office:string-value="Базовый" calcext:value-type="string">
            <text:p>Базовый</text:p>
          </table:table-cell>
          <table:table-cell table:formula="of:=VLOOKUP([.C34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2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4-01-12" calcext:value-type="date">
            <text:p>2024-01-12</text:p>
          </table:table-cell>
          <table:table-cell office:value-type="float" office:value="91" calcext:value-type="float">
            <text:p>91</text:p>
          </table:table-cell>
          <table:table-cell table:formula="of:=VLOOKUP([.B343]; [$Подписки.A:.E]; 2; 0)" office:value-type="string" office:string-value="Премиум" calcext:value-type="string">
            <text:p>Премиум</text:p>
          </table:table-cell>
          <table:table-cell table:formula="of:=VLOOKUP([.C34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3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06-20" calcext:value-type="date">
            <text:p>2025-06-20</text:p>
          </table:table-cell>
          <table:table-cell office:value-type="float" office:value="49" calcext:value-type="float">
            <text:p>49</text:p>
          </table:table-cell>
          <table:table-cell table:formula="of:=VLOOKUP([.B344]; [$Подписки.A:.E]; 2; 0)" office:value-type="string" office:string-value="Базовый" calcext:value-type="string">
            <text:p>Базовый</text:p>
          </table:table-cell>
          <table:table-cell table:formula="of:=VLOOKUP([.C34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4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12-21" calcext:value-type="date">
            <text:p>2024-12-21</text:p>
          </table:table-cell>
          <table:table-cell office:value-type="float" office:value="49" calcext:value-type="float">
            <text:p>49</text:p>
          </table:table-cell>
          <table:table-cell table:formula="of:=VLOOKUP([.B345]; [$Подписки.A:.E]; 2; 0)" office:value-type="string" office:string-value="Премиум" calcext:value-type="string">
            <text:p>Премиум</text:p>
          </table:table-cell>
          <table:table-cell table:formula="of:=VLOOKUP([.C34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5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5-09-22" calcext:value-type="date">
            <text:p>2025-09-22</text:p>
          </table:table-cell>
          <table:table-cell office:value-type="float" office:value="57" calcext:value-type="float">
            <text:p>57</text:p>
          </table:table-cell>
          <table:table-cell table:formula="of:=VLOOKUP([.B346]; [$Подписки.A:.E]; 2; 0)" office:value-type="string" office:string-value="Премиум" calcext:value-type="string">
            <text:p>Премиум</text:p>
          </table:table-cell>
          <table:table-cell table:formula="of:=VLOOKUP([.C34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6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11-02" calcext:value-type="date">
            <text:p>2024-11-02</text:p>
          </table:table-cell>
          <table:table-cell office:value-type="float" office:value="48" calcext:value-type="float">
            <text:p>48</text:p>
          </table:table-cell>
          <table:table-cell table:formula="of:=VLOOKUP([.B347]; [$Подписки.A:.E]; 2; 0)" office:value-type="string" office:string-value="Стандартный" calcext:value-type="string">
            <text:p>Стандартный</text:p>
          </table:table-cell>
          <table:table-cell table:formula="of:=VLOOKUP([.C34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7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12-23" calcext:value-type="date">
            <text:p>2025-12-23</text:p>
          </table:table-cell>
          <table:table-cell office:value-type="float" office:value="26" calcext:value-type="float">
            <text:p>26</text:p>
          </table:table-cell>
          <table:table-cell table:formula="of:=VLOOKUP([.B348]; [$Подписки.A:.E]; 2; 0)" office:value-type="string" office:string-value="Базовый" calcext:value-type="string">
            <text:p>Базовый</text:p>
          </table:table-cell>
          <table:table-cell table:formula="of:=VLOOKUP([.C34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8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11-07" calcext:value-type="date">
            <text:p>2024-11-07</text:p>
          </table:table-cell>
          <table:table-cell office:value-type="float" office:value="109" calcext:value-type="float">
            <text:p>109</text:p>
          </table:table-cell>
          <table:table-cell table:formula="of:=VLOOKUP([.B349]; [$Подписки.A:.E]; 2; 0)" office:value-type="string" office:string-value="Стандартный" calcext:value-type="string">
            <text:p>Стандартный</text:p>
          </table:table-cell>
          <table:table-cell table:formula="of:=VLOOKUP([.C34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49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12-14" calcext:value-type="date">
            <text:p>2025-12-14</text:p>
          </table:table-cell>
          <table:table-cell office:value-type="float" office:value="119" calcext:value-type="float">
            <text:p>119</text:p>
          </table:table-cell>
          <table:table-cell table:formula="of:=VLOOKUP([.B350]; [$Подписки.A:.E]; 2; 0)" office:value-type="string" office:string-value="Премиум" calcext:value-type="string">
            <text:p>Премиум</text:p>
          </table:table-cell>
          <table:table-cell table:formula="of:=VLOOKUP([.C35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0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04-02" calcext:value-type="date">
            <text:p>2024-04-02</text:p>
          </table:table-cell>
          <table:table-cell office:value-type="float" office:value="58" calcext:value-type="float">
            <text:p>58</text:p>
          </table:table-cell>
          <table:table-cell table:formula="of:=VLOOKUP([.B351]; [$Подписки.A:.E]; 2; 0)" office:value-type="string" office:string-value="Премиум" calcext:value-type="string">
            <text:p>Премиум</text:p>
          </table:table-cell>
          <table:table-cell table:formula="of:=VLOOKUP([.C35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1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4-12-18" calcext:value-type="date">
            <text:p>2024-12-18</text:p>
          </table:table-cell>
          <table:table-cell office:value-type="float" office:value="11" calcext:value-type="float">
            <text:p>11</text:p>
          </table:table-cell>
          <table:table-cell table:formula="of:=VLOOKUP([.B352]; [$Подписки.A:.E]; 2; 0)" office:value-type="string" office:string-value="Базовый" calcext:value-type="string">
            <text:p>Базовый</text:p>
          </table:table-cell>
          <table:table-cell table:formula="of:=VLOOKUP([.C35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2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5-12-25" calcext:value-type="date">
            <text:p>2025-12-25</text:p>
          </table:table-cell>
          <table:table-cell office:value-type="float" office:value="35" calcext:value-type="float">
            <text:p>35</text:p>
          </table:table-cell>
          <table:table-cell table:formula="of:=VLOOKUP([.B353]; [$Подписки.A:.E]; 2; 0)" office:value-type="string" office:string-value="Премиум" calcext:value-type="string">
            <text:p>Премиум</text:p>
          </table:table-cell>
          <table:table-cell table:formula="of:=VLOOKUP([.C35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3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01-24" calcext:value-type="date">
            <text:p>2024-01-24</text:p>
          </table:table-cell>
          <table:table-cell office:value-type="float" office:value="24" calcext:value-type="float">
            <text:p>24</text:p>
          </table:table-cell>
          <table:table-cell table:formula="of:=VLOOKUP([.B354]; [$Подписки.A:.E]; 2; 0)" office:value-type="string" office:string-value="Базовый" calcext:value-type="string">
            <text:p>Базовый</text:p>
          </table:table-cell>
          <table:table-cell table:formula="of:=VLOOKUP([.C35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4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4-12-29" calcext:value-type="date">
            <text:p>2024-12-29</text:p>
          </table:table-cell>
          <table:table-cell office:value-type="float" office:value="24" calcext:value-type="float">
            <text:p>24</text:p>
          </table:table-cell>
          <table:table-cell table:formula="of:=VLOOKUP([.B355]; [$Подписки.A:.E]; 2; 0)" office:value-type="string" office:string-value="Стандартный" calcext:value-type="string">
            <text:p>Стандартный</text:p>
          </table:table-cell>
          <table:table-cell table:formula="of:=VLOOKUP([.C355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5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7-15" calcext:value-type="date">
            <text:p>2025-07-15</text:p>
          </table:table-cell>
          <table:table-cell office:value-type="float" office:value="53" calcext:value-type="float">
            <text:p>53</text:p>
          </table:table-cell>
          <table:table-cell table:formula="of:=VLOOKUP([.B356]; [$Подписки.A:.E]; 2; 0)" office:value-type="string" office:string-value="Премиум" calcext:value-type="string">
            <text:p>Премиум</text:p>
          </table:table-cell>
          <table:table-cell table:formula="of:=VLOOKUP([.C356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6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09-08" calcext:value-type="date">
            <text:p>2025-09-08</text:p>
          </table:table-cell>
          <table:table-cell office:value-type="float" office:value="40" calcext:value-type="float">
            <text:p>40</text:p>
          </table:table-cell>
          <table:table-cell table:formula="of:=VLOOKUP([.B357]; [$Подписки.A:.E]; 2; 0)" office:value-type="string" office:string-value="Стандартный" calcext:value-type="string">
            <text:p>Стандартный</text:p>
          </table:table-cell>
          <table:table-cell table:formula="of:=VLOOKUP([.C357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7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7-31" calcext:value-type="date">
            <text:p>2025-07-31</text:p>
          </table:table-cell>
          <table:table-cell office:value-type="float" office:value="83" calcext:value-type="float">
            <text:p>83</text:p>
          </table:table-cell>
          <table:table-cell table:formula="of:=VLOOKUP([.B358]; [$Подписки.A:.E]; 2; 0)" office:value-type="string" office:string-value="Базовый" calcext:value-type="string">
            <text:p>Базовый</text:p>
          </table:table-cell>
          <table:table-cell table:formula="of:=VLOOKUP([.C35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8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10-21" calcext:value-type="date">
            <text:p>2024-10-21</text:p>
          </table:table-cell>
          <table:table-cell office:value-type="float" office:value="46" calcext:value-type="float">
            <text:p>46</text:p>
          </table:table-cell>
          <table:table-cell table:formula="of:=VLOOKUP([.B359]; [$Подписки.A:.E]; 2; 0)" office:value-type="string" office:string-value="Стандартный" calcext:value-type="string">
            <text:p>Стандартный</text:p>
          </table:table-cell>
          <table:table-cell table:formula="of:=VLOOKUP([.C359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59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5-10-04" calcext:value-type="date">
            <text:p>2025-10-04</text:p>
          </table:table-cell>
          <table:table-cell office:value-type="float" office:value="113" calcext:value-type="float">
            <text:p>113</text:p>
          </table:table-cell>
          <table:table-cell table:formula="of:=VLOOKUP([.B360]; [$Подписки.A:.E]; 2; 0)" office:value-type="string" office:string-value="Базовый" calcext:value-type="string">
            <text:p>Базовый</text:p>
          </table:table-cell>
          <table:table-cell table:formula="of:=VLOOKUP([.C36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0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4-01-21" calcext:value-type="date">
            <text:p>2024-01-21</text:p>
          </table:table-cell>
          <table:table-cell office:value-type="float" office:value="19" calcext:value-type="float">
            <text:p>19</text:p>
          </table:table-cell>
          <table:table-cell table:formula="of:=VLOOKUP([.B361]; [$Подписки.A:.E]; 2; 0)" office:value-type="string" office:string-value="Премиум" calcext:value-type="string">
            <text:p>Премиум</text:p>
          </table:table-cell>
          <table:table-cell table:formula="of:=VLOOKUP([.C36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1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06-03" calcext:value-type="date">
            <text:p>2025-06-03</text:p>
          </table:table-cell>
          <table:table-cell office:value-type="float" office:value="104" calcext:value-type="float">
            <text:p>104</text:p>
          </table:table-cell>
          <table:table-cell table:formula="of:=VLOOKUP([.B362]; [$Подписки.A:.E]; 2; 0)" office:value-type="string" office:string-value="Базовый" calcext:value-type="string">
            <text:p>Базовый</text:p>
          </table:table-cell>
          <table:table-cell table:formula="of:=VLOOKUP([.C36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2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10-24" calcext:value-type="date">
            <text:p>2024-10-24</text:p>
          </table:table-cell>
          <table:table-cell office:value-type="float" office:value="48" calcext:value-type="float">
            <text:p>48</text:p>
          </table:table-cell>
          <table:table-cell table:formula="of:=VLOOKUP([.B363]; [$Подписки.A:.E]; 2; 0)" office:value-type="string" office:string-value="Премиум" calcext:value-type="string">
            <text:p>Премиум</text:p>
          </table:table-cell>
          <table:table-cell table:formula="of:=VLOOKUP([.C36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3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1-02" calcext:value-type="date">
            <text:p>2024-01-02</text:p>
          </table:table-cell>
          <table:table-cell office:value-type="float" office:value="41" calcext:value-type="float">
            <text:p>41</text:p>
          </table:table-cell>
          <table:table-cell table:formula="of:=VLOOKUP([.B364]; [$Подписки.A:.E]; 2; 0)" office:value-type="string" office:string-value="Стандартный" calcext:value-type="string">
            <text:p>Стандартный</text:p>
          </table:table-cell>
          <table:table-cell table:formula="of:=VLOOKUP([.C36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4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7-06" calcext:value-type="date">
            <text:p>2025-07-06</text:p>
          </table:table-cell>
          <table:table-cell office:value-type="float" office:value="66" calcext:value-type="float">
            <text:p>66</text:p>
          </table:table-cell>
          <table:table-cell table:formula="of:=VLOOKUP([.B365]; [$Подписки.A:.E]; 2; 0)" office:value-type="string" office:string-value="Премиум" calcext:value-type="string">
            <text:p>Премиум</text:p>
          </table:table-cell>
          <table:table-cell table:formula="of:=VLOOKUP([.C36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5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5-18" calcext:value-type="date">
            <text:p>2025-05-18</text:p>
          </table:table-cell>
          <table:table-cell office:value-type="float" office:value="107" calcext:value-type="float">
            <text:p>107</text:p>
          </table:table-cell>
          <table:table-cell table:formula="of:=VLOOKUP([.B366]; [$Подписки.A:.E]; 2; 0)" office:value-type="string" office:string-value="Премиум" calcext:value-type="string">
            <text:p>Премиум</text:p>
          </table:table-cell>
          <table:table-cell table:formula="of:=VLOOKUP([.C36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6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05-09" calcext:value-type="date">
            <text:p>2024-05-09</text:p>
          </table:table-cell>
          <table:table-cell office:value-type="float" office:value="107" calcext:value-type="float">
            <text:p>107</text:p>
          </table:table-cell>
          <table:table-cell table:formula="of:=VLOOKUP([.B367]; [$Подписки.A:.E]; 2; 0)" office:value-type="string" office:string-value="Премиум" calcext:value-type="string">
            <text:p>Премиум</text:p>
          </table:table-cell>
          <table:table-cell table:formula="of:=VLOOKUP([.C367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7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1-28" calcext:value-type="date">
            <text:p>2024-01-28</text:p>
          </table:table-cell>
          <table:table-cell office:value-type="float" office:value="70" calcext:value-type="float">
            <text:p>70</text:p>
          </table:table-cell>
          <table:table-cell table:formula="of:=VLOOKUP([.B368]; [$Подписки.A:.E]; 2; 0)" office:value-type="string" office:string-value="Стандартный" calcext:value-type="string">
            <text:p>Стандартный</text:p>
          </table:table-cell>
          <table:table-cell table:formula="of:=VLOOKUP([.C36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8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3-24" calcext:value-type="date">
            <text:p>2025-03-24</text:p>
          </table:table-cell>
          <table:table-cell office:value-type="float" office:value="44" calcext:value-type="float">
            <text:p>44</text:p>
          </table:table-cell>
          <table:table-cell table:formula="of:=VLOOKUP([.B369]; [$Подписки.A:.E]; 2; 0)" office:value-type="string" office:string-value="Премиум" calcext:value-type="string">
            <text:p>Премиум</text:p>
          </table:table-cell>
          <table:table-cell table:formula="of:=VLOOKUP([.C36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69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49" calcext:value-type="float">
            <text:p>49</text:p>
          </table:table-cell>
          <table:table-cell table:formula="of:=VLOOKUP([.B370]; [$Подписки.A:.E]; 2; 0)" office:value-type="string" office:string-value="Премиум" calcext:value-type="string">
            <text:p>Премиум</text:p>
          </table:table-cell>
          <table:table-cell table:formula="of:=VLOOKUP([.C37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0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0-13" calcext:value-type="date">
            <text:p>2024-10-13</text:p>
          </table:table-cell>
          <table:table-cell office:value-type="float" office:value="15" calcext:value-type="float">
            <text:p>15</text:p>
          </table:table-cell>
          <table:table-cell table:formula="of:=VLOOKUP([.B371]; [$Подписки.A:.E]; 2; 0)" office:value-type="string" office:string-value="Стандартный" calcext:value-type="string">
            <text:p>Стандартный</text:p>
          </table:table-cell>
          <table:table-cell table:formula="of:=VLOOKUP([.C37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1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09-21" calcext:value-type="date">
            <text:p>2025-09-21</text:p>
          </table:table-cell>
          <table:table-cell office:value-type="float" office:value="18" calcext:value-type="float">
            <text:p>18</text:p>
          </table:table-cell>
          <table:table-cell table:formula="of:=VLOOKUP([.B372]; [$Подписки.A:.E]; 2; 0)" office:value-type="string" office:string-value="Базовый" calcext:value-type="string">
            <text:p>Базовый</text:p>
          </table:table-cell>
          <table:table-cell table:formula="of:=VLOOKUP([.C37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2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14" calcext:value-type="float">
            <text:p>14</text:p>
          </table:table-cell>
          <table:table-cell table:formula="of:=VLOOKUP([.B373]; [$Подписки.A:.E]; 2; 0)" office:value-type="string" office:string-value="Базовый" calcext:value-type="string">
            <text:p>Базовый</text:p>
          </table:table-cell>
          <table:table-cell table:formula="of:=VLOOKUP([.C37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3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12-26" calcext:value-type="date">
            <text:p>2024-12-26</text:p>
          </table:table-cell>
          <table:table-cell office:value-type="float" office:value="5" calcext:value-type="float">
            <text:p>5</text:p>
          </table:table-cell>
          <table:table-cell table:formula="of:=VLOOKUP([.B374]; [$Подписки.A:.E]; 2; 0)" office:value-type="string" office:string-value="Премиум" calcext:value-type="string">
            <text:p>Премиум</text:p>
          </table:table-cell>
          <table:table-cell table:formula="of:=VLOOKUP([.C37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4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11-13" calcext:value-type="date">
            <text:p>2025-11-13</text:p>
          </table:table-cell>
          <table:table-cell office:value-type="float" office:value="80" calcext:value-type="float">
            <text:p>80</text:p>
          </table:table-cell>
          <table:table-cell table:formula="of:=VLOOKUP([.B375]; [$Подписки.A:.E]; 2; 0)" office:value-type="string" office:string-value="Стандартный" calcext:value-type="string">
            <text:p>Стандартный</text:p>
          </table:table-cell>
          <table:table-cell table:formula="of:=VLOOKUP([.C37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5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5-07-29" calcext:value-type="date">
            <text:p>2025-07-29</text:p>
          </table:table-cell>
          <table:table-cell office:value-type="float" office:value="88" calcext:value-type="float">
            <text:p>88</text:p>
          </table:table-cell>
          <table:table-cell table:formula="of:=VLOOKUP([.B376]; [$Подписки.A:.E]; 2; 0)" office:value-type="string" office:string-value="Базовый" calcext:value-type="string">
            <text:p>Базовый</text:p>
          </table:table-cell>
          <table:table-cell table:formula="of:=VLOOKUP([.C37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6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5-11-17" calcext:value-type="date">
            <text:p>2025-11-17</text:p>
          </table:table-cell>
          <table:table-cell office:value-type="float" office:value="105" calcext:value-type="float">
            <text:p>105</text:p>
          </table:table-cell>
          <table:table-cell table:formula="of:=VLOOKUP([.B377]; [$Подписки.A:.E]; 2; 0)" office:value-type="string" office:string-value="Стандартный" calcext:value-type="string">
            <text:p>Стандартный</text:p>
          </table:table-cell>
          <table:table-cell table:formula="of:=VLOOKUP([.C37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7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4-10-31" calcext:value-type="date">
            <text:p>2024-10-31</text:p>
          </table:table-cell>
          <table:table-cell office:value-type="float" office:value="117" calcext:value-type="float">
            <text:p>117</text:p>
          </table:table-cell>
          <table:table-cell table:formula="of:=VLOOKUP([.B378]; [$Подписки.A:.E]; 2; 0)" office:value-type="string" office:string-value="Премиум" calcext:value-type="string">
            <text:p>Премиум</text:p>
          </table:table-cell>
          <table:table-cell table:formula="of:=VLOOKUP([.C37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8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06-04" calcext:value-type="date">
            <text:p>2024-06-04</text:p>
          </table:table-cell>
          <table:table-cell office:value-type="float" office:value="115" calcext:value-type="float">
            <text:p>115</text:p>
          </table:table-cell>
          <table:table-cell table:formula="of:=VLOOKUP([.B379]; [$Подписки.A:.E]; 2; 0)" office:value-type="string" office:string-value="Базовый" calcext:value-type="string">
            <text:p>Базовый</text:p>
          </table:table-cell>
          <table:table-cell table:formula="of:=VLOOKUP([.C37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79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5-09-11" calcext:value-type="date">
            <text:p>2025-09-11</text:p>
          </table:table-cell>
          <table:table-cell office:value-type="float" office:value="65" calcext:value-type="float">
            <text:p>65</text:p>
          </table:table-cell>
          <table:table-cell table:formula="of:=VLOOKUP([.B380]; [$Подписки.A:.E]; 2; 0)" office:value-type="string" office:string-value="Базовый" calcext:value-type="string">
            <text:p>Базовый</text:p>
          </table:table-cell>
          <table:table-cell table:formula="of:=VLOOKUP([.C38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0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10-03" calcext:value-type="date">
            <text:p>2025-10-03</text:p>
          </table:table-cell>
          <table:table-cell office:value-type="float" office:value="77" calcext:value-type="float">
            <text:p>77</text:p>
          </table:table-cell>
          <table:table-cell table:formula="of:=VLOOKUP([.B381]; [$Подписки.A:.E]; 2; 0)" office:value-type="string" office:string-value="Базовый" calcext:value-type="string">
            <text:p>Базовый</text:p>
          </table:table-cell>
          <table:table-cell table:formula="of:=VLOOKUP([.C38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1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4-10-08" calcext:value-type="date">
            <text:p>2024-10-08</text:p>
          </table:table-cell>
          <table:table-cell office:value-type="float" office:value="33" calcext:value-type="float">
            <text:p>33</text:p>
          </table:table-cell>
          <table:table-cell table:formula="of:=VLOOKUP([.B382]; [$Подписки.A:.E]; 2; 0)" office:value-type="string" office:string-value="Стандартный" calcext:value-type="string">
            <text:p>Стандартный</text:p>
          </table:table-cell>
          <table:table-cell table:formula="of:=VLOOKUP([.C38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2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4-07-16" calcext:value-type="date">
            <text:p>2024-07-16</text:p>
          </table:table-cell>
          <table:table-cell office:value-type="float" office:value="105" calcext:value-type="float">
            <text:p>105</text:p>
          </table:table-cell>
          <table:table-cell table:formula="of:=VLOOKUP([.B383]; [$Подписки.A:.E]; 2; 0)" office:value-type="string" office:string-value="Базовый" calcext:value-type="string">
            <text:p>Базовый</text:p>
          </table:table-cell>
          <table:table-cell table:formula="of:=VLOOKUP([.C38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3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4-06-09" calcext:value-type="date">
            <text:p>2024-06-09</text:p>
          </table:table-cell>
          <table:table-cell office:value-type="float" office:value="117" calcext:value-type="float">
            <text:p>117</text:p>
          </table:table-cell>
          <table:table-cell table:formula="of:=VLOOKUP([.B384]; [$Подписки.A:.E]; 2; 0)" office:value-type="string" office:string-value="Премиум" calcext:value-type="string">
            <text:p>Премиум</text:p>
          </table:table-cell>
          <table:table-cell table:formula="of:=VLOOKUP([.C38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4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1-12" calcext:value-type="date">
            <text:p>2024-01-12</text:p>
          </table:table-cell>
          <table:table-cell office:value-type="float" office:value="110" calcext:value-type="float">
            <text:p>110</text:p>
          </table:table-cell>
          <table:table-cell table:formula="of:=VLOOKUP([.B385]; [$Подписки.A:.E]; 2; 0)" office:value-type="string" office:string-value="Стандартный" calcext:value-type="string">
            <text:p>Стандартный</text:p>
          </table:table-cell>
          <table:table-cell table:formula="of:=VLOOKUP([.C38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08-29" calcext:value-type="date">
            <text:p>2024-08-29</text:p>
          </table:table-cell>
          <table:table-cell office:value-type="float" office:value="92" calcext:value-type="float">
            <text:p>92</text:p>
          </table:table-cell>
          <table:table-cell table:formula="of:=VLOOKUP([.B386]; [$Подписки.A:.E]; 2; 0)" office:value-type="string" office:string-value="Базовый" calcext:value-type="string">
            <text:p>Базовый</text:p>
          </table:table-cell>
          <table:table-cell table:formula="of:=VLOOKUP([.C38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6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8-04" calcext:value-type="date">
            <text:p>2024-08-04</text:p>
          </table:table-cell>
          <table:table-cell office:value-type="float" office:value="54" calcext:value-type="float">
            <text:p>54</text:p>
          </table:table-cell>
          <table:table-cell table:formula="of:=VLOOKUP([.B387]; [$Подписки.A:.E]; 2; 0)" office:value-type="string" office:string-value="Стандартный" calcext:value-type="string">
            <text:p>Стандартный</text:p>
          </table:table-cell>
          <table:table-cell table:formula="of:=VLOOKUP([.C38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7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99" calcext:value-type="float">
            <text:p>99</text:p>
          </table:table-cell>
          <table:table-cell table:formula="of:=VLOOKUP([.B388]; [$Подписки.A:.E]; 2; 0)" office:value-type="string" office:string-value="Базовый" calcext:value-type="string">
            <text:p>Базовый</text:p>
          </table:table-cell>
          <table:table-cell table:formula="of:=VLOOKUP([.C38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8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6-26" calcext:value-type="date">
            <text:p>2024-06-26</text:p>
          </table:table-cell>
          <table:table-cell office:value-type="float" office:value="27" calcext:value-type="float">
            <text:p>27</text:p>
          </table:table-cell>
          <table:table-cell table:formula="of:=VLOOKUP([.B389]; [$Подписки.A:.E]; 2; 0)" office:value-type="string" office:string-value="Стандартный" calcext:value-type="string">
            <text:p>Стандартный</text:p>
          </table:table-cell>
          <table:table-cell table:formula="of:=VLOOKUP([.C38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89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5-30" calcext:value-type="date">
            <text:p>2024-05-30</text:p>
          </table:table-cell>
          <table:table-cell office:value-type="float" office:value="49" calcext:value-type="float">
            <text:p>49</text:p>
          </table:table-cell>
          <table:table-cell table:formula="of:=VLOOKUP([.B390]; [$Подписки.A:.E]; 2; 0)" office:value-type="string" office:string-value="Базовый" calcext:value-type="string">
            <text:p>Базовый</text:p>
          </table:table-cell>
          <table:table-cell table:formula="of:=VLOOKUP([.C39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0</text:p>
          </table:table-cell>
          <table:table-cell office:value-type="string" calcext:value-type="string">
            <text:p>A052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01-09" calcext:value-type="date">
            <text:p>2025-01-09</text:p>
          </table:table-cell>
          <table:table-cell office:value-type="float" office:value="12" calcext:value-type="float">
            <text:p>12</text:p>
          </table:table-cell>
          <table:table-cell table:formula="of:=VLOOKUP([.B391]; [$Подписки.A:.E]; 2; 0)" office:value-type="string" office:string-value="Базовый" calcext:value-type="string">
            <text:p>Базовый</text:p>
          </table:table-cell>
          <table:table-cell table:formula="of:=VLOOKUP([.C391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1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10-30" calcext:value-type="date">
            <text:p>2025-10-30</text:p>
          </table:table-cell>
          <table:table-cell office:value-type="float" office:value="100" calcext:value-type="float">
            <text:p>100</text:p>
          </table:table-cell>
          <table:table-cell table:formula="of:=VLOOKUP([.B392]; [$Подписки.A:.E]; 2; 0)" office:value-type="string" office:string-value="Премиум" calcext:value-type="string">
            <text:p>Премиум</text:p>
          </table:table-cell>
          <table:table-cell table:formula="of:=VLOOKUP([.C39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2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06-23" calcext:value-type="date">
            <text:p>2024-06-23</text:p>
          </table:table-cell>
          <table:table-cell office:value-type="float" office:value="38" calcext:value-type="float">
            <text:p>38</text:p>
          </table:table-cell>
          <table:table-cell table:formula="of:=VLOOKUP([.B393]; [$Подписки.A:.E]; 2; 0)" office:value-type="string" office:string-value="Стандартный" calcext:value-type="string">
            <text:p>Стандартный</text:p>
          </table:table-cell>
          <table:table-cell table:formula="of:=VLOOKUP([.C39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3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4-28" calcext:value-type="date">
            <text:p>2024-04-28</text:p>
          </table:table-cell>
          <table:table-cell office:value-type="float" office:value="94" calcext:value-type="float">
            <text:p>94</text:p>
          </table:table-cell>
          <table:table-cell table:formula="of:=VLOOKUP([.B394]; [$Подписки.A:.E]; 2; 0)" office:value-type="string" office:string-value="Базовый" calcext:value-type="string">
            <text:p>Базовый</text:p>
          </table:table-cell>
          <table:table-cell table:formula="of:=VLOOKUP([.C39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4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5-02-17" calcext:value-type="date">
            <text:p>2025-02-17</text:p>
          </table:table-cell>
          <table:table-cell office:value-type="float" office:value="118" calcext:value-type="float">
            <text:p>118</text:p>
          </table:table-cell>
          <table:table-cell table:formula="of:=VLOOKUP([.B395]; [$Подписки.A:.E]; 2; 0)" office:value-type="string" office:string-value="Стандартный" calcext:value-type="string">
            <text:p>Стандартный</text:p>
          </table:table-cell>
          <table:table-cell table:formula="of:=VLOOKUP([.C39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5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6-21" calcext:value-type="date">
            <text:p>2025-06-21</text:p>
          </table:table-cell>
          <table:table-cell office:value-type="float" office:value="12" calcext:value-type="float">
            <text:p>12</text:p>
          </table:table-cell>
          <table:table-cell table:formula="of:=VLOOKUP([.B396]; [$Подписки.A:.E]; 2; 0)" office:value-type="string" office:string-value="Базовый" calcext:value-type="string">
            <text:p>Базовый</text:p>
          </table:table-cell>
          <table:table-cell table:formula="of:=VLOOKUP([.C39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6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4-12-10" calcext:value-type="date">
            <text:p>2024-12-10</text:p>
          </table:table-cell>
          <table:table-cell office:value-type="float" office:value="50" calcext:value-type="float">
            <text:p>50</text:p>
          </table:table-cell>
          <table:table-cell table:formula="of:=VLOOKUP([.B397]; [$Подписки.A:.E]; 2; 0)" office:value-type="string" office:string-value="Премиум" calcext:value-type="string">
            <text:p>Премиум</text:p>
          </table:table-cell>
          <table:table-cell table:formula="of:=VLOOKUP([.C39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7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1-01" calcext:value-type="date">
            <text:p>2024-01-01</text:p>
          </table:table-cell>
          <table:table-cell office:value-type="float" office:value="23" calcext:value-type="float">
            <text:p>23</text:p>
          </table:table-cell>
          <table:table-cell table:formula="of:=VLOOKUP([.B398]; [$Подписки.A:.E]; 2; 0)" office:value-type="string" office:string-value="Базовый" calcext:value-type="string">
            <text:p>Базовый</text:p>
          </table:table-cell>
          <table:table-cell table:formula="of:=VLOOKUP([.C39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8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10-15" calcext:value-type="date">
            <text:p>2025-10-15</text:p>
          </table:table-cell>
          <table:table-cell office:value-type="float" office:value="57" calcext:value-type="float">
            <text:p>57</text:p>
          </table:table-cell>
          <table:table-cell table:formula="of:=VLOOKUP([.B399]; [$Подписки.A:.E]; 2; 0)" office:value-type="string" office:string-value="Премиум" calcext:value-type="string">
            <text:p>Премиум</text:p>
          </table:table-cell>
          <table:table-cell table:formula="of:=VLOOKUP([.C39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399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4-12-26" calcext:value-type="date">
            <text:p>2024-12-26</text:p>
          </table:table-cell>
          <table:table-cell office:value-type="float" office:value="94" calcext:value-type="float">
            <text:p>94</text:p>
          </table:table-cell>
          <table:table-cell table:formula="of:=VLOOKUP([.B400]; [$Подписки.A:.E]; 2; 0)" office:value-type="string" office:string-value="Премиум" calcext:value-type="string">
            <text:p>Премиум</text:p>
          </table:table-cell>
          <table:table-cell table:formula="of:=VLOOKUP([.C40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0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74" calcext:value-type="float">
            <text:p>74</text:p>
          </table:table-cell>
          <table:table-cell table:formula="of:=VLOOKUP([.B401]; [$Подписки.A:.E]; 2; 0)" office:value-type="string" office:string-value="Базовый" calcext:value-type="string">
            <text:p>Базовый</text:p>
          </table:table-cell>
          <table:table-cell table:formula="of:=VLOOKUP([.C40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1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6-09" calcext:value-type="date">
            <text:p>2024-06-09</text:p>
          </table:table-cell>
          <table:table-cell office:value-type="float" office:value="45" calcext:value-type="float">
            <text:p>45</text:p>
          </table:table-cell>
          <table:table-cell table:formula="of:=VLOOKUP([.B402]; [$Подписки.A:.E]; 2; 0)" office:value-type="string" office:string-value="Базовый" calcext:value-type="string">
            <text:p>Базовый</text:p>
          </table:table-cell>
          <table:table-cell table:formula="of:=VLOOKUP([.C40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2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8-07" calcext:value-type="date">
            <text:p>2025-08-07</text:p>
          </table:table-cell>
          <table:table-cell office:value-type="float" office:value="81" calcext:value-type="float">
            <text:p>81</text:p>
          </table:table-cell>
          <table:table-cell table:formula="of:=VLOOKUP([.B403]; [$Подписки.A:.E]; 2; 0)" office:value-type="string" office:string-value="Премиум" calcext:value-type="string">
            <text:p>Премиум</text:p>
          </table:table-cell>
          <table:table-cell table:formula="of:=VLOOKUP([.C40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3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4-11-19" calcext:value-type="date">
            <text:p>2024-11-19</text:p>
          </table:table-cell>
          <table:table-cell office:value-type="float" office:value="102" calcext:value-type="float">
            <text:p>102</text:p>
          </table:table-cell>
          <table:table-cell table:formula="of:=VLOOKUP([.B404]; [$Подписки.A:.E]; 2; 0)" office:value-type="string" office:string-value="Премиум" calcext:value-type="string">
            <text:p>Премиум</text:p>
          </table:table-cell>
          <table:table-cell table:formula="of:=VLOOKUP([.C40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4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3-29" calcext:value-type="date">
            <text:p>2025-03-29</text:p>
          </table:table-cell>
          <table:table-cell office:value-type="float" office:value="102" calcext:value-type="float">
            <text:p>102</text:p>
          </table:table-cell>
          <table:table-cell table:formula="of:=VLOOKUP([.B405]; [$Подписки.A:.E]; 2; 0)" office:value-type="string" office:string-value="Базовый" calcext:value-type="string">
            <text:p>Базовый</text:p>
          </table:table-cell>
          <table:table-cell table:formula="of:=VLOOKUP([.C40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5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10-05" calcext:value-type="date">
            <text:p>2024-10-05</text:p>
          </table:table-cell>
          <table:table-cell office:value-type="float" office:value="87" calcext:value-type="float">
            <text:p>87</text:p>
          </table:table-cell>
          <table:table-cell table:formula="of:=VLOOKUP([.B406]; [$Подписки.A:.E]; 2; 0)" office:value-type="string" office:string-value="Базовый" calcext:value-type="string">
            <text:p>Базовый</text:p>
          </table:table-cell>
          <table:table-cell table:formula="of:=VLOOKUP([.C406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6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12-09" calcext:value-type="date">
            <text:p>2024-12-09</text:p>
          </table:table-cell>
          <table:table-cell office:value-type="float" office:value="58" calcext:value-type="float">
            <text:p>58</text:p>
          </table:table-cell>
          <table:table-cell table:formula="of:=VLOOKUP([.B407]; [$Подписки.A:.E]; 2; 0)" office:value-type="string" office:string-value="Стандартный" calcext:value-type="string">
            <text:p>Стандартный</text:p>
          </table:table-cell>
          <table:table-cell table:formula="of:=VLOOKUP([.C40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7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12-25" calcext:value-type="date">
            <text:p>2025-12-25</text:p>
          </table:table-cell>
          <table:table-cell office:value-type="float" office:value="19" calcext:value-type="float">
            <text:p>19</text:p>
          </table:table-cell>
          <table:table-cell table:formula="of:=VLOOKUP([.B408]; [$Подписки.A:.E]; 2; 0)" office:value-type="string" office:string-value="Премиум" calcext:value-type="string">
            <text:p>Премиум</text:p>
          </table:table-cell>
          <table:table-cell table:formula="of:=VLOOKUP([.C40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8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5-12-11" calcext:value-type="date">
            <text:p>2025-12-11</text:p>
          </table:table-cell>
          <table:table-cell office:value-type="float" office:value="19" calcext:value-type="float">
            <text:p>19</text:p>
          </table:table-cell>
          <table:table-cell table:formula="of:=VLOOKUP([.B409]; [$Подписки.A:.E]; 2; 0)" office:value-type="string" office:string-value="Базовый" calcext:value-type="string">
            <text:p>Базовый</text:p>
          </table:table-cell>
          <table:table-cell table:formula="of:=VLOOKUP([.C40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09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93" calcext:value-type="float">
            <text:p>93</text:p>
          </table:table-cell>
          <table:table-cell table:formula="of:=VLOOKUP([.B410]; [$Подписки.A:.E]; 2; 0)" office:value-type="string" office:string-value="Премиум" calcext:value-type="string">
            <text:p>Премиум</text:p>
          </table:table-cell>
          <table:table-cell table:formula="of:=VLOOKUP([.C410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0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39" calcext:value-type="float">
            <text:p>39</text:p>
          </table:table-cell>
          <table:table-cell table:formula="of:=VLOOKUP([.B411]; [$Подписки.A:.E]; 2; 0)" office:value-type="string" office:string-value="Базовый" calcext:value-type="string">
            <text:p>Базовый</text:p>
          </table:table-cell>
          <table:table-cell table:formula="of:=VLOOKUP([.C41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1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9-23" calcext:value-type="date">
            <text:p>2024-09-23</text:p>
          </table:table-cell>
          <table:table-cell office:value-type="float" office:value="103" calcext:value-type="float">
            <text:p>103</text:p>
          </table:table-cell>
          <table:table-cell table:formula="of:=VLOOKUP([.B412]; [$Подписки.A:.E]; 2; 0)" office:value-type="string" office:string-value="Базовый" calcext:value-type="string">
            <text:p>Базовый</text:p>
          </table:table-cell>
          <table:table-cell table:formula="of:=VLOOKUP([.C41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2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1-03" calcext:value-type="date">
            <text:p>2024-01-03</text:p>
          </table:table-cell>
          <table:table-cell office:value-type="float" office:value="89" calcext:value-type="float">
            <text:p>89</text:p>
          </table:table-cell>
          <table:table-cell table:formula="of:=VLOOKUP([.B413]; [$Подписки.A:.E]; 2; 0)" office:value-type="string" office:string-value="Базовый" calcext:value-type="string">
            <text:p>Базовый</text:p>
          </table:table-cell>
          <table:table-cell table:formula="of:=VLOOKUP([.C41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3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72</text:p>
          </table:table-cell>
          <table:table-cell table:style-name="ce3" office:value-type="date" office:date-value="2025-03-25" calcext:value-type="date">
            <text:p>2025-03-25</text:p>
          </table:table-cell>
          <table:table-cell office:value-type="float" office:value="74" calcext:value-type="float">
            <text:p>74</text:p>
          </table:table-cell>
          <table:table-cell table:formula="of:=VLOOKUP([.B414]; [$Подписки.A:.E]; 2; 0)" office:value-type="string" office:string-value="Базовый" calcext:value-type="string">
            <text:p>Базовый</text:p>
          </table:table-cell>
          <table:table-cell table:formula="of:=VLOOKUP([.C41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4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29" calcext:value-type="float">
            <text:p>29</text:p>
          </table:table-cell>
          <table:table-cell table:formula="of:=VLOOKUP([.B415]; [$Подписки.A:.E]; 2; 0)" office:value-type="string" office:string-value="Стандартный" calcext:value-type="string">
            <text:p>Стандартный</text:p>
          </table:table-cell>
          <table:table-cell table:formula="of:=VLOOKUP([.C41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5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4-10-30" calcext:value-type="date">
            <text:p>2024-10-30</text:p>
          </table:table-cell>
          <table:table-cell office:value-type="float" office:value="41" calcext:value-type="float">
            <text:p>41</text:p>
          </table:table-cell>
          <table:table-cell table:formula="of:=VLOOKUP([.B416]; [$Подписки.A:.E]; 2; 0)" office:value-type="string" office:string-value="Базовый" calcext:value-type="string">
            <text:p>Базовый</text:p>
          </table:table-cell>
          <table:table-cell table:formula="of:=VLOOKUP([.C41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6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4-02-12" calcext:value-type="date">
            <text:p>2024-02-12</text:p>
          </table:table-cell>
          <table:table-cell office:value-type="float" office:value="52" calcext:value-type="float">
            <text:p>52</text:p>
          </table:table-cell>
          <table:table-cell table:formula="of:=VLOOKUP([.B417]; [$Подписки.A:.E]; 2; 0)" office:value-type="string" office:string-value="Базовый" calcext:value-type="string">
            <text:p>Базовый</text:p>
          </table:table-cell>
          <table:table-cell table:formula="of:=VLOOKUP([.C41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7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5-12" calcext:value-type="date">
            <text:p>2025-05-12</text:p>
          </table:table-cell>
          <table:table-cell office:value-type="float" office:value="112" calcext:value-type="float">
            <text:p>112</text:p>
          </table:table-cell>
          <table:table-cell table:formula="of:=VLOOKUP([.B418]; [$Подписки.A:.E]; 2; 0)" office:value-type="string" office:string-value="Базовый" calcext:value-type="string">
            <text:p>Базовый</text:p>
          </table:table-cell>
          <table:table-cell table:formula="of:=VLOOKUP([.C41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8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2-10" calcext:value-type="date">
            <text:p>2025-02-10</text:p>
          </table:table-cell>
          <table:table-cell office:value-type="float" office:value="111" calcext:value-type="float">
            <text:p>111</text:p>
          </table:table-cell>
          <table:table-cell table:formula="of:=VLOOKUP([.B419]; [$Подписки.A:.E]; 2; 0)" office:value-type="string" office:string-value="Стандартный" calcext:value-type="string">
            <text:p>Стандартный</text:p>
          </table:table-cell>
          <table:table-cell table:formula="of:=VLOOKUP([.C41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19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table:formula="of:=VLOOKUP([.B420]; [$Подписки.A:.E]; 2; 0)" office:value-type="string" office:string-value="Базовый" calcext:value-type="string">
            <text:p>Базовый</text:p>
          </table:table-cell>
          <table:table-cell table:formula="of:=VLOOKUP([.C42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0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12-15" calcext:value-type="date">
            <text:p>2025-12-15</text:p>
          </table:table-cell>
          <table:table-cell office:value-type="float" office:value="55" calcext:value-type="float">
            <text:p>55</text:p>
          </table:table-cell>
          <table:table-cell table:formula="of:=VLOOKUP([.B421]; [$Подписки.A:.E]; 2; 0)" office:value-type="string" office:string-value="Стандартный" calcext:value-type="string">
            <text:p>Стандартный</text:p>
          </table:table-cell>
          <table:table-cell table:formula="of:=VLOOKUP([.C421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1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90" calcext:value-type="float">
            <text:p>90</text:p>
          </table:table-cell>
          <table:table-cell table:formula="of:=VLOOKUP([.B422]; [$Подписки.A:.E]; 2; 0)" office:value-type="string" office:string-value="Стандартный" calcext:value-type="string">
            <text:p>Стандартный</text:p>
          </table:table-cell>
          <table:table-cell table:formula="of:=VLOOKUP([.C42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2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11-29" calcext:value-type="date">
            <text:p>2024-11-29</text:p>
          </table:table-cell>
          <table:table-cell office:value-type="float" office:value="72" calcext:value-type="float">
            <text:p>72</text:p>
          </table:table-cell>
          <table:table-cell table:formula="of:=VLOOKUP([.B423]; [$Подписки.A:.E]; 2; 0)" office:value-type="string" office:string-value="Премиум" calcext:value-type="string">
            <text:p>Премиум</text:p>
          </table:table-cell>
          <table:table-cell table:formula="of:=VLOOKUP([.C42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3</text:p>
          </table:table-cell>
          <table:table-cell office:value-type="string" calcext:value-type="string">
            <text:p>A052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10-30" calcext:value-type="date">
            <text:p>2025-10-30</text:p>
          </table:table-cell>
          <table:table-cell office:value-type="float" office:value="115" calcext:value-type="float">
            <text:p>115</text:p>
          </table:table-cell>
          <table:table-cell table:formula="of:=VLOOKUP([.B424]; [$Подписки.A:.E]; 2; 0)" office:value-type="string" office:string-value="Базовый" calcext:value-type="string">
            <text:p>Базовый</text:p>
          </table:table-cell>
          <table:table-cell table:formula="of:=VLOOKUP([.C424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4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10-09" calcext:value-type="date">
            <text:p>2025-10-09</text:p>
          </table:table-cell>
          <table:table-cell office:value-type="float" office:value="20" calcext:value-type="float">
            <text:p>20</text:p>
          </table:table-cell>
          <table:table-cell table:formula="of:=VLOOKUP([.B425]; [$Подписки.A:.E]; 2; 0)" office:value-type="string" office:string-value="Стандартный" calcext:value-type="string">
            <text:p>Стандартный</text:p>
          </table:table-cell>
          <table:table-cell table:formula="of:=VLOOKUP([.C42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5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5-10-19" calcext:value-type="date">
            <text:p>2025-10-19</text:p>
          </table:table-cell>
          <table:table-cell office:value-type="float" office:value="6" calcext:value-type="float">
            <text:p>6</text:p>
          </table:table-cell>
          <table:table-cell table:formula="of:=VLOOKUP([.B426]; [$Подписки.A:.E]; 2; 0)" office:value-type="string" office:string-value="Базовый" calcext:value-type="string">
            <text:p>Базовый</text:p>
          </table:table-cell>
          <table:table-cell table:formula="of:=VLOOKUP([.C42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6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10-05" calcext:value-type="date">
            <text:p>2025-10-05</text:p>
          </table:table-cell>
          <table:table-cell office:value-type="float" office:value="94" calcext:value-type="float">
            <text:p>94</text:p>
          </table:table-cell>
          <table:table-cell table:formula="of:=VLOOKUP([.B427]; [$Подписки.A:.E]; 2; 0)" office:value-type="string" office:string-value="Базовый" calcext:value-type="string">
            <text:p>Базовый</text:p>
          </table:table-cell>
          <table:table-cell table:formula="of:=VLOOKUP([.C427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7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4-03" calcext:value-type="date">
            <text:p>2025-04-03</text:p>
          </table:table-cell>
          <table:table-cell office:value-type="float" office:value="11" calcext:value-type="float">
            <text:p>11</text:p>
          </table:table-cell>
          <table:table-cell table:formula="of:=VLOOKUP([.B428]; [$Подписки.A:.E]; 2; 0)" office:value-type="string" office:string-value="Премиум" calcext:value-type="string">
            <text:p>Премиум</text:p>
          </table:table-cell>
          <table:table-cell table:formula="of:=VLOOKUP([.C42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8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2-08" calcext:value-type="date">
            <text:p>2024-02-08</text:p>
          </table:table-cell>
          <table:table-cell office:value-type="float" office:value="17" calcext:value-type="float">
            <text:p>17</text:p>
          </table:table-cell>
          <table:table-cell table:formula="of:=VLOOKUP([.B429]; [$Подписки.A:.E]; 2; 0)" office:value-type="string" office:string-value="Стандартный" calcext:value-type="string">
            <text:p>Стандартный</text:p>
          </table:table-cell>
          <table:table-cell table:formula="of:=VLOOKUP([.C42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29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4-11-07" calcext:value-type="date">
            <text:p>2024-11-07</text:p>
          </table:table-cell>
          <table:table-cell office:value-type="float" office:value="117" calcext:value-type="float">
            <text:p>117</text:p>
          </table:table-cell>
          <table:table-cell table:formula="of:=VLOOKUP([.B430]; [$Подписки.A:.E]; 2; 0)" office:value-type="string" office:string-value="Премиум" calcext:value-type="string">
            <text:p>Премиум</text:p>
          </table:table-cell>
          <table:table-cell table:formula="of:=VLOOKUP([.C43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0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10-24" calcext:value-type="date">
            <text:p>2024-10-24</text:p>
          </table:table-cell>
          <table:table-cell office:value-type="float" office:value="60" calcext:value-type="float">
            <text:p>60</text:p>
          </table:table-cell>
          <table:table-cell table:formula="of:=VLOOKUP([.B431]; [$Подписки.A:.E]; 2; 0)" office:value-type="string" office:string-value="Стандартный" calcext:value-type="string">
            <text:p>Стандартный</text:p>
          </table:table-cell>
          <table:table-cell table:formula="of:=VLOOKUP([.C43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1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03-27" calcext:value-type="date">
            <text:p>2025-03-27</text:p>
          </table:table-cell>
          <table:table-cell office:value-type="float" office:value="11" calcext:value-type="float">
            <text:p>11</text:p>
          </table:table-cell>
          <table:table-cell table:formula="of:=VLOOKUP([.B432]; [$Подписки.A:.E]; 2; 0)" office:value-type="string" office:string-value="Базовый" calcext:value-type="string">
            <text:p>Базовый</text:p>
          </table:table-cell>
          <table:table-cell table:formula="of:=VLOOKUP([.C43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2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06-20" calcext:value-type="date">
            <text:p>2024-06-20</text:p>
          </table:table-cell>
          <table:table-cell office:value-type="float" office:value="49" calcext:value-type="float">
            <text:p>49</text:p>
          </table:table-cell>
          <table:table-cell table:formula="of:=VLOOKUP([.B433]; [$Подписки.A:.E]; 2; 0)" office:value-type="string" office:string-value="Стандартный" calcext:value-type="string">
            <text:p>Стандартный</text:p>
          </table:table-cell>
          <table:table-cell table:formula="of:=VLOOKUP([.C43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4-27" calcext:value-type="date">
            <text:p>2024-04-27</text:p>
          </table:table-cell>
          <table:table-cell office:value-type="float" office:value="25" calcext:value-type="float">
            <text:p>25</text:p>
          </table:table-cell>
          <table:table-cell table:formula="of:=VLOOKUP([.B434]; [$Подписки.A:.E]; 2; 0)" office:value-type="string" office:string-value="Премиум" calcext:value-type="string">
            <text:p>Премиум</text:p>
          </table:table-cell>
          <table:table-cell table:formula="of:=VLOOKUP([.C43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4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01-26" calcext:value-type="date">
            <text:p>2024-01-26</text:p>
          </table:table-cell>
          <table:table-cell office:value-type="float" office:value="13" calcext:value-type="float">
            <text:p>13</text:p>
          </table:table-cell>
          <table:table-cell table:formula="of:=VLOOKUP([.B435]; [$Подписки.A:.E]; 2; 0)" office:value-type="string" office:string-value="Базовый" calcext:value-type="string">
            <text:p>Базовый</text:p>
          </table:table-cell>
          <table:table-cell table:formula="of:=VLOOKUP([.C43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5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5-01-12" calcext:value-type="date">
            <text:p>2025-01-12</text:p>
          </table:table-cell>
          <table:table-cell office:value-type="float" office:value="46" calcext:value-type="float">
            <text:p>46</text:p>
          </table:table-cell>
          <table:table-cell table:formula="of:=VLOOKUP([.B436]; [$Подписки.A:.E]; 2; 0)" office:value-type="string" office:string-value="Стандартный" calcext:value-type="string">
            <text:p>Стандартный</text:p>
          </table:table-cell>
          <table:table-cell table:formula="of:=VLOOKUP([.C43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6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12-20" calcext:value-type="date">
            <text:p>2025-12-20</text:p>
          </table:table-cell>
          <table:table-cell office:value-type="float" office:value="53" calcext:value-type="float">
            <text:p>53</text:p>
          </table:table-cell>
          <table:table-cell table:formula="of:=VLOOKUP([.B437]; [$Подписки.A:.E]; 2; 0)" office:value-type="string" office:string-value="Базовый" calcext:value-type="string">
            <text:p>Базовый</text:p>
          </table:table-cell>
          <table:table-cell table:formula="of:=VLOOKUP([.C437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7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10-19" calcext:value-type="date">
            <text:p>2024-10-19</text:p>
          </table:table-cell>
          <table:table-cell office:value-type="float" office:value="72" calcext:value-type="float">
            <text:p>72</text:p>
          </table:table-cell>
          <table:table-cell table:formula="of:=VLOOKUP([.B438]; [$Подписки.A:.E]; 2; 0)" office:value-type="string" office:string-value="Базовый" calcext:value-type="string">
            <text:p>Базовый</text:p>
          </table:table-cell>
          <table:table-cell table:formula="of:=VLOOKUP([.C43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8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6-14" calcext:value-type="date">
            <text:p>2025-06-14</text:p>
          </table:table-cell>
          <table:table-cell office:value-type="float" office:value="104" calcext:value-type="float">
            <text:p>104</text:p>
          </table:table-cell>
          <table:table-cell table:formula="of:=VLOOKUP([.B439]; [$Подписки.A:.E]; 2; 0)" office:value-type="string" office:string-value="Премиум" calcext:value-type="string">
            <text:p>Премиум</text:p>
          </table:table-cell>
          <table:table-cell table:formula="of:=VLOOKUP([.C439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39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07-20" calcext:value-type="date">
            <text:p>2024-07-20</text:p>
          </table:table-cell>
          <table:table-cell office:value-type="float" office:value="93" calcext:value-type="float">
            <text:p>93</text:p>
          </table:table-cell>
          <table:table-cell table:formula="of:=VLOOKUP([.B440]; [$Подписки.A:.E]; 2; 0)" office:value-type="string" office:string-value="Премиум" calcext:value-type="string">
            <text:p>Премиум</text:p>
          </table:table-cell>
          <table:table-cell table:formula="of:=VLOOKUP([.C44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0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78" calcext:value-type="float">
            <text:p>78</text:p>
          </table:table-cell>
          <table:table-cell table:formula="of:=VLOOKUP([.B441]; [$Подписки.A:.E]; 2; 0)" office:value-type="string" office:string-value="Премиум" calcext:value-type="string">
            <text:p>Премиум</text:p>
          </table:table-cell>
          <table:table-cell table:formula="of:=VLOOKUP([.C441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1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8-29" calcext:value-type="date">
            <text:p>2024-08-29</text:p>
          </table:table-cell>
          <table:table-cell office:value-type="float" office:value="73" calcext:value-type="float">
            <text:p>73</text:p>
          </table:table-cell>
          <table:table-cell table:formula="of:=VLOOKUP([.B442]; [$Подписки.A:.E]; 2; 0)" office:value-type="string" office:string-value="Базовый" calcext:value-type="string">
            <text:p>Базовый</text:p>
          </table:table-cell>
          <table:table-cell table:formula="of:=VLOOKUP([.C44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2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5-04-27" calcext:value-type="date">
            <text:p>2025-04-27</text:p>
          </table:table-cell>
          <table:table-cell office:value-type="float" office:value="112" calcext:value-type="float">
            <text:p>112</text:p>
          </table:table-cell>
          <table:table-cell table:formula="of:=VLOOKUP([.B443]; [$Подписки.A:.E]; 2; 0)" office:value-type="string" office:string-value="Премиум" calcext:value-type="string">
            <text:p>Премиум</text:p>
          </table:table-cell>
          <table:table-cell table:formula="of:=VLOOKUP([.C44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3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9-22" calcext:value-type="date">
            <text:p>2025-09-22</text:p>
          </table:table-cell>
          <table:table-cell office:value-type="float" office:value="25" calcext:value-type="float">
            <text:p>25</text:p>
          </table:table-cell>
          <table:table-cell table:formula="of:=VLOOKUP([.B444]; [$Подписки.A:.E]; 2; 0)" office:value-type="string" office:string-value="Базовый" calcext:value-type="string">
            <text:p>Базовый</text:p>
          </table:table-cell>
          <table:table-cell table:formula="of:=VLOOKUP([.C44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4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3-07" calcext:value-type="date">
            <text:p>2025-03-07</text:p>
          </table:table-cell>
          <table:table-cell office:value-type="float" office:value="41" calcext:value-type="float">
            <text:p>41</text:p>
          </table:table-cell>
          <table:table-cell table:formula="of:=VLOOKUP([.B445]; [$Подписки.A:.E]; 2; 0)" office:value-type="string" office:string-value="Премиум" calcext:value-type="string">
            <text:p>Премиум</text:p>
          </table:table-cell>
          <table:table-cell table:formula="of:=VLOOKUP([.C44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5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03-30" calcext:value-type="date">
            <text:p>2025-03-30</text:p>
          </table:table-cell>
          <table:table-cell office:value-type="float" office:value="36" calcext:value-type="float">
            <text:p>36</text:p>
          </table:table-cell>
          <table:table-cell table:formula="of:=VLOOKUP([.B446]; [$Подписки.A:.E]; 2; 0)" office:value-type="string" office:string-value="Стандартный" calcext:value-type="string">
            <text:p>Стандартный</text:p>
          </table:table-cell>
          <table:table-cell table:formula="of:=VLOOKUP([.C446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6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5-08-12" calcext:value-type="date">
            <text:p>2025-08-12</text:p>
          </table:table-cell>
          <table:table-cell office:value-type="float" office:value="81" calcext:value-type="float">
            <text:p>81</text:p>
          </table:table-cell>
          <table:table-cell table:formula="of:=VLOOKUP([.B447]; [$Подписки.A:.E]; 2; 0)" office:value-type="string" office:string-value="Премиум" calcext:value-type="string">
            <text:p>Премиум</text:p>
          </table:table-cell>
          <table:table-cell table:formula="of:=VLOOKUP([.C44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7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11-15" calcext:value-type="date">
            <text:p>2024-11-15</text:p>
          </table:table-cell>
          <table:table-cell office:value-type="float" office:value="39" calcext:value-type="float">
            <text:p>39</text:p>
          </table:table-cell>
          <table:table-cell table:formula="of:=VLOOKUP([.B448]; [$Подписки.A:.E]; 2; 0)" office:value-type="string" office:string-value="Стандартный" calcext:value-type="string">
            <text:p>Стандартный</text:p>
          </table:table-cell>
          <table:table-cell table:formula="of:=VLOOKUP([.C44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8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10-19" calcext:value-type="date">
            <text:p>2025-10-19</text:p>
          </table:table-cell>
          <table:table-cell office:value-type="float" office:value="71" calcext:value-type="float">
            <text:p>71</text:p>
          </table:table-cell>
          <table:table-cell table:formula="of:=VLOOKUP([.B449]; [$Подписки.A:.E]; 2; 0)" office:value-type="string" office:string-value="Базовый" calcext:value-type="string">
            <text:p>Базовый</text:p>
          </table:table-cell>
          <table:table-cell table:formula="of:=VLOOKUP([.C44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49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4-03" calcext:value-type="date">
            <text:p>2025-04-03</text:p>
          </table:table-cell>
          <table:table-cell office:value-type="float" office:value="107" calcext:value-type="float">
            <text:p>107</text:p>
          </table:table-cell>
          <table:table-cell table:formula="of:=VLOOKUP([.B450]; [$Подписки.A:.E]; 2; 0)" office:value-type="string" office:string-value="Стандартный" calcext:value-type="string">
            <text:p>Стандартный</text:p>
          </table:table-cell>
          <table:table-cell table:formula="of:=VLOOKUP([.C45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0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23" calcext:value-type="float">
            <text:p>23</text:p>
          </table:table-cell>
          <table:table-cell table:formula="of:=VLOOKUP([.B451]; [$Подписки.A:.E]; 2; 0)" office:value-type="string" office:string-value="Премиум" calcext:value-type="string">
            <text:p>Премиум</text:p>
          </table:table-cell>
          <table:table-cell table:formula="of:=VLOOKUP([.C45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1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4-11" calcext:value-type="date">
            <text:p>2024-04-11</text:p>
          </table:table-cell>
          <table:table-cell office:value-type="float" office:value="46" calcext:value-type="float">
            <text:p>46</text:p>
          </table:table-cell>
          <table:table-cell table:formula="of:=VLOOKUP([.B452]; [$Подписки.A:.E]; 2; 0)" office:value-type="string" office:string-value="Базовый" calcext:value-type="string">
            <text:p>Базовый</text:p>
          </table:table-cell>
          <table:table-cell table:formula="of:=VLOOKUP([.C45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2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9-12" calcext:value-type="date">
            <text:p>2025-09-12</text:p>
          </table:table-cell>
          <table:table-cell office:value-type="float" office:value="114" calcext:value-type="float">
            <text:p>114</text:p>
          </table:table-cell>
          <table:table-cell table:formula="of:=VLOOKUP([.B453]; [$Подписки.A:.E]; 2; 0)" office:value-type="string" office:string-value="Базовый" calcext:value-type="string">
            <text:p>Базовый</text:p>
          </table:table-cell>
          <table:table-cell table:formula="of:=VLOOKUP([.C45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3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7" calcext:value-type="float">
            <text:p>7</text:p>
          </table:table-cell>
          <table:table-cell table:formula="of:=VLOOKUP([.B454]; [$Подписки.A:.E]; 2; 0)" office:value-type="string" office:string-value="Базовый" calcext:value-type="string">
            <text:p>Базовый</text:p>
          </table:table-cell>
          <table:table-cell table:formula="of:=VLOOKUP([.C45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4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2-18" calcext:value-type="date">
            <text:p>2024-12-18</text:p>
          </table:table-cell>
          <table:table-cell office:value-type="float" office:value="74" calcext:value-type="float">
            <text:p>74</text:p>
          </table:table-cell>
          <table:table-cell table:formula="of:=VLOOKUP([.B455]; [$Подписки.A:.E]; 2; 0)" office:value-type="string" office:string-value="Стандартный" calcext:value-type="string">
            <text:p>Стандартный</text:p>
          </table:table-cell>
          <table:table-cell table:formula="of:=VLOOKUP([.C455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5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7-14" calcext:value-type="date">
            <text:p>2025-07-14</text:p>
          </table:table-cell>
          <table:table-cell office:value-type="float" office:value="64" calcext:value-type="float">
            <text:p>64</text:p>
          </table:table-cell>
          <table:table-cell table:formula="of:=VLOOKUP([.B456]; [$Подписки.A:.E]; 2; 0)" office:value-type="string" office:string-value="Базовый" calcext:value-type="string">
            <text:p>Базовый</text:p>
          </table:table-cell>
          <table:table-cell table:formula="of:=VLOOKUP([.C45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6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05-31" calcext:value-type="date">
            <text:p>2025-05-31</text:p>
          </table:table-cell>
          <table:table-cell office:value-type="float" office:value="48" calcext:value-type="float">
            <text:p>48</text:p>
          </table:table-cell>
          <table:table-cell table:formula="of:=VLOOKUP([.B457]; [$Подписки.A:.E]; 2; 0)" office:value-type="string" office:string-value="Базовый" calcext:value-type="string">
            <text:p>Базовый</text:p>
          </table:table-cell>
          <table:table-cell table:formula="of:=VLOOKUP([.C45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7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12" calcext:value-type="float">
            <text:p>12</text:p>
          </table:table-cell>
          <table:table-cell table:formula="of:=VLOOKUP([.B458]; [$Подписки.A:.E]; 2; 0)" office:value-type="string" office:string-value="Стандартный" calcext:value-type="string">
            <text:p>Стандартный</text:p>
          </table:table-cell>
          <table:table-cell table:formula="of:=VLOOKUP([.C45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8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3-07" calcext:value-type="date">
            <text:p>2024-03-07</text:p>
          </table:table-cell>
          <table:table-cell office:value-type="float" office:value="48" calcext:value-type="float">
            <text:p>48</text:p>
          </table:table-cell>
          <table:table-cell table:formula="of:=VLOOKUP([.B459]; [$Подписки.A:.E]; 2; 0)" office:value-type="string" office:string-value="Базовый" calcext:value-type="string">
            <text:p>Базовый</text:p>
          </table:table-cell>
          <table:table-cell table:formula="of:=VLOOKUP([.C45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59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12-07" calcext:value-type="date">
            <text:p>2024-12-07</text:p>
          </table:table-cell>
          <table:table-cell office:value-type="float" office:value="74" calcext:value-type="float">
            <text:p>74</text:p>
          </table:table-cell>
          <table:table-cell table:formula="of:=VLOOKUP([.B460]; [$Подписки.A:.E]; 2; 0)" office:value-type="string" office:string-value="Базовый" calcext:value-type="string">
            <text:p>Базовый</text:p>
          </table:table-cell>
          <table:table-cell table:formula="of:=VLOOKUP([.C46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0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6-20" calcext:value-type="date">
            <text:p>2024-06-20</text:p>
          </table:table-cell>
          <table:table-cell office:value-type="float" office:value="6" calcext:value-type="float">
            <text:p>6</text:p>
          </table:table-cell>
          <table:table-cell table:formula="of:=VLOOKUP([.B461]; [$Подписки.A:.E]; 2; 0)" office:value-type="string" office:string-value="Базовый" calcext:value-type="string">
            <text:p>Базовый</text:p>
          </table:table-cell>
          <table:table-cell table:formula="of:=VLOOKUP([.C46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1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4-12-19" calcext:value-type="date">
            <text:p>2024-12-19</text:p>
          </table:table-cell>
          <table:table-cell office:value-type="float" office:value="91" calcext:value-type="float">
            <text:p>91</text:p>
          </table:table-cell>
          <table:table-cell table:formula="of:=VLOOKUP([.B462]; [$Подписки.A:.E]; 2; 0)" office:value-type="string" office:string-value="Премиум" calcext:value-type="string">
            <text:p>Премиум</text:p>
          </table:table-cell>
          <table:table-cell table:formula="of:=VLOOKUP([.C46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2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10-23" calcext:value-type="date">
            <text:p>2025-10-23</text:p>
          </table:table-cell>
          <table:table-cell office:value-type="float" office:value="48" calcext:value-type="float">
            <text:p>48</text:p>
          </table:table-cell>
          <table:table-cell table:formula="of:=VLOOKUP([.B463]; [$Подписки.A:.E]; 2; 0)" office:value-type="string" office:string-value="Стандартный" calcext:value-type="string">
            <text:p>Стандартный</text:p>
          </table:table-cell>
          <table:table-cell table:formula="of:=VLOOKUP([.C46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3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03-28" calcext:value-type="date">
            <text:p>2025-03-28</text:p>
          </table:table-cell>
          <table:table-cell office:value-type="float" office:value="81" calcext:value-type="float">
            <text:p>81</text:p>
          </table:table-cell>
          <table:table-cell table:formula="of:=VLOOKUP([.B464]; [$Подписки.A:.E]; 2; 0)" office:value-type="string" office:string-value="Базовый" calcext:value-type="string">
            <text:p>Базовый</text:p>
          </table:table-cell>
          <table:table-cell table:formula="of:=VLOOKUP([.C464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4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31</text:p>
          </table:table-cell>
          <table:table-cell table:style-name="ce3" office:value-type="date" office:date-value="2024-10-29" calcext:value-type="date">
            <text:p>2024-10-29</text:p>
          </table:table-cell>
          <table:table-cell office:value-type="float" office:value="59" calcext:value-type="float">
            <text:p>59</text:p>
          </table:table-cell>
          <table:table-cell table:formula="of:=VLOOKUP([.B465]; [$Подписки.A:.E]; 2; 0)" office:value-type="string" office:string-value="Стандартный" calcext:value-type="string">
            <text:p>Стандартный</text:p>
          </table:table-cell>
          <table:table-cell table:formula="of:=VLOOKUP([.C46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5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10-31" calcext:value-type="date">
            <text:p>2025-10-31</text:p>
          </table:table-cell>
          <table:table-cell office:value-type="float" office:value="59" calcext:value-type="float">
            <text:p>59</text:p>
          </table:table-cell>
          <table:table-cell table:formula="of:=VLOOKUP([.B466]; [$Подписки.A:.E]; 2; 0)" office:value-type="string" office:string-value="Базовый" calcext:value-type="string">
            <text:p>Базовый</text:p>
          </table:table-cell>
          <table:table-cell table:formula="of:=VLOOKUP([.C46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6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5-10-18" calcext:value-type="date">
            <text:p>2025-10-18</text:p>
          </table:table-cell>
          <table:table-cell office:value-type="float" office:value="20" calcext:value-type="float">
            <text:p>20</text:p>
          </table:table-cell>
          <table:table-cell table:formula="of:=VLOOKUP([.B467]; [$Подписки.A:.E]; 2; 0)" office:value-type="string" office:string-value="Стандартный" calcext:value-type="string">
            <text:p>Стандартный</text:p>
          </table:table-cell>
          <table:table-cell table:formula="of:=VLOOKUP([.C46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7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5-29" calcext:value-type="date">
            <text:p>2025-05-29</text:p>
          </table:table-cell>
          <table:table-cell office:value-type="float" office:value="20" calcext:value-type="float">
            <text:p>20</text:p>
          </table:table-cell>
          <table:table-cell table:formula="of:=VLOOKUP([.B468]; [$Подписки.A:.E]; 2; 0)" office:value-type="string" office:string-value="Базовый" calcext:value-type="string">
            <text:p>Базовый</text:p>
          </table:table-cell>
          <table:table-cell table:formula="of:=VLOOKUP([.C46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8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4-12-13" calcext:value-type="date">
            <text:p>2024-12-13</text:p>
          </table:table-cell>
          <table:table-cell office:value-type="float" office:value="119" calcext:value-type="float">
            <text:p>119</text:p>
          </table:table-cell>
          <table:table-cell table:formula="of:=VLOOKUP([.B469]; [$Подписки.A:.E]; 2; 0)" office:value-type="string" office:string-value="Стандартный" calcext:value-type="string">
            <text:p>Стандартный</text:p>
          </table:table-cell>
          <table:table-cell table:formula="of:=VLOOKUP([.C46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69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09-04" calcext:value-type="date">
            <text:p>2024-09-04</text:p>
          </table:table-cell>
          <table:table-cell office:value-type="float" office:value="112" calcext:value-type="float">
            <text:p>112</text:p>
          </table:table-cell>
          <table:table-cell table:formula="of:=VLOOKUP([.B470]; [$Подписки.A:.E]; 2; 0)" office:value-type="string" office:string-value="Стандартный" calcext:value-type="string">
            <text:p>Стандартный</text:p>
          </table:table-cell>
          <table:table-cell table:formula="of:=VLOOKUP([.C47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0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88" calcext:value-type="float">
            <text:p>88</text:p>
          </table:table-cell>
          <table:table-cell table:formula="of:=VLOOKUP([.B471]; [$Подписки.A:.E]; 2; 0)" office:value-type="string" office:string-value="Базовый" calcext:value-type="string">
            <text:p>Базовый</text:p>
          </table:table-cell>
          <table:table-cell table:formula="of:=VLOOKUP([.C47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1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107" calcext:value-type="float">
            <text:p>107</text:p>
          </table:table-cell>
          <table:table-cell table:formula="of:=VLOOKUP([.B472]; [$Подписки.A:.E]; 2; 0)" office:value-type="string" office:string-value="Стандартный" calcext:value-type="string">
            <text:p>Стандартный</text:p>
          </table:table-cell>
          <table:table-cell table:formula="of:=VLOOKUP([.C47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2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5-04-04" calcext:value-type="date">
            <text:p>2025-04-04</text:p>
          </table:table-cell>
          <table:table-cell office:value-type="float" office:value="42" calcext:value-type="float">
            <text:p>42</text:p>
          </table:table-cell>
          <table:table-cell table:formula="of:=VLOOKUP([.B473]; [$Подписки.A:.E]; 2; 0)" office:value-type="string" office:string-value="Базовый" calcext:value-type="string">
            <text:p>Базовый</text:p>
          </table:table-cell>
          <table:table-cell table:formula="of:=VLOOKUP([.C47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3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4-25" calcext:value-type="date">
            <text:p>2025-04-25</text:p>
          </table:table-cell>
          <table:table-cell office:value-type="float" office:value="27" calcext:value-type="float">
            <text:p>27</text:p>
          </table:table-cell>
          <table:table-cell table:formula="of:=VLOOKUP([.B474]; [$Подписки.A:.E]; 2; 0)" office:value-type="string" office:string-value="Базовый" calcext:value-type="string">
            <text:p>Базовый</text:p>
          </table:table-cell>
          <table:table-cell table:formula="of:=VLOOKUP([.C47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4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03-24" calcext:value-type="date">
            <text:p>2025-03-24</text:p>
          </table:table-cell>
          <table:table-cell office:value-type="float" office:value="79" calcext:value-type="float">
            <text:p>79</text:p>
          </table:table-cell>
          <table:table-cell table:formula="of:=VLOOKUP([.B475]; [$Подписки.A:.E]; 2; 0)" office:value-type="string" office:string-value="Стандартный" calcext:value-type="string">
            <text:p>Стандартный</text:p>
          </table:table-cell>
          <table:table-cell table:formula="of:=VLOOKUP([.C47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5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12-02" calcext:value-type="date">
            <text:p>2025-12-02</text:p>
          </table:table-cell>
          <table:table-cell office:value-type="float" office:value="27" calcext:value-type="float">
            <text:p>27</text:p>
          </table:table-cell>
          <table:table-cell table:formula="of:=VLOOKUP([.B476]; [$Подписки.A:.E]; 2; 0)" office:value-type="string" office:string-value="Стандартный" calcext:value-type="string">
            <text:p>Стандартный</text:p>
          </table:table-cell>
          <table:table-cell table:formula="of:=VLOOKUP([.C47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6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04-10" calcext:value-type="date">
            <text:p>2025-04-10</text:p>
          </table:table-cell>
          <table:table-cell office:value-type="float" office:value="59" calcext:value-type="float">
            <text:p>59</text:p>
          </table:table-cell>
          <table:table-cell table:formula="of:=VLOOKUP([.B477]; [$Подписки.A:.E]; 2; 0)" office:value-type="string" office:string-value="Базовый" calcext:value-type="string">
            <text:p>Базовый</text:p>
          </table:table-cell>
          <table:table-cell table:formula="of:=VLOOKUP([.C47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7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02-09" calcext:value-type="date">
            <text:p>2025-02-09</text:p>
          </table:table-cell>
          <table:table-cell office:value-type="float" office:value="47" calcext:value-type="float">
            <text:p>47</text:p>
          </table:table-cell>
          <table:table-cell table:formula="of:=VLOOKUP([.B478]; [$Подписки.A:.E]; 2; 0)" office:value-type="string" office:string-value="Стандартный" calcext:value-type="string">
            <text:p>Стандартный</text:p>
          </table:table-cell>
          <table:table-cell table:formula="of:=VLOOKUP([.C478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8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11-11" calcext:value-type="date">
            <text:p>2024-11-11</text:p>
          </table:table-cell>
          <table:table-cell office:value-type="float" office:value="105" calcext:value-type="float">
            <text:p>105</text:p>
          </table:table-cell>
          <table:table-cell table:formula="of:=VLOOKUP([.B479]; [$Подписки.A:.E]; 2; 0)" office:value-type="string" office:string-value="Стандартный" calcext:value-type="string">
            <text:p>Стандартный</text:p>
          </table:table-cell>
          <table:table-cell table:formula="of:=VLOOKUP([.C47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79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4-02-11" calcext:value-type="date">
            <text:p>2024-02-11</text:p>
          </table:table-cell>
          <table:table-cell office:value-type="float" office:value="42" calcext:value-type="float">
            <text:p>42</text:p>
          </table:table-cell>
          <table:table-cell table:formula="of:=VLOOKUP([.B480]; [$Подписки.A:.E]; 2; 0)" office:value-type="string" office:string-value="Базовый" calcext:value-type="string">
            <text:p>Базовый</text:p>
          </table:table-cell>
          <table:table-cell table:formula="of:=VLOOKUP([.C48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0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6-06" calcext:value-type="date">
            <text:p>2024-06-06</text:p>
          </table:table-cell>
          <table:table-cell office:value-type="float" office:value="92" calcext:value-type="float">
            <text:p>92</text:p>
          </table:table-cell>
          <table:table-cell table:formula="of:=VLOOKUP([.B481]; [$Подписки.A:.E]; 2; 0)" office:value-type="string" office:string-value="Базовый" calcext:value-type="string">
            <text:p>Базовый</text:p>
          </table:table-cell>
          <table:table-cell table:formula="of:=VLOOKUP([.C481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1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5-13" calcext:value-type="date">
            <text:p>2024-05-13</text:p>
          </table:table-cell>
          <table:table-cell office:value-type="float" office:value="71" calcext:value-type="float">
            <text:p>71</text:p>
          </table:table-cell>
          <table:table-cell table:formula="of:=VLOOKUP([.B482]; [$Подписки.A:.E]; 2; 0)" office:value-type="string" office:string-value="Стандартный" calcext:value-type="string">
            <text:p>Стандартный</text:p>
          </table:table-cell>
          <table:table-cell table:formula="of:=VLOOKUP([.C48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2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07</text:p>
          </table:table-cell>
          <table:table-cell table:style-name="ce3" office:value-type="date" office:date-value="2025-06-09" calcext:value-type="date">
            <text:p>2025-06-09</text:p>
          </table:table-cell>
          <table:table-cell office:value-type="float" office:value="77" calcext:value-type="float">
            <text:p>77</text:p>
          </table:table-cell>
          <table:table-cell table:formula="of:=VLOOKUP([.B483]; [$Подписки.A:.E]; 2; 0)" office:value-type="string" office:string-value="Базовый" calcext:value-type="string">
            <text:p>Базовый</text:p>
          </table:table-cell>
          <table:table-cell table:formula="of:=VLOOKUP([.C483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3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11-05" calcext:value-type="date">
            <text:p>2025-11-05</text:p>
          </table:table-cell>
          <table:table-cell office:value-type="float" office:value="70" calcext:value-type="float">
            <text:p>70</text:p>
          </table:table-cell>
          <table:table-cell table:formula="of:=VLOOKUP([.B484]; [$Подписки.A:.E]; 2; 0)" office:value-type="string" office:string-value="Стандартный" calcext:value-type="string">
            <text:p>Стандартный</text:p>
          </table:table-cell>
          <table:table-cell table:formula="of:=VLOOKUP([.C48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4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4-10" calcext:value-type="date">
            <text:p>2025-04-10</text:p>
          </table:table-cell>
          <table:table-cell office:value-type="float" office:value="82" calcext:value-type="float">
            <text:p>82</text:p>
          </table:table-cell>
          <table:table-cell table:formula="of:=VLOOKUP([.B485]; [$Подписки.A:.E]; 2; 0)" office:value-type="string" office:string-value="Базовый" calcext:value-type="string">
            <text:p>Базовый</text:p>
          </table:table-cell>
          <table:table-cell table:formula="of:=VLOOKUP([.C485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9-22" calcext:value-type="date">
            <text:p>2024-09-22</text:p>
          </table:table-cell>
          <table:table-cell office:value-type="float" office:value="29" calcext:value-type="float">
            <text:p>29</text:p>
          </table:table-cell>
          <table:table-cell table:formula="of:=VLOOKUP([.B486]; [$Подписки.A:.E]; 2; 0)" office:value-type="string" office:string-value="Базовый" calcext:value-type="string">
            <text:p>Базовый</text:p>
          </table:table-cell>
          <table:table-cell table:formula="of:=VLOOKUP([.C48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9-09" calcext:value-type="date">
            <text:p>2024-09-09</text:p>
          </table:table-cell>
          <table:table-cell office:value-type="float" office:value="58" calcext:value-type="float">
            <text:p>58</text:p>
          </table:table-cell>
          <table:table-cell table:formula="of:=VLOOKUP([.B487]; [$Подписки.A:.E]; 2; 0)" office:value-type="string" office:string-value="Стандартный" calcext:value-type="string">
            <text:p>Стандартный</text:p>
          </table:table-cell>
          <table:table-cell table:formula="of:=VLOOKUP([.C487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7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table:formula="of:=VLOOKUP([.B488]; [$Подписки.A:.E]; 2; 0)" office:value-type="string" office:string-value="Базовый" calcext:value-type="string">
            <text:p>Базовый</text:p>
          </table:table-cell>
          <table:table-cell table:formula="of:=VLOOKUP([.C488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8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4-08-25" calcext:value-type="date">
            <text:p>2024-08-25</text:p>
          </table:table-cell>
          <table:table-cell office:value-type="float" office:value="56" calcext:value-type="float">
            <text:p>56</text:p>
          </table:table-cell>
          <table:table-cell table:formula="of:=VLOOKUP([.B489]; [$Подписки.A:.E]; 2; 0)" office:value-type="string" office:string-value="Базовый" calcext:value-type="string">
            <text:p>Базовый</text:p>
          </table:table-cell>
          <table:table-cell table:formula="of:=VLOOKUP([.C48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89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1-25" calcext:value-type="date">
            <text:p>2024-01-25</text:p>
          </table:table-cell>
          <table:table-cell office:value-type="float" office:value="17" calcext:value-type="float">
            <text:p>17</text:p>
          </table:table-cell>
          <table:table-cell table:formula="of:=VLOOKUP([.B490]; [$Подписки.A:.E]; 2; 0)" office:value-type="string" office:string-value="Премиум" calcext:value-type="string">
            <text:p>Премиум</text:p>
          </table:table-cell>
          <table:table-cell table:formula="of:=VLOOKUP([.C49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6-20" calcext:value-type="date">
            <text:p>2025-06-20</text:p>
          </table:table-cell>
          <table:table-cell office:value-type="float" office:value="83" calcext:value-type="float">
            <text:p>83</text:p>
          </table:table-cell>
          <table:table-cell table:formula="of:=VLOOKUP([.B491]; [$Подписки.A:.E]; 2; 0)" office:value-type="string" office:string-value="Базовый" calcext:value-type="string">
            <text:p>Базовый</text:p>
          </table:table-cell>
          <table:table-cell table:formula="of:=VLOOKUP([.C49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1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1-12" calcext:value-type="date">
            <text:p>2024-01-12</text:p>
          </table:table-cell>
          <table:table-cell office:value-type="float" office:value="36" calcext:value-type="float">
            <text:p>36</text:p>
          </table:table-cell>
          <table:table-cell table:formula="of:=VLOOKUP([.B492]; [$Подписки.A:.E]; 2; 0)" office:value-type="string" office:string-value="Базовый" calcext:value-type="string">
            <text:p>Базовый</text:p>
          </table:table-cell>
          <table:table-cell table:formula="of:=VLOOKUP([.C492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2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10-14" calcext:value-type="date">
            <text:p>2025-10-14</text:p>
          </table:table-cell>
          <table:table-cell office:value-type="float" office:value="35" calcext:value-type="float">
            <text:p>35</text:p>
          </table:table-cell>
          <table:table-cell table:formula="of:=VLOOKUP([.B493]; [$Подписки.A:.E]; 2; 0)" office:value-type="string" office:string-value="Стандартный" calcext:value-type="string">
            <text:p>Стандартный</text:p>
          </table:table-cell>
          <table:table-cell table:formula="of:=VLOOKUP([.C49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3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10-19" calcext:value-type="date">
            <text:p>2025-10-19</text:p>
          </table:table-cell>
          <table:table-cell office:value-type="float" office:value="97" calcext:value-type="float">
            <text:p>97</text:p>
          </table:table-cell>
          <table:table-cell table:formula="of:=VLOOKUP([.B494]; [$Подписки.A:.E]; 2; 0)" office:value-type="string" office:string-value="Премиум" calcext:value-type="string">
            <text:p>Премиум</text:p>
          </table:table-cell>
          <table:table-cell table:formula="of:=VLOOKUP([.C49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4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1-24" calcext:value-type="date">
            <text:p>2025-01-24</text:p>
          </table:table-cell>
          <table:table-cell office:value-type="float" office:value="36" calcext:value-type="float">
            <text:p>36</text:p>
          </table:table-cell>
          <table:table-cell table:formula="of:=VLOOKUP([.B495]; [$Подписки.A:.E]; 2; 0)" office:value-type="string" office:string-value="Премиум" calcext:value-type="string">
            <text:p>Премиум</text:p>
          </table:table-cell>
          <table:table-cell table:formula="of:=VLOOKUP([.C49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5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6" calcext:value-type="float">
            <text:p>6</text:p>
          </table:table-cell>
          <table:table-cell table:formula="of:=VLOOKUP([.B496]; [$Подписки.A:.E]; 2; 0)" office:value-type="string" office:string-value="Стандартный" calcext:value-type="string">
            <text:p>Стандартный</text:p>
          </table:table-cell>
          <table:table-cell table:formula="of:=VLOOKUP([.C49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6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4-11" calcext:value-type="date">
            <text:p>2025-04-11</text:p>
          </table:table-cell>
          <table:table-cell office:value-type="float" office:value="35" calcext:value-type="float">
            <text:p>35</text:p>
          </table:table-cell>
          <table:table-cell table:formula="of:=VLOOKUP([.B497]; [$Подписки.A:.E]; 2; 0)" office:value-type="string" office:string-value="Премиум" calcext:value-type="string">
            <text:p>Премиум</text:p>
          </table:table-cell>
          <table:table-cell table:formula="of:=VLOOKUP([.C49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7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4-12-10" calcext:value-type="date">
            <text:p>2024-12-10</text:p>
          </table:table-cell>
          <table:table-cell office:value-type="float" office:value="6" calcext:value-type="float">
            <text:p>6</text:p>
          </table:table-cell>
          <table:table-cell table:formula="of:=VLOOKUP([.B498]; [$Подписки.A:.E]; 2; 0)" office:value-type="string" office:string-value="Стандартный" calcext:value-type="string">
            <text:p>Стандартный</text:p>
          </table:table-cell>
          <table:table-cell table:formula="of:=VLOOKUP([.C49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8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4-09-09" calcext:value-type="date">
            <text:p>2024-09-09</text:p>
          </table:table-cell>
          <table:table-cell office:value-type="float" office:value="35" calcext:value-type="float">
            <text:p>35</text:p>
          </table:table-cell>
          <table:table-cell table:formula="of:=VLOOKUP([.B499]; [$Подписки.A:.E]; 2; 0)" office:value-type="string" office:string-value="Премиум" calcext:value-type="string">
            <text:p>Премиум</text:p>
          </table:table-cell>
          <table:table-cell table:formula="of:=VLOOKUP([.C49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499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float" office:value="91" calcext:value-type="float">
            <text:p>91</text:p>
          </table:table-cell>
          <table:table-cell table:formula="of:=VLOOKUP([.B500]; [$Подписки.A:.E]; 2; 0)" office:value-type="string" office:string-value="Стандартный" calcext:value-type="string">
            <text:p>Стандартный</text:p>
          </table:table-cell>
          <table:table-cell table:formula="of:=VLOOKUP([.C50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0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04-08" calcext:value-type="date">
            <text:p>2024-04-08</text:p>
          </table:table-cell>
          <table:table-cell office:value-type="float" office:value="25" calcext:value-type="float">
            <text:p>25</text:p>
          </table:table-cell>
          <table:table-cell table:formula="of:=VLOOKUP([.B501]; [$Подписки.A:.E]; 2; 0)" office:value-type="string" office:string-value="Базовый" calcext:value-type="string">
            <text:p>Базовый</text:p>
          </table:table-cell>
          <table:table-cell table:formula="of:=VLOOKUP([.C50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1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7-08" calcext:value-type="date">
            <text:p>2024-07-08</text:p>
          </table:table-cell>
          <table:table-cell office:value-type="float" office:value="114" calcext:value-type="float">
            <text:p>114</text:p>
          </table:table-cell>
          <table:table-cell table:formula="of:=VLOOKUP([.B502]; [$Подписки.A:.E]; 2; 0)" office:value-type="string" office:string-value="Стандартный" calcext:value-type="string">
            <text:p>Стандартный</text:p>
          </table:table-cell>
          <table:table-cell table:formula="of:=VLOOKUP([.C50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2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02-03" calcext:value-type="date">
            <text:p>2025-02-03</text:p>
          </table:table-cell>
          <table:table-cell office:value-type="float" office:value="101" calcext:value-type="float">
            <text:p>101</text:p>
          </table:table-cell>
          <table:table-cell table:formula="of:=VLOOKUP([.B503]; [$Подписки.A:.E]; 2; 0)" office:value-type="string" office:string-value="Базовый" calcext:value-type="string">
            <text:p>Базовый</text:p>
          </table:table-cell>
          <table:table-cell table:formula="of:=VLOOKUP([.C50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3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09-06" calcext:value-type="date">
            <text:p>2025-09-06</text:p>
          </table:table-cell>
          <table:table-cell office:value-type="float" office:value="44" calcext:value-type="float">
            <text:p>44</text:p>
          </table:table-cell>
          <table:table-cell table:formula="of:=VLOOKUP([.B504]; [$Подписки.A:.E]; 2; 0)" office:value-type="string" office:string-value="Базовый" calcext:value-type="string">
            <text:p>Базовый</text:p>
          </table:table-cell>
          <table:table-cell table:formula="of:=VLOOKUP([.C504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4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08-08" calcext:value-type="date">
            <text:p>2024-08-08</text:p>
          </table:table-cell>
          <table:table-cell office:value-type="float" office:value="56" calcext:value-type="float">
            <text:p>56</text:p>
          </table:table-cell>
          <table:table-cell table:formula="of:=VLOOKUP([.B505]; [$Подписки.A:.E]; 2; 0)" office:value-type="string" office:string-value="Базовый" calcext:value-type="string">
            <text:p>Базовый</text:p>
          </table:table-cell>
          <table:table-cell table:formula="of:=VLOOKUP([.C50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5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8-18" calcext:value-type="date">
            <text:p>2024-08-18</text:p>
          </table:table-cell>
          <table:table-cell office:value-type="float" office:value="54" calcext:value-type="float">
            <text:p>54</text:p>
          </table:table-cell>
          <table:table-cell table:formula="of:=VLOOKUP([.B506]; [$Подписки.A:.E]; 2; 0)" office:value-type="string" office:string-value="Базовый" calcext:value-type="string">
            <text:p>Базовый</text:p>
          </table:table-cell>
          <table:table-cell table:formula="of:=VLOOKUP([.C50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6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7-27" calcext:value-type="date">
            <text:p>2025-07-27</text:p>
          </table:table-cell>
          <table:table-cell office:value-type="float" office:value="103" calcext:value-type="float">
            <text:p>103</text:p>
          </table:table-cell>
          <table:table-cell table:formula="of:=VLOOKUP([.B507]; [$Подписки.A:.E]; 2; 0)" office:value-type="string" office:string-value="Базовый" calcext:value-type="string">
            <text:p>Базовый</text:p>
          </table:table-cell>
          <table:table-cell table:formula="of:=VLOOKUP([.C50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7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4-04-01" calcext:value-type="date">
            <text:p>2024-04-01</text:p>
          </table:table-cell>
          <table:table-cell office:value-type="float" office:value="90" calcext:value-type="float">
            <text:p>90</text:p>
          </table:table-cell>
          <table:table-cell table:formula="of:=VLOOKUP([.B508]; [$Подписки.A:.E]; 2; 0)" office:value-type="string" office:string-value="Базовый" calcext:value-type="string">
            <text:p>Базовый</text:p>
          </table:table-cell>
          <table:table-cell table:formula="of:=VLOOKUP([.C508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8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5-08-20" calcext:value-type="date">
            <text:p>2025-08-20</text:p>
          </table:table-cell>
          <table:table-cell office:value-type="float" office:value="9" calcext:value-type="float">
            <text:p>9</text:p>
          </table:table-cell>
          <table:table-cell table:formula="of:=VLOOKUP([.B509]; [$Подписки.A:.E]; 2; 0)" office:value-type="string" office:string-value="Стандартный" calcext:value-type="string">
            <text:p>Стандартный</text:p>
          </table:table-cell>
          <table:table-cell table:formula="of:=VLOOKUP([.C50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09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7-27" calcext:value-type="date">
            <text:p>2025-07-27</text:p>
          </table:table-cell>
          <table:table-cell office:value-type="float" office:value="95" calcext:value-type="float">
            <text:p>95</text:p>
          </table:table-cell>
          <table:table-cell table:formula="of:=VLOOKUP([.B510]; [$Подписки.A:.E]; 2; 0)" office:value-type="string" office:string-value="Стандартный" calcext:value-type="string">
            <text:p>Стандартный</text:p>
          </table:table-cell>
          <table:table-cell table:formula="of:=VLOOKUP([.C51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0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10-22" calcext:value-type="date">
            <text:p>2025-10-22</text:p>
          </table:table-cell>
          <table:table-cell office:value-type="float" office:value="14" calcext:value-type="float">
            <text:p>14</text:p>
          </table:table-cell>
          <table:table-cell table:formula="of:=VLOOKUP([.B511]; [$Подписки.A:.E]; 2; 0)" office:value-type="string" office:string-value="Премиум" calcext:value-type="string">
            <text:p>Премиум</text:p>
          </table:table-cell>
          <table:table-cell table:formula="of:=VLOOKUP([.C51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1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float" office:value="9" calcext:value-type="float">
            <text:p>9</text:p>
          </table:table-cell>
          <table:table-cell table:formula="of:=VLOOKUP([.B512]; [$Подписки.A:.E]; 2; 0)" office:value-type="string" office:string-value="Базовый" calcext:value-type="string">
            <text:p>Базовый</text:p>
          </table:table-cell>
          <table:table-cell table:formula="of:=VLOOKUP([.C51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2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7-31" calcext:value-type="date">
            <text:p>2024-07-31</text:p>
          </table:table-cell>
          <table:table-cell office:value-type="float" office:value="94" calcext:value-type="float">
            <text:p>94</text:p>
          </table:table-cell>
          <table:table-cell table:formula="of:=VLOOKUP([.B513]; [$Подписки.A:.E]; 2; 0)" office:value-type="string" office:string-value="Базовый" calcext:value-type="string">
            <text:p>Базовый</text:p>
          </table:table-cell>
          <table:table-cell table:formula="of:=VLOOKUP([.C51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3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12-03" calcext:value-type="date">
            <text:p>2024-12-03</text:p>
          </table:table-cell>
          <table:table-cell office:value-type="float" office:value="105" calcext:value-type="float">
            <text:p>105</text:p>
          </table:table-cell>
          <table:table-cell table:formula="of:=VLOOKUP([.B514]; [$Подписки.A:.E]; 2; 0)" office:value-type="string" office:string-value="Премиум" calcext:value-type="string">
            <text:p>Премиум</text:p>
          </table:table-cell>
          <table:table-cell table:formula="of:=VLOOKUP([.C51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06-12" calcext:value-type="date">
            <text:p>2024-06-12</text:p>
          </table:table-cell>
          <table:table-cell office:value-type="float" office:value="85" calcext:value-type="float">
            <text:p>85</text:p>
          </table:table-cell>
          <table:table-cell table:formula="of:=VLOOKUP([.B515]; [$Подписки.A:.E]; 2; 0)" office:value-type="string" office:string-value="Базовый" calcext:value-type="string">
            <text:p>Базовый</text:p>
          </table:table-cell>
          <table:table-cell table:formula="of:=VLOOKUP([.C51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5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01-29" calcext:value-type="date">
            <text:p>2025-01-29</text:p>
          </table:table-cell>
          <table:table-cell office:value-type="float" office:value="67" calcext:value-type="float">
            <text:p>67</text:p>
          </table:table-cell>
          <table:table-cell table:formula="of:=VLOOKUP([.B516]; [$Подписки.A:.E]; 2; 0)" office:value-type="string" office:string-value="Базовый" calcext:value-type="string">
            <text:p>Базовый</text:p>
          </table:table-cell>
          <table:table-cell table:formula="of:=VLOOKUP([.C51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6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07-01" calcext:value-type="date">
            <text:p>2024-07-01</text:p>
          </table:table-cell>
          <table:table-cell office:value-type="float" office:value="30" calcext:value-type="float">
            <text:p>30</text:p>
          </table:table-cell>
          <table:table-cell table:formula="of:=VLOOKUP([.B517]; [$Подписки.A:.E]; 2; 0)" office:value-type="string" office:string-value="Премиум" calcext:value-type="string">
            <text:p>Премиум</text:p>
          </table:table-cell>
          <table:table-cell table:formula="of:=VLOOKUP([.C51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7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5-07-17" calcext:value-type="date">
            <text:p>2025-07-17</text:p>
          </table:table-cell>
          <table:table-cell office:value-type="float" office:value="116" calcext:value-type="float">
            <text:p>116</text:p>
          </table:table-cell>
          <table:table-cell table:formula="of:=VLOOKUP([.B518]; [$Подписки.A:.E]; 2; 0)" office:value-type="string" office:string-value="Базовый" calcext:value-type="string">
            <text:p>Базовый</text:p>
          </table:table-cell>
          <table:table-cell table:formula="of:=VLOOKUP([.C51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8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03-11" calcext:value-type="date">
            <text:p>2025-03-11</text:p>
          </table:table-cell>
          <table:table-cell office:value-type="float" office:value="33" calcext:value-type="float">
            <text:p>33</text:p>
          </table:table-cell>
          <table:table-cell table:formula="of:=VLOOKUP([.B519]; [$Подписки.A:.E]; 2; 0)" office:value-type="string" office:string-value="Базовый" calcext:value-type="string">
            <text:p>Базовый</text:p>
          </table:table-cell>
          <table:table-cell table:formula="of:=VLOOKUP([.C51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19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4-01-21" calcext:value-type="date">
            <text:p>2024-01-21</text:p>
          </table:table-cell>
          <table:table-cell office:value-type="float" office:value="46" calcext:value-type="float">
            <text:p>46</text:p>
          </table:table-cell>
          <table:table-cell table:formula="of:=VLOOKUP([.B520]; [$Подписки.A:.E]; 2; 0)" office:value-type="string" office:string-value="Премиум" calcext:value-type="string">
            <text:p>Премиум</text:p>
          </table:table-cell>
          <table:table-cell table:formula="of:=VLOOKUP([.C52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0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1-17" calcext:value-type="date">
            <text:p>2024-01-17</text:p>
          </table:table-cell>
          <table:table-cell office:value-type="float" office:value="13" calcext:value-type="float">
            <text:p>13</text:p>
          </table:table-cell>
          <table:table-cell table:formula="of:=VLOOKUP([.B521]; [$Подписки.A:.E]; 2; 0)" office:value-type="string" office:string-value="Стандартный" calcext:value-type="string">
            <text:p>Стандартный</text:p>
          </table:table-cell>
          <table:table-cell table:formula="of:=VLOOKUP([.C52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1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05-09" calcext:value-type="date">
            <text:p>2024-05-09</text:p>
          </table:table-cell>
          <table:table-cell office:value-type="float" office:value="64" calcext:value-type="float">
            <text:p>64</text:p>
          </table:table-cell>
          <table:table-cell table:formula="of:=VLOOKUP([.B522]; [$Подписки.A:.E]; 2; 0)" office:value-type="string" office:string-value="Базовый" calcext:value-type="string">
            <text:p>Базовый</text:p>
          </table:table-cell>
          <table:table-cell table:formula="of:=VLOOKUP([.C52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2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table:formula="of:=VLOOKUP([.B523]; [$Подписки.A:.E]; 2; 0)" office:value-type="string" office:string-value="Премиум" calcext:value-type="string">
            <text:p>Премиум</text:p>
          </table:table-cell>
          <table:table-cell table:formula="of:=VLOOKUP([.C52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3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08-19" calcext:value-type="date">
            <text:p>2024-08-19</text:p>
          </table:table-cell>
          <table:table-cell office:value-type="float" office:value="25" calcext:value-type="float">
            <text:p>25</text:p>
          </table:table-cell>
          <table:table-cell table:formula="of:=VLOOKUP([.B524]; [$Подписки.A:.E]; 2; 0)" office:value-type="string" office:string-value="Базовый" calcext:value-type="string">
            <text:p>Базовый</text:p>
          </table:table-cell>
          <table:table-cell table:formula="of:=VLOOKUP([.C52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4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12-26" calcext:value-type="date">
            <text:p>2025-12-26</text:p>
          </table:table-cell>
          <table:table-cell office:value-type="float" office:value="76" calcext:value-type="float">
            <text:p>76</text:p>
          </table:table-cell>
          <table:table-cell table:formula="of:=VLOOKUP([.B525]; [$Подписки.A:.E]; 2; 0)" office:value-type="string" office:string-value="Стандартный" calcext:value-type="string">
            <text:p>Стандартный</text:p>
          </table:table-cell>
          <table:table-cell table:formula="of:=VLOOKUP([.C52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5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4-06-21" calcext:value-type="date">
            <text:p>2024-06-21</text:p>
          </table:table-cell>
          <table:table-cell office:value-type="float" office:value="87" calcext:value-type="float">
            <text:p>87</text:p>
          </table:table-cell>
          <table:table-cell table:formula="of:=VLOOKUP([.B526]; [$Подписки.A:.E]; 2; 0)" office:value-type="string" office:string-value="Базовый" calcext:value-type="string">
            <text:p>Базовый</text:p>
          </table:table-cell>
          <table:table-cell table:formula="of:=VLOOKUP([.C52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6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3-24" calcext:value-type="date">
            <text:p>2025-03-24</text:p>
          </table:table-cell>
          <table:table-cell office:value-type="float" office:value="91" calcext:value-type="float">
            <text:p>91</text:p>
          </table:table-cell>
          <table:table-cell table:formula="of:=VLOOKUP([.B527]; [$Подписки.A:.E]; 2; 0)" office:value-type="string" office:string-value="Премиум" calcext:value-type="string">
            <text:p>Премиум</text:p>
          </table:table-cell>
          <table:table-cell table:formula="of:=VLOOKUP([.C52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7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4-07-18" calcext:value-type="date">
            <text:p>2024-07-18</text:p>
          </table:table-cell>
          <table:table-cell office:value-type="float" office:value="91" calcext:value-type="float">
            <text:p>91</text:p>
          </table:table-cell>
          <table:table-cell table:formula="of:=VLOOKUP([.B528]; [$Подписки.A:.E]; 2; 0)" office:value-type="string" office:string-value="Премиум" calcext:value-type="string">
            <text:p>Премиум</text:p>
          </table:table-cell>
          <table:table-cell table:formula="of:=VLOOKUP([.C52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8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9-12" calcext:value-type="date">
            <text:p>2025-09-12</text:p>
          </table:table-cell>
          <table:table-cell office:value-type="float" office:value="55" calcext:value-type="float">
            <text:p>55</text:p>
          </table:table-cell>
          <table:table-cell table:formula="of:=VLOOKUP([.B529]; [$Подписки.A:.E]; 2; 0)" office:value-type="string" office:string-value="Стандартный" calcext:value-type="string">
            <text:p>Стандартный</text:p>
          </table:table-cell>
          <table:table-cell table:formula="of:=VLOOKUP([.C52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29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10-25" calcext:value-type="date">
            <text:p>2025-10-25</text:p>
          </table:table-cell>
          <table:table-cell office:value-type="float" office:value="21" calcext:value-type="float">
            <text:p>21</text:p>
          </table:table-cell>
          <table:table-cell table:formula="of:=VLOOKUP([.B530]; [$Подписки.A:.E]; 2; 0)" office:value-type="string" office:string-value="Премиум" calcext:value-type="string">
            <text:p>Премиум</text:p>
          </table:table-cell>
          <table:table-cell table:formula="of:=VLOOKUP([.C53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0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4-10-03" calcext:value-type="date">
            <text:p>2024-10-03</text:p>
          </table:table-cell>
          <table:table-cell office:value-type="float" office:value="108" calcext:value-type="float">
            <text:p>108</text:p>
          </table:table-cell>
          <table:table-cell table:formula="of:=VLOOKUP([.B531]; [$Подписки.A:.E]; 2; 0)" office:value-type="string" office:string-value="Стандартный" calcext:value-type="string">
            <text:p>Стандартный</text:p>
          </table:table-cell>
          <table:table-cell table:formula="of:=VLOOKUP([.C53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1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31</text:p>
          </table:table-cell>
          <table:table-cell table:style-name="ce3" office:value-type="date" office:date-value="2024-12-31" calcext:value-type="date">
            <text:p>2024-12-31</text:p>
          </table:table-cell>
          <table:table-cell office:value-type="float" office:value="104" calcext:value-type="float">
            <text:p>104</text:p>
          </table:table-cell>
          <table:table-cell table:formula="of:=VLOOKUP([.B532]; [$Подписки.A:.E]; 2; 0)" office:value-type="string" office:string-value="Базовый" calcext:value-type="string">
            <text:p>Базовый</text:p>
          </table:table-cell>
          <table:table-cell table:formula="of:=VLOOKUP([.C53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2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02-02" calcext:value-type="date">
            <text:p>2025-02-02</text:p>
          </table:table-cell>
          <table:table-cell office:value-type="float" office:value="87" calcext:value-type="float">
            <text:p>87</text:p>
          </table:table-cell>
          <table:table-cell table:formula="of:=VLOOKUP([.B533]; [$Подписки.A:.E]; 2; 0)" office:value-type="string" office:string-value="Премиум" calcext:value-type="string">
            <text:p>Премиум</text:p>
          </table:table-cell>
          <table:table-cell table:formula="of:=VLOOKUP([.C53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3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5-07-16" calcext:value-type="date">
            <text:p>2025-07-16</text:p>
          </table:table-cell>
          <table:table-cell office:value-type="float" office:value="111" calcext:value-type="float">
            <text:p>111</text:p>
          </table:table-cell>
          <table:table-cell table:formula="of:=VLOOKUP([.B534]; [$Подписки.A:.E]; 2; 0)" office:value-type="string" office:string-value="Базовый" calcext:value-type="string">
            <text:p>Базовый</text:p>
          </table:table-cell>
          <table:table-cell table:formula="of:=VLOOKUP([.C53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4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4-12-15" calcext:value-type="date">
            <text:p>2024-12-15</text:p>
          </table:table-cell>
          <table:table-cell office:value-type="float" office:value="100" calcext:value-type="float">
            <text:p>100</text:p>
          </table:table-cell>
          <table:table-cell table:formula="of:=VLOOKUP([.B535]; [$Подписки.A:.E]; 2; 0)" office:value-type="string" office:string-value="Базовый" calcext:value-type="string">
            <text:p>Базовый</text:p>
          </table:table-cell>
          <table:table-cell table:formula="of:=VLOOKUP([.C53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5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5-17" calcext:value-type="date">
            <text:p>2024-05-17</text:p>
          </table:table-cell>
          <table:table-cell office:value-type="float" office:value="42" calcext:value-type="float">
            <text:p>42</text:p>
          </table:table-cell>
          <table:table-cell table:formula="of:=VLOOKUP([.B536]; [$Подписки.A:.E]; 2; 0)" office:value-type="string" office:string-value="Премиум" calcext:value-type="string">
            <text:p>Премиум</text:p>
          </table:table-cell>
          <table:table-cell table:formula="of:=VLOOKUP([.C53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6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12-02" calcext:value-type="date">
            <text:p>2024-12-02</text:p>
          </table:table-cell>
          <table:table-cell office:value-type="float" office:value="99" calcext:value-type="float">
            <text:p>99</text:p>
          </table:table-cell>
          <table:table-cell table:formula="of:=VLOOKUP([.B537]; [$Подписки.A:.E]; 2; 0)" office:value-type="string" office:string-value="Стандартный" calcext:value-type="string">
            <text:p>Стандартный</text:p>
          </table:table-cell>
          <table:table-cell table:formula="of:=VLOOKUP([.C53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7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11-24" calcext:value-type="date">
            <text:p>2024-11-24</text:p>
          </table:table-cell>
          <table:table-cell office:value-type="float" office:value="70" calcext:value-type="float">
            <text:p>70</text:p>
          </table:table-cell>
          <table:table-cell table:formula="of:=VLOOKUP([.B538]; [$Подписки.A:.E]; 2; 0)" office:value-type="string" office:string-value="Премиум" calcext:value-type="string">
            <text:p>Премиум</text:p>
          </table:table-cell>
          <table:table-cell table:formula="of:=VLOOKUP([.C53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8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5-07-14" calcext:value-type="date">
            <text:p>2025-07-14</text:p>
          </table:table-cell>
          <table:table-cell office:value-type="float" office:value="40" calcext:value-type="float">
            <text:p>40</text:p>
          </table:table-cell>
          <table:table-cell table:formula="of:=VLOOKUP([.B539]; [$Подписки.A:.E]; 2; 0)" office:value-type="string" office:string-value="Базовый" calcext:value-type="string">
            <text:p>Базовый</text:p>
          </table:table-cell>
          <table:table-cell table:formula="of:=VLOOKUP([.C53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39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09-08" calcext:value-type="date">
            <text:p>2025-09-08</text:p>
          </table:table-cell>
          <table:table-cell office:value-type="float" office:value="45" calcext:value-type="float">
            <text:p>45</text:p>
          </table:table-cell>
          <table:table-cell table:formula="of:=VLOOKUP([.B540]; [$Подписки.A:.E]; 2; 0)" office:value-type="string" office:string-value="Базовый" calcext:value-type="string">
            <text:p>Базовый</text:p>
          </table:table-cell>
          <table:table-cell table:formula="of:=VLOOKUP([.C54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0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1-04" calcext:value-type="date">
            <text:p>2025-01-04</text:p>
          </table:table-cell>
          <table:table-cell office:value-type="float" office:value="14" calcext:value-type="float">
            <text:p>14</text:p>
          </table:table-cell>
          <table:table-cell table:formula="of:=VLOOKUP([.B541]; [$Подписки.A:.E]; 2; 0)" office:value-type="string" office:string-value="Премиум" calcext:value-type="string">
            <text:p>Премиум</text:p>
          </table:table-cell>
          <table:table-cell table:formula="of:=VLOOKUP([.C54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1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10-13" calcext:value-type="date">
            <text:p>2025-10-13</text:p>
          </table:table-cell>
          <table:table-cell office:value-type="float" office:value="95" calcext:value-type="float">
            <text:p>95</text:p>
          </table:table-cell>
          <table:table-cell table:formula="of:=VLOOKUP([.B542]; [$Подписки.A:.E]; 2; 0)" office:value-type="string" office:string-value="Премиум" calcext:value-type="string">
            <text:p>Премиум</text:p>
          </table:table-cell>
          <table:table-cell table:formula="of:=VLOOKUP([.C542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2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11-23" calcext:value-type="date">
            <text:p>2025-11-23</text:p>
          </table:table-cell>
          <table:table-cell office:value-type="float" office:value="36" calcext:value-type="float">
            <text:p>36</text:p>
          </table:table-cell>
          <table:table-cell table:formula="of:=VLOOKUP([.B543]; [$Подписки.A:.E]; 2; 0)" office:value-type="string" office:string-value="Базовый" calcext:value-type="string">
            <text:p>Базовый</text:p>
          </table:table-cell>
          <table:table-cell table:formula="of:=VLOOKUP([.C54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3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10-14" calcext:value-type="date">
            <text:p>2024-10-14</text:p>
          </table:table-cell>
          <table:table-cell office:value-type="float" office:value="36" calcext:value-type="float">
            <text:p>36</text:p>
          </table:table-cell>
          <table:table-cell table:formula="of:=VLOOKUP([.B544]; [$Подписки.A:.E]; 2; 0)" office:value-type="string" office:string-value="Стандартный" calcext:value-type="string">
            <text:p>Стандартный</text:p>
          </table:table-cell>
          <table:table-cell table:formula="of:=VLOOKUP([.C54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4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6-05" calcext:value-type="date">
            <text:p>2025-06-05</text:p>
          </table:table-cell>
          <table:table-cell office:value-type="float" office:value="19" calcext:value-type="float">
            <text:p>19</text:p>
          </table:table-cell>
          <table:table-cell table:formula="of:=VLOOKUP([.B545]; [$Подписки.A:.E]; 2; 0)" office:value-type="string" office:string-value="Базовый" calcext:value-type="string">
            <text:p>Базовый</text:p>
          </table:table-cell>
          <table:table-cell table:formula="of:=VLOOKUP([.C54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5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5-02-05" calcext:value-type="date">
            <text:p>2025-02-05</text:p>
          </table:table-cell>
          <table:table-cell office:value-type="float" office:value="59" calcext:value-type="float">
            <text:p>59</text:p>
          </table:table-cell>
          <table:table-cell table:formula="of:=VLOOKUP([.B546]; [$Подписки.A:.E]; 2; 0)" office:value-type="string" office:string-value="Базовый" calcext:value-type="string">
            <text:p>Базовый</text:p>
          </table:table-cell>
          <table:table-cell table:formula="of:=VLOOKUP([.C546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6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5-05-02" calcext:value-type="date">
            <text:p>2025-05-02</text:p>
          </table:table-cell>
          <table:table-cell office:value-type="float" office:value="63" calcext:value-type="float">
            <text:p>63</text:p>
          </table:table-cell>
          <table:table-cell table:formula="of:=VLOOKUP([.B547]; [$Подписки.A:.E]; 2; 0)" office:value-type="string" office:string-value="Стандартный" calcext:value-type="string">
            <text:p>Стандартный</text:p>
          </table:table-cell>
          <table:table-cell table:formula="of:=VLOOKUP([.C547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7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09-17" calcext:value-type="date">
            <text:p>2025-09-17</text:p>
          </table:table-cell>
          <table:table-cell office:value-type="float" office:value="26" calcext:value-type="float">
            <text:p>26</text:p>
          </table:table-cell>
          <table:table-cell table:formula="of:=VLOOKUP([.B548]; [$Подписки.A:.E]; 2; 0)" office:value-type="string" office:string-value="Премиум" calcext:value-type="string">
            <text:p>Премиум</text:p>
          </table:table-cell>
          <table:table-cell table:formula="of:=VLOOKUP([.C54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8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12-25" calcext:value-type="date">
            <text:p>2025-12-25</text:p>
          </table:table-cell>
          <table:table-cell office:value-type="float" office:value="48" calcext:value-type="float">
            <text:p>48</text:p>
          </table:table-cell>
          <table:table-cell table:formula="of:=VLOOKUP([.B549]; [$Подписки.A:.E]; 2; 0)" office:value-type="string" office:string-value="Стандартный" calcext:value-type="string">
            <text:p>Стандартный</text:p>
          </table:table-cell>
          <table:table-cell table:formula="of:=VLOOKUP([.C549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49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11-16" calcext:value-type="date">
            <text:p>2025-11-16</text:p>
          </table:table-cell>
          <table:table-cell office:value-type="float" office:value="117" calcext:value-type="float">
            <text:p>117</text:p>
          </table:table-cell>
          <table:table-cell table:formula="of:=VLOOKUP([.B550]; [$Подписки.A:.E]; 2; 0)" office:value-type="string" office:string-value="Базовый" calcext:value-type="string">
            <text:p>Базовый</text:p>
          </table:table-cell>
          <table:table-cell table:formula="of:=VLOOKUP([.C55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0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5-01" calcext:value-type="date">
            <text:p>2024-05-01</text:p>
          </table:table-cell>
          <table:table-cell office:value-type="float" office:value="36" calcext:value-type="float">
            <text:p>36</text:p>
          </table:table-cell>
          <table:table-cell table:formula="of:=VLOOKUP([.B551]; [$Подписки.A:.E]; 2; 0)" office:value-type="string" office:string-value="Премиум" calcext:value-type="string">
            <text:p>Премиум</text:p>
          </table:table-cell>
          <table:table-cell table:formula="of:=VLOOKUP([.C55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1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16" calcext:value-type="float">
            <text:p>16</text:p>
          </table:table-cell>
          <table:table-cell table:formula="of:=VLOOKUP([.B552]; [$Подписки.A:.E]; 2; 0)" office:value-type="string" office:string-value="Премиум" calcext:value-type="string">
            <text:p>Премиум</text:p>
          </table:table-cell>
          <table:table-cell table:formula="of:=VLOOKUP([.C55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2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4-05-28" calcext:value-type="date">
            <text:p>2024-05-28</text:p>
          </table:table-cell>
          <table:table-cell office:value-type="float" office:value="17" calcext:value-type="float">
            <text:p>17</text:p>
          </table:table-cell>
          <table:table-cell table:formula="of:=VLOOKUP([.B553]; [$Подписки.A:.E]; 2; 0)" office:value-type="string" office:string-value="Премиум" calcext:value-type="string">
            <text:p>Премиум</text:p>
          </table:table-cell>
          <table:table-cell table:formula="of:=VLOOKUP([.C55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3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108" calcext:value-type="float">
            <text:p>108</text:p>
          </table:table-cell>
          <table:table-cell table:formula="of:=VLOOKUP([.B554]; [$Подписки.A:.E]; 2; 0)" office:value-type="string" office:string-value="Премиум" calcext:value-type="string">
            <text:p>Премиум</text:p>
          </table:table-cell>
          <table:table-cell table:formula="of:=VLOOKUP([.C55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4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4-08-23" calcext:value-type="date">
            <text:p>2024-08-23</text:p>
          </table:table-cell>
          <table:table-cell office:value-type="float" office:value="100" calcext:value-type="float">
            <text:p>100</text:p>
          </table:table-cell>
          <table:table-cell table:formula="of:=VLOOKUP([.B555]; [$Подписки.A:.E]; 2; 0)" office:value-type="string" office:string-value="Базовый" calcext:value-type="string">
            <text:p>Базовый</text:p>
          </table:table-cell>
          <table:table-cell table:formula="of:=VLOOKUP([.C55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5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10-23" calcext:value-type="date">
            <text:p>2025-10-23</text:p>
          </table:table-cell>
          <table:table-cell office:value-type="float" office:value="111" calcext:value-type="float">
            <text:p>111</text:p>
          </table:table-cell>
          <table:table-cell table:formula="of:=VLOOKUP([.B556]; [$Подписки.A:.E]; 2; 0)" office:value-type="string" office:string-value="Стандартный" calcext:value-type="string">
            <text:p>Стандартный</text:p>
          </table:table-cell>
          <table:table-cell table:formula="of:=VLOOKUP([.C55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6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4-10" calcext:value-type="date">
            <text:p>2025-04-10</text:p>
          </table:table-cell>
          <table:table-cell office:value-type="float" office:value="6" calcext:value-type="float">
            <text:p>6</text:p>
          </table:table-cell>
          <table:table-cell table:formula="of:=VLOOKUP([.B557]; [$Подписки.A:.E]; 2; 0)" office:value-type="string" office:string-value="Премиум" calcext:value-type="string">
            <text:p>Премиум</text:p>
          </table:table-cell>
          <table:table-cell table:formula="of:=VLOOKUP([.C55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7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04-07" calcext:value-type="date">
            <text:p>2025-04-07</text:p>
          </table:table-cell>
          <table:table-cell office:value-type="float" office:value="56" calcext:value-type="float">
            <text:p>56</text:p>
          </table:table-cell>
          <table:table-cell table:formula="of:=VLOOKUP([.B558]; [$Подписки.A:.E]; 2; 0)" office:value-type="string" office:string-value="Базовый" calcext:value-type="string">
            <text:p>Базовый</text:p>
          </table:table-cell>
          <table:table-cell table:formula="of:=VLOOKUP([.C55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8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5-08-29" calcext:value-type="date">
            <text:p>2025-08-29</text:p>
          </table:table-cell>
          <table:table-cell office:value-type="float" office:value="83" calcext:value-type="float">
            <text:p>83</text:p>
          </table:table-cell>
          <table:table-cell table:formula="of:=VLOOKUP([.B559]; [$Подписки.A:.E]; 2; 0)" office:value-type="string" office:string-value="Стандартный" calcext:value-type="string">
            <text:p>Стандартный</text:p>
          </table:table-cell>
          <table:table-cell table:formula="of:=VLOOKUP([.C55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59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2-13" calcext:value-type="date">
            <text:p>2024-02-13</text:p>
          </table:table-cell>
          <table:table-cell office:value-type="float" office:value="81" calcext:value-type="float">
            <text:p>81</text:p>
          </table:table-cell>
          <table:table-cell table:formula="of:=VLOOKUP([.B560]; [$Подписки.A:.E]; 2; 0)" office:value-type="string" office:string-value="Стандартный" calcext:value-type="string">
            <text:p>Стандартный</text:p>
          </table:table-cell>
          <table:table-cell table:formula="of:=VLOOKUP([.C56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0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5-02-24" calcext:value-type="date">
            <text:p>2025-02-24</text:p>
          </table:table-cell>
          <table:table-cell office:value-type="float" office:value="65" calcext:value-type="float">
            <text:p>65</text:p>
          </table:table-cell>
          <table:table-cell table:formula="of:=VLOOKUP([.B561]; [$Подписки.A:.E]; 2; 0)" office:value-type="string" office:string-value="Базовый" calcext:value-type="string">
            <text:p>Базовый</text:p>
          </table:table-cell>
          <table:table-cell table:formula="of:=VLOOKUP([.C56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1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5-05-29" calcext:value-type="date">
            <text:p>2025-05-29</text:p>
          </table:table-cell>
          <table:table-cell office:value-type="float" office:value="67" calcext:value-type="float">
            <text:p>67</text:p>
          </table:table-cell>
          <table:table-cell table:formula="of:=VLOOKUP([.B562]; [$Подписки.A:.E]; 2; 0)" office:value-type="string" office:string-value="Базовый" calcext:value-type="string">
            <text:p>Базовый</text:p>
          </table:table-cell>
          <table:table-cell table:formula="of:=VLOOKUP([.C56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2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2-16" calcext:value-type="date">
            <text:p>2025-02-16</text:p>
          </table:table-cell>
          <table:table-cell office:value-type="float" office:value="34" calcext:value-type="float">
            <text:p>34</text:p>
          </table:table-cell>
          <table:table-cell table:formula="of:=VLOOKUP([.B563]; [$Подписки.A:.E]; 2; 0)" office:value-type="string" office:string-value="Премиум" calcext:value-type="string">
            <text:p>Премиум</text:p>
          </table:table-cell>
          <table:table-cell table:formula="of:=VLOOKUP([.C56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3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4-05-07" calcext:value-type="date">
            <text:p>2024-05-07</text:p>
          </table:table-cell>
          <table:table-cell office:value-type="float" office:value="105" calcext:value-type="float">
            <text:p>105</text:p>
          </table:table-cell>
          <table:table-cell table:formula="of:=VLOOKUP([.B564]; [$Подписки.A:.E]; 2; 0)" office:value-type="string" office:string-value="Стандартный" calcext:value-type="string">
            <text:p>Стандартный</text:p>
          </table:table-cell>
          <table:table-cell table:formula="of:=VLOOKUP([.C56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4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5-10-17" calcext:value-type="date">
            <text:p>2025-10-17</text:p>
          </table:table-cell>
          <table:table-cell office:value-type="float" office:value="76" calcext:value-type="float">
            <text:p>76</text:p>
          </table:table-cell>
          <table:table-cell table:formula="of:=VLOOKUP([.B565]; [$Подписки.A:.E]; 2; 0)" office:value-type="string" office:string-value="Премиум" calcext:value-type="string">
            <text:p>Премиум</text:p>
          </table:table-cell>
          <table:table-cell table:formula="of:=VLOOKUP([.C56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5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5-29" calcext:value-type="date">
            <text:p>2025-05-29</text:p>
          </table:table-cell>
          <table:table-cell office:value-type="float" office:value="69" calcext:value-type="float">
            <text:p>69</text:p>
          </table:table-cell>
          <table:table-cell table:formula="of:=VLOOKUP([.B566]; [$Подписки.A:.E]; 2; 0)" office:value-type="string" office:string-value="Базовый" calcext:value-type="string">
            <text:p>Базовый</text:p>
          </table:table-cell>
          <table:table-cell table:formula="of:=VLOOKUP([.C56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6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8-11" calcext:value-type="date">
            <text:p>2024-08-11</text:p>
          </table:table-cell>
          <table:table-cell office:value-type="float" office:value="68" calcext:value-type="float">
            <text:p>68</text:p>
          </table:table-cell>
          <table:table-cell table:formula="of:=VLOOKUP([.B567]; [$Подписки.A:.E]; 2; 0)" office:value-type="string" office:string-value="Базовый" calcext:value-type="string">
            <text:p>Базовый</text:p>
          </table:table-cell>
          <table:table-cell table:formula="of:=VLOOKUP([.C56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7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4-01-10" calcext:value-type="date">
            <text:p>2024-01-10</text:p>
          </table:table-cell>
          <table:table-cell office:value-type="float" office:value="25" calcext:value-type="float">
            <text:p>25</text:p>
          </table:table-cell>
          <table:table-cell table:formula="of:=VLOOKUP([.B568]; [$Подписки.A:.E]; 2; 0)" office:value-type="string" office:string-value="Базовый" calcext:value-type="string">
            <text:p>Базовый</text:p>
          </table:table-cell>
          <table:table-cell table:formula="of:=VLOOKUP([.C56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8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03-06" calcext:value-type="date">
            <text:p>2024-03-06</text:p>
          </table:table-cell>
          <table:table-cell office:value-type="float" office:value="45" calcext:value-type="float">
            <text:p>45</text:p>
          </table:table-cell>
          <table:table-cell table:formula="of:=VLOOKUP([.B569]; [$Подписки.A:.E]; 2; 0)" office:value-type="string" office:string-value="Базовый" calcext:value-type="string">
            <text:p>Базовый</text:p>
          </table:table-cell>
          <table:table-cell table:formula="of:=VLOOKUP([.C56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69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05-14" calcext:value-type="date">
            <text:p>2025-05-14</text:p>
          </table:table-cell>
          <table:table-cell office:value-type="float" office:value="40" calcext:value-type="float">
            <text:p>40</text:p>
          </table:table-cell>
          <table:table-cell table:formula="of:=VLOOKUP([.B570]; [$Подписки.A:.E]; 2; 0)" office:value-type="string" office:string-value="Стандартный" calcext:value-type="string">
            <text:p>Стандартный</text:p>
          </table:table-cell>
          <table:table-cell table:formula="of:=VLOOKUP([.C57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0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1-09" calcext:value-type="date">
            <text:p>2024-11-09</text:p>
          </table:table-cell>
          <table:table-cell office:value-type="float" office:value="58" calcext:value-type="float">
            <text:p>58</text:p>
          </table:table-cell>
          <table:table-cell table:formula="of:=VLOOKUP([.B571]; [$Подписки.A:.E]; 2; 0)" office:value-type="string" office:string-value="Базовый" calcext:value-type="string">
            <text:p>Базовый</text:p>
          </table:table-cell>
          <table:table-cell table:formula="of:=VLOOKUP([.C57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1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1-14" calcext:value-type="date">
            <text:p>2024-01-14</text:p>
          </table:table-cell>
          <table:table-cell office:value-type="float" office:value="38" calcext:value-type="float">
            <text:p>38</text:p>
          </table:table-cell>
          <table:table-cell table:formula="of:=VLOOKUP([.B572]; [$Подписки.A:.E]; 2; 0)" office:value-type="string" office:string-value="Базовый" calcext:value-type="string">
            <text:p>Базовый</text:p>
          </table:table-cell>
          <table:table-cell table:formula="of:=VLOOKUP([.C57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2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08-09" calcext:value-type="date">
            <text:p>2025-08-09</text:p>
          </table:table-cell>
          <table:table-cell office:value-type="float" office:value="20" calcext:value-type="float">
            <text:p>20</text:p>
          </table:table-cell>
          <table:table-cell table:formula="of:=VLOOKUP([.B573]; [$Подписки.A:.E]; 2; 0)" office:value-type="string" office:string-value="Премиум" calcext:value-type="string">
            <text:p>Премиум</text:p>
          </table:table-cell>
          <table:table-cell table:formula="of:=VLOOKUP([.C57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3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4-07-29" calcext:value-type="date">
            <text:p>2024-07-29</text:p>
          </table:table-cell>
          <table:table-cell office:value-type="float" office:value="105" calcext:value-type="float">
            <text:p>105</text:p>
          </table:table-cell>
          <table:table-cell table:formula="of:=VLOOKUP([.B574]; [$Подписки.A:.E]; 2; 0)" office:value-type="string" office:string-value="Стандартный" calcext:value-type="string">
            <text:p>Стандартный</text:p>
          </table:table-cell>
          <table:table-cell table:formula="of:=VLOOKUP([.C57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4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09-14" calcext:value-type="date">
            <text:p>2025-09-14</text:p>
          </table:table-cell>
          <table:table-cell office:value-type="float" office:value="8" calcext:value-type="float">
            <text:p>8</text:p>
          </table:table-cell>
          <table:table-cell table:formula="of:=VLOOKUP([.B575]; [$Подписки.A:.E]; 2; 0)" office:value-type="string" office:string-value="Базовый" calcext:value-type="string">
            <text:p>Базовый</text:p>
          </table:table-cell>
          <table:table-cell table:formula="of:=VLOOKUP([.C575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5-06-19" calcext:value-type="date">
            <text:p>2025-06-19</text:p>
          </table:table-cell>
          <table:table-cell office:value-type="float" office:value="103" calcext:value-type="float">
            <text:p>103</text:p>
          </table:table-cell>
          <table:table-cell table:formula="of:=VLOOKUP([.B576]; [$Подписки.A:.E]; 2; 0)" office:value-type="string" office:string-value="Базовый" calcext:value-type="string">
            <text:p>Базовый</text:p>
          </table:table-cell>
          <table:table-cell table:formula="of:=VLOOKUP([.C57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6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5-04-13" calcext:value-type="date">
            <text:p>2025-04-13</text:p>
          </table:table-cell>
          <table:table-cell office:value-type="float" office:value="58" calcext:value-type="float">
            <text:p>58</text:p>
          </table:table-cell>
          <table:table-cell table:formula="of:=VLOOKUP([.B577]; [$Подписки.A:.E]; 2; 0)" office:value-type="string" office:string-value="Базовый" calcext:value-type="string">
            <text:p>Базовый</text:p>
          </table:table-cell>
          <table:table-cell table:formula="of:=VLOOKUP([.C57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7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2-07" calcext:value-type="date">
            <text:p>2024-02-07</text:p>
          </table:table-cell>
          <table:table-cell office:value-type="float" office:value="50" calcext:value-type="float">
            <text:p>50</text:p>
          </table:table-cell>
          <table:table-cell table:formula="of:=VLOOKUP([.B578]; [$Подписки.A:.E]; 2; 0)" office:value-type="string" office:string-value="Премиум" calcext:value-type="string">
            <text:p>Премиум</text:p>
          </table:table-cell>
          <table:table-cell table:formula="of:=VLOOKUP([.C57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8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02-26" calcext:value-type="date">
            <text:p>2024-02-26</text:p>
          </table:table-cell>
          <table:table-cell office:value-type="float" office:value="49" calcext:value-type="float">
            <text:p>49</text:p>
          </table:table-cell>
          <table:table-cell table:formula="of:=VLOOKUP([.B579]; [$Подписки.A:.E]; 2; 0)" office:value-type="string" office:string-value="Базовый" calcext:value-type="string">
            <text:p>Базовый</text:p>
          </table:table-cell>
          <table:table-cell table:formula="of:=VLOOKUP([.C57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79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4-28" calcext:value-type="date">
            <text:p>2024-04-28</text:p>
          </table:table-cell>
          <table:table-cell office:value-type="float" office:value="75" calcext:value-type="float">
            <text:p>75</text:p>
          </table:table-cell>
          <table:table-cell table:formula="of:=VLOOKUP([.B580]; [$Подписки.A:.E]; 2; 0)" office:value-type="string" office:string-value="Базовый" calcext:value-type="string">
            <text:p>Базовый</text:p>
          </table:table-cell>
          <table:table-cell table:formula="of:=VLOOKUP([.C58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0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5-06-09" calcext:value-type="date">
            <text:p>2025-06-09</text:p>
          </table:table-cell>
          <table:table-cell office:value-type="float" office:value="7" calcext:value-type="float">
            <text:p>7</text:p>
          </table:table-cell>
          <table:table-cell table:formula="of:=VLOOKUP([.B581]; [$Подписки.A:.E]; 2; 0)" office:value-type="string" office:string-value="Базовый" calcext:value-type="string">
            <text:p>Базовый</text:p>
          </table:table-cell>
          <table:table-cell table:formula="of:=VLOOKUP([.C58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1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5-11-28" calcext:value-type="date">
            <text:p>2025-11-28</text:p>
          </table:table-cell>
          <table:table-cell office:value-type="float" office:value="59" calcext:value-type="float">
            <text:p>59</text:p>
          </table:table-cell>
          <table:table-cell table:formula="of:=VLOOKUP([.B582]; [$Подписки.A:.E]; 2; 0)" office:value-type="string" office:string-value="Базовый" calcext:value-type="string">
            <text:p>Базовый</text:p>
          </table:table-cell>
          <table:table-cell table:formula="of:=VLOOKUP([.C58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2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4-06-10" calcext:value-type="date">
            <text:p>2024-06-10</text:p>
          </table:table-cell>
          <table:table-cell office:value-type="float" office:value="34" calcext:value-type="float">
            <text:p>34</text:p>
          </table:table-cell>
          <table:table-cell table:formula="of:=VLOOKUP([.B583]; [$Подписки.A:.E]; 2; 0)" office:value-type="string" office:string-value="Базовый" calcext:value-type="string">
            <text:p>Базовый</text:p>
          </table:table-cell>
          <table:table-cell table:formula="of:=VLOOKUP([.C583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3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06-07" calcext:value-type="date">
            <text:p>2024-06-07</text:p>
          </table:table-cell>
          <table:table-cell office:value-type="float" office:value="64" calcext:value-type="float">
            <text:p>64</text:p>
          </table:table-cell>
          <table:table-cell table:formula="of:=VLOOKUP([.B584]; [$Подписки.A:.E]; 2; 0)" office:value-type="string" office:string-value="Базовый" calcext:value-type="string">
            <text:p>Базовый</text:p>
          </table:table-cell>
          <table:table-cell table:formula="of:=VLOOKUP([.C58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4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11-14" calcext:value-type="date">
            <text:p>2024-11-14</text:p>
          </table:table-cell>
          <table:table-cell office:value-type="float" office:value="114" calcext:value-type="float">
            <text:p>114</text:p>
          </table:table-cell>
          <table:table-cell table:formula="of:=VLOOKUP([.B585]; [$Подписки.A:.E]; 2; 0)" office:value-type="string" office:string-value="Премиум" calcext:value-type="string">
            <text:p>Премиум</text:p>
          </table:table-cell>
          <table:table-cell table:formula="of:=VLOOKUP([.C58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5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10-25" calcext:value-type="date">
            <text:p>2025-10-25</text:p>
          </table:table-cell>
          <table:table-cell office:value-type="float" office:value="113" calcext:value-type="float">
            <text:p>113</text:p>
          </table:table-cell>
          <table:table-cell table:formula="of:=VLOOKUP([.B586]; [$Подписки.A:.E]; 2; 0)" office:value-type="string" office:string-value="Базовый" calcext:value-type="string">
            <text:p>Базовый</text:p>
          </table:table-cell>
          <table:table-cell table:formula="of:=VLOOKUP([.C58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6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11-09" calcext:value-type="date">
            <text:p>2024-11-09</text:p>
          </table:table-cell>
          <table:table-cell office:value-type="float" office:value="106" calcext:value-type="float">
            <text:p>106</text:p>
          </table:table-cell>
          <table:table-cell table:formula="of:=VLOOKUP([.B587]; [$Подписки.A:.E]; 2; 0)" office:value-type="string" office:string-value="Премиум" calcext:value-type="string">
            <text:p>Премиум</text:p>
          </table:table-cell>
          <table:table-cell table:formula="of:=VLOOKUP([.C58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7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12-04" calcext:value-type="date">
            <text:p>2025-12-04</text:p>
          </table:table-cell>
          <table:table-cell office:value-type="float" office:value="23" calcext:value-type="float">
            <text:p>23</text:p>
          </table:table-cell>
          <table:table-cell table:formula="of:=VLOOKUP([.B588]; [$Подписки.A:.E]; 2; 0)" office:value-type="string" office:string-value="Премиум" calcext:value-type="string">
            <text:p>Премиум</text:p>
          </table:table-cell>
          <table:table-cell table:formula="of:=VLOOKUP([.C58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8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12-15" calcext:value-type="date">
            <text:p>2024-12-15</text:p>
          </table:table-cell>
          <table:table-cell office:value-type="float" office:value="59" calcext:value-type="float">
            <text:p>59</text:p>
          </table:table-cell>
          <table:table-cell table:formula="of:=VLOOKUP([.B589]; [$Подписки.A:.E]; 2; 0)" office:value-type="string" office:string-value="Премиум" calcext:value-type="string">
            <text:p>Премиум</text:p>
          </table:table-cell>
          <table:table-cell table:formula="of:=VLOOKUP([.C589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89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4-05-25" calcext:value-type="date">
            <text:p>2024-05-25</text:p>
          </table:table-cell>
          <table:table-cell office:value-type="float" office:value="67" calcext:value-type="float">
            <text:p>67</text:p>
          </table:table-cell>
          <table:table-cell table:formula="of:=VLOOKUP([.B590]; [$Подписки.A:.E]; 2; 0)" office:value-type="string" office:string-value="Стандартный" calcext:value-type="string">
            <text:p>Стандартный</text:p>
          </table:table-cell>
          <table:table-cell table:formula="of:=VLOOKUP([.C59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0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4-27" calcext:value-type="date">
            <text:p>2024-04-27</text:p>
          </table:table-cell>
          <table:table-cell office:value-type="float" office:value="49" calcext:value-type="float">
            <text:p>49</text:p>
          </table:table-cell>
          <table:table-cell table:formula="of:=VLOOKUP([.B591]; [$Подписки.A:.E]; 2; 0)" office:value-type="string" office:string-value="Премиум" calcext:value-type="string">
            <text:p>Премиум</text:p>
          </table:table-cell>
          <table:table-cell table:formula="of:=VLOOKUP([.C59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1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7-16" calcext:value-type="date">
            <text:p>2024-07-16</text:p>
          </table:table-cell>
          <table:table-cell office:value-type="float" office:value="8" calcext:value-type="float">
            <text:p>8</text:p>
          </table:table-cell>
          <table:table-cell table:formula="of:=VLOOKUP([.B592]; [$Подписки.A:.E]; 2; 0)" office:value-type="string" office:string-value="Базовый" calcext:value-type="string">
            <text:p>Базовый</text:p>
          </table:table-cell>
          <table:table-cell table:formula="of:=VLOOKUP([.C59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2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5-02-02" calcext:value-type="date">
            <text:p>2025-02-02</text:p>
          </table:table-cell>
          <table:table-cell office:value-type="float" office:value="74" calcext:value-type="float">
            <text:p>74</text:p>
          </table:table-cell>
          <table:table-cell table:formula="of:=VLOOKUP([.B593]; [$Подписки.A:.E]; 2; 0)" office:value-type="string" office:string-value="Базовый" calcext:value-type="string">
            <text:p>Базовый</text:p>
          </table:table-cell>
          <table:table-cell table:formula="of:=VLOOKUP([.C59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5-03" calcext:value-type="date">
            <text:p>2024-05-03</text:p>
          </table:table-cell>
          <table:table-cell office:value-type="float" office:value="79" calcext:value-type="float">
            <text:p>79</text:p>
          </table:table-cell>
          <table:table-cell table:formula="of:=VLOOKUP([.B594]; [$Подписки.A:.E]; 2; 0)" office:value-type="string" office:string-value="Премиум" calcext:value-type="string">
            <text:p>Премиум</text:p>
          </table:table-cell>
          <table:table-cell table:formula="of:=VLOOKUP([.C59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4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5-02-03" calcext:value-type="date">
            <text:p>2025-02-03</text:p>
          </table:table-cell>
          <table:table-cell office:value-type="float" office:value="73" calcext:value-type="float">
            <text:p>73</text:p>
          </table:table-cell>
          <table:table-cell table:formula="of:=VLOOKUP([.B595]; [$Подписки.A:.E]; 2; 0)" office:value-type="string" office:string-value="Базовый" calcext:value-type="string">
            <text:p>Базовый</text:p>
          </table:table-cell>
          <table:table-cell table:formula="of:=VLOOKUP([.C59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5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10</text:p>
          </table:table-cell>
          <table:table-cell table:style-name="ce3" office:value-type="date" office:date-value="2024-02-19" calcext:value-type="date">
            <text:p>2024-02-19</text:p>
          </table:table-cell>
          <table:table-cell office:value-type="float" office:value="7" calcext:value-type="float">
            <text:p>7</text:p>
          </table:table-cell>
          <table:table-cell table:formula="of:=VLOOKUP([.B596]; [$Подписки.A:.E]; 2; 0)" office:value-type="string" office:string-value="Стандартный" calcext:value-type="string">
            <text:p>Стандартный</text:p>
          </table:table-cell>
          <table:table-cell table:formula="of:=VLOOKUP([.C59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6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113" calcext:value-type="float">
            <text:p>113</text:p>
          </table:table-cell>
          <table:table-cell table:formula="of:=VLOOKUP([.B597]; [$Подписки.A:.E]; 2; 0)" office:value-type="string" office:string-value="Базовый" calcext:value-type="string">
            <text:p>Базовый</text:p>
          </table:table-cell>
          <table:table-cell table:formula="of:=VLOOKUP([.C597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7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5-07-16" calcext:value-type="date">
            <text:p>2025-07-16</text:p>
          </table:table-cell>
          <table:table-cell office:value-type="float" office:value="23" calcext:value-type="float">
            <text:p>23</text:p>
          </table:table-cell>
          <table:table-cell table:formula="of:=VLOOKUP([.B598]; [$Подписки.A:.E]; 2; 0)" office:value-type="string" office:string-value="Стандартный" calcext:value-type="string">
            <text:p>Стандартный</text:p>
          </table:table-cell>
          <table:table-cell table:formula="of:=VLOOKUP([.C59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8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30" calcext:value-type="float">
            <text:p>30</text:p>
          </table:table-cell>
          <table:table-cell table:formula="of:=VLOOKUP([.B599]; [$Подписки.A:.E]; 2; 0)" office:value-type="string" office:string-value="Стандартный" calcext:value-type="string">
            <text:p>Стандартный</text:p>
          </table:table-cell>
          <table:table-cell table:formula="of:=VLOOKUP([.C599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599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2-18" calcext:value-type="date">
            <text:p>2024-02-18</text:p>
          </table:table-cell>
          <table:table-cell office:value-type="float" office:value="25" calcext:value-type="float">
            <text:p>25</text:p>
          </table:table-cell>
          <table:table-cell table:formula="of:=VLOOKUP([.B600]; [$Подписки.A:.E]; 2; 0)" office:value-type="string" office:string-value="Премиум" calcext:value-type="string">
            <text:p>Премиум</text:p>
          </table:table-cell>
          <table:table-cell table:formula="of:=VLOOKUP([.C60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0</text:p>
          </table:table-cell>
          <table:table-cell office:value-type="string" calcext:value-type="string">
            <text:p>A074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9-17" calcext:value-type="date">
            <text:p>2024-09-17</text:p>
          </table:table-cell>
          <table:table-cell office:value-type="float" office:value="104" calcext:value-type="float">
            <text:p>104</text:p>
          </table:table-cell>
          <table:table-cell table:formula="of:=VLOOKUP([.B601]; [$Подписки.A:.E]; 2; 0)" office:value-type="string" office:string-value="Премиум" calcext:value-type="string">
            <text:p>Премиум</text:p>
          </table:table-cell>
          <table:table-cell table:formula="of:=VLOOKUP([.C60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1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9-16" calcext:value-type="date">
            <text:p>2024-09-16</text:p>
          </table:table-cell>
          <table:table-cell office:value-type="float" office:value="107" calcext:value-type="float">
            <text:p>107</text:p>
          </table:table-cell>
          <table:table-cell table:formula="of:=VLOOKUP([.B602]; [$Подписки.A:.E]; 2; 0)" office:value-type="string" office:string-value="Стандартный" calcext:value-type="string">
            <text:p>Стандартный</text:p>
          </table:table-cell>
          <table:table-cell table:formula="of:=VLOOKUP([.C60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2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10-02" calcext:value-type="date">
            <text:p>2025-10-02</text:p>
          </table:table-cell>
          <table:table-cell office:value-type="float" office:value="28" calcext:value-type="float">
            <text:p>28</text:p>
          </table:table-cell>
          <table:table-cell table:formula="of:=VLOOKUP([.B603]; [$Подписки.A:.E]; 2; 0)" office:value-type="string" office:string-value="Стандартный" calcext:value-type="string">
            <text:p>Стандартный</text:p>
          </table:table-cell>
          <table:table-cell table:formula="of:=VLOOKUP([.C60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3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6-30" calcext:value-type="date">
            <text:p>2024-06-30</text:p>
          </table:table-cell>
          <table:table-cell office:value-type="float" office:value="50" calcext:value-type="float">
            <text:p>50</text:p>
          </table:table-cell>
          <table:table-cell table:formula="of:=VLOOKUP([.B604]; [$Подписки.A:.E]; 2; 0)" office:value-type="string" office:string-value="Стандартный" calcext:value-type="string">
            <text:p>Стандартный</text:p>
          </table:table-cell>
          <table:table-cell table:formula="of:=VLOOKUP([.C60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4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07-22" calcext:value-type="date">
            <text:p>2025-07-22</text:p>
          </table:table-cell>
          <table:table-cell office:value-type="float" office:value="35" calcext:value-type="float">
            <text:p>35</text:p>
          </table:table-cell>
          <table:table-cell table:formula="of:=VLOOKUP([.B605]; [$Подписки.A:.E]; 2; 0)" office:value-type="string" office:string-value="Премиум" calcext:value-type="string">
            <text:p>Премиум</text:p>
          </table:table-cell>
          <table:table-cell table:formula="of:=VLOOKUP([.C605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5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7-01" calcext:value-type="date">
            <text:p>2025-07-01</text:p>
          </table:table-cell>
          <table:table-cell office:value-type="float" office:value="89" calcext:value-type="float">
            <text:p>89</text:p>
          </table:table-cell>
          <table:table-cell table:formula="of:=VLOOKUP([.B606]; [$Подписки.A:.E]; 2; 0)" office:value-type="string" office:string-value="Премиум" calcext:value-type="string">
            <text:p>Премиум</text:p>
          </table:table-cell>
          <table:table-cell table:formula="of:=VLOOKUP([.C606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6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9-09" calcext:value-type="date">
            <text:p>2025-09-09</text:p>
          </table:table-cell>
          <table:table-cell office:value-type="float" office:value="34" calcext:value-type="float">
            <text:p>34</text:p>
          </table:table-cell>
          <table:table-cell table:formula="of:=VLOOKUP([.B607]; [$Подписки.A:.E]; 2; 0)" office:value-type="string" office:string-value="Стандартный" calcext:value-type="string">
            <text:p>Стандартный</text:p>
          </table:table-cell>
          <table:table-cell table:formula="of:=VLOOKUP([.C607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7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06-11" calcext:value-type="date">
            <text:p>2024-06-11</text:p>
          </table:table-cell>
          <table:table-cell office:value-type="float" office:value="59" calcext:value-type="float">
            <text:p>59</text:p>
          </table:table-cell>
          <table:table-cell table:formula="of:=VLOOKUP([.B608]; [$Подписки.A:.E]; 2; 0)" office:value-type="string" office:string-value="Базовый" calcext:value-type="string">
            <text:p>Базовый</text:p>
          </table:table-cell>
          <table:table-cell table:formula="of:=VLOOKUP([.C60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8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9-23" calcext:value-type="date">
            <text:p>2025-09-23</text:p>
          </table:table-cell>
          <table:table-cell office:value-type="float" office:value="14" calcext:value-type="float">
            <text:p>14</text:p>
          </table:table-cell>
          <table:table-cell table:formula="of:=VLOOKUP([.B609]; [$Подписки.A:.E]; 2; 0)" office:value-type="string" office:string-value="Премиум" calcext:value-type="string">
            <text:p>Премиум</text:p>
          </table:table-cell>
          <table:table-cell table:formula="of:=VLOOKUP([.C60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09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06-30" calcext:value-type="date">
            <text:p>2024-06-30</text:p>
          </table:table-cell>
          <table:table-cell office:value-type="float" office:value="99" calcext:value-type="float">
            <text:p>99</text:p>
          </table:table-cell>
          <table:table-cell table:formula="of:=VLOOKUP([.B610]; [$Подписки.A:.E]; 2; 0)" office:value-type="string" office:string-value="Базовый" calcext:value-type="string">
            <text:p>Базовый</text:p>
          </table:table-cell>
          <table:table-cell table:formula="of:=VLOOKUP([.C61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0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08-04" calcext:value-type="date">
            <text:p>2025-08-04</text:p>
          </table:table-cell>
          <table:table-cell office:value-type="float" office:value="48" calcext:value-type="float">
            <text:p>48</text:p>
          </table:table-cell>
          <table:table-cell table:formula="of:=VLOOKUP([.B611]; [$Подписки.A:.E]; 2; 0)" office:value-type="string" office:string-value="Премиум" calcext:value-type="string">
            <text:p>Премиум</text:p>
          </table:table-cell>
          <table:table-cell table:formula="of:=VLOOKUP([.C61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1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8-15" calcext:value-type="date">
            <text:p>2024-08-15</text:p>
          </table:table-cell>
          <table:table-cell office:value-type="float" office:value="60" calcext:value-type="float">
            <text:p>60</text:p>
          </table:table-cell>
          <table:table-cell table:formula="of:=VLOOKUP([.B612]; [$Подписки.A:.E]; 2; 0)" office:value-type="string" office:string-value="Стандартный" calcext:value-type="string">
            <text:p>Стандартный</text:p>
          </table:table-cell>
          <table:table-cell table:formula="of:=VLOOKUP([.C612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2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9-06" calcext:value-type="date">
            <text:p>2024-09-06</text:p>
          </table:table-cell>
          <table:table-cell office:value-type="float" office:value="111" calcext:value-type="float">
            <text:p>111</text:p>
          </table:table-cell>
          <table:table-cell table:formula="of:=VLOOKUP([.B613]; [$Подписки.A:.E]; 2; 0)" office:value-type="string" office:string-value="Премиум" calcext:value-type="string">
            <text:p>Премиум</text:p>
          </table:table-cell>
          <table:table-cell table:formula="of:=VLOOKUP([.C61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3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07-14" calcext:value-type="date">
            <text:p>2024-07-14</text:p>
          </table:table-cell>
          <table:table-cell office:value-type="float" office:value="54" calcext:value-type="float">
            <text:p>54</text:p>
          </table:table-cell>
          <table:table-cell table:formula="of:=VLOOKUP([.B614]; [$Подписки.A:.E]; 2; 0)" office:value-type="string" office:string-value="Стандартный" calcext:value-type="string">
            <text:p>Стандартный</text:p>
          </table:table-cell>
          <table:table-cell table:formula="of:=VLOOKUP([.C61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4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5-06-02" calcext:value-type="date">
            <text:p>2025-06-02</text:p>
          </table:table-cell>
          <table:table-cell office:value-type="float" office:value="74" calcext:value-type="float">
            <text:p>74</text:p>
          </table:table-cell>
          <table:table-cell table:formula="of:=VLOOKUP([.B615]; [$Подписки.A:.E]; 2; 0)" office:value-type="string" office:string-value="Базовый" calcext:value-type="string">
            <text:p>Базовый</text:p>
          </table:table-cell>
          <table:table-cell table:formula="of:=VLOOKUP([.C61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5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11-02" calcext:value-type="date">
            <text:p>2025-11-02</text:p>
          </table:table-cell>
          <table:table-cell office:value-type="float" office:value="79" calcext:value-type="float">
            <text:p>79</text:p>
          </table:table-cell>
          <table:table-cell table:formula="of:=VLOOKUP([.B616]; [$Подписки.A:.E]; 2; 0)" office:value-type="string" office:string-value="Стандартный" calcext:value-type="string">
            <text:p>Стандартный</text:p>
          </table:table-cell>
          <table:table-cell table:formula="of:=VLOOKUP([.C61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6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5-10-16" calcext:value-type="date">
            <text:p>2025-10-16</text:p>
          </table:table-cell>
          <table:table-cell office:value-type="float" office:value="52" calcext:value-type="float">
            <text:p>52</text:p>
          </table:table-cell>
          <table:table-cell table:formula="of:=VLOOKUP([.B617]; [$Подписки.A:.E]; 2; 0)" office:value-type="string" office:string-value="Базовый" calcext:value-type="string">
            <text:p>Базовый</text:p>
          </table:table-cell>
          <table:table-cell table:formula="of:=VLOOKUP([.C61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7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float" office:value="30" calcext:value-type="float">
            <text:p>30</text:p>
          </table:table-cell>
          <table:table-cell table:formula="of:=VLOOKUP([.B618]; [$Подписки.A:.E]; 2; 0)" office:value-type="string" office:string-value="Премиум" calcext:value-type="string">
            <text:p>Премиум</text:p>
          </table:table-cell>
          <table:table-cell table:formula="of:=VLOOKUP([.C61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8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6-13" calcext:value-type="date">
            <text:p>2024-06-13</text:p>
          </table:table-cell>
          <table:table-cell office:value-type="float" office:value="62" calcext:value-type="float">
            <text:p>62</text:p>
          </table:table-cell>
          <table:table-cell table:formula="of:=VLOOKUP([.B619]; [$Подписки.A:.E]; 2; 0)" office:value-type="string" office:string-value="Стандартный" calcext:value-type="string">
            <text:p>Стандартный</text:p>
          </table:table-cell>
          <table:table-cell table:formula="of:=VLOOKUP([.C61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19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08-03" calcext:value-type="date">
            <text:p>2025-08-03</text:p>
          </table:table-cell>
          <table:table-cell office:value-type="float" office:value="7" calcext:value-type="float">
            <text:p>7</text:p>
          </table:table-cell>
          <table:table-cell table:formula="of:=VLOOKUP([.B620]; [$Подписки.A:.E]; 2; 0)" office:value-type="string" office:string-value="Премиум" calcext:value-type="string">
            <text:p>Премиум</text:p>
          </table:table-cell>
          <table:table-cell table:formula="of:=VLOOKUP([.C62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0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0-31" calcext:value-type="date">
            <text:p>2024-10-31</text:p>
          </table:table-cell>
          <table:table-cell office:value-type="float" office:value="23" calcext:value-type="float">
            <text:p>23</text:p>
          </table:table-cell>
          <table:table-cell table:formula="of:=VLOOKUP([.B621]; [$Подписки.A:.E]; 2; 0)" office:value-type="string" office:string-value="Базовый" calcext:value-type="string">
            <text:p>Базовый</text:p>
          </table:table-cell>
          <table:table-cell table:formula="of:=VLOOKUP([.C62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1</text:p>
          </table:table-cell>
          <table:table-cell office:value-type="string" calcext:value-type="string">
            <text:p>A089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01-18" calcext:value-type="date">
            <text:p>2025-01-18</text:p>
          </table:table-cell>
          <table:table-cell office:value-type="float" office:value="16" calcext:value-type="float">
            <text:p>16</text:p>
          </table:table-cell>
          <table:table-cell table:formula="of:=VLOOKUP([.B622]; [$Подписки.A:.E]; 2; 0)" office:value-type="string" office:string-value="Премиум" calcext:value-type="string">
            <text:p>Премиум</text:p>
          </table:table-cell>
          <table:table-cell table:formula="of:=VLOOKUP([.C62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2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06-09" calcext:value-type="date">
            <text:p>2024-06-09</text:p>
          </table:table-cell>
          <table:table-cell office:value-type="float" office:value="54" calcext:value-type="float">
            <text:p>54</text:p>
          </table:table-cell>
          <table:table-cell table:formula="of:=VLOOKUP([.B623]; [$Подписки.A:.E]; 2; 0)" office:value-type="string" office:string-value="Стандартный" calcext:value-type="string">
            <text:p>Стандартный</text:p>
          </table:table-cell>
          <table:table-cell table:formula="of:=VLOOKUP([.C62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3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5-08-20" calcext:value-type="date">
            <text:p>2025-08-20</text:p>
          </table:table-cell>
          <table:table-cell office:value-type="float" office:value="37" calcext:value-type="float">
            <text:p>37</text:p>
          </table:table-cell>
          <table:table-cell table:formula="of:=VLOOKUP([.B624]; [$Подписки.A:.E]; 2; 0)" office:value-type="string" office:string-value="Базовый" calcext:value-type="string">
            <text:p>Базовый</text:p>
          </table:table-cell>
          <table:table-cell table:formula="of:=VLOOKUP([.C62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4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7-26" calcext:value-type="date">
            <text:p>2025-07-26</text:p>
          </table:table-cell>
          <table:table-cell office:value-type="float" office:value="65" calcext:value-type="float">
            <text:p>65</text:p>
          </table:table-cell>
          <table:table-cell table:formula="of:=VLOOKUP([.B625]; [$Подписки.A:.E]; 2; 0)" office:value-type="string" office:string-value="Премиум" calcext:value-type="string">
            <text:p>Премиум</text:p>
          </table:table-cell>
          <table:table-cell table:formula="of:=VLOOKUP([.C625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5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2-12" calcext:value-type="date">
            <text:p>2024-02-12</text:p>
          </table:table-cell>
          <table:table-cell office:value-type="float" office:value="45" calcext:value-type="float">
            <text:p>45</text:p>
          </table:table-cell>
          <table:table-cell table:formula="of:=VLOOKUP([.B626]; [$Подписки.A:.E]; 2; 0)" office:value-type="string" office:string-value="Базовый" calcext:value-type="string">
            <text:p>Базовый</text:p>
          </table:table-cell>
          <table:table-cell table:formula="of:=VLOOKUP([.C62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6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06-25" calcext:value-type="date">
            <text:p>2024-06-25</text:p>
          </table:table-cell>
          <table:table-cell office:value-type="float" office:value="21" calcext:value-type="float">
            <text:p>21</text:p>
          </table:table-cell>
          <table:table-cell table:formula="of:=VLOOKUP([.B627]; [$Подписки.A:.E]; 2; 0)" office:value-type="string" office:string-value="Стандартный" calcext:value-type="string">
            <text:p>Стандартный</text:p>
          </table:table-cell>
          <table:table-cell table:formula="of:=VLOOKUP([.C62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7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74" calcext:value-type="float">
            <text:p>74</text:p>
          </table:table-cell>
          <table:table-cell table:formula="of:=VLOOKUP([.B628]; [$Подписки.A:.E]; 2; 0)" office:value-type="string" office:string-value="Базовый" calcext:value-type="string">
            <text:p>Базовый</text:p>
          </table:table-cell>
          <table:table-cell table:formula="of:=VLOOKUP([.C62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8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5-31" calcext:value-type="date">
            <text:p>2025-05-31</text:p>
          </table:table-cell>
          <table:table-cell office:value-type="float" office:value="6" calcext:value-type="float">
            <text:p>6</text:p>
          </table:table-cell>
          <table:table-cell table:formula="of:=VLOOKUP([.B629]; [$Подписки.A:.E]; 2; 0)" office:value-type="string" office:string-value="Базовый" calcext:value-type="string">
            <text:p>Базовый</text:p>
          </table:table-cell>
          <table:table-cell table:formula="of:=VLOOKUP([.C62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29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3-06" calcext:value-type="date">
            <text:p>2024-03-06</text:p>
          </table:table-cell>
          <table:table-cell office:value-type="float" office:value="78" calcext:value-type="float">
            <text:p>78</text:p>
          </table:table-cell>
          <table:table-cell table:formula="of:=VLOOKUP([.B630]; [$Подписки.A:.E]; 2; 0)" office:value-type="string" office:string-value="Базовый" calcext:value-type="string">
            <text:p>Базовый</text:p>
          </table:table-cell>
          <table:table-cell table:formula="of:=VLOOKUP([.C63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0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3-10" calcext:value-type="date">
            <text:p>2025-03-10</text:p>
          </table:table-cell>
          <table:table-cell office:value-type="float" office:value="43" calcext:value-type="float">
            <text:p>43</text:p>
          </table:table-cell>
          <table:table-cell table:formula="of:=VLOOKUP([.B631]; [$Подписки.A:.E]; 2; 0)" office:value-type="string" office:string-value="Базовый" calcext:value-type="string">
            <text:p>Базовый</text:p>
          </table:table-cell>
          <table:table-cell table:formula="of:=VLOOKUP([.C63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1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4-12-09" calcext:value-type="date">
            <text:p>2024-12-09</text:p>
          </table:table-cell>
          <table:table-cell office:value-type="float" office:value="115" calcext:value-type="float">
            <text:p>115</text:p>
          </table:table-cell>
          <table:table-cell table:formula="of:=VLOOKUP([.B632]; [$Подписки.A:.E]; 2; 0)" office:value-type="string" office:string-value="Базовый" calcext:value-type="string">
            <text:p>Базовый</text:p>
          </table:table-cell>
          <table:table-cell table:formula="of:=VLOOKUP([.C63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2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14" calcext:value-type="float">
            <text:p>14</text:p>
          </table:table-cell>
          <table:table-cell table:formula="of:=VLOOKUP([.B633]; [$Подписки.A:.E]; 2; 0)" office:value-type="string" office:string-value="Базовый" calcext:value-type="string">
            <text:p>Базовый</text:p>
          </table:table-cell>
          <table:table-cell table:formula="of:=VLOOKUP([.C63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3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8-30" calcext:value-type="date">
            <text:p>2024-08-30</text:p>
          </table:table-cell>
          <table:table-cell office:value-type="float" office:value="67" calcext:value-type="float">
            <text:p>67</text:p>
          </table:table-cell>
          <table:table-cell table:formula="of:=VLOOKUP([.B634]; [$Подписки.A:.E]; 2; 0)" office:value-type="string" office:string-value="Базовый" calcext:value-type="string">
            <text:p>Базовый</text:p>
          </table:table-cell>
          <table:table-cell table:formula="of:=VLOOKUP([.C63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4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2-01" calcext:value-type="date">
            <text:p>2024-02-01</text:p>
          </table:table-cell>
          <table:table-cell office:value-type="float" office:value="11" calcext:value-type="float">
            <text:p>11</text:p>
          </table:table-cell>
          <table:table-cell table:formula="of:=VLOOKUP([.B635]; [$Подписки.A:.E]; 2; 0)" office:value-type="string" office:string-value="Базовый" calcext:value-type="string">
            <text:p>Базовый</text:p>
          </table:table-cell>
          <table:table-cell table:formula="of:=VLOOKUP([.C63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5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72" calcext:value-type="float">
            <text:p>72</text:p>
          </table:table-cell>
          <table:table-cell table:formula="of:=VLOOKUP([.B636]; [$Подписки.A:.E]; 2; 0)" office:value-type="string" office:string-value="Премиум" calcext:value-type="string">
            <text:p>Премиум</text:p>
          </table:table-cell>
          <table:table-cell table:formula="of:=VLOOKUP([.C63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6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1-10" calcext:value-type="date">
            <text:p>2025-01-10</text:p>
          </table:table-cell>
          <table:table-cell office:value-type="float" office:value="108" calcext:value-type="float">
            <text:p>108</text:p>
          </table:table-cell>
          <table:table-cell table:formula="of:=VLOOKUP([.B637]; [$Подписки.A:.E]; 2; 0)" office:value-type="string" office:string-value="Базовый" calcext:value-type="string">
            <text:p>Базовый</text:p>
          </table:table-cell>
          <table:table-cell table:formula="of:=VLOOKUP([.C63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7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79</text:p>
          </table:table-cell>
          <table:table-cell table:style-name="ce3" office:value-type="date" office:date-value="2025-12-26" calcext:value-type="date">
            <text:p>2025-12-26</text:p>
          </table:table-cell>
          <table:table-cell office:value-type="float" office:value="96" calcext:value-type="float">
            <text:p>96</text:p>
          </table:table-cell>
          <table:table-cell table:formula="of:=VLOOKUP([.B638]; [$Подписки.A:.E]; 2; 0)" office:value-type="string" office:string-value="Премиум" calcext:value-type="string">
            <text:p>Премиум</text:p>
          </table:table-cell>
          <table:table-cell table:formula="of:=VLOOKUP([.C63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8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01-15" calcext:value-type="date">
            <text:p>2025-01-15</text:p>
          </table:table-cell>
          <table:table-cell office:value-type="float" office:value="109" calcext:value-type="float">
            <text:p>109</text:p>
          </table:table-cell>
          <table:table-cell table:formula="of:=VLOOKUP([.B639]; [$Подписки.A:.E]; 2; 0)" office:value-type="string" office:string-value="Стандартный" calcext:value-type="string">
            <text:p>Стандартный</text:p>
          </table:table-cell>
          <table:table-cell table:formula="of:=VLOOKUP([.C639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39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4-01-26" calcext:value-type="date">
            <text:p>2024-01-26</text:p>
          </table:table-cell>
          <table:table-cell office:value-type="float" office:value="117" calcext:value-type="float">
            <text:p>117</text:p>
          </table:table-cell>
          <table:table-cell table:formula="of:=VLOOKUP([.B640]; [$Подписки.A:.E]; 2; 0)" office:value-type="string" office:string-value="Базовый" calcext:value-type="string">
            <text:p>Базовый</text:p>
          </table:table-cell>
          <table:table-cell table:formula="of:=VLOOKUP([.C64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0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66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7" calcext:value-type="float">
            <text:p>7</text:p>
          </table:table-cell>
          <table:table-cell table:formula="of:=VLOOKUP([.B641]; [$Подписки.A:.E]; 2; 0)" office:value-type="string" office:string-value="Базовый" calcext:value-type="string">
            <text:p>Базовый</text:p>
          </table:table-cell>
          <table:table-cell table:formula="of:=VLOOKUP([.C641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1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4-04-06" calcext:value-type="date">
            <text:p>2024-04-06</text:p>
          </table:table-cell>
          <table:table-cell office:value-type="float" office:value="46" calcext:value-type="float">
            <text:p>46</text:p>
          </table:table-cell>
          <table:table-cell table:formula="of:=VLOOKUP([.B642]; [$Подписки.A:.E]; 2; 0)" office:value-type="string" office:string-value="Базовый" calcext:value-type="string">
            <text:p>Базовый</text:p>
          </table:table-cell>
          <table:table-cell table:formula="of:=VLOOKUP([.C64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2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5-11-09" calcext:value-type="date">
            <text:p>2025-11-09</text:p>
          </table:table-cell>
          <table:table-cell office:value-type="float" office:value="56" calcext:value-type="float">
            <text:p>56</text:p>
          </table:table-cell>
          <table:table-cell table:formula="of:=VLOOKUP([.B643]; [$Подписки.A:.E]; 2; 0)" office:value-type="string" office:string-value="Базовый" calcext:value-type="string">
            <text:p>Базовый</text:p>
          </table:table-cell>
          <table:table-cell table:formula="of:=VLOOKUP([.C64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3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01-13" calcext:value-type="date">
            <text:p>2025-01-13</text:p>
          </table:table-cell>
          <table:table-cell office:value-type="float" office:value="54" calcext:value-type="float">
            <text:p>54</text:p>
          </table:table-cell>
          <table:table-cell table:formula="of:=VLOOKUP([.B644]; [$Подписки.A:.E]; 2; 0)" office:value-type="string" office:string-value="Стандартный" calcext:value-type="string">
            <text:p>Стандартный</text:p>
          </table:table-cell>
          <table:table-cell table:formula="of:=VLOOKUP([.C64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4</text:p>
          </table:table-cell>
          <table:table-cell office:value-type="string" calcext:value-type="string">
            <text:p>A043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12-09" calcext:value-type="date">
            <text:p>2025-12-09</text:p>
          </table:table-cell>
          <table:table-cell office:value-type="float" office:value="55" calcext:value-type="float">
            <text:p>55</text:p>
          </table:table-cell>
          <table:table-cell table:formula="of:=VLOOKUP([.B645]; [$Подписки.A:.E]; 2; 0)" office:value-type="string" office:string-value="Стандартный" calcext:value-type="string">
            <text:p>Стандартный</text:p>
          </table:table-cell>
          <table:table-cell table:formula="of:=VLOOKUP([.C64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5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5-08-08" calcext:value-type="date">
            <text:p>2025-08-08</text:p>
          </table:table-cell>
          <table:table-cell office:value-type="float" office:value="12" calcext:value-type="float">
            <text:p>12</text:p>
          </table:table-cell>
          <table:table-cell table:formula="of:=VLOOKUP([.B646]; [$Подписки.A:.E]; 2; 0)" office:value-type="string" office:string-value="Премиум" calcext:value-type="string">
            <text:p>Премиум</text:p>
          </table:table-cell>
          <table:table-cell table:formula="of:=VLOOKUP([.C64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6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10-23" calcext:value-type="date">
            <text:p>2024-10-23</text:p>
          </table:table-cell>
          <table:table-cell office:value-type="float" office:value="40" calcext:value-type="float">
            <text:p>40</text:p>
          </table:table-cell>
          <table:table-cell table:formula="of:=VLOOKUP([.B647]; [$Подписки.A:.E]; 2; 0)" office:value-type="string" office:string-value="Премиум" calcext:value-type="string">
            <text:p>Премиум</text:p>
          </table:table-cell>
          <table:table-cell table:formula="of:=VLOOKUP([.C64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7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72</text:p>
          </table:table-cell>
          <table:table-cell table:style-name="ce3" office:value-type="date" office:date-value="2025-07-20" calcext:value-type="date">
            <text:p>2025-07-20</text:p>
          </table:table-cell>
          <table:table-cell office:value-type="float" office:value="13" calcext:value-type="float">
            <text:p>13</text:p>
          </table:table-cell>
          <table:table-cell table:formula="of:=VLOOKUP([.B648]; [$Подписки.A:.E]; 2; 0)" office:value-type="string" office:string-value="Премиум" calcext:value-type="string">
            <text:p>Премиум</text:p>
          </table:table-cell>
          <table:table-cell table:formula="of:=VLOOKUP([.C64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8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4-08-25" calcext:value-type="date">
            <text:p>2024-08-25</text:p>
          </table:table-cell>
          <table:table-cell office:value-type="float" office:value="108" calcext:value-type="float">
            <text:p>108</text:p>
          </table:table-cell>
          <table:table-cell table:formula="of:=VLOOKUP([.B649]; [$Подписки.A:.E]; 2; 0)" office:value-type="string" office:string-value="Премиум" calcext:value-type="string">
            <text:p>Премиум</text:p>
          </table:table-cell>
          <table:table-cell table:formula="of:=VLOOKUP([.C64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49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5-04-12" calcext:value-type="date">
            <text:p>2025-04-12</text:p>
          </table:table-cell>
          <table:table-cell office:value-type="float" office:value="74" calcext:value-type="float">
            <text:p>74</text:p>
          </table:table-cell>
          <table:table-cell table:formula="of:=VLOOKUP([.B650]; [$Подписки.A:.E]; 2; 0)" office:value-type="string" office:string-value="Базовый" calcext:value-type="string">
            <text:p>Базовый</text:p>
          </table:table-cell>
          <table:table-cell table:formula="of:=VLOOKUP([.C65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0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1-21" calcext:value-type="date">
            <text:p>2025-01-21</text:p>
          </table:table-cell>
          <table:table-cell office:value-type="float" office:value="113" calcext:value-type="float">
            <text:p>113</text:p>
          </table:table-cell>
          <table:table-cell table:formula="of:=VLOOKUP([.B651]; [$Подписки.A:.E]; 2; 0)" office:value-type="string" office:string-value="Базовый" calcext:value-type="string">
            <text:p>Базовый</text:p>
          </table:table-cell>
          <table:table-cell table:formula="of:=VLOOKUP([.C651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1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09-17" calcext:value-type="date">
            <text:p>2025-09-17</text:p>
          </table:table-cell>
          <table:table-cell office:value-type="float" office:value="111" calcext:value-type="float">
            <text:p>111</text:p>
          </table:table-cell>
          <table:table-cell table:formula="of:=VLOOKUP([.B652]; [$Подписки.A:.E]; 2; 0)" office:value-type="string" office:string-value="Премиум" calcext:value-type="string">
            <text:p>Премиум</text:p>
          </table:table-cell>
          <table:table-cell table:formula="of:=VLOOKUP([.C652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2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33</text:p>
          </table:table-cell>
          <table:table-cell table:style-name="ce3" office:value-type="date" office:date-value="2024-08-07" calcext:value-type="date">
            <text:p>2024-08-07</text:p>
          </table:table-cell>
          <table:table-cell office:value-type="float" office:value="5" calcext:value-type="float">
            <text:p>5</text:p>
          </table:table-cell>
          <table:table-cell table:formula="of:=VLOOKUP([.B653]; [$Подписки.A:.E]; 2; 0)" office:value-type="string" office:string-value="Базовый" calcext:value-type="string">
            <text:p>Базовый</text:p>
          </table:table-cell>
          <table:table-cell table:formula="of:=VLOOKUP([.C65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3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11-18" calcext:value-type="date">
            <text:p>2025-11-18</text:p>
          </table:table-cell>
          <table:table-cell office:value-type="float" office:value="111" calcext:value-type="float">
            <text:p>111</text:p>
          </table:table-cell>
          <table:table-cell table:formula="of:=VLOOKUP([.B654]; [$Подписки.A:.E]; 2; 0)" office:value-type="string" office:string-value="Премиум" calcext:value-type="string">
            <text:p>Премиум</text:p>
          </table:table-cell>
          <table:table-cell table:formula="of:=VLOOKUP([.C65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4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12-31" calcext:value-type="date">
            <text:p>2024-12-31</text:p>
          </table:table-cell>
          <table:table-cell office:value-type="float" office:value="23" calcext:value-type="float">
            <text:p>23</text:p>
          </table:table-cell>
          <table:table-cell table:formula="of:=VLOOKUP([.B655]; [$Подписки.A:.E]; 2; 0)" office:value-type="string" office:string-value="Базовый" calcext:value-type="string">
            <text:p>Базовый</text:p>
          </table:table-cell>
          <table:table-cell table:formula="of:=VLOOKUP([.C65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5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06-07" calcext:value-type="date">
            <text:p>2025-06-07</text:p>
          </table:table-cell>
          <table:table-cell office:value-type="float" office:value="15" calcext:value-type="float">
            <text:p>15</text:p>
          </table:table-cell>
          <table:table-cell table:formula="of:=VLOOKUP([.B656]; [$Подписки.A:.E]; 2; 0)" office:value-type="string" office:string-value="Базовый" calcext:value-type="string">
            <text:p>Базовый</text:p>
          </table:table-cell>
          <table:table-cell table:formula="of:=VLOOKUP([.C65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6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05-08" calcext:value-type="date">
            <text:p>2024-05-08</text:p>
          </table:table-cell>
          <table:table-cell office:value-type="float" office:value="67" calcext:value-type="float">
            <text:p>67</text:p>
          </table:table-cell>
          <table:table-cell table:formula="of:=VLOOKUP([.B657]; [$Подписки.A:.E]; 2; 0)" office:value-type="string" office:string-value="Базовый" calcext:value-type="string">
            <text:p>Базовый</text:p>
          </table:table-cell>
          <table:table-cell table:formula="of:=VLOOKUP([.C65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7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9-25" calcext:value-type="date">
            <text:p>2024-09-25</text:p>
          </table:table-cell>
          <table:table-cell office:value-type="float" office:value="38" calcext:value-type="float">
            <text:p>38</text:p>
          </table:table-cell>
          <table:table-cell table:formula="of:=VLOOKUP([.B658]; [$Подписки.A:.E]; 2; 0)" office:value-type="string" office:string-value="Премиум" calcext:value-type="string">
            <text:p>Премиум</text:p>
          </table:table-cell>
          <table:table-cell table:formula="of:=VLOOKUP([.C65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8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4-11" calcext:value-type="date">
            <text:p>2024-04-11</text:p>
          </table:table-cell>
          <table:table-cell office:value-type="float" office:value="99" calcext:value-type="float">
            <text:p>99</text:p>
          </table:table-cell>
          <table:table-cell table:formula="of:=VLOOKUP([.B659]; [$Подписки.A:.E]; 2; 0)" office:value-type="string" office:string-value="Базовый" calcext:value-type="string">
            <text:p>Базовый</text:p>
          </table:table-cell>
          <table:table-cell table:formula="of:=VLOOKUP([.C65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59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06-20" calcext:value-type="date">
            <text:p>2025-06-20</text:p>
          </table:table-cell>
          <table:table-cell office:value-type="float" office:value="7" calcext:value-type="float">
            <text:p>7</text:p>
          </table:table-cell>
          <table:table-cell table:formula="of:=VLOOKUP([.B660]; [$Подписки.A:.E]; 2; 0)" office:value-type="string" office:string-value="Премиум" calcext:value-type="string">
            <text:p>Премиум</text:p>
          </table:table-cell>
          <table:table-cell table:formula="of:=VLOOKUP([.C66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0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5-10-27" calcext:value-type="date">
            <text:p>2025-10-27</text:p>
          </table:table-cell>
          <table:table-cell office:value-type="float" office:value="9" calcext:value-type="float">
            <text:p>9</text:p>
          </table:table-cell>
          <table:table-cell table:formula="of:=VLOOKUP([.B661]; [$Подписки.A:.E]; 2; 0)" office:value-type="string" office:string-value="Базовый" calcext:value-type="string">
            <text:p>Базовый</text:p>
          </table:table-cell>
          <table:table-cell table:formula="of:=VLOOKUP([.C66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1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5-04-20" calcext:value-type="date">
            <text:p>2025-04-20</text:p>
          </table:table-cell>
          <table:table-cell office:value-type="float" office:value="97" calcext:value-type="float">
            <text:p>97</text:p>
          </table:table-cell>
          <table:table-cell table:formula="of:=VLOOKUP([.B662]; [$Подписки.A:.E]; 2; 0)" office:value-type="string" office:string-value="Базовый" calcext:value-type="string">
            <text:p>Базовый</text:p>
          </table:table-cell>
          <table:table-cell table:formula="of:=VLOOKUP([.C66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2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5-10-07" calcext:value-type="date">
            <text:p>2025-10-07</text:p>
          </table:table-cell>
          <table:table-cell office:value-type="float" office:value="87" calcext:value-type="float">
            <text:p>87</text:p>
          </table:table-cell>
          <table:table-cell table:formula="of:=VLOOKUP([.B663]; [$Подписки.A:.E]; 2; 0)" office:value-type="string" office:string-value="Базовый" calcext:value-type="string">
            <text:p>Базовый</text:p>
          </table:table-cell>
          <table:table-cell table:formula="of:=VLOOKUP([.C66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3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5-01-11" calcext:value-type="date">
            <text:p>2025-01-11</text:p>
          </table:table-cell>
          <table:table-cell office:value-type="float" office:value="15" calcext:value-type="float">
            <text:p>15</text:p>
          </table:table-cell>
          <table:table-cell table:formula="of:=VLOOKUP([.B664]; [$Подписки.A:.E]; 2; 0)" office:value-type="string" office:string-value="Премиум" calcext:value-type="string">
            <text:p>Премиум</text:p>
          </table:table-cell>
          <table:table-cell table:formula="of:=VLOOKUP([.C66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4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2-29" calcext:value-type="date">
            <text:p>2024-12-29</text:p>
          </table:table-cell>
          <table:table-cell office:value-type="float" office:value="112" calcext:value-type="float">
            <text:p>112</text:p>
          </table:table-cell>
          <table:table-cell table:formula="of:=VLOOKUP([.B665]; [$Подписки.A:.E]; 2; 0)" office:value-type="string" office:string-value="Стандартный" calcext:value-type="string">
            <text:p>Стандартный</text:p>
          </table:table-cell>
          <table:table-cell table:formula="of:=VLOOKUP([.C665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5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5-12-28" calcext:value-type="date">
            <text:p>2025-12-28</text:p>
          </table:table-cell>
          <table:table-cell office:value-type="float" office:value="102" calcext:value-type="float">
            <text:p>102</text:p>
          </table:table-cell>
          <table:table-cell table:formula="of:=VLOOKUP([.B666]; [$Подписки.A:.E]; 2; 0)" office:value-type="string" office:string-value="Стандартный" calcext:value-type="string">
            <text:p>Стандартный</text:p>
          </table:table-cell>
          <table:table-cell table:formula="of:=VLOOKUP([.C66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6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08-10" calcext:value-type="date">
            <text:p>2025-08-10</text:p>
          </table:table-cell>
          <table:table-cell office:value-type="float" office:value="96" calcext:value-type="float">
            <text:p>96</text:p>
          </table:table-cell>
          <table:table-cell table:formula="of:=VLOOKUP([.B667]; [$Подписки.A:.E]; 2; 0)" office:value-type="string" office:string-value="Базовый" calcext:value-type="string">
            <text:p>Базовый</text:p>
          </table:table-cell>
          <table:table-cell table:formula="of:=VLOOKUP([.C667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7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0-03" calcext:value-type="date">
            <text:p>2024-10-03</text:p>
          </table:table-cell>
          <table:table-cell office:value-type="float" office:value="32" calcext:value-type="float">
            <text:p>32</text:p>
          </table:table-cell>
          <table:table-cell table:formula="of:=VLOOKUP([.B668]; [$Подписки.A:.E]; 2; 0)" office:value-type="string" office:string-value="Стандартный" calcext:value-type="string">
            <text:p>Стандартный</text:p>
          </table:table-cell>
          <table:table-cell table:formula="of:=VLOOKUP([.C66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8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2-20" calcext:value-type="date">
            <text:p>2025-02-20</text:p>
          </table:table-cell>
          <table:table-cell office:value-type="float" office:value="89" calcext:value-type="float">
            <text:p>89</text:p>
          </table:table-cell>
          <table:table-cell table:formula="of:=VLOOKUP([.B669]; [$Подписки.A:.E]; 2; 0)" office:value-type="string" office:string-value="Базовый" calcext:value-type="string">
            <text:p>Базовый</text:p>
          </table:table-cell>
          <table:table-cell table:formula="of:=VLOOKUP([.C66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69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06-29" calcext:value-type="date">
            <text:p>2025-06-29</text:p>
          </table:table-cell>
          <table:table-cell office:value-type="float" office:value="45" calcext:value-type="float">
            <text:p>45</text:p>
          </table:table-cell>
          <table:table-cell table:formula="of:=VLOOKUP([.B670]; [$Подписки.A:.E]; 2; 0)" office:value-type="string" office:string-value="Премиум" calcext:value-type="string">
            <text:p>Премиум</text:p>
          </table:table-cell>
          <table:table-cell table:formula="of:=VLOOKUP([.C67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0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2-03" calcext:value-type="date">
            <text:p>2024-12-03</text:p>
          </table:table-cell>
          <table:table-cell office:value-type="float" office:value="62" calcext:value-type="float">
            <text:p>62</text:p>
          </table:table-cell>
          <table:table-cell table:formula="of:=VLOOKUP([.B671]; [$Подписки.A:.E]; 2; 0)" office:value-type="string" office:string-value="Стандартный" calcext:value-type="string">
            <text:p>Стандартный</text:p>
          </table:table-cell>
          <table:table-cell table:formula="of:=VLOOKUP([.C67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1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10-05" calcext:value-type="date">
            <text:p>2024-10-05</text:p>
          </table:table-cell>
          <table:table-cell office:value-type="float" office:value="52" calcext:value-type="float">
            <text:p>52</text:p>
          </table:table-cell>
          <table:table-cell table:formula="of:=VLOOKUP([.B672]; [$Подписки.A:.E]; 2; 0)" office:value-type="string" office:string-value="Стандартный" calcext:value-type="string">
            <text:p>Стандартный</text:p>
          </table:table-cell>
          <table:table-cell table:formula="of:=VLOOKUP([.C67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2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9-11" calcext:value-type="date">
            <text:p>2025-09-11</text:p>
          </table:table-cell>
          <table:table-cell office:value-type="float" office:value="15" calcext:value-type="float">
            <text:p>15</text:p>
          </table:table-cell>
          <table:table-cell table:formula="of:=VLOOKUP([.B673]; [$Подписки.A:.E]; 2; 0)" office:value-type="string" office:string-value="Базовый" calcext:value-type="string">
            <text:p>Базовый</text:p>
          </table:table-cell>
          <table:table-cell table:formula="of:=VLOOKUP([.C67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3</text:p>
          </table:table-cell>
          <table:table-cell office:value-type="string" calcext:value-type="string">
            <text:p>A094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4-10-15" calcext:value-type="date">
            <text:p>2024-10-15</text:p>
          </table:table-cell>
          <table:table-cell office:value-type="float" office:value="88" calcext:value-type="float">
            <text:p>88</text:p>
          </table:table-cell>
          <table:table-cell table:formula="of:=VLOOKUP([.B674]; [$Подписки.A:.E]; 2; 0)" office:value-type="string" office:string-value="Премиум" calcext:value-type="string">
            <text:p>Премиум</text:p>
          </table:table-cell>
          <table:table-cell table:formula="of:=VLOOKUP([.C67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4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03-06" calcext:value-type="date">
            <text:p>2024-03-06</text:p>
          </table:table-cell>
          <table:table-cell office:value-type="float" office:value="103" calcext:value-type="float">
            <text:p>103</text:p>
          </table:table-cell>
          <table:table-cell table:formula="of:=VLOOKUP([.B675]; [$Подписки.A:.E]; 2; 0)" office:value-type="string" office:string-value="Стандартный" calcext:value-type="string">
            <text:p>Стандартный</text:p>
          </table:table-cell>
          <table:table-cell table:formula="of:=VLOOKUP([.C67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5</text:p>
          </table:table-cell>
          <table:table-cell office:value-type="string" calcext:value-type="string">
            <text:p>A040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2-16" calcext:value-type="date">
            <text:p>2024-02-16</text:p>
          </table:table-cell>
          <table:table-cell office:value-type="float" office:value="43" calcext:value-type="float">
            <text:p>43</text:p>
          </table:table-cell>
          <table:table-cell table:formula="of:=VLOOKUP([.B676]; [$Подписки.A:.E]; 2; 0)" office:value-type="string" office:string-value="Базовый" calcext:value-type="string">
            <text:p>Базовый</text:p>
          </table:table-cell>
          <table:table-cell table:formula="of:=VLOOKUP([.C67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6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5-10-21" calcext:value-type="date">
            <text:p>2025-10-21</text:p>
          </table:table-cell>
          <table:table-cell office:value-type="float" office:value="5" calcext:value-type="float">
            <text:p>5</text:p>
          </table:table-cell>
          <table:table-cell table:formula="of:=VLOOKUP([.B677]; [$Подписки.A:.E]; 2; 0)" office:value-type="string" office:string-value="Стандартный" calcext:value-type="string">
            <text:p>Стандартный</text:p>
          </table:table-cell>
          <table:table-cell table:formula="of:=VLOOKUP([.C67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7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10-01" calcext:value-type="date">
            <text:p>2025-10-01</text:p>
          </table:table-cell>
          <table:table-cell office:value-type="float" office:value="67" calcext:value-type="float">
            <text:p>67</text:p>
          </table:table-cell>
          <table:table-cell table:formula="of:=VLOOKUP([.B678]; [$Подписки.A:.E]; 2; 0)" office:value-type="string" office:string-value="Базовый" calcext:value-type="string">
            <text:p>Базовый</text:p>
          </table:table-cell>
          <table:table-cell table:formula="of:=VLOOKUP([.C67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8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03-17" calcext:value-type="date">
            <text:p>2025-03-17</text:p>
          </table:table-cell>
          <table:table-cell office:value-type="float" office:value="29" calcext:value-type="float">
            <text:p>29</text:p>
          </table:table-cell>
          <table:table-cell table:formula="of:=VLOOKUP([.B679]; [$Подписки.A:.E]; 2; 0)" office:value-type="string" office:string-value="Стандартный" calcext:value-type="string">
            <text:p>Стандартный</text:p>
          </table:table-cell>
          <table:table-cell table:formula="of:=VLOOKUP([.C679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79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5-22" calcext:value-type="date">
            <text:p>2024-05-22</text:p>
          </table:table-cell>
          <table:table-cell office:value-type="float" office:value="67" calcext:value-type="float">
            <text:p>67</text:p>
          </table:table-cell>
          <table:table-cell table:formula="of:=VLOOKUP([.B680]; [$Подписки.A:.E]; 2; 0)" office:value-type="string" office:string-value="Премиум" calcext:value-type="string">
            <text:p>Премиум</text:p>
          </table:table-cell>
          <table:table-cell table:formula="of:=VLOOKUP([.C68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0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11-08" calcext:value-type="date">
            <text:p>2024-11-08</text:p>
          </table:table-cell>
          <table:table-cell office:value-type="float" office:value="57" calcext:value-type="float">
            <text:p>57</text:p>
          </table:table-cell>
          <table:table-cell table:formula="of:=VLOOKUP([.B681]; [$Подписки.A:.E]; 2; 0)" office:value-type="string" office:string-value="Премиум" calcext:value-type="string">
            <text:p>Премиум</text:p>
          </table:table-cell>
          <table:table-cell table:formula="of:=VLOOKUP([.C68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1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5-04-04" calcext:value-type="date">
            <text:p>2025-04-04</text:p>
          </table:table-cell>
          <table:table-cell office:value-type="float" office:value="21" calcext:value-type="float">
            <text:p>21</text:p>
          </table:table-cell>
          <table:table-cell table:formula="of:=VLOOKUP([.B682]; [$Подписки.A:.E]; 2; 0)" office:value-type="string" office:string-value="Базовый" calcext:value-type="string">
            <text:p>Базовый</text:p>
          </table:table-cell>
          <table:table-cell table:formula="of:=VLOOKUP([.C68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2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07-25" calcext:value-type="date">
            <text:p>2024-07-25</text:p>
          </table:table-cell>
          <table:table-cell office:value-type="float" office:value="86" calcext:value-type="float">
            <text:p>86</text:p>
          </table:table-cell>
          <table:table-cell table:formula="of:=VLOOKUP([.B683]; [$Подписки.A:.E]; 2; 0)" office:value-type="string" office:string-value="Стандартный" calcext:value-type="string">
            <text:p>Стандартный</text:p>
          </table:table-cell>
          <table:table-cell table:formula="of:=VLOOKUP([.C68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3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9-07" calcext:value-type="date">
            <text:p>2024-09-07</text:p>
          </table:table-cell>
          <table:table-cell office:value-type="float" office:value="95" calcext:value-type="float">
            <text:p>95</text:p>
          </table:table-cell>
          <table:table-cell table:formula="of:=VLOOKUP([.B684]; [$Подписки.A:.E]; 2; 0)" office:value-type="string" office:string-value="Базовый" calcext:value-type="string">
            <text:p>Базовый</text:p>
          </table:table-cell>
          <table:table-cell table:formula="of:=VLOOKUP([.C68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4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8-25" calcext:value-type="date">
            <text:p>2025-08-25</text:p>
          </table:table-cell>
          <table:table-cell office:value-type="float" office:value="102" calcext:value-type="float">
            <text:p>102</text:p>
          </table:table-cell>
          <table:table-cell table:formula="of:=VLOOKUP([.B685]; [$Подписки.A:.E]; 2; 0)" office:value-type="string" office:string-value="Стандартный" calcext:value-type="string">
            <text:p>Стандартный</text:p>
          </table:table-cell>
          <table:table-cell table:formula="of:=VLOOKUP([.C68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5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4-05-21" calcext:value-type="date">
            <text:p>2024-05-21</text:p>
          </table:table-cell>
          <table:table-cell office:value-type="float" office:value="104" calcext:value-type="float">
            <text:p>104</text:p>
          </table:table-cell>
          <table:table-cell table:formula="of:=VLOOKUP([.B686]; [$Подписки.A:.E]; 2; 0)" office:value-type="string" office:string-value="Базовый" calcext:value-type="string">
            <text:p>Базовый</text:p>
          </table:table-cell>
          <table:table-cell table:formula="of:=VLOOKUP([.C68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6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6-30" calcext:value-type="date">
            <text:p>2025-06-30</text:p>
          </table:table-cell>
          <table:table-cell office:value-type="float" office:value="23" calcext:value-type="float">
            <text:p>23</text:p>
          </table:table-cell>
          <table:table-cell table:formula="of:=VLOOKUP([.B687]; [$Подписки.A:.E]; 2; 0)" office:value-type="string" office:string-value="Базовый" calcext:value-type="string">
            <text:p>Базовый</text:p>
          </table:table-cell>
          <table:table-cell table:formula="of:=VLOOKUP([.C68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7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05-21" calcext:value-type="date">
            <text:p>2025-05-21</text:p>
          </table:table-cell>
          <table:table-cell office:value-type="float" office:value="88" calcext:value-type="float">
            <text:p>88</text:p>
          </table:table-cell>
          <table:table-cell table:formula="of:=VLOOKUP([.B688]; [$Подписки.A:.E]; 2; 0)" office:value-type="string" office:string-value="Стандартный" calcext:value-type="string">
            <text:p>Стандартный</text:p>
          </table:table-cell>
          <table:table-cell table:formula="of:=VLOOKUP([.C68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8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4-09-26" calcext:value-type="date">
            <text:p>2024-09-26</text:p>
          </table:table-cell>
          <table:table-cell office:value-type="float" office:value="30" calcext:value-type="float">
            <text:p>30</text:p>
          </table:table-cell>
          <table:table-cell table:formula="of:=VLOOKUP([.B689]; [$Подписки.A:.E]; 2; 0)" office:value-type="string" office:string-value="Стандартный" calcext:value-type="string">
            <text:p>Стандартный</text:p>
          </table:table-cell>
          <table:table-cell table:formula="of:=VLOOKUP([.C689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89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4-03-23" calcext:value-type="date">
            <text:p>2024-03-23</text:p>
          </table:table-cell>
          <table:table-cell office:value-type="float" office:value="114" calcext:value-type="float">
            <text:p>114</text:p>
          </table:table-cell>
          <table:table-cell table:formula="of:=VLOOKUP([.B690]; [$Подписки.A:.E]; 2; 0)" office:value-type="string" office:string-value="Базовый" calcext:value-type="string">
            <text:p>Базовый</text:p>
          </table:table-cell>
          <table:table-cell table:formula="of:=VLOOKUP([.C69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0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float" office:value="23" calcext:value-type="float">
            <text:p>23</text:p>
          </table:table-cell>
          <table:table-cell table:formula="of:=VLOOKUP([.B691]; [$Подписки.A:.E]; 2; 0)" office:value-type="string" office:string-value="Стандартный" calcext:value-type="string">
            <text:p>Стандартный</text:p>
          </table:table-cell>
          <table:table-cell table:formula="of:=VLOOKUP([.C69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1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6-21" calcext:value-type="date">
            <text:p>2024-06-21</text:p>
          </table:table-cell>
          <table:table-cell office:value-type="float" office:value="75" calcext:value-type="float">
            <text:p>75</text:p>
          </table:table-cell>
          <table:table-cell table:formula="of:=VLOOKUP([.B692]; [$Подписки.A:.E]; 2; 0)" office:value-type="string" office:string-value="Стандартный" calcext:value-type="string">
            <text:p>Стандартный</text:p>
          </table:table-cell>
          <table:table-cell table:formula="of:=VLOOKUP([.C69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2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4-03-13" calcext:value-type="date">
            <text:p>2024-03-13</text:p>
          </table:table-cell>
          <table:table-cell office:value-type="float" office:value="23" calcext:value-type="float">
            <text:p>23</text:p>
          </table:table-cell>
          <table:table-cell table:formula="of:=VLOOKUP([.B693]; [$Подписки.A:.E]; 2; 0)" office:value-type="string" office:string-value="Премиум" calcext:value-type="string">
            <text:p>Премиум</text:p>
          </table:table-cell>
          <table:table-cell table:formula="of:=VLOOKUP([.C69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14</text:p>
          </table:table-cell>
          <table:table-cell table:style-name="ce3" office:value-type="date" office:date-value="2024-04-29" calcext:value-type="date">
            <text:p>2024-04-29</text:p>
          </table:table-cell>
          <table:table-cell office:value-type="float" office:value="42" calcext:value-type="float">
            <text:p>42</text:p>
          </table:table-cell>
          <table:table-cell table:formula="of:=VLOOKUP([.B694]; [$Подписки.A:.E]; 2; 0)" office:value-type="string" office:string-value="Премиум" calcext:value-type="string">
            <text:p>Премиум</text:p>
          </table:table-cell>
          <table:table-cell table:formula="of:=VLOOKUP([.C69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4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5-11-06" calcext:value-type="date">
            <text:p>2025-11-06</text:p>
          </table:table-cell>
          <table:table-cell office:value-type="float" office:value="44" calcext:value-type="float">
            <text:p>44</text:p>
          </table:table-cell>
          <table:table-cell table:formula="of:=VLOOKUP([.B695]; [$Подписки.A:.E]; 2; 0)" office:value-type="string" office:string-value="Премиум" calcext:value-type="string">
            <text:p>Премиум</text:p>
          </table:table-cell>
          <table:table-cell table:formula="of:=VLOOKUP([.C69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5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9-21" calcext:value-type="date">
            <text:p>2024-09-21</text:p>
          </table:table-cell>
          <table:table-cell office:value-type="float" office:value="68" calcext:value-type="float">
            <text:p>68</text:p>
          </table:table-cell>
          <table:table-cell table:formula="of:=VLOOKUP([.B696]; [$Подписки.A:.E]; 2; 0)" office:value-type="string" office:string-value="Премиум" calcext:value-type="string">
            <text:p>Премиум</text:p>
          </table:table-cell>
          <table:table-cell table:formula="of:=VLOOKUP([.C69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6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4-03-29" calcext:value-type="date">
            <text:p>2024-03-29</text:p>
          </table:table-cell>
          <table:table-cell office:value-type="float" office:value="18" calcext:value-type="float">
            <text:p>18</text:p>
          </table:table-cell>
          <table:table-cell table:formula="of:=VLOOKUP([.B697]; [$Подписки.A:.E]; 2; 0)" office:value-type="string" office:string-value="Базовый" calcext:value-type="string">
            <text:p>Базовый</text:p>
          </table:table-cell>
          <table:table-cell table:formula="of:=VLOOKUP([.C69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7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11-29" calcext:value-type="date">
            <text:p>2024-11-29</text:p>
          </table:table-cell>
          <table:table-cell office:value-type="float" office:value="98" calcext:value-type="float">
            <text:p>98</text:p>
          </table:table-cell>
          <table:table-cell table:formula="of:=VLOOKUP([.B698]; [$Подписки.A:.E]; 2; 0)" office:value-type="string" office:string-value="Стандартный" calcext:value-type="string">
            <text:p>Стандартный</text:p>
          </table:table-cell>
          <table:table-cell table:formula="of:=VLOOKUP([.C69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8</text:p>
          </table:table-cell>
          <table:table-cell office:value-type="string" calcext:value-type="string">
            <text:p>A041</text:p>
          </table:table-cell>
          <table:table-cell office:value-type="string" calcext:value-type="string">
            <text:p>S068</text:p>
          </table:table-cell>
          <table:table-cell table:style-name="ce3" office:value-type="date" office:date-value="2024-03-08" calcext:value-type="date">
            <text:p>2024-03-08</text:p>
          </table:table-cell>
          <table:table-cell office:value-type="float" office:value="96" calcext:value-type="float">
            <text:p>96</text:p>
          </table:table-cell>
          <table:table-cell table:formula="of:=VLOOKUP([.B699]; [$Подписки.A:.E]; 2; 0)" office:value-type="string" office:string-value="Базовый" calcext:value-type="string">
            <text:p>Базовый</text:p>
          </table:table-cell>
          <table:table-cell table:formula="of:=VLOOKUP([.C69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699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9-28" calcext:value-type="date">
            <text:p>2025-09-28</text:p>
          </table:table-cell>
          <table:table-cell office:value-type="float" office:value="114" calcext:value-type="float">
            <text:p>114</text:p>
          </table:table-cell>
          <table:table-cell table:formula="of:=VLOOKUP([.B700]; [$Подписки.A:.E]; 2; 0)" office:value-type="string" office:string-value="Премиум" calcext:value-type="string">
            <text:p>Премиум</text:p>
          </table:table-cell>
          <table:table-cell table:formula="of:=VLOOKUP([.C70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0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9-23" calcext:value-type="date">
            <text:p>2025-09-23</text:p>
          </table:table-cell>
          <table:table-cell office:value-type="float" office:value="59" calcext:value-type="float">
            <text:p>59</text:p>
          </table:table-cell>
          <table:table-cell table:formula="of:=VLOOKUP([.B701]; [$Подписки.A:.E]; 2; 0)" office:value-type="string" office:string-value="Базовый" calcext:value-type="string">
            <text:p>Базовый</text:p>
          </table:table-cell>
          <table:table-cell table:formula="of:=VLOOKUP([.C70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1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3-02" calcext:value-type="date">
            <text:p>2024-03-02</text:p>
          </table:table-cell>
          <table:table-cell office:value-type="float" office:value="117" calcext:value-type="float">
            <text:p>117</text:p>
          </table:table-cell>
          <table:table-cell table:formula="of:=VLOOKUP([.B702]; [$Подписки.A:.E]; 2; 0)" office:value-type="string" office:string-value="Стандартный" calcext:value-type="string">
            <text:p>Стандартный</text:p>
          </table:table-cell>
          <table:table-cell table:formula="of:=VLOOKUP([.C70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2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4-09-24" calcext:value-type="date">
            <text:p>2024-09-24</text:p>
          </table:table-cell>
          <table:table-cell office:value-type="float" office:value="39" calcext:value-type="float">
            <text:p>39</text:p>
          </table:table-cell>
          <table:table-cell table:formula="of:=VLOOKUP([.B703]; [$Подписки.A:.E]; 2; 0)" office:value-type="string" office:string-value="Премиум" calcext:value-type="string">
            <text:p>Премиум</text:p>
          </table:table-cell>
          <table:table-cell table:formula="of:=VLOOKUP([.C70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3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54" calcext:value-type="float">
            <text:p>54</text:p>
          </table:table-cell>
          <table:table-cell table:formula="of:=VLOOKUP([.B704]; [$Подписки.A:.E]; 2; 0)" office:value-type="string" office:string-value="Премиум" calcext:value-type="string">
            <text:p>Премиум</text:p>
          </table:table-cell>
          <table:table-cell table:formula="of:=VLOOKUP([.C70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4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11-20" calcext:value-type="date">
            <text:p>2024-11-20</text:p>
          </table:table-cell>
          <table:table-cell office:value-type="float" office:value="52" calcext:value-type="float">
            <text:p>52</text:p>
          </table:table-cell>
          <table:table-cell table:formula="of:=VLOOKUP([.B705]; [$Подписки.A:.E]; 2; 0)" office:value-type="string" office:string-value="Премиум" calcext:value-type="string">
            <text:p>Премиум</text:p>
          </table:table-cell>
          <table:table-cell table:formula="of:=VLOOKUP([.C70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11-14" calcext:value-type="date">
            <text:p>2025-11-14</text:p>
          </table:table-cell>
          <table:table-cell office:value-type="float" office:value="37" calcext:value-type="float">
            <text:p>37</text:p>
          </table:table-cell>
          <table:table-cell table:formula="of:=VLOOKUP([.B706]; [$Подписки.A:.E]; 2; 0)" office:value-type="string" office:string-value="Базовый" calcext:value-type="string">
            <text:p>Базовый</text:p>
          </table:table-cell>
          <table:table-cell table:formula="of:=VLOOKUP([.C70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6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11-19" calcext:value-type="date">
            <text:p>2024-11-19</text:p>
          </table:table-cell>
          <table:table-cell office:value-type="float" office:value="39" calcext:value-type="float">
            <text:p>39</text:p>
          </table:table-cell>
          <table:table-cell table:formula="of:=VLOOKUP([.B707]; [$Подписки.A:.E]; 2; 0)" office:value-type="string" office:string-value="Стандартный" calcext:value-type="string">
            <text:p>Стандартный</text:p>
          </table:table-cell>
          <table:table-cell table:formula="of:=VLOOKUP([.C70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7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5-12-28" calcext:value-type="date">
            <text:p>2025-12-28</text:p>
          </table:table-cell>
          <table:table-cell office:value-type="float" office:value="100" calcext:value-type="float">
            <text:p>100</text:p>
          </table:table-cell>
          <table:table-cell table:formula="of:=VLOOKUP([.B708]; [$Подписки.A:.E]; 2; 0)" office:value-type="string" office:string-value="Премиум" calcext:value-type="string">
            <text:p>Премиум</text:p>
          </table:table-cell>
          <table:table-cell table:formula="of:=VLOOKUP([.C70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8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0-27" calcext:value-type="date">
            <text:p>2024-10-27</text:p>
          </table:table-cell>
          <table:table-cell office:value-type="float" office:value="91" calcext:value-type="float">
            <text:p>91</text:p>
          </table:table-cell>
          <table:table-cell table:formula="of:=VLOOKUP([.B709]; [$Подписки.A:.E]; 2; 0)" office:value-type="string" office:string-value="Базовый" calcext:value-type="string">
            <text:p>Базовый</text:p>
          </table:table-cell>
          <table:table-cell table:formula="of:=VLOOKUP([.C70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09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4-11-27" calcext:value-type="date">
            <text:p>2024-11-27</text:p>
          </table:table-cell>
          <table:table-cell office:value-type="float" office:value="58" calcext:value-type="float">
            <text:p>58</text:p>
          </table:table-cell>
          <table:table-cell table:formula="of:=VLOOKUP([.B710]; [$Подписки.A:.E]; 2; 0)" office:value-type="string" office:string-value="Премиум" calcext:value-type="string">
            <text:p>Премиум</text:p>
          </table:table-cell>
          <table:table-cell table:formula="of:=VLOOKUP([.C71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0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5-07-12" calcext:value-type="date">
            <text:p>2025-07-12</text:p>
          </table:table-cell>
          <table:table-cell office:value-type="float" office:value="19" calcext:value-type="float">
            <text:p>19</text:p>
          </table:table-cell>
          <table:table-cell table:formula="of:=VLOOKUP([.B711]; [$Подписки.A:.E]; 2; 0)" office:value-type="string" office:string-value="Премиум" calcext:value-type="string">
            <text:p>Премиум</text:p>
          </table:table-cell>
          <table:table-cell table:formula="of:=VLOOKUP([.C711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1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26" calcext:value-type="float">
            <text:p>26</text:p>
          </table:table-cell>
          <table:table-cell table:formula="of:=VLOOKUP([.B712]; [$Подписки.A:.E]; 2; 0)" office:value-type="string" office:string-value="Премиум" calcext:value-type="string">
            <text:p>Премиум</text:p>
          </table:table-cell>
          <table:table-cell table:formula="of:=VLOOKUP([.C71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2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7-03" calcext:value-type="date">
            <text:p>2025-07-03</text:p>
          </table:table-cell>
          <table:table-cell office:value-type="float" office:value="24" calcext:value-type="float">
            <text:p>24</text:p>
          </table:table-cell>
          <table:table-cell table:formula="of:=VLOOKUP([.B713]; [$Подписки.A:.E]; 2; 0)" office:value-type="string" office:string-value="Премиум" calcext:value-type="string">
            <text:p>Премиум</text:p>
          </table:table-cell>
          <table:table-cell table:formula="of:=VLOOKUP([.C71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3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5-11" calcext:value-type="date">
            <text:p>2024-05-11</text:p>
          </table:table-cell>
          <table:table-cell office:value-type="float" office:value="59" calcext:value-type="float">
            <text:p>59</text:p>
          </table:table-cell>
          <table:table-cell table:formula="of:=VLOOKUP([.B714]; [$Подписки.A:.E]; 2; 0)" office:value-type="string" office:string-value="Базовый" calcext:value-type="string">
            <text:p>Базовый</text:p>
          </table:table-cell>
          <table:table-cell table:formula="of:=VLOOKUP([.C71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4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6-23" calcext:value-type="date">
            <text:p>2025-06-23</text:p>
          </table:table-cell>
          <table:table-cell office:value-type="float" office:value="8" calcext:value-type="float">
            <text:p>8</text:p>
          </table:table-cell>
          <table:table-cell table:formula="of:=VLOOKUP([.B715]; [$Подписки.A:.E]; 2; 0)" office:value-type="string" office:string-value="Премиум" calcext:value-type="string">
            <text:p>Премиум</text:p>
          </table:table-cell>
          <table:table-cell table:formula="of:=VLOOKUP([.C71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5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5-08-01" calcext:value-type="date">
            <text:p>2025-08-01</text:p>
          </table:table-cell>
          <table:table-cell office:value-type="float" office:value="90" calcext:value-type="float">
            <text:p>90</text:p>
          </table:table-cell>
          <table:table-cell table:formula="of:=VLOOKUP([.B716]; [$Подписки.A:.E]; 2; 0)" office:value-type="string" office:string-value="Базовый" calcext:value-type="string">
            <text:p>Базовый</text:p>
          </table:table-cell>
          <table:table-cell table:formula="of:=VLOOKUP([.C71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6-10" calcext:value-type="date">
            <text:p>2024-06-10</text:p>
          </table:table-cell>
          <table:table-cell office:value-type="float" office:value="95" calcext:value-type="float">
            <text:p>95</text:p>
          </table:table-cell>
          <table:table-cell table:formula="of:=VLOOKUP([.B717]; [$Подписки.A:.E]; 2; 0)" office:value-type="string" office:string-value="Стандартный" calcext:value-type="string">
            <text:p>Стандартный</text:p>
          </table:table-cell>
          <table:table-cell table:formula="of:=VLOOKUP([.C71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7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8-06" calcext:value-type="date">
            <text:p>2025-08-06</text:p>
          </table:table-cell>
          <table:table-cell office:value-type="float" office:value="91" calcext:value-type="float">
            <text:p>91</text:p>
          </table:table-cell>
          <table:table-cell table:formula="of:=VLOOKUP([.B718]; [$Подписки.A:.E]; 2; 0)" office:value-type="string" office:string-value="Стандартный" calcext:value-type="string">
            <text:p>Стандартный</text:p>
          </table:table-cell>
          <table:table-cell table:formula="of:=VLOOKUP([.C718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8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8-01" calcext:value-type="date">
            <text:p>2024-08-01</text:p>
          </table:table-cell>
          <table:table-cell office:value-type="float" office:value="29" calcext:value-type="float">
            <text:p>29</text:p>
          </table:table-cell>
          <table:table-cell table:formula="of:=VLOOKUP([.B719]; [$Подписки.A:.E]; 2; 0)" office:value-type="string" office:string-value="Премиум" calcext:value-type="string">
            <text:p>Премиум</text:p>
          </table:table-cell>
          <table:table-cell table:formula="of:=VLOOKUP([.C71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19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5-07-26" calcext:value-type="date">
            <text:p>2025-07-26</text:p>
          </table:table-cell>
          <table:table-cell office:value-type="float" office:value="16" calcext:value-type="float">
            <text:p>16</text:p>
          </table:table-cell>
          <table:table-cell table:formula="of:=VLOOKUP([.B720]; [$Подписки.A:.E]; 2; 0)" office:value-type="string" office:string-value="Базовый" calcext:value-type="string">
            <text:p>Базовый</text:p>
          </table:table-cell>
          <table:table-cell table:formula="of:=VLOOKUP([.C72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0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0-09" calcext:value-type="date">
            <text:p>2024-10-09</text:p>
          </table:table-cell>
          <table:table-cell office:value-type="float" office:value="12" calcext:value-type="float">
            <text:p>12</text:p>
          </table:table-cell>
          <table:table-cell table:formula="of:=VLOOKUP([.B721]; [$Подписки.A:.E]; 2; 0)" office:value-type="string" office:string-value="Стандартный" calcext:value-type="string">
            <text:p>Стандартный</text:p>
          </table:table-cell>
          <table:table-cell table:formula="of:=VLOOKUP([.C72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1</text:p>
          </table:table-cell>
          <table:table-cell office:value-type="string" calcext:value-type="string">
            <text:p>A083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3-16" calcext:value-type="date">
            <text:p>2025-03-16</text:p>
          </table:table-cell>
          <table:table-cell office:value-type="float" office:value="97" calcext:value-type="float">
            <text:p>97</text:p>
          </table:table-cell>
          <table:table-cell table:formula="of:=VLOOKUP([.B722]; [$Подписки.A:.E]; 2; 0)" office:value-type="string" office:string-value="Базовый" calcext:value-type="string">
            <text:p>Базовый</text:p>
          </table:table-cell>
          <table:table-cell table:formula="of:=VLOOKUP([.C72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2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4-05-21" calcext:value-type="date">
            <text:p>2024-05-21</text:p>
          </table:table-cell>
          <table:table-cell office:value-type="float" office:value="39" calcext:value-type="float">
            <text:p>39</text:p>
          </table:table-cell>
          <table:table-cell table:formula="of:=VLOOKUP([.B723]; [$Подписки.A:.E]; 2; 0)" office:value-type="string" office:string-value="Базовый" calcext:value-type="string">
            <text:p>Базовый</text:p>
          </table:table-cell>
          <table:table-cell table:formula="of:=VLOOKUP([.C72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3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11-19" calcext:value-type="date">
            <text:p>2025-11-19</text:p>
          </table:table-cell>
          <table:table-cell office:value-type="float" office:value="17" calcext:value-type="float">
            <text:p>17</text:p>
          </table:table-cell>
          <table:table-cell table:formula="of:=VLOOKUP([.B724]; [$Подписки.A:.E]; 2; 0)" office:value-type="string" office:string-value="Премиум" calcext:value-type="string">
            <text:p>Премиум</text:p>
          </table:table-cell>
          <table:table-cell table:formula="of:=VLOOKUP([.C72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4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4-10-28" calcext:value-type="date">
            <text:p>2024-10-28</text:p>
          </table:table-cell>
          <table:table-cell office:value-type="float" office:value="117" calcext:value-type="float">
            <text:p>117</text:p>
          </table:table-cell>
          <table:table-cell table:formula="of:=VLOOKUP([.B725]; [$Подписки.A:.E]; 2; 0)" office:value-type="string" office:string-value="Стандартный" calcext:value-type="string">
            <text:p>Стандартный</text:p>
          </table:table-cell>
          <table:table-cell table:formula="of:=VLOOKUP([.C72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5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7-08" calcext:value-type="date">
            <text:p>2025-07-08</text:p>
          </table:table-cell>
          <table:table-cell office:value-type="float" office:value="24" calcext:value-type="float">
            <text:p>24</text:p>
          </table:table-cell>
          <table:table-cell table:formula="of:=VLOOKUP([.B726]; [$Подписки.A:.E]; 2; 0)" office:value-type="string" office:string-value="Базовый" calcext:value-type="string">
            <text:p>Базовый</text:p>
          </table:table-cell>
          <table:table-cell table:formula="of:=VLOOKUP([.C72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6</text:p>
          </table:table-cell>
          <table:table-cell office:value-type="string" calcext:value-type="string">
            <text:p>A097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12-06" calcext:value-type="date">
            <text:p>2024-12-06</text:p>
          </table:table-cell>
          <table:table-cell office:value-type="float" office:value="53" calcext:value-type="float">
            <text:p>53</text:p>
          </table:table-cell>
          <table:table-cell table:formula="of:=VLOOKUP([.B727]; [$Подписки.A:.E]; 2; 0)" office:value-type="string" office:string-value="Базовый" calcext:value-type="string">
            <text:p>Базовый</text:p>
          </table:table-cell>
          <table:table-cell table:formula="of:=VLOOKUP([.C72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7</text:p>
          </table:table-cell>
          <table:table-cell office:value-type="string" calcext:value-type="string">
            <text:p>A064</text:p>
          </table:table-cell>
          <table:table-cell office:value-type="string" calcext:value-type="string">
            <text:p>S062</text:p>
          </table:table-cell>
          <table:table-cell table:style-name="ce3" office:value-type="date" office:date-value="2025-09-09" calcext:value-type="date">
            <text:p>2025-09-09</text:p>
          </table:table-cell>
          <table:table-cell office:value-type="float" office:value="111" calcext:value-type="float">
            <text:p>111</text:p>
          </table:table-cell>
          <table:table-cell table:formula="of:=VLOOKUP([.B728]; [$Подписки.A:.E]; 2; 0)" office:value-type="string" office:string-value="Базовый" calcext:value-type="string">
            <text:p>Базовый</text:p>
          </table:table-cell>
          <table:table-cell table:formula="of:=VLOOKUP([.C72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8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12-09" calcext:value-type="date">
            <text:p>2024-12-09</text:p>
          </table:table-cell>
          <table:table-cell office:value-type="float" office:value="41" calcext:value-type="float">
            <text:p>41</text:p>
          </table:table-cell>
          <table:table-cell table:formula="of:=VLOOKUP([.B729]; [$Подписки.A:.E]; 2; 0)" office:value-type="string" office:string-value="Стандартный" calcext:value-type="string">
            <text:p>Стандартный</text:p>
          </table:table-cell>
          <table:table-cell table:formula="of:=VLOOKUP([.C72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29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6-12" calcext:value-type="date">
            <text:p>2025-06-12</text:p>
          </table:table-cell>
          <table:table-cell office:value-type="float" office:value="92" calcext:value-type="float">
            <text:p>92</text:p>
          </table:table-cell>
          <table:table-cell table:formula="of:=VLOOKUP([.B730]; [$Подписки.A:.E]; 2; 0)" office:value-type="string" office:string-value="Базовый" calcext:value-type="string">
            <text:p>Базовый</text:p>
          </table:table-cell>
          <table:table-cell table:formula="of:=VLOOKUP([.C73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0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43" calcext:value-type="float">
            <text:p>43</text:p>
          </table:table-cell>
          <table:table-cell table:formula="of:=VLOOKUP([.B731]; [$Подписки.A:.E]; 2; 0)" office:value-type="string" office:string-value="Премиум" calcext:value-type="string">
            <text:p>Премиум</text:p>
          </table:table-cell>
          <table:table-cell table:formula="of:=VLOOKUP([.C73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1</text:p>
          </table:table-cell>
          <table:table-cell office:value-type="string" calcext:value-type="string">
            <text:p>A055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7-04" calcext:value-type="date">
            <text:p>2025-07-04</text:p>
          </table:table-cell>
          <table:table-cell office:value-type="float" office:value="17" calcext:value-type="float">
            <text:p>17</text:p>
          </table:table-cell>
          <table:table-cell table:formula="of:=VLOOKUP([.B732]; [$Подписки.A:.E]; 2; 0)" office:value-type="string" office:string-value="Стандартный" calcext:value-type="string">
            <text:p>Стандартный</text:p>
          </table:table-cell>
          <table:table-cell table:formula="of:=VLOOKUP([.C73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2</text:p>
          </table:table-cell>
          <table:table-cell office:value-type="string" calcext:value-type="string">
            <text:p>A064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23" calcext:value-type="float">
            <text:p>23</text:p>
          </table:table-cell>
          <table:table-cell table:formula="of:=VLOOKUP([.B733]; [$Подписки.A:.E]; 2; 0)" office:value-type="string" office:string-value="Базовый" calcext:value-type="string">
            <text:p>Базовый</text:p>
          </table:table-cell>
          <table:table-cell table:formula="of:=VLOOKUP([.C73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3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4-05-06" calcext:value-type="date">
            <text:p>2024-05-06</text:p>
          </table:table-cell>
          <table:table-cell office:value-type="float" office:value="50" calcext:value-type="float">
            <text:p>50</text:p>
          </table:table-cell>
          <table:table-cell table:formula="of:=VLOOKUP([.B734]; [$Подписки.A:.E]; 2; 0)" office:value-type="string" office:string-value="Премиум" calcext:value-type="string">
            <text:p>Премиум</text:p>
          </table:table-cell>
          <table:table-cell table:formula="of:=VLOOKUP([.C73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4-06-16" calcext:value-type="date">
            <text:p>2024-06-16</text:p>
          </table:table-cell>
          <table:table-cell office:value-type="float" office:value="112" calcext:value-type="float">
            <text:p>112</text:p>
          </table:table-cell>
          <table:table-cell table:formula="of:=VLOOKUP([.B735]; [$Подписки.A:.E]; 2; 0)" office:value-type="string" office:string-value="Базовый" calcext:value-type="string">
            <text:p>Базовый</text:p>
          </table:table-cell>
          <table:table-cell table:formula="of:=VLOOKUP([.C73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5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5-08-06" calcext:value-type="date">
            <text:p>2025-08-06</text:p>
          </table:table-cell>
          <table:table-cell office:value-type="float" office:value="76" calcext:value-type="float">
            <text:p>76</text:p>
          </table:table-cell>
          <table:table-cell table:formula="of:=VLOOKUP([.B736]; [$Подписки.A:.E]; 2; 0)" office:value-type="string" office:string-value="Премиум" calcext:value-type="string">
            <text:p>Премиум</text:p>
          </table:table-cell>
          <table:table-cell table:formula="of:=VLOOKUP([.C73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6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5-03-20" calcext:value-type="date">
            <text:p>2025-03-20</text:p>
          </table:table-cell>
          <table:table-cell office:value-type="float" office:value="116" calcext:value-type="float">
            <text:p>116</text:p>
          </table:table-cell>
          <table:table-cell table:formula="of:=VLOOKUP([.B737]; [$Подписки.A:.E]; 2; 0)" office:value-type="string" office:string-value="Стандартный" calcext:value-type="string">
            <text:p>Стандартный</text:p>
          </table:table-cell>
          <table:table-cell table:formula="of:=VLOOKUP([.C73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7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5-08-24" calcext:value-type="date">
            <text:p>2025-08-24</text:p>
          </table:table-cell>
          <table:table-cell office:value-type="float" office:value="107" calcext:value-type="float">
            <text:p>107</text:p>
          </table:table-cell>
          <table:table-cell table:formula="of:=VLOOKUP([.B738]; [$Подписки.A:.E]; 2; 0)" office:value-type="string" office:string-value="Базовый" calcext:value-type="string">
            <text:p>Базовый</text:p>
          </table:table-cell>
          <table:table-cell table:formula="of:=VLOOKUP([.C738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8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06-03" calcext:value-type="date">
            <text:p>2025-06-03</text:p>
          </table:table-cell>
          <table:table-cell office:value-type="float" office:value="29" calcext:value-type="float">
            <text:p>29</text:p>
          </table:table-cell>
          <table:table-cell table:formula="of:=VLOOKUP([.B739]; [$Подписки.A:.E]; 2; 0)" office:value-type="string" office:string-value="Премиум" calcext:value-type="string">
            <text:p>Премиум</text:p>
          </table:table-cell>
          <table:table-cell table:formula="of:=VLOOKUP([.C73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39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4-12-08" calcext:value-type="date">
            <text:p>2024-12-08</text:p>
          </table:table-cell>
          <table:table-cell office:value-type="float" office:value="34" calcext:value-type="float">
            <text:p>34</text:p>
          </table:table-cell>
          <table:table-cell table:formula="of:=VLOOKUP([.B740]; [$Подписки.A:.E]; 2; 0)" office:value-type="string" office:string-value="Базовый" calcext:value-type="string">
            <text:p>Базовый</text:p>
          </table:table-cell>
          <table:table-cell table:formula="of:=VLOOKUP([.C74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0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11-19" calcext:value-type="date">
            <text:p>2025-11-19</text:p>
          </table:table-cell>
          <table:table-cell office:value-type="float" office:value="51" calcext:value-type="float">
            <text:p>51</text:p>
          </table:table-cell>
          <table:table-cell table:formula="of:=VLOOKUP([.B741]; [$Подписки.A:.E]; 2; 0)" office:value-type="string" office:string-value="Премиум" calcext:value-type="string">
            <text:p>Премиум</text:p>
          </table:table-cell>
          <table:table-cell table:formula="of:=VLOOKUP([.C74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1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10-19" calcext:value-type="date">
            <text:p>2025-10-19</text:p>
          </table:table-cell>
          <table:table-cell office:value-type="float" office:value="70" calcext:value-type="float">
            <text:p>70</text:p>
          </table:table-cell>
          <table:table-cell table:formula="of:=VLOOKUP([.B742]; [$Подписки.A:.E]; 2; 0)" office:value-type="string" office:string-value="Премиум" calcext:value-type="string">
            <text:p>Премиум</text:p>
          </table:table-cell>
          <table:table-cell table:formula="of:=VLOOKUP([.C74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2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11-03" calcext:value-type="date">
            <text:p>2025-11-03</text:p>
          </table:table-cell>
          <table:table-cell office:value-type="float" office:value="40" calcext:value-type="float">
            <text:p>40</text:p>
          </table:table-cell>
          <table:table-cell table:formula="of:=VLOOKUP([.B743]; [$Подписки.A:.E]; 2; 0)" office:value-type="string" office:string-value="Базовый" calcext:value-type="string">
            <text:p>Базовый</text:p>
          </table:table-cell>
          <table:table-cell table:formula="of:=VLOOKUP([.C74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3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44" calcext:value-type="float">
            <text:p>44</text:p>
          </table:table-cell>
          <table:table-cell table:formula="of:=VLOOKUP([.B744]; [$Подписки.A:.E]; 2; 0)" office:value-type="string" office:string-value="Базовый" calcext:value-type="string">
            <text:p>Базовый</text:p>
          </table:table-cell>
          <table:table-cell table:formula="of:=VLOOKUP([.C74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4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4-11-27" calcext:value-type="date">
            <text:p>2024-11-27</text:p>
          </table:table-cell>
          <table:table-cell office:value-type="float" office:value="119" calcext:value-type="float">
            <text:p>119</text:p>
          </table:table-cell>
          <table:table-cell table:formula="of:=VLOOKUP([.B745]; [$Подписки.A:.E]; 2; 0)" office:value-type="string" office:string-value="Премиум" calcext:value-type="string">
            <text:p>Премиум</text:p>
          </table:table-cell>
          <table:table-cell table:formula="of:=VLOOKUP([.C74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5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04-14" calcext:value-type="date">
            <text:p>2024-04-14</text:p>
          </table:table-cell>
          <table:table-cell office:value-type="float" office:value="78" calcext:value-type="float">
            <text:p>78</text:p>
          </table:table-cell>
          <table:table-cell table:formula="of:=VLOOKUP([.B746]; [$Подписки.A:.E]; 2; 0)" office:value-type="string" office:string-value="Стандартный" calcext:value-type="string">
            <text:p>Стандартный</text:p>
          </table:table-cell>
          <table:table-cell table:formula="of:=VLOOKUP([.C746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9-22" calcext:value-type="date">
            <text:p>2024-09-22</text:p>
          </table:table-cell>
          <table:table-cell office:value-type="float" office:value="18" calcext:value-type="float">
            <text:p>18</text:p>
          </table:table-cell>
          <table:table-cell table:formula="of:=VLOOKUP([.B747]; [$Подписки.A:.E]; 2; 0)" office:value-type="string" office:string-value="Стандартный" calcext:value-type="string">
            <text:p>Стандартный</text:p>
          </table:table-cell>
          <table:table-cell table:formula="of:=VLOOKUP([.C747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7</text:p>
          </table:table-cell>
          <table:table-cell office:value-type="string" calcext:value-type="string">
            <text:p>A082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4-27" calcext:value-type="date">
            <text:p>2024-04-27</text:p>
          </table:table-cell>
          <table:table-cell office:value-type="float" office:value="77" calcext:value-type="float">
            <text:p>77</text:p>
          </table:table-cell>
          <table:table-cell table:formula="of:=VLOOKUP([.B748]; [$Подписки.A:.E]; 2; 0)" office:value-type="string" office:string-value="Базовый" calcext:value-type="string">
            <text:p>Базовый</text:p>
          </table:table-cell>
          <table:table-cell table:formula="of:=VLOOKUP([.C74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8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74" calcext:value-type="float">
            <text:p>74</text:p>
          </table:table-cell>
          <table:table-cell table:formula="of:=VLOOKUP([.B749]; [$Подписки.A:.E]; 2; 0)" office:value-type="string" office:string-value="Стандартный" calcext:value-type="string">
            <text:p>Стандартный</text:p>
          </table:table-cell>
          <table:table-cell table:formula="of:=VLOOKUP([.C74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49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42" calcext:value-type="float">
            <text:p>42</text:p>
          </table:table-cell>
          <table:table-cell table:formula="of:=VLOOKUP([.B750]; [$Подписки.A:.E]; 2; 0)" office:value-type="string" office:string-value="Стандартный" calcext:value-type="string">
            <text:p>Стандартный</text:p>
          </table:table-cell>
          <table:table-cell table:formula="of:=VLOOKUP([.C75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0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4-12-15" calcext:value-type="date">
            <text:p>2024-12-15</text:p>
          </table:table-cell>
          <table:table-cell office:value-type="float" office:value="44" calcext:value-type="float">
            <text:p>44</text:p>
          </table:table-cell>
          <table:table-cell table:formula="of:=VLOOKUP([.B751]; [$Подписки.A:.E]; 2; 0)" office:value-type="string" office:string-value="Премиум" calcext:value-type="string">
            <text:p>Премиум</text:p>
          </table:table-cell>
          <table:table-cell table:formula="of:=VLOOKUP([.C75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1</text:p>
          </table:table-cell>
          <table:table-cell office:value-type="string" calcext:value-type="string">
            <text:p>A002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9-24" calcext:value-type="date">
            <text:p>2024-09-24</text:p>
          </table:table-cell>
          <table:table-cell office:value-type="float" office:value="39" calcext:value-type="float">
            <text:p>39</text:p>
          </table:table-cell>
          <table:table-cell table:formula="of:=VLOOKUP([.B752]; [$Подписки.A:.E]; 2; 0)" office:value-type="string" office:string-value="Базовый" calcext:value-type="string">
            <text:p>Базовый</text:p>
          </table:table-cell>
          <table:table-cell table:formula="of:=VLOOKUP([.C75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2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12-22" calcext:value-type="date">
            <text:p>2024-12-22</text:p>
          </table:table-cell>
          <table:table-cell office:value-type="float" office:value="89" calcext:value-type="float">
            <text:p>89</text:p>
          </table:table-cell>
          <table:table-cell table:formula="of:=VLOOKUP([.B753]; [$Подписки.A:.E]; 2; 0)" office:value-type="string" office:string-value="Базовый" calcext:value-type="string">
            <text:p>Базовый</text:p>
          </table:table-cell>
          <table:table-cell table:formula="of:=VLOOKUP([.C75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3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4-05-06" calcext:value-type="date">
            <text:p>2024-05-06</text:p>
          </table:table-cell>
          <table:table-cell office:value-type="float" office:value="99" calcext:value-type="float">
            <text:p>99</text:p>
          </table:table-cell>
          <table:table-cell table:formula="of:=VLOOKUP([.B754]; [$Подписки.A:.E]; 2; 0)" office:value-type="string" office:string-value="Базовый" calcext:value-type="string">
            <text:p>Базовый</text:p>
          </table:table-cell>
          <table:table-cell table:formula="of:=VLOOKUP([.C75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4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2-11" calcext:value-type="date">
            <text:p>2025-02-11</text:p>
          </table:table-cell>
          <table:table-cell office:value-type="float" office:value="42" calcext:value-type="float">
            <text:p>42</text:p>
          </table:table-cell>
          <table:table-cell table:formula="of:=VLOOKUP([.B755]; [$Подписки.A:.E]; 2; 0)" office:value-type="string" office:string-value="Стандартный" calcext:value-type="string">
            <text:p>Стандартный</text:p>
          </table:table-cell>
          <table:table-cell table:formula="of:=VLOOKUP([.C75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5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3-13" calcext:value-type="date">
            <text:p>2025-03-13</text:p>
          </table:table-cell>
          <table:table-cell office:value-type="float" office:value="111" calcext:value-type="float">
            <text:p>111</text:p>
          </table:table-cell>
          <table:table-cell table:formula="of:=VLOOKUP([.B756]; [$Подписки.A:.E]; 2; 0)" office:value-type="string" office:string-value="Стандартный" calcext:value-type="string">
            <text:p>Стандартный</text:p>
          </table:table-cell>
          <table:table-cell table:formula="of:=VLOOKUP([.C756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6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09-02" calcext:value-type="date">
            <text:p>2025-09-02</text:p>
          </table:table-cell>
          <table:table-cell office:value-type="float" office:value="49" calcext:value-type="float">
            <text:p>49</text:p>
          </table:table-cell>
          <table:table-cell table:formula="of:=VLOOKUP([.B757]; [$Подписки.A:.E]; 2; 0)" office:value-type="string" office:string-value="Премиум" calcext:value-type="string">
            <text:p>Премиум</text:p>
          </table:table-cell>
          <table:table-cell table:formula="of:=VLOOKUP([.C757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7</text:p>
          </table:table-cell>
          <table:table-cell office:value-type="string" calcext:value-type="string">
            <text:p>A073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5-09-25" calcext:value-type="date">
            <text:p>2025-09-25</text:p>
          </table:table-cell>
          <table:table-cell office:value-type="float" office:value="34" calcext:value-type="float">
            <text:p>34</text:p>
          </table:table-cell>
          <table:table-cell table:formula="of:=VLOOKUP([.B758]; [$Подписки.A:.E]; 2; 0)" office:value-type="string" office:string-value="Стандартный" calcext:value-type="string">
            <text:p>Стандартный</text:p>
          </table:table-cell>
          <table:table-cell table:formula="of:=VLOOKUP([.C75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8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5-03-26" calcext:value-type="date">
            <text:p>2025-03-26</text:p>
          </table:table-cell>
          <table:table-cell office:value-type="float" office:value="71" calcext:value-type="float">
            <text:p>71</text:p>
          </table:table-cell>
          <table:table-cell table:formula="of:=VLOOKUP([.B759]; [$Подписки.A:.E]; 2; 0)" office:value-type="string" office:string-value="Премиум" calcext:value-type="string">
            <text:p>Премиум</text:p>
          </table:table-cell>
          <table:table-cell table:formula="of:=VLOOKUP([.C75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59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4-02-10" calcext:value-type="date">
            <text:p>2024-02-10</text:p>
          </table:table-cell>
          <table:table-cell office:value-type="float" office:value="67" calcext:value-type="float">
            <text:p>67</text:p>
          </table:table-cell>
          <table:table-cell table:formula="of:=VLOOKUP([.B760]; [$Подписки.A:.E]; 2; 0)" office:value-type="string" office:string-value="Стандартный" calcext:value-type="string">
            <text:p>Стандартный</text:p>
          </table:table-cell>
          <table:table-cell table:formula="of:=VLOOKUP([.C76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0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07-13" calcext:value-type="date">
            <text:p>2025-07-13</text:p>
          </table:table-cell>
          <table:table-cell office:value-type="float" office:value="36" calcext:value-type="float">
            <text:p>36</text:p>
          </table:table-cell>
          <table:table-cell table:formula="of:=VLOOKUP([.B761]; [$Подписки.A:.E]; 2; 0)" office:value-type="string" office:string-value="Стандартный" calcext:value-type="string">
            <text:p>Стандартный</text:p>
          </table:table-cell>
          <table:table-cell table:formula="of:=VLOOKUP([.C76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1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1-14" calcext:value-type="date">
            <text:p>2025-01-14</text:p>
          </table:table-cell>
          <table:table-cell office:value-type="float" office:value="37" calcext:value-type="float">
            <text:p>37</text:p>
          </table:table-cell>
          <table:table-cell table:formula="of:=VLOOKUP([.B762]; [$Подписки.A:.E]; 2; 0)" office:value-type="string" office:string-value="Стандартный" calcext:value-type="string">
            <text:p>Стандартный</text:p>
          </table:table-cell>
          <table:table-cell table:formula="of:=VLOOKUP([.C76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2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39</text:p>
          </table:table-cell>
          <table:table-cell table:style-name="ce3" office:value-type="date" office:date-value="2024-10-16" calcext:value-type="date">
            <text:p>2024-10-16</text:p>
          </table:table-cell>
          <table:table-cell office:value-type="float" office:value="60" calcext:value-type="float">
            <text:p>60</text:p>
          </table:table-cell>
          <table:table-cell table:formula="of:=VLOOKUP([.B763]; [$Подписки.A:.E]; 2; 0)" office:value-type="string" office:string-value="Премиум" calcext:value-type="string">
            <text:p>Премиум</text:p>
          </table:table-cell>
          <table:table-cell table:formula="of:=VLOOKUP([.C76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3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4-01-07" calcext:value-type="date">
            <text:p>2024-01-07</text:p>
          </table:table-cell>
          <table:table-cell office:value-type="float" office:value="72" calcext:value-type="float">
            <text:p>72</text:p>
          </table:table-cell>
          <table:table-cell table:formula="of:=VLOOKUP([.B764]; [$Подписки.A:.E]; 2; 0)" office:value-type="string" office:string-value="Стандартный" calcext:value-type="string">
            <text:p>Стандартный</text:p>
          </table:table-cell>
          <table:table-cell table:formula="of:=VLOOKUP([.C76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4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4-07-11" calcext:value-type="date">
            <text:p>2024-07-11</text:p>
          </table:table-cell>
          <table:table-cell office:value-type="float" office:value="51" calcext:value-type="float">
            <text:p>51</text:p>
          </table:table-cell>
          <table:table-cell table:formula="of:=VLOOKUP([.B765]; [$Подписки.A:.E]; 2; 0)" office:value-type="string" office:string-value="Стандартный" calcext:value-type="string">
            <text:p>Стандартный</text:p>
          </table:table-cell>
          <table:table-cell table:formula="of:=VLOOKUP([.C76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5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5-10-30" calcext:value-type="date">
            <text:p>2025-10-30</text:p>
          </table:table-cell>
          <table:table-cell office:value-type="float" office:value="78" calcext:value-type="float">
            <text:p>78</text:p>
          </table:table-cell>
          <table:table-cell table:formula="of:=VLOOKUP([.B766]; [$Подписки.A:.E]; 2; 0)" office:value-type="string" office:string-value="Базовый" calcext:value-type="string">
            <text:p>Базовый</text:p>
          </table:table-cell>
          <table:table-cell table:formula="of:=VLOOKUP([.C766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6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5-02-22" calcext:value-type="date">
            <text:p>2025-02-22</text:p>
          </table:table-cell>
          <table:table-cell office:value-type="float" office:value="47" calcext:value-type="float">
            <text:p>47</text:p>
          </table:table-cell>
          <table:table-cell table:formula="of:=VLOOKUP([.B767]; [$Подписки.A:.E]; 2; 0)" office:value-type="string" office:string-value="Премиум" calcext:value-type="string">
            <text:p>Премиум</text:p>
          </table:table-cell>
          <table:table-cell table:formula="of:=VLOOKUP([.C76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7</text:p>
          </table:table-cell>
          <table:table-cell office:value-type="string" calcext:value-type="string">
            <text:p>A095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05-05" calcext:value-type="date">
            <text:p>2024-05-05</text:p>
          </table:table-cell>
          <table:table-cell office:value-type="float" office:value="15" calcext:value-type="float">
            <text:p>15</text:p>
          </table:table-cell>
          <table:table-cell table:formula="of:=VLOOKUP([.B768]; [$Подписки.A:.E]; 2; 0)" office:value-type="string" office:string-value="Стандартный" calcext:value-type="string">
            <text:p>Стандартный</text:p>
          </table:table-cell>
          <table:table-cell table:formula="of:=VLOOKUP([.C76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8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7-29" calcext:value-type="date">
            <text:p>2025-07-29</text:p>
          </table:table-cell>
          <table:table-cell office:value-type="float" office:value="73" calcext:value-type="float">
            <text:p>73</text:p>
          </table:table-cell>
          <table:table-cell table:formula="of:=VLOOKUP([.B769]; [$Подписки.A:.E]; 2; 0)" office:value-type="string" office:string-value="Базовый" calcext:value-type="string">
            <text:p>Базовый</text:p>
          </table:table-cell>
          <table:table-cell table:formula="of:=VLOOKUP([.C76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69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5-11-18" calcext:value-type="date">
            <text:p>2025-11-18</text:p>
          </table:table-cell>
          <table:table-cell office:value-type="float" office:value="60" calcext:value-type="float">
            <text:p>60</text:p>
          </table:table-cell>
          <table:table-cell table:formula="of:=VLOOKUP([.B770]; [$Подписки.A:.E]; 2; 0)" office:value-type="string" office:string-value="Премиум" calcext:value-type="string">
            <text:p>Премиум</text:p>
          </table:table-cell>
          <table:table-cell table:formula="of:=VLOOKUP([.C77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0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4-01-31" calcext:value-type="date">
            <text:p>2024-01-31</text:p>
          </table:table-cell>
          <table:table-cell office:value-type="float" office:value="8" calcext:value-type="float">
            <text:p>8</text:p>
          </table:table-cell>
          <table:table-cell table:formula="of:=VLOOKUP([.B771]; [$Подписки.A:.E]; 2; 0)" office:value-type="string" office:string-value="Премиум" calcext:value-type="string">
            <text:p>Премиум</text:p>
          </table:table-cell>
          <table:table-cell table:formula="of:=VLOOKUP([.C77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1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5-01-10" calcext:value-type="date">
            <text:p>2025-01-10</text:p>
          </table:table-cell>
          <table:table-cell office:value-type="float" office:value="92" calcext:value-type="float">
            <text:p>92</text:p>
          </table:table-cell>
          <table:table-cell table:formula="of:=VLOOKUP([.B772]; [$Подписки.A:.E]; 2; 0)" office:value-type="string" office:string-value="Премиум" calcext:value-type="string">
            <text:p>Премиум</text:p>
          </table:table-cell>
          <table:table-cell table:formula="of:=VLOOKUP([.C77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2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4-03-15" calcext:value-type="date">
            <text:p>2024-03-15</text:p>
          </table:table-cell>
          <table:table-cell office:value-type="float" office:value="49" calcext:value-type="float">
            <text:p>49</text:p>
          </table:table-cell>
          <table:table-cell table:formula="of:=VLOOKUP([.B773]; [$Подписки.A:.E]; 2; 0)" office:value-type="string" office:string-value="Премиум" calcext:value-type="string">
            <text:p>Премиум</text:p>
          </table:table-cell>
          <table:table-cell table:formula="of:=VLOOKUP([.C77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3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4-06-03" calcext:value-type="date">
            <text:p>2024-06-03</text:p>
          </table:table-cell>
          <table:table-cell office:value-type="float" office:value="50" calcext:value-type="float">
            <text:p>50</text:p>
          </table:table-cell>
          <table:table-cell table:formula="of:=VLOOKUP([.B774]; [$Подписки.A:.E]; 2; 0)" office:value-type="string" office:string-value="Базовый" calcext:value-type="string">
            <text:p>Базовый</text:p>
          </table:table-cell>
          <table:table-cell table:formula="of:=VLOOKUP([.C77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4</text:p>
          </table:table-cell>
          <table:table-cell office:value-type="string" calcext:value-type="string">
            <text:p>A064</text:p>
          </table:table-cell>
          <table:table-cell office:value-type="string" calcext:value-type="string">
            <text:p>S091</text:p>
          </table:table-cell>
          <table:table-cell table:style-name="ce3" office:value-type="date" office:date-value="2024-08-21" calcext:value-type="date">
            <text:p>2024-08-21</text:p>
          </table:table-cell>
          <table:table-cell office:value-type="float" office:value="55" calcext:value-type="float">
            <text:p>55</text:p>
          </table:table-cell>
          <table:table-cell table:formula="of:=VLOOKUP([.B775]; [$Подписки.A:.E]; 2; 0)" office:value-type="string" office:string-value="Базовый" calcext:value-type="string">
            <text:p>Базовый</text:p>
          </table:table-cell>
          <table:table-cell table:formula="of:=VLOOKUP([.C77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5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06</text:p>
          </table:table-cell>
          <table:table-cell table:style-name="ce3" office:value-type="date" office:date-value="2024-05-04" calcext:value-type="date">
            <text:p>2024-05-04</text:p>
          </table:table-cell>
          <table:table-cell office:value-type="float" office:value="19" calcext:value-type="float">
            <text:p>19</text:p>
          </table:table-cell>
          <table:table-cell table:formula="of:=VLOOKUP([.B776]; [$Подписки.A:.E]; 2; 0)" office:value-type="string" office:string-value="Премиум" calcext:value-type="string">
            <text:p>Премиум</text:p>
          </table:table-cell>
          <table:table-cell table:formula="of:=VLOOKUP([.C77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6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5-04-29" calcext:value-type="date">
            <text:p>2025-04-29</text:p>
          </table:table-cell>
          <table:table-cell office:value-type="float" office:value="41" calcext:value-type="float">
            <text:p>41</text:p>
          </table:table-cell>
          <table:table-cell table:formula="of:=VLOOKUP([.B777]; [$Подписки.A:.E]; 2; 0)" office:value-type="string" office:string-value="Стандартный" calcext:value-type="string">
            <text:p>Стандартный</text:p>
          </table:table-cell>
          <table:table-cell table:formula="of:=VLOOKUP([.C777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7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4-03-27" calcext:value-type="date">
            <text:p>2024-03-27</text:p>
          </table:table-cell>
          <table:table-cell office:value-type="float" office:value="10" calcext:value-type="float">
            <text:p>10</text:p>
          </table:table-cell>
          <table:table-cell table:formula="of:=VLOOKUP([.B778]; [$Подписки.A:.E]; 2; 0)" office:value-type="string" office:string-value="Стандартный" calcext:value-type="string">
            <text:p>Стандартный</text:p>
          </table:table-cell>
          <table:table-cell table:formula="of:=VLOOKUP([.C778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8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4-07-19" calcext:value-type="date">
            <text:p>2024-07-19</text:p>
          </table:table-cell>
          <table:table-cell office:value-type="float" office:value="117" calcext:value-type="float">
            <text:p>117</text:p>
          </table:table-cell>
          <table:table-cell table:formula="of:=VLOOKUP([.B779]; [$Подписки.A:.E]; 2; 0)" office:value-type="string" office:string-value="Базовый" calcext:value-type="string">
            <text:p>Базовый</text:p>
          </table:table-cell>
          <table:table-cell table:formula="of:=VLOOKUP([.C77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79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4-02-28" calcext:value-type="date">
            <text:p>2024-02-28</text:p>
          </table:table-cell>
          <table:table-cell office:value-type="float" office:value="51" calcext:value-type="float">
            <text:p>51</text:p>
          </table:table-cell>
          <table:table-cell table:formula="of:=VLOOKUP([.B780]; [$Подписки.A:.E]; 2; 0)" office:value-type="string" office:string-value="Базовый" calcext:value-type="string">
            <text:p>Базовый</text:p>
          </table:table-cell>
          <table:table-cell table:formula="of:=VLOOKUP([.C78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0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10-04" calcext:value-type="date">
            <text:p>2024-10-04</text:p>
          </table:table-cell>
          <table:table-cell office:value-type="float" office:value="72" calcext:value-type="float">
            <text:p>72</text:p>
          </table:table-cell>
          <table:table-cell table:formula="of:=VLOOKUP([.B781]; [$Подписки.A:.E]; 2; 0)" office:value-type="string" office:string-value="Базовый" calcext:value-type="string">
            <text:p>Базовый</text:p>
          </table:table-cell>
          <table:table-cell table:formula="of:=VLOOKUP([.C78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1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53" calcext:value-type="float">
            <text:p>53</text:p>
          </table:table-cell>
          <table:table-cell table:formula="of:=VLOOKUP([.B782]; [$Подписки.A:.E]; 2; 0)" office:value-type="string" office:string-value="Премиум" calcext:value-type="string">
            <text:p>Премиум</text:p>
          </table:table-cell>
          <table:table-cell table:formula="of:=VLOOKUP([.C78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2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12-30" calcext:value-type="date">
            <text:p>2024-12-30</text:p>
          </table:table-cell>
          <table:table-cell office:value-type="float" office:value="90" calcext:value-type="float">
            <text:p>90</text:p>
          </table:table-cell>
          <table:table-cell table:formula="of:=VLOOKUP([.B783]; [$Подписки.A:.E]; 2; 0)" office:value-type="string" office:string-value="Стандартный" calcext:value-type="string">
            <text:p>Стандартный</text:p>
          </table:table-cell>
          <table:table-cell table:formula="of:=VLOOKUP([.C78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3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07-07" calcext:value-type="date">
            <text:p>2025-07-07</text:p>
          </table:table-cell>
          <table:table-cell office:value-type="float" office:value="102" calcext:value-type="float">
            <text:p>102</text:p>
          </table:table-cell>
          <table:table-cell table:formula="of:=VLOOKUP([.B784]; [$Подписки.A:.E]; 2; 0)" office:value-type="string" office:string-value="Премиум" calcext:value-type="string">
            <text:p>Премиум</text:p>
          </table:table-cell>
          <table:table-cell table:formula="of:=VLOOKUP([.C78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4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5-11" calcext:value-type="date">
            <text:p>2025-05-11</text:p>
          </table:table-cell>
          <table:table-cell office:value-type="float" office:value="89" calcext:value-type="float">
            <text:p>89</text:p>
          </table:table-cell>
          <table:table-cell table:formula="of:=VLOOKUP([.B785]; [$Подписки.A:.E]; 2; 0)" office:value-type="string" office:string-value="Базовый" calcext:value-type="string">
            <text:p>Базовый</text:p>
          </table:table-cell>
          <table:table-cell table:formula="of:=VLOOKUP([.C78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5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10-26" calcext:value-type="date">
            <text:p>2024-10-26</text:p>
          </table:table-cell>
          <table:table-cell office:value-type="float" office:value="15" calcext:value-type="float">
            <text:p>15</text:p>
          </table:table-cell>
          <table:table-cell table:formula="of:=VLOOKUP([.B786]; [$Подписки.A:.E]; 2; 0)" office:value-type="string" office:string-value="Базовый" calcext:value-type="string">
            <text:p>Базовый</text:p>
          </table:table-cell>
          <table:table-cell table:formula="of:=VLOOKUP([.C786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6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8-26" calcext:value-type="date">
            <text:p>2025-08-26</text:p>
          </table:table-cell>
          <table:table-cell office:value-type="float" office:value="67" calcext:value-type="float">
            <text:p>67</text:p>
          </table:table-cell>
          <table:table-cell table:formula="of:=VLOOKUP([.B787]; [$Подписки.A:.E]; 2; 0)" office:value-type="string" office:string-value="Базовый" calcext:value-type="string">
            <text:p>Базовый</text:p>
          </table:table-cell>
          <table:table-cell table:formula="of:=VLOOKUP([.C78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7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4-04-20" calcext:value-type="date">
            <text:p>2024-04-20</text:p>
          </table:table-cell>
          <table:table-cell office:value-type="float" office:value="102" calcext:value-type="float">
            <text:p>102</text:p>
          </table:table-cell>
          <table:table-cell table:formula="of:=VLOOKUP([.B788]; [$Подписки.A:.E]; 2; 0)" office:value-type="string" office:string-value="Премиум" calcext:value-type="string">
            <text:p>Премиум</text:p>
          </table:table-cell>
          <table:table-cell table:formula="of:=VLOOKUP([.C78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8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3-10" calcext:value-type="date">
            <text:p>2025-03-10</text:p>
          </table:table-cell>
          <table:table-cell office:value-type="float" office:value="21" calcext:value-type="float">
            <text:p>21</text:p>
          </table:table-cell>
          <table:table-cell table:formula="of:=VLOOKUP([.B789]; [$Подписки.A:.E]; 2; 0)" office:value-type="string" office:string-value="Премиум" calcext:value-type="string">
            <text:p>Премиум</text:p>
          </table:table-cell>
          <table:table-cell table:formula="of:=VLOOKUP([.C78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89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4-04-13" calcext:value-type="date">
            <text:p>2024-04-13</text:p>
          </table:table-cell>
          <table:table-cell office:value-type="float" office:value="90" calcext:value-type="float">
            <text:p>90</text:p>
          </table:table-cell>
          <table:table-cell table:formula="of:=VLOOKUP([.B790]; [$Подписки.A:.E]; 2; 0)" office:value-type="string" office:string-value="Базовый" calcext:value-type="string">
            <text:p>Базовый</text:p>
          </table:table-cell>
          <table:table-cell table:formula="of:=VLOOKUP([.C79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0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06-13" calcext:value-type="date">
            <text:p>2024-06-13</text:p>
          </table:table-cell>
          <table:table-cell office:value-type="float" office:value="107" calcext:value-type="float">
            <text:p>107</text:p>
          </table:table-cell>
          <table:table-cell table:formula="of:=VLOOKUP([.B791]; [$Подписки.A:.E]; 2; 0)" office:value-type="string" office:string-value="Премиум" calcext:value-type="string">
            <text:p>Премиум</text:p>
          </table:table-cell>
          <table:table-cell table:formula="of:=VLOOKUP([.C791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1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10-10" calcext:value-type="date">
            <text:p>2024-10-10</text:p>
          </table:table-cell>
          <table:table-cell office:value-type="float" office:value="9" calcext:value-type="float">
            <text:p>9</text:p>
          </table:table-cell>
          <table:table-cell table:formula="of:=VLOOKUP([.B792]; [$Подписки.A:.E]; 2; 0)" office:value-type="string" office:string-value="Премиум" calcext:value-type="string">
            <text:p>Премиум</text:p>
          </table:table-cell>
          <table:table-cell table:formula="of:=VLOOKUP([.C79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2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10-20" calcext:value-type="date">
            <text:p>2025-10-20</text:p>
          </table:table-cell>
          <table:table-cell office:value-type="float" office:value="68" calcext:value-type="float">
            <text:p>68</text:p>
          </table:table-cell>
          <table:table-cell table:formula="of:=VLOOKUP([.B793]; [$Подписки.A:.E]; 2; 0)" office:value-type="string" office:string-value="Базовый" calcext:value-type="string">
            <text:p>Базовый</text:p>
          </table:table-cell>
          <table:table-cell table:formula="of:=VLOOKUP([.C793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3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4-09-23" calcext:value-type="date">
            <text:p>2024-09-23</text:p>
          </table:table-cell>
          <table:table-cell office:value-type="float" office:value="58" calcext:value-type="float">
            <text:p>58</text:p>
          </table:table-cell>
          <table:table-cell table:formula="of:=VLOOKUP([.B794]; [$Подписки.A:.E]; 2; 0)" office:value-type="string" office:string-value="Базовый" calcext:value-type="string">
            <text:p>Базовый</text:p>
          </table:table-cell>
          <table:table-cell table:formula="of:=VLOOKUP([.C79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5-19" calcext:value-type="date">
            <text:p>2024-05-19</text:p>
          </table:table-cell>
          <table:table-cell office:value-type="float" office:value="25" calcext:value-type="float">
            <text:p>25</text:p>
          </table:table-cell>
          <table:table-cell table:formula="of:=VLOOKUP([.B795]; [$Подписки.A:.E]; 2; 0)" office:value-type="string" office:string-value="Базовый" calcext:value-type="string">
            <text:p>Базовый</text:p>
          </table:table-cell>
          <table:table-cell table:formula="of:=VLOOKUP([.C795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5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5-05-31" calcext:value-type="date">
            <text:p>2025-05-31</text:p>
          </table:table-cell>
          <table:table-cell office:value-type="float" office:value="85" calcext:value-type="float">
            <text:p>85</text:p>
          </table:table-cell>
          <table:table-cell table:formula="of:=VLOOKUP([.B796]; [$Подписки.A:.E]; 2; 0)" office:value-type="string" office:string-value="Премиум" calcext:value-type="string">
            <text:p>Премиум</text:p>
          </table:table-cell>
          <table:table-cell table:formula="of:=VLOOKUP([.C79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6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5-07-11" calcext:value-type="date">
            <text:p>2025-07-11</text:p>
          </table:table-cell>
          <table:table-cell office:value-type="float" office:value="16" calcext:value-type="float">
            <text:p>16</text:p>
          </table:table-cell>
          <table:table-cell table:formula="of:=VLOOKUP([.B797]; [$Подписки.A:.E]; 2; 0)" office:value-type="string" office:string-value="Стандартный" calcext:value-type="string">
            <text:p>Стандартный</text:p>
          </table:table-cell>
          <table:table-cell table:formula="of:=VLOOKUP([.C79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7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17</text:p>
          </table:table-cell>
          <table:table-cell table:style-name="ce3" office:value-type="date" office:date-value="2024-05-26" calcext:value-type="date">
            <text:p>2024-05-26</text:p>
          </table:table-cell>
          <table:table-cell office:value-type="float" office:value="30" calcext:value-type="float">
            <text:p>30</text:p>
          </table:table-cell>
          <table:table-cell table:formula="of:=VLOOKUP([.B798]; [$Подписки.A:.E]; 2; 0)" office:value-type="string" office:string-value="Стандартный" calcext:value-type="string">
            <text:p>Стандартный</text:p>
          </table:table-cell>
          <table:table-cell table:formula="of:=VLOOKUP([.C79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8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52</text:p>
          </table:table-cell>
          <table:table-cell table:style-name="ce3" office:value-type="date" office:date-value="2025-08-04" calcext:value-type="date">
            <text:p>2025-08-04</text:p>
          </table:table-cell>
          <table:table-cell office:value-type="float" office:value="59" calcext:value-type="float">
            <text:p>59</text:p>
          </table:table-cell>
          <table:table-cell table:formula="of:=VLOOKUP([.B799]; [$Подписки.A:.E]; 2; 0)" office:value-type="string" office:string-value="Премиум" calcext:value-type="string">
            <text:p>Премиум</text:p>
          </table:table-cell>
          <table:table-cell table:formula="of:=VLOOKUP([.C79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799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02-20" calcext:value-type="date">
            <text:p>2025-02-20</text:p>
          </table:table-cell>
          <table:table-cell office:value-type="float" office:value="66" calcext:value-type="float">
            <text:p>66</text:p>
          </table:table-cell>
          <table:table-cell table:formula="of:=VLOOKUP([.B800]; [$Подписки.A:.E]; 2; 0)" office:value-type="string" office:string-value="Базовый" calcext:value-type="string">
            <text:p>Базовый</text:p>
          </table:table-cell>
          <table:table-cell table:formula="of:=VLOOKUP([.C80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0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5-02-02" calcext:value-type="date">
            <text:p>2025-02-02</text:p>
          </table:table-cell>
          <table:table-cell office:value-type="float" office:value="31" calcext:value-type="float">
            <text:p>31</text:p>
          </table:table-cell>
          <table:table-cell table:formula="of:=VLOOKUP([.B801]; [$Подписки.A:.E]; 2; 0)" office:value-type="string" office:string-value="Базовый" calcext:value-type="string">
            <text:p>Базовый</text:p>
          </table:table-cell>
          <table:table-cell table:formula="of:=VLOOKUP([.C80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1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5-05-13" calcext:value-type="date">
            <text:p>2025-05-13</text:p>
          </table:table-cell>
          <table:table-cell office:value-type="float" office:value="118" calcext:value-type="float">
            <text:p>118</text:p>
          </table:table-cell>
          <table:table-cell table:formula="of:=VLOOKUP([.B802]; [$Подписки.A:.E]; 2; 0)" office:value-type="string" office:string-value="Стандартный" calcext:value-type="string">
            <text:p>Стандартный</text:p>
          </table:table-cell>
          <table:table-cell table:formula="of:=VLOOKUP([.C80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2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03-22" calcext:value-type="date">
            <text:p>2024-03-22</text:p>
          </table:table-cell>
          <table:table-cell office:value-type="float" office:value="96" calcext:value-type="float">
            <text:p>96</text:p>
          </table:table-cell>
          <table:table-cell table:formula="of:=VLOOKUP([.B803]; [$Подписки.A:.E]; 2; 0)" office:value-type="string" office:string-value="Премиум" calcext:value-type="string">
            <text:p>Премиум</text:p>
          </table:table-cell>
          <table:table-cell table:formula="of:=VLOOKUP([.C80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3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12-30" calcext:value-type="date">
            <text:p>2024-12-30</text:p>
          </table:table-cell>
          <table:table-cell office:value-type="float" office:value="39" calcext:value-type="float">
            <text:p>39</text:p>
          </table:table-cell>
          <table:table-cell table:formula="of:=VLOOKUP([.B804]; [$Подписки.A:.E]; 2; 0)" office:value-type="string" office:string-value="Стандартный" calcext:value-type="string">
            <text:p>Стандартный</text:p>
          </table:table-cell>
          <table:table-cell table:formula="of:=VLOOKUP([.C80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4</text:p>
          </table:table-cell>
          <table:table-cell office:value-type="string" calcext:value-type="string">
            <text:p>A048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4-25" calcext:value-type="date">
            <text:p>2024-04-25</text:p>
          </table:table-cell>
          <table:table-cell office:value-type="float" office:value="49" calcext:value-type="float">
            <text:p>49</text:p>
          </table:table-cell>
          <table:table-cell table:formula="of:=VLOOKUP([.B805]; [$Подписки.A:.E]; 2; 0)" office:value-type="string" office:string-value="Премиум" calcext:value-type="string">
            <text:p>Премиум</text:p>
          </table:table-cell>
          <table:table-cell table:formula="of:=VLOOKUP([.C80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5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05-26" calcext:value-type="date">
            <text:p>2024-05-26</text:p>
          </table:table-cell>
          <table:table-cell office:value-type="float" office:value="67" calcext:value-type="float">
            <text:p>67</text:p>
          </table:table-cell>
          <table:table-cell table:formula="of:=VLOOKUP([.B806]; [$Подписки.A:.E]; 2; 0)" office:value-type="string" office:string-value="Премиум" calcext:value-type="string">
            <text:p>Премиум</text:p>
          </table:table-cell>
          <table:table-cell table:formula="of:=VLOOKUP([.C80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6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03-18" calcext:value-type="date">
            <text:p>2025-03-18</text:p>
          </table:table-cell>
          <table:table-cell office:value-type="float" office:value="73" calcext:value-type="float">
            <text:p>73</text:p>
          </table:table-cell>
          <table:table-cell table:formula="of:=VLOOKUP([.B807]; [$Подписки.A:.E]; 2; 0)" office:value-type="string" office:string-value="Премиум" calcext:value-type="string">
            <text:p>Премиум</text:p>
          </table:table-cell>
          <table:table-cell table:formula="of:=VLOOKUP([.C80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7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65" calcext:value-type="float">
            <text:p>65</text:p>
          </table:table-cell>
          <table:table-cell table:formula="of:=VLOOKUP([.B808]; [$Подписки.A:.E]; 2; 0)" office:value-type="string" office:string-value="Стандартный" calcext:value-type="string">
            <text:p>Стандартный</text:p>
          </table:table-cell>
          <table:table-cell table:formula="of:=VLOOKUP([.C80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8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80</text:p>
          </table:table-cell>
          <table:table-cell table:style-name="ce3" office:value-type="date" office:date-value="2024-04-23" calcext:value-type="date">
            <text:p>2024-04-23</text:p>
          </table:table-cell>
          <table:table-cell office:value-type="float" office:value="100" calcext:value-type="float">
            <text:p>100</text:p>
          </table:table-cell>
          <table:table-cell table:formula="of:=VLOOKUP([.B809]; [$Подписки.A:.E]; 2; 0)" office:value-type="string" office:string-value="Премиум" calcext:value-type="string">
            <text:p>Премиум</text:p>
          </table:table-cell>
          <table:table-cell table:formula="of:=VLOOKUP([.C80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09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5-12-26" calcext:value-type="date">
            <text:p>2025-12-26</text:p>
          </table:table-cell>
          <table:table-cell office:value-type="float" office:value="47" calcext:value-type="float">
            <text:p>47</text:p>
          </table:table-cell>
          <table:table-cell table:formula="of:=VLOOKUP([.B810]; [$Подписки.A:.E]; 2; 0)" office:value-type="string" office:string-value="Базовый" calcext:value-type="string">
            <text:p>Базовый</text:p>
          </table:table-cell>
          <table:table-cell table:formula="of:=VLOOKUP([.C81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0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11-15" calcext:value-type="date">
            <text:p>2024-11-15</text:p>
          </table:table-cell>
          <table:table-cell office:value-type="float" office:value="25" calcext:value-type="float">
            <text:p>25</text:p>
          </table:table-cell>
          <table:table-cell table:formula="of:=VLOOKUP([.B811]; [$Подписки.A:.E]; 2; 0)" office:value-type="string" office:string-value="Стандартный" calcext:value-type="string">
            <text:p>Стандартный</text:p>
          </table:table-cell>
          <table:table-cell table:formula="of:=VLOOKUP([.C81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1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76</text:p>
          </table:table-cell>
          <table:table-cell table:style-name="ce3" office:value-type="date" office:date-value="2024-07-12" calcext:value-type="date">
            <text:p>2024-07-12</text:p>
          </table:table-cell>
          <table:table-cell office:value-type="float" office:value="45" calcext:value-type="float">
            <text:p>45</text:p>
          </table:table-cell>
          <table:table-cell table:formula="of:=VLOOKUP([.B812]; [$Подписки.A:.E]; 2; 0)" office:value-type="string" office:string-value="Базовый" calcext:value-type="string">
            <text:p>Базовый</text:p>
          </table:table-cell>
          <table:table-cell table:formula="of:=VLOOKUP([.C81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2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35</text:p>
          </table:table-cell>
          <table:table-cell table:style-name="ce3" office:value-type="date" office:date-value="2025-11-26" calcext:value-type="date">
            <text:p>2025-11-26</text:p>
          </table:table-cell>
          <table:table-cell office:value-type="float" office:value="34" calcext:value-type="float">
            <text:p>34</text:p>
          </table:table-cell>
          <table:table-cell table:formula="of:=VLOOKUP([.B813]; [$Подписки.A:.E]; 2; 0)" office:value-type="string" office:string-value="Премиум" calcext:value-type="string">
            <text:p>Премиум</text:p>
          </table:table-cell>
          <table:table-cell table:formula="of:=VLOOKUP([.C81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3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4-10-29" calcext:value-type="date">
            <text:p>2024-10-29</text:p>
          </table:table-cell>
          <table:table-cell office:value-type="float" office:value="39" calcext:value-type="float">
            <text:p>39</text:p>
          </table:table-cell>
          <table:table-cell table:formula="of:=VLOOKUP([.B814]; [$Подписки.A:.E]; 2; 0)" office:value-type="string" office:string-value="Стандартный" calcext:value-type="string">
            <text:p>Стандартный</text:p>
          </table:table-cell>
          <table:table-cell table:formula="of:=VLOOKUP([.C814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4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04-22" calcext:value-type="date">
            <text:p>2024-04-22</text:p>
          </table:table-cell>
          <table:table-cell office:value-type="float" office:value="108" calcext:value-type="float">
            <text:p>108</text:p>
          </table:table-cell>
          <table:table-cell table:formula="of:=VLOOKUP([.B815]; [$Подписки.A:.E]; 2; 0)" office:value-type="string" office:string-value="Премиум" calcext:value-type="string">
            <text:p>Премиум</text:p>
          </table:table-cell>
          <table:table-cell table:formula="of:=VLOOKUP([.C815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5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5-10-08" calcext:value-type="date">
            <text:p>2025-10-08</text:p>
          </table:table-cell>
          <table:table-cell office:value-type="float" office:value="71" calcext:value-type="float">
            <text:p>71</text:p>
          </table:table-cell>
          <table:table-cell table:formula="of:=VLOOKUP([.B816]; [$Подписки.A:.E]; 2; 0)" office:value-type="string" office:string-value="Премиум" calcext:value-type="string">
            <text:p>Премиум</text:p>
          </table:table-cell>
          <table:table-cell table:formula="of:=VLOOKUP([.C81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6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4-01-25" calcext:value-type="date">
            <text:p>2024-01-25</text:p>
          </table:table-cell>
          <table:table-cell office:value-type="float" office:value="41" calcext:value-type="float">
            <text:p>41</text:p>
          </table:table-cell>
          <table:table-cell table:formula="of:=VLOOKUP([.B817]; [$Подписки.A:.E]; 2; 0)" office:value-type="string" office:string-value="Базовый" calcext:value-type="string">
            <text:p>Базовый</text:p>
          </table:table-cell>
          <table:table-cell table:formula="of:=VLOOKUP([.C817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7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7-02" calcext:value-type="date">
            <text:p>2025-07-02</text:p>
          </table:table-cell>
          <table:table-cell office:value-type="float" office:value="17" calcext:value-type="float">
            <text:p>17</text:p>
          </table:table-cell>
          <table:table-cell table:formula="of:=VLOOKUP([.B818]; [$Подписки.A:.E]; 2; 0)" office:value-type="string" office:string-value="Базовый" calcext:value-type="string">
            <text:p>Базовый</text:p>
          </table:table-cell>
          <table:table-cell table:formula="of:=VLOOKUP([.C81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8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4-07-06" calcext:value-type="date">
            <text:p>2024-07-06</text:p>
          </table:table-cell>
          <table:table-cell office:value-type="float" office:value="77" calcext:value-type="float">
            <text:p>77</text:p>
          </table:table-cell>
          <table:table-cell table:formula="of:=VLOOKUP([.B819]; [$Подписки.A:.E]; 2; 0)" office:value-type="string" office:string-value="Премиум" calcext:value-type="string">
            <text:p>Премиум</text:p>
          </table:table-cell>
          <table:table-cell table:formula="of:=VLOOKUP([.C81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19</text:p>
          </table:table-cell>
          <table:table-cell office:value-type="string" calcext:value-type="string">
            <text:p>A001</text:p>
          </table:table-cell>
          <table:table-cell office:value-type="string" calcext:value-type="string">
            <text:p>S036</text:p>
          </table:table-cell>
          <table:table-cell table:style-name="ce3" office:value-type="date" office:date-value="2025-06-30" calcext:value-type="date">
            <text:p>2025-06-30</text:p>
          </table:table-cell>
          <table:table-cell office:value-type="float" office:value="70" calcext:value-type="float">
            <text:p>70</text:p>
          </table:table-cell>
          <table:table-cell table:formula="of:=VLOOKUP([.B820]; [$Подписки.A:.E]; 2; 0)" office:value-type="string" office:string-value="Базовый" calcext:value-type="string">
            <text:p>Базовый</text:p>
          </table:table-cell>
          <table:table-cell table:formula="of:=VLOOKUP([.C82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0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23</text:p>
          </table:table-cell>
          <table:table-cell table:style-name="ce3" office:value-type="date" office:date-value="2024-09-21" calcext:value-type="date">
            <text:p>2024-09-21</text:p>
          </table:table-cell>
          <table:table-cell office:value-type="float" office:value="38" calcext:value-type="float">
            <text:p>38</text:p>
          </table:table-cell>
          <table:table-cell table:formula="of:=VLOOKUP([.B821]; [$Подписки.A:.E]; 2; 0)" office:value-type="string" office:string-value="Базовый" calcext:value-type="string">
            <text:p>Базовый</text:p>
          </table:table-cell>
          <table:table-cell table:formula="of:=VLOOKUP([.C82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1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5-01-18" calcext:value-type="date">
            <text:p>2025-01-18</text:p>
          </table:table-cell>
          <table:table-cell office:value-type="float" office:value="8" calcext:value-type="float">
            <text:p>8</text:p>
          </table:table-cell>
          <table:table-cell table:formula="of:=VLOOKUP([.B822]; [$Подписки.A:.E]; 2; 0)" office:value-type="string" office:string-value="Базовый" calcext:value-type="string">
            <text:p>Базовый</text:p>
          </table:table-cell>
          <table:table-cell table:formula="of:=VLOOKUP([.C82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2</text:p>
          </table:table-cell>
          <table:table-cell office:value-type="string" calcext:value-type="string">
            <text:p>A030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4-12-23" calcext:value-type="date">
            <text:p>2024-12-23</text:p>
          </table:table-cell>
          <table:table-cell office:value-type="float" office:value="79" calcext:value-type="float">
            <text:p>79</text:p>
          </table:table-cell>
          <table:table-cell table:formula="of:=VLOOKUP([.B823]; [$Подписки.A:.E]; 2; 0)" office:value-type="string" office:string-value="Стандартный" calcext:value-type="string">
            <text:p>Стандартный</text:p>
          </table:table-cell>
          <table:table-cell table:formula="of:=VLOOKUP([.C82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3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72</text:p>
          </table:table-cell>
          <table:table-cell table:style-name="ce3" office:value-type="date" office:date-value="2024-07-06" calcext:value-type="date">
            <text:p>2024-07-06</text:p>
          </table:table-cell>
          <table:table-cell office:value-type="float" office:value="81" calcext:value-type="float">
            <text:p>81</text:p>
          </table:table-cell>
          <table:table-cell table:formula="of:=VLOOKUP([.B824]; [$Подписки.A:.E]; 2; 0)" office:value-type="string" office:string-value="Базовый" calcext:value-type="string">
            <text:p>Базовый</text:p>
          </table:table-cell>
          <table:table-cell table:formula="of:=VLOOKUP([.C82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4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4-10-16" calcext:value-type="date">
            <text:p>2024-10-16</text:p>
          </table:table-cell>
          <table:table-cell office:value-type="float" office:value="49" calcext:value-type="float">
            <text:p>49</text:p>
          </table:table-cell>
          <table:table-cell table:formula="of:=VLOOKUP([.B825]; [$Подписки.A:.E]; 2; 0)" office:value-type="string" office:string-value="Базовый" calcext:value-type="string">
            <text:p>Базовый</text:p>
          </table:table-cell>
          <table:table-cell table:formula="of:=VLOOKUP([.C82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5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4-05-02" calcext:value-type="date">
            <text:p>2024-05-02</text:p>
          </table:table-cell>
          <table:table-cell office:value-type="float" office:value="106" calcext:value-type="float">
            <text:p>106</text:p>
          </table:table-cell>
          <table:table-cell table:formula="of:=VLOOKUP([.B826]; [$Подписки.A:.E]; 2; 0)" office:value-type="string" office:string-value="Стандартный" calcext:value-type="string">
            <text:p>Стандартный</text:p>
          </table:table-cell>
          <table:table-cell table:formula="of:=VLOOKUP([.C82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6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66</text:p>
          </table:table-cell>
          <table:table-cell table:style-name="ce3" office:value-type="date" office:date-value="2025-10-18" calcext:value-type="date">
            <text:p>2025-10-18</text:p>
          </table:table-cell>
          <table:table-cell office:value-type="float" office:value="38" calcext:value-type="float">
            <text:p>38</text:p>
          </table:table-cell>
          <table:table-cell table:formula="of:=VLOOKUP([.B827]; [$Подписки.A:.E]; 2; 0)" office:value-type="string" office:string-value="Стандартный" calcext:value-type="string">
            <text:p>Стандартный</text:p>
          </table:table-cell>
          <table:table-cell table:formula="of:=VLOOKUP([.C82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7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4-11-17" calcext:value-type="date">
            <text:p>2024-11-17</text:p>
          </table:table-cell>
          <table:table-cell office:value-type="float" office:value="70" calcext:value-type="float">
            <text:p>70</text:p>
          </table:table-cell>
          <table:table-cell table:formula="of:=VLOOKUP([.B828]; [$Подписки.A:.E]; 2; 0)" office:value-type="string" office:string-value="Стандартный" calcext:value-type="string">
            <text:p>Стандартный</text:p>
          </table:table-cell>
          <table:table-cell table:formula="of:=VLOOKUP([.C82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8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7-02" calcext:value-type="date">
            <text:p>2024-07-02</text:p>
          </table:table-cell>
          <table:table-cell office:value-type="float" office:value="115" calcext:value-type="float">
            <text:p>115</text:p>
          </table:table-cell>
          <table:table-cell table:formula="of:=VLOOKUP([.B829]; [$Подписки.A:.E]; 2; 0)" office:value-type="string" office:string-value="Базовый" calcext:value-type="string">
            <text:p>Базовый</text:p>
          </table:table-cell>
          <table:table-cell table:formula="of:=VLOOKUP([.C829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29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10-21" calcext:value-type="date">
            <text:p>2024-10-21</text:p>
          </table:table-cell>
          <table:table-cell office:value-type="float" office:value="71" calcext:value-type="float">
            <text:p>71</text:p>
          </table:table-cell>
          <table:table-cell table:formula="of:=VLOOKUP([.B830]; [$Подписки.A:.E]; 2; 0)" office:value-type="string" office:string-value="Премиум" calcext:value-type="string">
            <text:p>Премиум</text:p>
          </table:table-cell>
          <table:table-cell table:formula="of:=VLOOKUP([.C83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0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5-09-23" calcext:value-type="date">
            <text:p>2025-09-23</text:p>
          </table:table-cell>
          <table:table-cell office:value-type="float" office:value="59" calcext:value-type="float">
            <text:p>59</text:p>
          </table:table-cell>
          <table:table-cell table:formula="of:=VLOOKUP([.B831]; [$Подписки.A:.E]; 2; 0)" office:value-type="string" office:string-value="Премиум" calcext:value-type="string">
            <text:p>Премиум</text:p>
          </table:table-cell>
          <table:table-cell table:formula="of:=VLOOKUP([.C83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1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8-18" calcext:value-type="date">
            <text:p>2024-08-18</text:p>
          </table:table-cell>
          <table:table-cell office:value-type="float" office:value="57" calcext:value-type="float">
            <text:p>57</text:p>
          </table:table-cell>
          <table:table-cell table:formula="of:=VLOOKUP([.B832]; [$Подписки.A:.E]; 2; 0)" office:value-type="string" office:string-value="Стандартный" calcext:value-type="string">
            <text:p>Стандартный</text:p>
          </table:table-cell>
          <table:table-cell table:formula="of:=VLOOKUP([.C83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2</text:p>
          </table:table-cell>
          <table:table-cell office:value-type="string" calcext:value-type="string">
            <text:p>A039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4-08-20" calcext:value-type="date">
            <text:p>2024-08-20</text:p>
          </table:table-cell>
          <table:table-cell office:value-type="float" office:value="34" calcext:value-type="float">
            <text:p>34</text:p>
          </table:table-cell>
          <table:table-cell table:formula="of:=VLOOKUP([.B833]; [$Подписки.A:.E]; 2; 0)" office:value-type="string" office:string-value="Стандартный" calcext:value-type="string">
            <text:p>Стандартный</text:p>
          </table:table-cell>
          <table:table-cell table:formula="of:=VLOOKUP([.C83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3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06-16" calcext:value-type="date">
            <text:p>2025-06-16</text:p>
          </table:table-cell>
          <table:table-cell office:value-type="float" office:value="23" calcext:value-type="float">
            <text:p>23</text:p>
          </table:table-cell>
          <table:table-cell table:formula="of:=VLOOKUP([.B834]; [$Подписки.A:.E]; 2; 0)" office:value-type="string" office:string-value="Премиум" calcext:value-type="string">
            <text:p>Премиум</text:p>
          </table:table-cell>
          <table:table-cell table:formula="of:=VLOOKUP([.C83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4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19</text:p>
          </table:table-cell>
          <table:table-cell table:style-name="ce3" office:value-type="date" office:date-value="2024-11-08" calcext:value-type="date">
            <text:p>2024-11-08</text:p>
          </table:table-cell>
          <table:table-cell office:value-type="float" office:value="29" calcext:value-type="float">
            <text:p>29</text:p>
          </table:table-cell>
          <table:table-cell table:formula="of:=VLOOKUP([.B835]; [$Подписки.A:.E]; 2; 0)" office:value-type="string" office:string-value="Премиум" calcext:value-type="string">
            <text:p>Премиум</text:p>
          </table:table-cell>
          <table:table-cell table:formula="of:=VLOOKUP([.C835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5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31</text:p>
          </table:table-cell>
          <table:table-cell table:style-name="ce3" office:value-type="date" office:date-value="2024-12-02" calcext:value-type="date">
            <text:p>2024-12-02</text:p>
          </table:table-cell>
          <table:table-cell office:value-type="float" office:value="59" calcext:value-type="float">
            <text:p>59</text:p>
          </table:table-cell>
          <table:table-cell table:formula="of:=VLOOKUP([.B836]; [$Подписки.A:.E]; 2; 0)" office:value-type="string" office:string-value="Базовый" calcext:value-type="string">
            <text:p>Базовый</text:p>
          </table:table-cell>
          <table:table-cell table:formula="of:=VLOOKUP([.C83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6</text:p>
          </table:table-cell>
          <table:table-cell office:value-type="string" calcext:value-type="string">
            <text:p>A023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3-21" calcext:value-type="date">
            <text:p>2025-03-21</text:p>
          </table:table-cell>
          <table:table-cell office:value-type="float" office:value="78" calcext:value-type="float">
            <text:p>78</text:p>
          </table:table-cell>
          <table:table-cell table:formula="of:=VLOOKUP([.B837]; [$Подписки.A:.E]; 2; 0)" office:value-type="string" office:string-value="Стандартный" calcext:value-type="string">
            <text:p>Стандартный</text:p>
          </table:table-cell>
          <table:table-cell table:formula="of:=VLOOKUP([.C83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7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58" calcext:value-type="float">
            <text:p>58</text:p>
          </table:table-cell>
          <table:table-cell table:formula="of:=VLOOKUP([.B838]; [$Подписки.A:.E]; 2; 0)" office:value-type="string" office:string-value="Базовый" calcext:value-type="string">
            <text:p>Базовый</text:p>
          </table:table-cell>
          <table:table-cell table:formula="of:=VLOOKUP([.C83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8</text:p>
          </table:table-cell>
          <table:table-cell office:value-type="string" calcext:value-type="string">
            <text:p>A052</text:p>
          </table:table-cell>
          <table:table-cell office:value-type="string" calcext:value-type="string">
            <text:p>S020</text:p>
          </table:table-cell>
          <table:table-cell table:style-name="ce3" office:value-type="date" office:date-value="2024-06-08" calcext:value-type="date">
            <text:p>2024-06-08</text:p>
          </table:table-cell>
          <table:table-cell office:value-type="float" office:value="118" calcext:value-type="float">
            <text:p>118</text:p>
          </table:table-cell>
          <table:table-cell table:formula="of:=VLOOKUP([.B839]; [$Подписки.A:.E]; 2; 0)" office:value-type="string" office:string-value="Базовый" calcext:value-type="string">
            <text:p>Базовый</text:p>
          </table:table-cell>
          <table:table-cell table:formula="of:=VLOOKUP([.C83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39</text:p>
          </table:table-cell>
          <table:table-cell office:value-type="string" calcext:value-type="string">
            <text:p>A014</text:p>
          </table:table-cell>
          <table:table-cell office:value-type="string" calcext:value-type="string">
            <text:p>S050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114" calcext:value-type="float">
            <text:p>114</text:p>
          </table:table-cell>
          <table:table-cell table:formula="of:=VLOOKUP([.B840]; [$Подписки.A:.E]; 2; 0)" office:value-type="string" office:string-value="Стандартный" calcext:value-type="string">
            <text:p>Стандартный</text:p>
          </table:table-cell>
          <table:table-cell table:formula="of:=VLOOKUP([.C84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0</text:p>
          </table:table-cell>
          <table:table-cell office:value-type="string" calcext:value-type="string">
            <text:p>A053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4-01-22" calcext:value-type="date">
            <text:p>2024-01-22</text:p>
          </table:table-cell>
          <table:table-cell office:value-type="float" office:value="34" calcext:value-type="float">
            <text:p>34</text:p>
          </table:table-cell>
          <table:table-cell table:formula="of:=VLOOKUP([.B841]; [$Подписки.A:.E]; 2; 0)" office:value-type="string" office:string-value="Премиум" calcext:value-type="string">
            <text:p>Премиум</text:p>
          </table:table-cell>
          <table:table-cell table:formula="of:=VLOOKUP([.C841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1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4-07-23" calcext:value-type="date">
            <text:p>2024-07-23</text:p>
          </table:table-cell>
          <table:table-cell office:value-type="float" office:value="63" calcext:value-type="float">
            <text:p>63</text:p>
          </table:table-cell>
          <table:table-cell table:formula="of:=VLOOKUP([.B842]; [$Подписки.A:.E]; 2; 0)" office:value-type="string" office:string-value="Базовый" calcext:value-type="string">
            <text:p>Базовый</text:p>
          </table:table-cell>
          <table:table-cell table:formula="of:=VLOOKUP([.C842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2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4-10" calcext:value-type="date">
            <text:p>2025-04-10</text:p>
          </table:table-cell>
          <table:table-cell office:value-type="float" office:value="16" calcext:value-type="float">
            <text:p>16</text:p>
          </table:table-cell>
          <table:table-cell table:formula="of:=VLOOKUP([.B843]; [$Подписки.A:.E]; 2; 0)" office:value-type="string" office:string-value="Базовый" calcext:value-type="string">
            <text:p>Базовый</text:p>
          </table:table-cell>
          <table:table-cell table:formula="of:=VLOOKUP([.C84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3</text:p>
          </table:table-cell>
          <table:table-cell office:value-type="string" calcext:value-type="string">
            <text:p>A031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10-16" calcext:value-type="date">
            <text:p>2024-10-16</text:p>
          </table:table-cell>
          <table:table-cell office:value-type="float" office:value="86" calcext:value-type="float">
            <text:p>86</text:p>
          </table:table-cell>
          <table:table-cell table:formula="of:=VLOOKUP([.B844]; [$Подписки.A:.E]; 2; 0)" office:value-type="string" office:string-value="Премиум" calcext:value-type="string">
            <text:p>Премиум</text:p>
          </table:table-cell>
          <table:table-cell table:formula="of:=VLOOKUP([.C84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4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75</text:p>
          </table:table-cell>
          <table:table-cell table:style-name="ce3" office:value-type="date" office:date-value="2025-12-16" calcext:value-type="date">
            <text:p>2025-12-16</text:p>
          </table:table-cell>
          <table:table-cell office:value-type="float" office:value="53" calcext:value-type="float">
            <text:p>53</text:p>
          </table:table-cell>
          <table:table-cell table:formula="of:=VLOOKUP([.B845]; [$Подписки.A:.E]; 2; 0)" office:value-type="string" office:string-value="Базовый" calcext:value-type="string">
            <text:p>Базовый</text:p>
          </table:table-cell>
          <table:table-cell table:formula="of:=VLOOKUP([.C84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5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8-28" calcext:value-type="date">
            <text:p>2024-08-28</text:p>
          </table:table-cell>
          <table:table-cell office:value-type="float" office:value="97" calcext:value-type="float">
            <text:p>97</text:p>
          </table:table-cell>
          <table:table-cell table:formula="of:=VLOOKUP([.B846]; [$Подписки.A:.E]; 2; 0)" office:value-type="string" office:string-value="Базовый" calcext:value-type="string">
            <text:p>Базовый</text:p>
          </table:table-cell>
          <table:table-cell table:formula="of:=VLOOKUP([.C84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6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18</text:p>
          </table:table-cell>
          <table:table-cell table:style-name="ce3" office:value-type="date" office:date-value="2024-04-05" calcext:value-type="date">
            <text:p>2024-04-05</text:p>
          </table:table-cell>
          <table:table-cell office:value-type="float" office:value="90" calcext:value-type="float">
            <text:p>90</text:p>
          </table:table-cell>
          <table:table-cell table:formula="of:=VLOOKUP([.B847]; [$Подписки.A:.E]; 2; 0)" office:value-type="string" office:string-value="Базовый" calcext:value-type="string">
            <text:p>Базовый</text:p>
          </table:table-cell>
          <table:table-cell table:formula="of:=VLOOKUP([.C84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7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12-08" calcext:value-type="date">
            <text:p>2024-12-08</text:p>
          </table:table-cell>
          <table:table-cell office:value-type="float" office:value="92" calcext:value-type="float">
            <text:p>92</text:p>
          </table:table-cell>
          <table:table-cell table:formula="of:=VLOOKUP([.B848]; [$Подписки.A:.E]; 2; 0)" office:value-type="string" office:string-value="Премиум" calcext:value-type="string">
            <text:p>Премиум</text:p>
          </table:table-cell>
          <table:table-cell table:formula="of:=VLOOKUP([.C84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8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1-24" calcext:value-type="date">
            <text:p>2025-01-24</text:p>
          </table:table-cell>
          <table:table-cell office:value-type="float" office:value="73" calcext:value-type="float">
            <text:p>73</text:p>
          </table:table-cell>
          <table:table-cell table:formula="of:=VLOOKUP([.B849]; [$Подписки.A:.E]; 2; 0)" office:value-type="string" office:string-value="Премиум" calcext:value-type="string">
            <text:p>Премиум</text:p>
          </table:table-cell>
          <table:table-cell table:formula="of:=VLOOKUP([.C84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49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64</text:p>
          </table:table-cell>
          <table:table-cell table:style-name="ce3" office:value-type="date" office:date-value="2024-06-05" calcext:value-type="date">
            <text:p>2024-06-05</text:p>
          </table:table-cell>
          <table:table-cell office:value-type="float" office:value="32" calcext:value-type="float">
            <text:p>32</text:p>
          </table:table-cell>
          <table:table-cell table:formula="of:=VLOOKUP([.B850]; [$Подписки.A:.E]; 2; 0)" office:value-type="string" office:string-value="Базовый" calcext:value-type="string">
            <text:p>Базовый</text:p>
          </table:table-cell>
          <table:table-cell table:formula="of:=VLOOKUP([.C85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0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9-10" calcext:value-type="date">
            <text:p>2025-09-10</text:p>
          </table:table-cell>
          <table:table-cell office:value-type="float" office:value="23" calcext:value-type="float">
            <text:p>23</text:p>
          </table:table-cell>
          <table:table-cell table:formula="of:=VLOOKUP([.B851]; [$Подписки.A:.E]; 2; 0)" office:value-type="string" office:string-value="Премиум" calcext:value-type="string">
            <text:p>Премиум</text:p>
          </table:table-cell>
          <table:table-cell table:formula="of:=VLOOKUP([.C85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1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5-11-04" calcext:value-type="date">
            <text:p>2025-11-04</text:p>
          </table:table-cell>
          <table:table-cell office:value-type="float" office:value="48" calcext:value-type="float">
            <text:p>48</text:p>
          </table:table-cell>
          <table:table-cell table:formula="of:=VLOOKUP([.B852]; [$Подписки.A:.E]; 2; 0)" office:value-type="string" office:string-value="Базовый" calcext:value-type="string">
            <text:p>Базовый</text:p>
          </table:table-cell>
          <table:table-cell table:formula="of:=VLOOKUP([.C852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2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87" calcext:value-type="float">
            <text:p>87</text:p>
          </table:table-cell>
          <table:table-cell table:formula="of:=VLOOKUP([.B853]; [$Подписки.A:.E]; 2; 0)" office:value-type="string" office:string-value="Базовый" calcext:value-type="string">
            <text:p>Базовый</text:p>
          </table:table-cell>
          <table:table-cell table:formula="of:=VLOOKUP([.C85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3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5-09-15" calcext:value-type="date">
            <text:p>2025-09-15</text:p>
          </table:table-cell>
          <table:table-cell office:value-type="float" office:value="60" calcext:value-type="float">
            <text:p>60</text:p>
          </table:table-cell>
          <table:table-cell table:formula="of:=VLOOKUP([.B854]; [$Подписки.A:.E]; 2; 0)" office:value-type="string" office:string-value="Базовый" calcext:value-type="string">
            <text:p>Базовый</text:p>
          </table:table-cell>
          <table:table-cell table:formula="of:=VLOOKUP([.C85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4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5-02-24" calcext:value-type="date">
            <text:p>2025-02-24</text:p>
          </table:table-cell>
          <table:table-cell office:value-type="float" office:value="21" calcext:value-type="float">
            <text:p>21</text:p>
          </table:table-cell>
          <table:table-cell table:formula="of:=VLOOKUP([.B855]; [$Подписки.A:.E]; 2; 0)" office:value-type="string" office:string-value="Премиум" calcext:value-type="string">
            <text:p>Премиум</text:p>
          </table:table-cell>
          <table:table-cell table:formula="of:=VLOOKUP([.C85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5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8-05" calcext:value-type="date">
            <text:p>2024-08-05</text:p>
          </table:table-cell>
          <table:table-cell office:value-type="float" office:value="33" calcext:value-type="float">
            <text:p>33</text:p>
          </table:table-cell>
          <table:table-cell table:formula="of:=VLOOKUP([.B856]; [$Подписки.A:.E]; 2; 0)" office:value-type="string" office:string-value="Базовый" calcext:value-type="string">
            <text:p>Базовый</text:p>
          </table:table-cell>
          <table:table-cell table:formula="of:=VLOOKUP([.C85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6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60</text:p>
          </table:table-cell>
          <table:table-cell table:style-name="ce3" office:value-type="date" office:date-value="2025-12-29" calcext:value-type="date">
            <text:p>2025-12-29</text:p>
          </table:table-cell>
          <table:table-cell office:value-type="float" office:value="59" calcext:value-type="float">
            <text:p>59</text:p>
          </table:table-cell>
          <table:table-cell table:formula="of:=VLOOKUP([.B857]; [$Подписки.A:.E]; 2; 0)" office:value-type="string" office:string-value="Базовый" calcext:value-type="string">
            <text:p>Базовый</text:p>
          </table:table-cell>
          <table:table-cell table:formula="of:=VLOOKUP([.C85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7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1-23" calcext:value-type="date">
            <text:p>2024-01-23</text:p>
          </table:table-cell>
          <table:table-cell office:value-type="float" office:value="89" calcext:value-type="float">
            <text:p>89</text:p>
          </table:table-cell>
          <table:table-cell table:formula="of:=VLOOKUP([.B858]; [$Подписки.A:.E]; 2; 0)" office:value-type="string" office:string-value="Базовый" calcext:value-type="string">
            <text:p>Базовый</text:p>
          </table:table-cell>
          <table:table-cell table:formula="of:=VLOOKUP([.C85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8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4-10" calcext:value-type="date">
            <text:p>2024-04-10</text:p>
          </table:table-cell>
          <table:table-cell office:value-type="float" office:value="37" calcext:value-type="float">
            <text:p>37</text:p>
          </table:table-cell>
          <table:table-cell table:formula="of:=VLOOKUP([.B859]; [$Подписки.A:.E]; 2; 0)" office:value-type="string" office:string-value="Премиум" calcext:value-type="string">
            <text:p>Премиум</text:p>
          </table:table-cell>
          <table:table-cell table:formula="of:=VLOOKUP([.C859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59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03-27" calcext:value-type="date">
            <text:p>2025-03-27</text:p>
          </table:table-cell>
          <table:table-cell office:value-type="float" office:value="51" calcext:value-type="float">
            <text:p>51</text:p>
          </table:table-cell>
          <table:table-cell table:formula="of:=VLOOKUP([.B860]; [$Подписки.A:.E]; 2; 0)" office:value-type="string" office:string-value="Премиум" calcext:value-type="string">
            <text:p>Премиум</text:p>
          </table:table-cell>
          <table:table-cell table:formula="of:=VLOOKUP([.C86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0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12-13" calcext:value-type="date">
            <text:p>2025-12-13</text:p>
          </table:table-cell>
          <table:table-cell office:value-type="float" office:value="25" calcext:value-type="float">
            <text:p>25</text:p>
          </table:table-cell>
          <table:table-cell table:formula="of:=VLOOKUP([.B861]; [$Подписки.A:.E]; 2; 0)" office:value-type="string" office:string-value="Стандартный" calcext:value-type="string">
            <text:p>Стандартный</text:p>
          </table:table-cell>
          <table:table-cell table:formula="of:=VLOOKUP([.C86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1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5-12-23" calcext:value-type="date">
            <text:p>2025-12-23</text:p>
          </table:table-cell>
          <table:table-cell office:value-type="float" office:value="16" calcext:value-type="float">
            <text:p>16</text:p>
          </table:table-cell>
          <table:table-cell table:formula="of:=VLOOKUP([.B862]; [$Подписки.A:.E]; 2; 0)" office:value-type="string" office:string-value="Премиум" calcext:value-type="string">
            <text:p>Премиум</text:p>
          </table:table-cell>
          <table:table-cell table:formula="of:=VLOOKUP([.C86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2</text:p>
          </table:table-cell>
          <table:table-cell office:value-type="string" calcext:value-type="string">
            <text:p>A037</text:p>
          </table:table-cell>
          <table:table-cell office:value-type="string" calcext:value-type="string">
            <text:p>S042</text:p>
          </table:table-cell>
          <table:table-cell table:style-name="ce3" office:value-type="date" office:date-value="2024-04-10" calcext:value-type="date">
            <text:p>2024-04-10</text:p>
          </table:table-cell>
          <table:table-cell office:value-type="float" office:value="52" calcext:value-type="float">
            <text:p>52</text:p>
          </table:table-cell>
          <table:table-cell table:formula="of:=VLOOKUP([.B863]; [$Подписки.A:.E]; 2; 0)" office:value-type="string" office:string-value="Стандартный" calcext:value-type="string">
            <text:p>Стандартный</text:p>
          </table:table-cell>
          <table:table-cell table:formula="of:=VLOOKUP([.C863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3</text:p>
          </table:table-cell>
          <table:table-cell office:value-type="string" calcext:value-type="string">
            <text:p>A028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12-20" calcext:value-type="date">
            <text:p>2024-12-20</text:p>
          </table:table-cell>
          <table:table-cell office:value-type="float" office:value="51" calcext:value-type="float">
            <text:p>51</text:p>
          </table:table-cell>
          <table:table-cell table:formula="of:=VLOOKUP([.B864]; [$Подписки.A:.E]; 2; 0)" office:value-type="string" office:string-value="Стандартный" calcext:value-type="string">
            <text:p>Стандартный</text:p>
          </table:table-cell>
          <table:table-cell table:formula="of:=VLOOKUP([.C86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4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78</text:p>
          </table:table-cell>
          <table:table-cell table:style-name="ce3" office:value-type="date" office:date-value="2024-08-14" calcext:value-type="date">
            <text:p>2024-08-14</text:p>
          </table:table-cell>
          <table:table-cell office:value-type="float" office:value="112" calcext:value-type="float">
            <text:p>112</text:p>
          </table:table-cell>
          <table:table-cell table:formula="of:=VLOOKUP([.B865]; [$Подписки.A:.E]; 2; 0)" office:value-type="string" office:string-value="Премиум" calcext:value-type="string">
            <text:p>Премиум</text:p>
          </table:table-cell>
          <table:table-cell table:formula="of:=VLOOKUP([.C86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5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7-28" calcext:value-type="date">
            <text:p>2024-07-28</text:p>
          </table:table-cell>
          <table:table-cell office:value-type="float" office:value="105" calcext:value-type="float">
            <text:p>105</text:p>
          </table:table-cell>
          <table:table-cell table:formula="of:=VLOOKUP([.B866]; [$Подписки.A:.E]; 2; 0)" office:value-type="string" office:string-value="Премиум" calcext:value-type="string">
            <text:p>Премиум</text:p>
          </table:table-cell>
          <table:table-cell table:formula="of:=VLOOKUP([.C866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6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1-31" calcext:value-type="date">
            <text:p>2024-01-31</text:p>
          </table:table-cell>
          <table:table-cell office:value-type="float" office:value="6" calcext:value-type="float">
            <text:p>6</text:p>
          </table:table-cell>
          <table:table-cell table:formula="of:=VLOOKUP([.B867]; [$Подписки.A:.E]; 2; 0)" office:value-type="string" office:string-value="Стандартный" calcext:value-type="string">
            <text:p>Стандартный</text:p>
          </table:table-cell>
          <table:table-cell table:formula="of:=VLOOKUP([.C867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7</text:p>
          </table:table-cell>
          <table:table-cell office:value-type="string" calcext:value-type="string">
            <text:p>A016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4-11-24" calcext:value-type="date">
            <text:p>2024-11-24</text:p>
          </table:table-cell>
          <table:table-cell office:value-type="float" office:value="42" calcext:value-type="float">
            <text:p>42</text:p>
          </table:table-cell>
          <table:table-cell table:formula="of:=VLOOKUP([.B868]; [$Подписки.A:.E]; 2; 0)" office:value-type="string" office:string-value="Стандартный" calcext:value-type="string">
            <text:p>Стандартный</text:p>
          </table:table-cell>
          <table:table-cell table:formula="of:=VLOOKUP([.C86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8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04-09" calcext:value-type="date">
            <text:p>2024-04-09</text:p>
          </table:table-cell>
          <table:table-cell office:value-type="float" office:value="113" calcext:value-type="float">
            <text:p>113</text:p>
          </table:table-cell>
          <table:table-cell table:formula="of:=VLOOKUP([.B869]; [$Подписки.A:.E]; 2; 0)" office:value-type="string" office:string-value="Стандартный" calcext:value-type="string">
            <text:p>Стандартный</text:p>
          </table:table-cell>
          <table:table-cell table:formula="of:=VLOOKUP([.C86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69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6-10" calcext:value-type="date">
            <text:p>2024-06-10</text:p>
          </table:table-cell>
          <table:table-cell office:value-type="float" office:value="13" calcext:value-type="float">
            <text:p>13</text:p>
          </table:table-cell>
          <table:table-cell table:formula="of:=VLOOKUP([.B870]; [$Подписки.A:.E]; 2; 0)" office:value-type="string" office:string-value="Базовый" calcext:value-type="string">
            <text:p>Базовый</text:p>
          </table:table-cell>
          <table:table-cell table:formula="of:=VLOOKUP([.C870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0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4-09-19" calcext:value-type="date">
            <text:p>2024-09-19</text:p>
          </table:table-cell>
          <table:table-cell office:value-type="float" office:value="40" calcext:value-type="float">
            <text:p>40</text:p>
          </table:table-cell>
          <table:table-cell table:formula="of:=VLOOKUP([.B871]; [$Подписки.A:.E]; 2; 0)" office:value-type="string" office:string-value="Базовый" calcext:value-type="string">
            <text:p>Базовый</text:p>
          </table:table-cell>
          <table:table-cell table:formula="of:=VLOOKUP([.C87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1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03</text:p>
          </table:table-cell>
          <table:table-cell table:style-name="ce3" office:value-type="date" office:date-value="2024-01-28" calcext:value-type="date">
            <text:p>2024-01-28</text:p>
          </table:table-cell>
          <table:table-cell office:value-type="float" office:value="74" calcext:value-type="float">
            <text:p>74</text:p>
          </table:table-cell>
          <table:table-cell table:formula="of:=VLOOKUP([.B872]; [$Подписки.A:.E]; 2; 0)" office:value-type="string" office:string-value="Премиум" calcext:value-type="string">
            <text:p>Премиум</text:p>
          </table:table-cell>
          <table:table-cell table:formula="of:=VLOOKUP([.C872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2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6-23" calcext:value-type="date">
            <text:p>2025-06-23</text:p>
          </table:table-cell>
          <table:table-cell office:value-type="float" office:value="108" calcext:value-type="float">
            <text:p>108</text:p>
          </table:table-cell>
          <table:table-cell table:formula="of:=VLOOKUP([.B873]; [$Подписки.A:.E]; 2; 0)" office:value-type="string" office:string-value="Базовый" calcext:value-type="string">
            <text:p>Базовый</text:p>
          </table:table-cell>
          <table:table-cell table:formula="of:=VLOOKUP([.C873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3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4-03-05" calcext:value-type="date">
            <text:p>2024-03-05</text:p>
          </table:table-cell>
          <table:table-cell office:value-type="float" office:value="104" calcext:value-type="float">
            <text:p>104</text:p>
          </table:table-cell>
          <table:table-cell table:formula="of:=VLOOKUP([.B874]; [$Подписки.A:.E]; 2; 0)" office:value-type="string" office:string-value="Стандартный" calcext:value-type="string">
            <text:p>Стандартный</text:p>
          </table:table-cell>
          <table:table-cell table:formula="of:=VLOOKUP([.C87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4</text:p>
          </table:table-cell>
          <table:table-cell office:value-type="string" calcext:value-type="string">
            <text:p>A021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06-08" calcext:value-type="date">
            <text:p>2025-06-08</text:p>
          </table:table-cell>
          <table:table-cell office:value-type="float" office:value="61" calcext:value-type="float">
            <text:p>61</text:p>
          </table:table-cell>
          <table:table-cell table:formula="of:=VLOOKUP([.B875]; [$Подписки.A:.E]; 2; 0)" office:value-type="string" office:string-value="Премиум" calcext:value-type="string">
            <text:p>Премиум</text:p>
          </table:table-cell>
          <table:table-cell table:formula="of:=VLOOKUP([.C875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5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5-10-11" calcext:value-type="date">
            <text:p>2025-10-11</text:p>
          </table:table-cell>
          <table:table-cell office:value-type="float" office:value="57" calcext:value-type="float">
            <text:p>57</text:p>
          </table:table-cell>
          <table:table-cell table:formula="of:=VLOOKUP([.B876]; [$Подписки.A:.E]; 2; 0)" office:value-type="string" office:string-value="Базовый" calcext:value-type="string">
            <text:p>Базовый</text:p>
          </table:table-cell>
          <table:table-cell table:formula="of:=VLOOKUP([.C876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6</text:p>
          </table:table-cell>
          <table:table-cell office:value-type="string" calcext:value-type="string">
            <text:p>A044</text:p>
          </table:table-cell>
          <table:table-cell office:value-type="string" calcext:value-type="string">
            <text:p>S047</text:p>
          </table:table-cell>
          <table:table-cell table:style-name="ce3" office:value-type="date" office:date-value="2024-02-22" calcext:value-type="date">
            <text:p>2024-02-22</text:p>
          </table:table-cell>
          <table:table-cell office:value-type="float" office:value="78" calcext:value-type="float">
            <text:p>78</text:p>
          </table:table-cell>
          <table:table-cell table:formula="of:=VLOOKUP([.B877]; [$Подписки.A:.E]; 2; 0)" office:value-type="string" office:string-value="Базовый" calcext:value-type="string">
            <text:p>Базовый</text:p>
          </table:table-cell>
          <table:table-cell table:formula="of:=VLOOKUP([.C87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7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5-11-07" calcext:value-type="date">
            <text:p>2025-11-07</text:p>
          </table:table-cell>
          <table:table-cell office:value-type="float" office:value="106" calcext:value-type="float">
            <text:p>106</text:p>
          </table:table-cell>
          <table:table-cell table:formula="of:=VLOOKUP([.B878]; [$Подписки.A:.E]; 2; 0)" office:value-type="string" office:string-value="Базовый" calcext:value-type="string">
            <text:p>Базовый</text:p>
          </table:table-cell>
          <table:table-cell table:formula="of:=VLOOKUP([.C878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8</text:p>
          </table:table-cell>
          <table:table-cell office:value-type="string" calcext:value-type="string">
            <text:p>A024</text:p>
          </table:table-cell>
          <table:table-cell office:value-type="string" calcext:value-type="string">
            <text:p>S002</text:p>
          </table:table-cell>
          <table:table-cell table:style-name="ce3" office:value-type="date" office:date-value="2025-02-01" calcext:value-type="date">
            <text:p>2025-02-01</text:p>
          </table:table-cell>
          <table:table-cell office:value-type="float" office:value="14" calcext:value-type="float">
            <text:p>14</text:p>
          </table:table-cell>
          <table:table-cell table:formula="of:=VLOOKUP([.B879]; [$Подписки.A:.E]; 2; 0)" office:value-type="string" office:string-value="Премиум" calcext:value-type="string">
            <text:p>Премиум</text:p>
          </table:table-cell>
          <table:table-cell table:formula="of:=VLOOKUP([.C879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79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25</text:p>
          </table:table-cell>
          <table:table-cell table:style-name="ce3" office:value-type="date" office:date-value="2025-01-21" calcext:value-type="date">
            <text:p>2025-01-21</text:p>
          </table:table-cell>
          <table:table-cell office:value-type="float" office:value="115" calcext:value-type="float">
            <text:p>115</text:p>
          </table:table-cell>
          <table:table-cell table:formula="of:=VLOOKUP([.B880]; [$Подписки.A:.E]; 2; 0)" office:value-type="string" office:string-value="Премиум" calcext:value-type="string">
            <text:p>Премиум</text:p>
          </table:table-cell>
          <table:table-cell table:formula="of:=VLOOKUP([.C880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0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12</text:p>
          </table:table-cell>
          <table:table-cell table:style-name="ce3" office:value-type="date" office:date-value="2024-06-30" calcext:value-type="date">
            <text:p>2024-06-30</text:p>
          </table:table-cell>
          <table:table-cell office:value-type="float" office:value="28" calcext:value-type="float">
            <text:p>28</text:p>
          </table:table-cell>
          <table:table-cell table:formula="of:=VLOOKUP([.B881]; [$Подписки.A:.E]; 2; 0)" office:value-type="string" office:string-value="Базовый" calcext:value-type="string">
            <text:p>Базовый</text:p>
          </table:table-cell>
          <table:table-cell table:formula="of:=VLOOKUP([.C881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1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5-02-12" calcext:value-type="date">
            <text:p>2025-02-12</text:p>
          </table:table-cell>
          <table:table-cell office:value-type="float" office:value="104" calcext:value-type="float">
            <text:p>104</text:p>
          </table:table-cell>
          <table:table-cell table:formula="of:=VLOOKUP([.B882]; [$Подписки.A:.E]; 2; 0)" office:value-type="string" office:string-value="Базовый" calcext:value-type="string">
            <text:p>Базовый</text:p>
          </table:table-cell>
          <table:table-cell table:formula="of:=VLOOKUP([.C88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2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4-08-17" calcext:value-type="date">
            <text:p>2024-08-17</text:p>
          </table:table-cell>
          <table:table-cell office:value-type="float" office:value="69" calcext:value-type="float">
            <text:p>69</text:p>
          </table:table-cell>
          <table:table-cell table:formula="of:=VLOOKUP([.B883]; [$Подписки.A:.E]; 2; 0)" office:value-type="string" office:string-value="Премиум" calcext:value-type="string">
            <text:p>Премиум</text:p>
          </table:table-cell>
          <table:table-cell table:formula="of:=VLOOKUP([.C88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3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5-11-17" calcext:value-type="date">
            <text:p>2025-11-17</text:p>
          </table:table-cell>
          <table:table-cell office:value-type="float" office:value="85" calcext:value-type="float">
            <text:p>85</text:p>
          </table:table-cell>
          <table:table-cell table:formula="of:=VLOOKUP([.B884]; [$Подписки.A:.E]; 2; 0)" office:value-type="string" office:string-value="Премиум" calcext:value-type="string">
            <text:p>Премиум</text:p>
          </table:table-cell>
          <table:table-cell table:formula="of:=VLOOKUP([.C88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4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5-05-16" calcext:value-type="date">
            <text:p>2025-05-16</text:p>
          </table:table-cell>
          <table:table-cell office:value-type="float" office:value="57" calcext:value-type="float">
            <text:p>57</text:p>
          </table:table-cell>
          <table:table-cell table:formula="of:=VLOOKUP([.B885]; [$Подписки.A:.E]; 2; 0)" office:value-type="string" office:string-value="Премиум" calcext:value-type="string">
            <text:p>Премиум</text:p>
          </table:table-cell>
          <table:table-cell table:formula="of:=VLOOKUP([.C88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5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06-23" calcext:value-type="date">
            <text:p>2024-06-23</text:p>
          </table:table-cell>
          <table:table-cell office:value-type="float" office:value="98" calcext:value-type="float">
            <text:p>98</text:p>
          </table:table-cell>
          <table:table-cell table:formula="of:=VLOOKUP([.B886]; [$Подписки.A:.E]; 2; 0)" office:value-type="string" office:string-value="Стандартный" calcext:value-type="string">
            <text:p>Стандартный</text:p>
          </table:table-cell>
          <table:table-cell table:formula="of:=VLOOKUP([.C88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6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4-05-13" calcext:value-type="date">
            <text:p>2024-05-13</text:p>
          </table:table-cell>
          <table:table-cell office:value-type="float" office:value="11" calcext:value-type="float">
            <text:p>11</text:p>
          </table:table-cell>
          <table:table-cell table:formula="of:=VLOOKUP([.B887]; [$Подписки.A:.E]; 2; 0)" office:value-type="string" office:string-value="Стандартный" calcext:value-type="string">
            <text:p>Стандартный</text:p>
          </table:table-cell>
          <table:table-cell table:formula="of:=VLOOKUP([.C88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7</text:p>
          </table:table-cell>
          <table:table-cell office:value-type="string" calcext:value-type="string">
            <text:p>A096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05-15" calcext:value-type="date">
            <text:p>2025-05-15</text:p>
          </table:table-cell>
          <table:table-cell office:value-type="float" office:value="29" calcext:value-type="float">
            <text:p>29</text:p>
          </table:table-cell>
          <table:table-cell table:formula="of:=VLOOKUP([.B888]; [$Подписки.A:.E]; 2; 0)" office:value-type="string" office:string-value="Стандартный" calcext:value-type="string">
            <text:p>Стандартный</text:p>
          </table:table-cell>
          <table:table-cell table:formula="of:=VLOOKUP([.C88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8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6-02" calcext:value-type="date">
            <text:p>2025-06-02</text:p>
          </table:table-cell>
          <table:table-cell office:value-type="float" office:value="61" calcext:value-type="float">
            <text:p>61</text:p>
          </table:table-cell>
          <table:table-cell table:formula="of:=VLOOKUP([.B889]; [$Подписки.A:.E]; 2; 0)" office:value-type="string" office:string-value="Базовый" calcext:value-type="string">
            <text:p>Базовый</text:p>
          </table:table-cell>
          <table:table-cell table:formula="of:=VLOOKUP([.C88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89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12-20" calcext:value-type="date">
            <text:p>2025-12-20</text:p>
          </table:table-cell>
          <table:table-cell office:value-type="float" office:value="47" calcext:value-type="float">
            <text:p>47</text:p>
          </table:table-cell>
          <table:table-cell table:formula="of:=VLOOKUP([.B890]; [$Подписки.A:.E]; 2; 0)" office:value-type="string" office:string-value="Базовый" calcext:value-type="string">
            <text:p>Базовый</text:p>
          </table:table-cell>
          <table:table-cell table:formula="of:=VLOOKUP([.C890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0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77</text:p>
          </table:table-cell>
          <table:table-cell table:style-name="ce3" office:value-type="date" office:date-value="2025-10-08" calcext:value-type="date">
            <text:p>2025-10-08</text:p>
          </table:table-cell>
          <table:table-cell office:value-type="float" office:value="104" calcext:value-type="float">
            <text:p>104</text:p>
          </table:table-cell>
          <table:table-cell table:formula="of:=VLOOKUP([.B891]; [$Подписки.A:.E]; 2; 0)" office:value-type="string" office:string-value="Базовый" calcext:value-type="string">
            <text:p>Базовый</text:p>
          </table:table-cell>
          <table:table-cell table:formula="of:=VLOOKUP([.C891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1</text:p>
          </table:table-cell>
          <table:table-cell office:value-type="string" calcext:value-type="string">
            <text:p>A051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6-08" calcext:value-type="date">
            <text:p>2024-06-08</text:p>
          </table:table-cell>
          <table:table-cell office:value-type="float" office:value="79" calcext:value-type="float">
            <text:p>79</text:p>
          </table:table-cell>
          <table:table-cell table:formula="of:=VLOOKUP([.B892]; [$Подписки.A:.E]; 2; 0)" office:value-type="string" office:string-value="Стандартный" calcext:value-type="string">
            <text:p>Стандартный</text:p>
          </table:table-cell>
          <table:table-cell table:formula="of:=VLOOKUP([.C89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2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97</text:p>
          </table:table-cell>
          <table:table-cell table:style-name="ce3" office:value-type="date" office:date-value="2025-12-29" calcext:value-type="date">
            <text:p>2025-12-29</text:p>
          </table:table-cell>
          <table:table-cell office:value-type="float" office:value="76" calcext:value-type="float">
            <text:p>76</text:p>
          </table:table-cell>
          <table:table-cell table:formula="of:=VLOOKUP([.B893]; [$Подписки.A:.E]; 2; 0)" office:value-type="string" office:string-value="Премиум" calcext:value-type="string">
            <text:p>Премиум</text:p>
          </table:table-cell>
          <table:table-cell table:formula="of:=VLOOKUP([.C893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3</text:p>
          </table:table-cell>
          <table:table-cell office:value-type="string" calcext:value-type="string">
            <text:p>A045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4-02-28" calcext:value-type="date">
            <text:p>2024-02-28</text:p>
          </table:table-cell>
          <table:table-cell office:value-type="float" office:value="8" calcext:value-type="float">
            <text:p>8</text:p>
          </table:table-cell>
          <table:table-cell table:formula="of:=VLOOKUP([.B894]; [$Подписки.A:.E]; 2; 0)" office:value-type="string" office:string-value="Базовый" calcext:value-type="string">
            <text:p>Базовый</text:p>
          </table:table-cell>
          <table:table-cell table:formula="of:=VLOOKUP([.C894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4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33" calcext:value-type="float">
            <text:p>33</text:p>
          </table:table-cell>
          <table:table-cell table:formula="of:=VLOOKUP([.B895]; [$Подписки.A:.E]; 2; 0)" office:value-type="string" office:string-value="Стандартный" calcext:value-type="string">
            <text:p>Стандартный</text:p>
          </table:table-cell>
          <table:table-cell table:formula="of:=VLOOKUP([.C89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5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98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81" calcext:value-type="float">
            <text:p>81</text:p>
          </table:table-cell>
          <table:table-cell table:formula="of:=VLOOKUP([.B896]; [$Подписки.A:.E]; 2; 0)" office:value-type="string" office:string-value="Базовый" calcext:value-type="string">
            <text:p>Базовый</text:p>
          </table:table-cell>
          <table:table-cell table:formula="of:=VLOOKUP([.C89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6</text:p>
          </table:table-cell>
          <table:table-cell office:value-type="string" calcext:value-type="string">
            <text:p>A079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8-05" calcext:value-type="date">
            <text:p>2024-08-05</text:p>
          </table:table-cell>
          <table:table-cell office:value-type="float" office:value="8" calcext:value-type="float">
            <text:p>8</text:p>
          </table:table-cell>
          <table:table-cell table:formula="of:=VLOOKUP([.B897]; [$Подписки.A:.E]; 2; 0)" office:value-type="string" office:string-value="Базовый" calcext:value-type="string">
            <text:p>Базовый</text:p>
          </table:table-cell>
          <table:table-cell table:formula="of:=VLOOKUP([.C89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7</text:p>
          </table:table-cell>
          <table:table-cell office:value-type="string" calcext:value-type="string">
            <text:p>A090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09-22" calcext:value-type="date">
            <text:p>2025-09-22</text:p>
          </table:table-cell>
          <table:table-cell office:value-type="float" office:value="9" calcext:value-type="float">
            <text:p>9</text:p>
          </table:table-cell>
          <table:table-cell table:formula="of:=VLOOKUP([.B898]; [$Подписки.A:.E]; 2; 0)" office:value-type="string" office:string-value="Базовый" calcext:value-type="string">
            <text:p>Базовый</text:p>
          </table:table-cell>
          <table:table-cell table:formula="of:=VLOOKUP([.C89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8</text:p>
          </table:table-cell>
          <table:table-cell office:value-type="string" calcext:value-type="string">
            <text:p>A056</text:p>
          </table:table-cell>
          <table:table-cell office:value-type="string" calcext:value-type="string">
            <text:p>S096</text:p>
          </table:table-cell>
          <table:table-cell table:style-name="ce3" office:value-type="date" office:date-value="2025-03-09" calcext:value-type="date">
            <text:p>2025-03-09</text:p>
          </table:table-cell>
          <table:table-cell office:value-type="float" office:value="79" calcext:value-type="float">
            <text:p>79</text:p>
          </table:table-cell>
          <table:table-cell table:formula="of:=VLOOKUP([.B899]; [$Подписки.A:.E]; 2; 0)" office:value-type="string" office:string-value="Стандартный" calcext:value-type="string">
            <text:p>Стандартный</text:p>
          </table:table-cell>
          <table:table-cell table:formula="of:=VLOOKUP([.C89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899</text:p>
          </table:table-cell>
          <table:table-cell office:value-type="string" calcext:value-type="string">
            <text:p>A015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5-06-23" calcext:value-type="date">
            <text:p>2025-06-23</text:p>
          </table:table-cell>
          <table:table-cell office:value-type="float" office:value="26" calcext:value-type="float">
            <text:p>26</text:p>
          </table:table-cell>
          <table:table-cell table:formula="of:=VLOOKUP([.B900]; [$Подписки.A:.E]; 2; 0)" office:value-type="string" office:string-value="Стандартный" calcext:value-type="string">
            <text:p>Стандартный</text:p>
          </table:table-cell>
          <table:table-cell table:formula="of:=VLOOKUP([.C900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0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4-03-30" calcext:value-type="date">
            <text:p>2024-03-30</text:p>
          </table:table-cell>
          <table:table-cell office:value-type="float" office:value="112" calcext:value-type="float">
            <text:p>112</text:p>
          </table:table-cell>
          <table:table-cell table:formula="of:=VLOOKUP([.B901]; [$Подписки.A:.E]; 2; 0)" office:value-type="string" office:string-value="Базовый" calcext:value-type="string">
            <text:p>Базовый</text:p>
          </table:table-cell>
          <table:table-cell table:formula="of:=VLOOKUP([.C90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1</text:p>
          </table:table-cell>
          <table:table-cell office:value-type="string" calcext:value-type="string">
            <text:p>A071</text:p>
          </table:table-cell>
          <table:table-cell office:value-type="string" calcext:value-type="string">
            <text:p>S057</text:p>
          </table:table-cell>
          <table:table-cell table:style-name="ce3" office:value-type="date" office:date-value="2024-01-26" calcext:value-type="date">
            <text:p>2024-01-26</text:p>
          </table:table-cell>
          <table:table-cell office:value-type="float" office:value="29" calcext:value-type="float">
            <text:p>29</text:p>
          </table:table-cell>
          <table:table-cell table:formula="of:=VLOOKUP([.B902]; [$Подписки.A:.E]; 2; 0)" office:value-type="string" office:string-value="Премиум" calcext:value-type="string">
            <text:p>Премиум</text:p>
          </table:table-cell>
          <table:table-cell table:formula="of:=VLOOKUP([.C902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2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12-04" calcext:value-type="date">
            <text:p>2024-12-04</text:p>
          </table:table-cell>
          <table:table-cell office:value-type="float" office:value="15" calcext:value-type="float">
            <text:p>15</text:p>
          </table:table-cell>
          <table:table-cell table:formula="of:=VLOOKUP([.B903]; [$Подписки.A:.E]; 2; 0)" office:value-type="string" office:string-value="Базовый" calcext:value-type="string">
            <text:p>Базовый</text:p>
          </table:table-cell>
          <table:table-cell table:formula="of:=VLOOKUP([.C903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3</text:p>
          </table:table-cell>
          <table:table-cell office:value-type="string" calcext:value-type="string">
            <text:p>A077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108" calcext:value-type="float">
            <text:p>108</text:p>
          </table:table-cell>
          <table:table-cell table:formula="of:=VLOOKUP([.B904]; [$Подписки.A:.E]; 2; 0)" office:value-type="string" office:string-value="Базовый" calcext:value-type="string">
            <text:p>Базовый</text:p>
          </table:table-cell>
          <table:table-cell table:formula="of:=VLOOKUP([.C90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4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02-15" calcext:value-type="date">
            <text:p>2025-02-15</text:p>
          </table:table-cell>
          <table:table-cell office:value-type="float" office:value="79" calcext:value-type="float">
            <text:p>79</text:p>
          </table:table-cell>
          <table:table-cell table:formula="of:=VLOOKUP([.B905]; [$Подписки.A:.E]; 2; 0)" office:value-type="string" office:string-value="Базовый" calcext:value-type="string">
            <text:p>Базовый</text:p>
          </table:table-cell>
          <table:table-cell table:formula="of:=VLOOKUP([.C90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5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49</text:p>
          </table:table-cell>
          <table:table-cell table:style-name="ce3" office:value-type="date" office:date-value="2025-11-17" calcext:value-type="date">
            <text:p>2025-11-17</text:p>
          </table:table-cell>
          <table:table-cell office:value-type="float" office:value="56" calcext:value-type="float">
            <text:p>56</text:p>
          </table:table-cell>
          <table:table-cell table:formula="of:=VLOOKUP([.B906]; [$Подписки.A:.E]; 2; 0)" office:value-type="string" office:string-value="Базовый" calcext:value-type="string">
            <text:p>Базовый</text:p>
          </table:table-cell>
          <table:table-cell table:formula="of:=VLOOKUP([.C90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6</text:p>
          </table:table-cell>
          <table:table-cell office:value-type="string" calcext:value-type="string">
            <text:p>A088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5-11-30" calcext:value-type="date">
            <text:p>2025-11-30</text:p>
          </table:table-cell>
          <table:table-cell office:value-type="float" office:value="61" calcext:value-type="float">
            <text:p>61</text:p>
          </table:table-cell>
          <table:table-cell table:formula="of:=VLOOKUP([.B907]; [$Подписки.A:.E]; 2; 0)" office:value-type="string" office:string-value="Базовый" calcext:value-type="string">
            <text:p>Базовый</text:p>
          </table:table-cell>
          <table:table-cell table:formula="of:=VLOOKUP([.C90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7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31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50" calcext:value-type="float">
            <text:p>50</text:p>
          </table:table-cell>
          <table:table-cell table:formula="of:=VLOOKUP([.B908]; [$Подписки.A:.E]; 2; 0)" office:value-type="string" office:string-value="Премиум" calcext:value-type="string">
            <text:p>Премиум</text:p>
          </table:table-cell>
          <table:table-cell table:formula="of:=VLOOKUP([.C90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8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05</text:p>
          </table:table-cell>
          <table:table-cell table:style-name="ce3" office:value-type="date" office:date-value="2025-08-18" calcext:value-type="date">
            <text:p>2025-08-18</text:p>
          </table:table-cell>
          <table:table-cell office:value-type="float" office:value="56" calcext:value-type="float">
            <text:p>56</text:p>
          </table:table-cell>
          <table:table-cell table:formula="of:=VLOOKUP([.B909]; [$Подписки.A:.E]; 2; 0)" office:value-type="string" office:string-value="Базовый" calcext:value-type="string">
            <text:p>Базовый</text:p>
          </table:table-cell>
          <table:table-cell table:formula="of:=VLOOKUP([.C909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09</text:p>
          </table:table-cell>
          <table:table-cell office:value-type="string" calcext:value-type="string">
            <text:p>A075</text:p>
          </table:table-cell>
          <table:table-cell office:value-type="string" calcext:value-type="string">
            <text:p>S054</text:p>
          </table:table-cell>
          <table:table-cell table:style-name="ce3" office:value-type="date" office:date-value="2025-11-03" calcext:value-type="date">
            <text:p>2025-11-03</text:p>
          </table:table-cell>
          <table:table-cell office:value-type="float" office:value="54" calcext:value-type="float">
            <text:p>54</text:p>
          </table:table-cell>
          <table:table-cell table:formula="of:=VLOOKUP([.B910]; [$Подписки.A:.E]; 2; 0)" office:value-type="string" office:string-value="Стандартный" calcext:value-type="string">
            <text:p>Стандартный</text:p>
          </table:table-cell>
          <table:table-cell table:formula="of:=VLOOKUP([.C91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0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4-01-15" calcext:value-type="date">
            <text:p>2024-01-15</text:p>
          </table:table-cell>
          <table:table-cell office:value-type="float" office:value="100" calcext:value-type="float">
            <text:p>100</text:p>
          </table:table-cell>
          <table:table-cell table:formula="of:=VLOOKUP([.B911]; [$Подписки.A:.E]; 2; 0)" office:value-type="string" office:string-value="Премиум" calcext:value-type="string">
            <text:p>Премиум</text:p>
          </table:table-cell>
          <table:table-cell table:formula="of:=VLOOKUP([.C911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1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5-07-11" calcext:value-type="date">
            <text:p>2025-07-11</text:p>
          </table:table-cell>
          <table:table-cell office:value-type="float" office:value="73" calcext:value-type="float">
            <text:p>73</text:p>
          </table:table-cell>
          <table:table-cell table:formula="of:=VLOOKUP([.B912]; [$Подписки.A:.E]; 2; 0)" office:value-type="string" office:string-value="Стандартный" calcext:value-type="string">
            <text:p>Стандартный</text:p>
          </table:table-cell>
          <table:table-cell table:formula="of:=VLOOKUP([.C91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2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38</text:p>
          </table:table-cell>
          <table:table-cell table:style-name="ce3" office:value-type="date" office:date-value="2025-07-27" calcext:value-type="date">
            <text:p>2025-07-27</text:p>
          </table:table-cell>
          <table:table-cell office:value-type="float" office:value="90" calcext:value-type="float">
            <text:p>90</text:p>
          </table:table-cell>
          <table:table-cell table:formula="of:=VLOOKUP([.B913]; [$Подписки.A:.E]; 2; 0)" office:value-type="string" office:string-value="Стандартный" calcext:value-type="string">
            <text:p>Стандартный</text:p>
          </table:table-cell>
          <table:table-cell table:formula="of:=VLOOKUP([.C913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3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82</text:p>
          </table:table-cell>
          <table:table-cell table:style-name="ce3" office:value-type="date" office:date-value="2025-08-12" calcext:value-type="date">
            <text:p>2025-08-12</text:p>
          </table:table-cell>
          <table:table-cell office:value-type="float" office:value="78" calcext:value-type="float">
            <text:p>78</text:p>
          </table:table-cell>
          <table:table-cell table:formula="of:=VLOOKUP([.B914]; [$Подписки.A:.E]; 2; 0)" office:value-type="string" office:string-value="Базовый" calcext:value-type="string">
            <text:p>Базовый</text:p>
          </table:table-cell>
          <table:table-cell table:formula="of:=VLOOKUP([.C91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4</text:p>
          </table:table-cell>
          <table:table-cell office:value-type="string" calcext:value-type="string">
            <text:p>A046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8-10" calcext:value-type="date">
            <text:p>2024-08-10</text:p>
          </table:table-cell>
          <table:table-cell office:value-type="float" office:value="98" calcext:value-type="float">
            <text:p>98</text:p>
          </table:table-cell>
          <table:table-cell table:formula="of:=VLOOKUP([.B915]; [$Подписки.A:.E]; 2; 0)" office:value-type="string" office:string-value="Базовый" calcext:value-type="string">
            <text:p>Базовый</text:p>
          </table:table-cell>
          <table:table-cell table:formula="of:=VLOOKUP([.C91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5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6-01" calcext:value-type="date">
            <text:p>2025-06-01</text:p>
          </table:table-cell>
          <table:table-cell office:value-type="float" office:value="97" calcext:value-type="float">
            <text:p>97</text:p>
          </table:table-cell>
          <table:table-cell table:formula="of:=VLOOKUP([.B916]; [$Подписки.A:.E]; 2; 0)" office:value-type="string" office:string-value="Премиум" calcext:value-type="string">
            <text:p>Премиум</text:p>
          </table:table-cell>
          <table:table-cell table:formula="of:=VLOOKUP([.C91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6</text:p>
          </table:table-cell>
          <table:table-cell office:value-type="string" calcext:value-type="string">
            <text:p>A008</text:p>
          </table:table-cell>
          <table:table-cell office:value-type="string" calcext:value-type="string">
            <text:p>S044</text:p>
          </table:table-cell>
          <table:table-cell table:style-name="ce3" office:value-type="date" office:date-value="2025-05-07" calcext:value-type="date">
            <text:p>2025-05-07</text:p>
          </table:table-cell>
          <table:table-cell office:value-type="float" office:value="111" calcext:value-type="float">
            <text:p>111</text:p>
          </table:table-cell>
          <table:table-cell table:formula="of:=VLOOKUP([.B917]; [$Подписки.A:.E]; 2; 0)" office:value-type="string" office:string-value="Премиум" calcext:value-type="string">
            <text:p>Премиум</text:p>
          </table:table-cell>
          <table:table-cell table:formula="of:=VLOOKUP([.C917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7</text:p>
          </table:table-cell>
          <table:table-cell office:value-type="string" calcext:value-type="string">
            <text:p>A033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4-11-26" calcext:value-type="date">
            <text:p>2024-11-26</text:p>
          </table:table-cell>
          <table:table-cell office:value-type="float" office:value="81" calcext:value-type="float">
            <text:p>81</text:p>
          </table:table-cell>
          <table:table-cell table:formula="of:=VLOOKUP([.B918]; [$Подписки.A:.E]; 2; 0)" office:value-type="string" office:string-value="Базовый" calcext:value-type="string">
            <text:p>Базовый</text:p>
          </table:table-cell>
          <table:table-cell table:formula="of:=VLOOKUP([.C918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8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11</text:p>
          </table:table-cell>
          <table:table-cell table:style-name="ce3" office:value-type="date" office:date-value="2025-10-29" calcext:value-type="date">
            <text:p>2025-10-29</text:p>
          </table:table-cell>
          <table:table-cell office:value-type="float" office:value="112" calcext:value-type="float">
            <text:p>112</text:p>
          </table:table-cell>
          <table:table-cell table:formula="of:=VLOOKUP([.B919]; [$Подписки.A:.E]; 2; 0)" office:value-type="string" office:string-value="Премиум" calcext:value-type="string">
            <text:p>Премиум</text:p>
          </table:table-cell>
          <table:table-cell table:formula="of:=VLOOKUP([.C91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19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09-28" calcext:value-type="date">
            <text:p>2024-09-28</text:p>
          </table:table-cell>
          <table:table-cell office:value-type="float" office:value="72" calcext:value-type="float">
            <text:p>72</text:p>
          </table:table-cell>
          <table:table-cell table:formula="of:=VLOOKUP([.B920]; [$Подписки.A:.E]; 2; 0)" office:value-type="string" office:string-value="Стандартный" calcext:value-type="string">
            <text:p>Стандартный</text:p>
          </table:table-cell>
          <table:table-cell table:formula="of:=VLOOKUP([.C92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0</text:p>
          </table:table-cell>
          <table:table-cell office:value-type="string" calcext:value-type="string">
            <text:p>A099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11-26" calcext:value-type="date">
            <text:p>2025-11-26</text:p>
          </table:table-cell>
          <table:table-cell office:value-type="float" office:value="68" calcext:value-type="float">
            <text:p>68</text:p>
          </table:table-cell>
          <table:table-cell table:formula="of:=VLOOKUP([.B921]; [$Подписки.A:.E]; 2; 0)" office:value-type="string" office:string-value="Базовый" calcext:value-type="string">
            <text:p>Базовый</text:p>
          </table:table-cell>
          <table:table-cell table:formula="of:=VLOOKUP([.C921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1</text:p>
          </table:table-cell>
          <table:table-cell office:value-type="string" calcext:value-type="string">
            <text:p>A059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5-03-21" calcext:value-type="date">
            <text:p>2025-03-21</text:p>
          </table:table-cell>
          <table:table-cell office:value-type="float" office:value="80" calcext:value-type="float">
            <text:p>80</text:p>
          </table:table-cell>
          <table:table-cell table:formula="of:=VLOOKUP([.B922]; [$Подписки.A:.E]; 2; 0)" office:value-type="string" office:string-value="Премиум" calcext:value-type="string">
            <text:p>Премиум</text:p>
          </table:table-cell>
          <table:table-cell table:formula="of:=VLOOKUP([.C922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2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4-09-30" calcext:value-type="date">
            <text:p>2024-09-30</text:p>
          </table:table-cell>
          <table:table-cell office:value-type="float" office:value="23" calcext:value-type="float">
            <text:p>23</text:p>
          </table:table-cell>
          <table:table-cell table:formula="of:=VLOOKUP([.B923]; [$Подписки.A:.E]; 2; 0)" office:value-type="string" office:string-value="Премиум" calcext:value-type="string">
            <text:p>Премиум</text:p>
          </table:table-cell>
          <table:table-cell table:formula="of:=VLOOKUP([.C923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3</text:p>
          </table:table-cell>
          <table:table-cell office:value-type="string" calcext:value-type="string">
            <text:p>A087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6-02" calcext:value-type="date">
            <text:p>2024-06-02</text:p>
          </table:table-cell>
          <table:table-cell office:value-type="float" office:value="10" calcext:value-type="float">
            <text:p>10</text:p>
          </table:table-cell>
          <table:table-cell table:formula="of:=VLOOKUP([.B924]; [$Подписки.A:.E]; 2; 0)" office:value-type="string" office:string-value="Базовый" calcext:value-type="string">
            <text:p>Базовый</text:p>
          </table:table-cell>
          <table:table-cell table:formula="of:=VLOOKUP([.C924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4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29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102" calcext:value-type="float">
            <text:p>102</text:p>
          </table:table-cell>
          <table:table-cell table:formula="of:=VLOOKUP([.B925]; [$Подписки.A:.E]; 2; 0)" office:value-type="string" office:string-value="Базовый" calcext:value-type="string">
            <text:p>Базовый</text:p>
          </table:table-cell>
          <table:table-cell table:formula="of:=VLOOKUP([.C925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5</text:p>
          </table:table-cell>
          <table:table-cell office:value-type="string" calcext:value-type="string">
            <text:p>A017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4-09-01" calcext:value-type="date">
            <text:p>2024-09-01</text:p>
          </table:table-cell>
          <table:table-cell office:value-type="float" office:value="84" calcext:value-type="float">
            <text:p>84</text:p>
          </table:table-cell>
          <table:table-cell table:formula="of:=VLOOKUP([.B926]; [$Подписки.A:.E]; 2; 0)" office:value-type="string" office:string-value="Базовый" calcext:value-type="string">
            <text:p>Базовый</text:p>
          </table:table-cell>
          <table:table-cell table:formula="of:=VLOOKUP([.C926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6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4-09-03" calcext:value-type="date">
            <text:p>2024-09-03</text:p>
          </table:table-cell>
          <table:table-cell office:value-type="float" office:value="12" calcext:value-type="float">
            <text:p>12</text:p>
          </table:table-cell>
          <table:table-cell table:formula="of:=VLOOKUP([.B927]; [$Подписки.A:.E]; 2; 0)" office:value-type="string" office:string-value="Стандартный" calcext:value-type="string">
            <text:p>Стандартный</text:p>
          </table:table-cell>
          <table:table-cell table:formula="of:=VLOOKUP([.C92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7</text:p>
          </table:table-cell>
          <table:table-cell office:value-type="string" calcext:value-type="string">
            <text:p>A01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4-22" calcext:value-type="date">
            <text:p>2025-04-22</text:p>
          </table:table-cell>
          <table:table-cell office:value-type="float" office:value="100" calcext:value-type="float">
            <text:p>100</text:p>
          </table:table-cell>
          <table:table-cell table:formula="of:=VLOOKUP([.B928]; [$Подписки.A:.E]; 2; 0)" office:value-type="string" office:string-value="Стандартный" calcext:value-type="string">
            <text:p>Стандартный</text:p>
          </table:table-cell>
          <table:table-cell table:formula="of:=VLOOKUP([.C928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8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94</text:p>
          </table:table-cell>
          <table:table-cell table:style-name="ce3" office:value-type="date" office:date-value="2025-03-02" calcext:value-type="date">
            <text:p>2025-03-02</text:p>
          </table:table-cell>
          <table:table-cell office:value-type="float" office:value="43" calcext:value-type="float">
            <text:p>43</text:p>
          </table:table-cell>
          <table:table-cell table:formula="of:=VLOOKUP([.B929]; [$Подписки.A:.E]; 2; 0)" office:value-type="string" office:string-value="Базовый" calcext:value-type="string">
            <text:p>Базовый</text:p>
          </table:table-cell>
          <table:table-cell table:formula="of:=VLOOKUP([.C929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29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08-18" calcext:value-type="date">
            <text:p>2025-08-18</text:p>
          </table:table-cell>
          <table:table-cell office:value-type="float" office:value="92" calcext:value-type="float">
            <text:p>92</text:p>
          </table:table-cell>
          <table:table-cell table:formula="of:=VLOOKUP([.B930]; [$Подписки.A:.E]; 2; 0)" office:value-type="string" office:string-value="Премиум" calcext:value-type="string">
            <text:p>Премиум</text:p>
          </table:table-cell>
          <table:table-cell table:formula="of:=VLOOKUP([.C93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0</text:p>
          </table:table-cell>
          <table:table-cell office:value-type="string" calcext:value-type="string">
            <text:p>A086</text:p>
          </table:table-cell>
          <table:table-cell office:value-type="string" calcext:value-type="string">
            <text:p>S093</text:p>
          </table:table-cell>
          <table:table-cell table:style-name="ce3" office:value-type="date" office:date-value="2024-03-26" calcext:value-type="date">
            <text:p>2024-03-26</text:p>
          </table:table-cell>
          <table:table-cell office:value-type="float" office:value="48" calcext:value-type="float">
            <text:p>48</text:p>
          </table:table-cell>
          <table:table-cell table:formula="of:=VLOOKUP([.B931]; [$Подписки.A:.E]; 2; 0)" office:value-type="string" office:string-value="Базовый" calcext:value-type="string">
            <text:p>Базовый</text:p>
          </table:table-cell>
          <table:table-cell table:formula="of:=VLOOKUP([.C93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1</text:p>
          </table:table-cell>
          <table:table-cell office:value-type="string" calcext:value-type="string">
            <text:p>A009</text:p>
          </table:table-cell>
          <table:table-cell office:value-type="string" calcext:value-type="string">
            <text:p>S037</text:p>
          </table:table-cell>
          <table:table-cell table:style-name="ce3" office:value-type="date" office:date-value="2024-03-14" calcext:value-type="date">
            <text:p>2024-03-14</text:p>
          </table:table-cell>
          <table:table-cell office:value-type="float" office:value="40" calcext:value-type="float">
            <text:p>40</text:p>
          </table:table-cell>
          <table:table-cell table:formula="of:=VLOOKUP([.B932]; [$Подписки.A:.E]; 2; 0)" office:value-type="string" office:string-value="Базовый" calcext:value-type="string">
            <text:p>Базовый</text:p>
          </table:table-cell>
          <table:table-cell table:formula="of:=VLOOKUP([.C93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2</text:p>
          </table:table-cell>
          <table:table-cell office:value-type="string" calcext:value-type="string">
            <text:p>A092</text:p>
          </table:table-cell>
          <table:table-cell office:value-type="string" calcext:value-type="string">
            <text:p>S028</text:p>
          </table:table-cell>
          <table:table-cell table:style-name="ce3" office:value-type="date" office:date-value="2024-09-11" calcext:value-type="date">
            <text:p>2024-09-11</text:p>
          </table:table-cell>
          <table:table-cell office:value-type="float" office:value="47" calcext:value-type="float">
            <text:p>47</text:p>
          </table:table-cell>
          <table:table-cell table:formula="of:=VLOOKUP([.B933]; [$Подписки.A:.E]; 2; 0)" office:value-type="string" office:string-value="Премиум" calcext:value-type="string">
            <text:p>Премиум</text:p>
          </table:table-cell>
          <table:table-cell table:formula="of:=VLOOKUP([.C93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3</text:p>
          </table:table-cell>
          <table:table-cell office:value-type="string" calcext:value-type="string">
            <text:p>A085</text:p>
          </table:table-cell>
          <table:table-cell office:value-type="string" calcext:value-type="string">
            <text:p>S088</text:p>
          </table:table-cell>
          <table:table-cell table:style-name="ce3" office:value-type="date" office:date-value="2024-06-18" calcext:value-type="date">
            <text:p>2024-06-18</text:p>
          </table:table-cell>
          <table:table-cell office:value-type="float" office:value="108" calcext:value-type="float">
            <text:p>108</text:p>
          </table:table-cell>
          <table:table-cell table:formula="of:=VLOOKUP([.B934]; [$Подписки.A:.E]; 2; 0)" office:value-type="string" office:string-value="Премиум" calcext:value-type="string">
            <text:p>Премиум</text:p>
          </table:table-cell>
          <table:table-cell table:formula="of:=VLOOKUP([.C934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4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5-03-31" calcext:value-type="date">
            <text:p>2025-03-31</text:p>
          </table:table-cell>
          <table:table-cell office:value-type="float" office:value="52" calcext:value-type="float">
            <text:p>52</text:p>
          </table:table-cell>
          <table:table-cell table:formula="of:=VLOOKUP([.B935]; [$Подписки.A:.E]; 2; 0)" office:value-type="string" office:string-value="Стандартный" calcext:value-type="string">
            <text:p>Стандартный</text:p>
          </table:table-cell>
          <table:table-cell table:formula="of:=VLOOKUP([.C93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5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22</text:p>
          </table:table-cell>
          <table:table-cell table:style-name="ce3" office:value-type="date" office:date-value="2025-09-04" calcext:value-type="date">
            <text:p>2025-09-04</text:p>
          </table:table-cell>
          <table:table-cell office:value-type="float" office:value="31" calcext:value-type="float">
            <text:p>31</text:p>
          </table:table-cell>
          <table:table-cell table:formula="of:=VLOOKUP([.B936]; [$Подписки.A:.E]; 2; 0)" office:value-type="string" office:string-value="Базовый" calcext:value-type="string">
            <text:p>Базовый</text:p>
          </table:table-cell>
          <table:table-cell table:formula="of:=VLOOKUP([.C93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6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10-14" calcext:value-type="date">
            <text:p>2025-10-14</text:p>
          </table:table-cell>
          <table:table-cell office:value-type="float" office:value="49" calcext:value-type="float">
            <text:p>49</text:p>
          </table:table-cell>
          <table:table-cell table:formula="of:=VLOOKUP([.B937]; [$Подписки.A:.E]; 2; 0)" office:value-type="string" office:string-value="Стандартный" calcext:value-type="string">
            <text:p>Стандартный</text:p>
          </table:table-cell>
          <table:table-cell table:formula="of:=VLOOKUP([.C93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7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4-09-21" calcext:value-type="date">
            <text:p>2024-09-21</text:p>
          </table:table-cell>
          <table:table-cell office:value-type="float" office:value="58" calcext:value-type="float">
            <text:p>58</text:p>
          </table:table-cell>
          <table:table-cell table:formula="of:=VLOOKUP([.B938]; [$Подписки.A:.E]; 2; 0)" office:value-type="string" office:string-value="Базовый" calcext:value-type="string">
            <text:p>Базовый</text:p>
          </table:table-cell>
          <table:table-cell table:formula="of:=VLOOKUP([.C93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8</text:p>
          </table:table-cell>
          <table:table-cell office:value-type="string" calcext:value-type="string">
            <text:p>A027</text:p>
          </table:table-cell>
          <table:table-cell office:value-type="string" calcext:value-type="string">
            <text:p>S034</text:p>
          </table:table-cell>
          <table:table-cell table:style-name="ce3" office:value-type="date" office:date-value="2025-05-13" calcext:value-type="date">
            <text:p>2025-05-13</text:p>
          </table:table-cell>
          <table:table-cell office:value-type="float" office:value="5" calcext:value-type="float">
            <text:p>5</text:p>
          </table:table-cell>
          <table:table-cell table:formula="of:=VLOOKUP([.B939]; [$Подписки.A:.E]; 2; 0)" office:value-type="string" office:string-value="Стандартный" calcext:value-type="string">
            <text:p>Стандартный</text:p>
          </table:table-cell>
          <table:table-cell table:formula="of:=VLOOKUP([.C939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39</text:p>
          </table:table-cell>
          <table:table-cell office:value-type="string" calcext:value-type="string">
            <text:p>A032</text:p>
          </table:table-cell>
          <table:table-cell office:value-type="string" calcext:value-type="string">
            <text:p>S089</text:p>
          </table:table-cell>
          <table:table-cell table:style-name="ce3" office:value-type="date" office:date-value="2025-08-27" calcext:value-type="date">
            <text:p>2025-08-27</text:p>
          </table:table-cell>
          <table:table-cell office:value-type="float" office:value="75" calcext:value-type="float">
            <text:p>75</text:p>
          </table:table-cell>
          <table:table-cell table:formula="of:=VLOOKUP([.B940]; [$Подписки.A:.E]; 2; 0)" office:value-type="string" office:string-value="Базовый" calcext:value-type="string">
            <text:p>Базовый</text:p>
          </table:table-cell>
          <table:table-cell table:formula="of:=VLOOKUP([.C94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0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5-02-07" calcext:value-type="date">
            <text:p>2025-02-07</text:p>
          </table:table-cell>
          <table:table-cell office:value-type="float" office:value="98" calcext:value-type="float">
            <text:p>98</text:p>
          </table:table-cell>
          <table:table-cell table:formula="of:=VLOOKUP([.B941]; [$Подписки.A:.E]; 2; 0)" office:value-type="string" office:string-value="Стандартный" calcext:value-type="string">
            <text:p>Стандартный</text:p>
          </table:table-cell>
          <table:table-cell table:formula="of:=VLOOKUP([.C94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1</text:p>
          </table:table-cell>
          <table:table-cell office:value-type="string" calcext:value-type="string">
            <text:p>A035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09-16" calcext:value-type="date">
            <text:p>2025-09-16</text:p>
          </table:table-cell>
          <table:table-cell office:value-type="float" office:value="107" calcext:value-type="float">
            <text:p>107</text:p>
          </table:table-cell>
          <table:table-cell table:formula="of:=VLOOKUP([.B942]; [$Подписки.A:.E]; 2; 0)" office:value-type="string" office:string-value="Премиум" calcext:value-type="string">
            <text:p>Премиум</text:p>
          </table:table-cell>
          <table:table-cell table:formula="of:=VLOOKUP([.C942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2</text:p>
          </table:table-cell>
          <table:table-cell office:value-type="string" calcext:value-type="string">
            <text:p>A091</text:p>
          </table:table-cell>
          <table:table-cell office:value-type="string" calcext:value-type="string">
            <text:p>S090</text:p>
          </table:table-cell>
          <table:table-cell table:style-name="ce3" office:value-type="date" office:date-value="2025-12-18" calcext:value-type="date">
            <text:p>2025-12-18</text:p>
          </table:table-cell>
          <table:table-cell office:value-type="float" office:value="21" calcext:value-type="float">
            <text:p>21</text:p>
          </table:table-cell>
          <table:table-cell table:formula="of:=VLOOKUP([.B943]; [$Подписки.A:.E]; 2; 0)" office:value-type="string" office:string-value="Базовый" calcext:value-type="string">
            <text:p>Базовый</text:p>
          </table:table-cell>
          <table:table-cell table:formula="of:=VLOOKUP([.C943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3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45</text:p>
          </table:table-cell>
          <table:table-cell table:style-name="ce3" office:value-type="date" office:date-value="2024-04-25" calcext:value-type="date">
            <text:p>2024-04-25</text:p>
          </table:table-cell>
          <table:table-cell office:value-type="float" office:value="97" calcext:value-type="float">
            <text:p>97</text:p>
          </table:table-cell>
          <table:table-cell table:formula="of:=VLOOKUP([.B944]; [$Подписки.A:.E]; 2; 0)" office:value-type="string" office:string-value="Премиум" calcext:value-type="string">
            <text:p>Премиум</text:p>
          </table:table-cell>
          <table:table-cell table:formula="of:=VLOOKUP([.C944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4</text:p>
          </table:table-cell>
          <table:table-cell office:value-type="string" calcext:value-type="string">
            <text:p>A084</text:p>
          </table:table-cell>
          <table:table-cell office:value-type="string" calcext:value-type="string">
            <text:p>S053</text:p>
          </table:table-cell>
          <table:table-cell table:style-name="ce3" office:value-type="date" office:date-value="2024-03-31" calcext:value-type="date">
            <text:p>2024-03-31</text:p>
          </table:table-cell>
          <table:table-cell office:value-type="float" office:value="86" calcext:value-type="float">
            <text:p>86</text:p>
          </table:table-cell>
          <table:table-cell table:formula="of:=VLOOKUP([.B945]; [$Подписки.A:.E]; 2; 0)" office:value-type="string" office:string-value="Премиум" calcext:value-type="string">
            <text:p>Премиум</text:p>
          </table:table-cell>
          <table:table-cell table:formula="of:=VLOOKUP([.C945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5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table:formula="of:=VLOOKUP([.B946]; [$Подписки.A:.E]; 2; 0)" office:value-type="string" office:string-value="Базовый" calcext:value-type="string">
            <text:p>Базовый</text:p>
          </table:table-cell>
          <table:table-cell table:formula="of:=VLOOKUP([.C94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6</text:p>
          </table:table-cell>
          <table:table-cell office:value-type="string" calcext:value-type="string">
            <text:p>A058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2-07" calcext:value-type="date">
            <text:p>2025-02-07</text:p>
          </table:table-cell>
          <table:table-cell office:value-type="float" office:value="91" calcext:value-type="float">
            <text:p>91</text:p>
          </table:table-cell>
          <table:table-cell table:formula="of:=VLOOKUP([.B947]; [$Подписки.A:.E]; 2; 0)" office:value-type="string" office:string-value="Базовый" calcext:value-type="string">
            <text:p>Базовый</text:p>
          </table:table-cell>
          <table:table-cell table:formula="of:=VLOOKUP([.C94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7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59</text:p>
          </table:table-cell>
          <table:table-cell table:style-name="ce3" office:value-type="date" office:date-value="2025-12-15" calcext:value-type="date">
            <text:p>2025-12-15</text:p>
          </table:table-cell>
          <table:table-cell office:value-type="float" office:value="45" calcext:value-type="float">
            <text:p>45</text:p>
          </table:table-cell>
          <table:table-cell table:formula="of:=VLOOKUP([.B948]; [$Подписки.A:.E]; 2; 0)" office:value-type="string" office:string-value="Базовый" calcext:value-type="string">
            <text:p>Базовый</text:p>
          </table:table-cell>
          <table:table-cell table:formula="of:=VLOOKUP([.C948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8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S065</text:p>
          </table:table-cell>
          <table:table-cell table:style-name="ce3" office:value-type="date" office:date-value="2025-02-04" calcext:value-type="date">
            <text:p>2025-02-04</text:p>
          </table:table-cell>
          <table:table-cell office:value-type="float" office:value="26" calcext:value-type="float">
            <text:p>26</text:p>
          </table:table-cell>
          <table:table-cell table:formula="of:=VLOOKUP([.B949]; [$Подписки.A:.E]; 2; 0)" office:value-type="string" office:string-value="Стандартный" calcext:value-type="string">
            <text:p>Стандартный</text:p>
          </table:table-cell>
          <table:table-cell table:formula="of:=VLOOKUP([.C94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49</text:p>
          </table:table-cell>
          <table:table-cell office:value-type="string" calcext:value-type="string">
            <text:p>A098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8-02" calcext:value-type="date">
            <text:p>2025-08-02</text:p>
          </table:table-cell>
          <table:table-cell office:value-type="float" office:value="73" calcext:value-type="float">
            <text:p>73</text:p>
          </table:table-cell>
          <table:table-cell table:formula="of:=VLOOKUP([.B950]; [$Подписки.A:.E]; 2; 0)" office:value-type="string" office:string-value="Базовый" calcext:value-type="string">
            <text:p>Базовый</text:p>
          </table:table-cell>
          <table:table-cell table:formula="of:=VLOOKUP([.C950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0</text:p>
          </table:table-cell>
          <table:table-cell office:value-type="string" calcext:value-type="string">
            <text:p>A011</text:p>
          </table:table-cell>
          <table:table-cell office:value-type="string" calcext:value-type="string">
            <text:p>S056</text:p>
          </table:table-cell>
          <table:table-cell table:style-name="ce3" office:value-type="date" office:date-value="2025-10-22" calcext:value-type="date">
            <text:p>2025-10-22</text:p>
          </table:table-cell>
          <table:table-cell office:value-type="float" office:value="103" calcext:value-type="float">
            <text:p>103</text:p>
          </table:table-cell>
          <table:table-cell table:formula="of:=VLOOKUP([.B951]; [$Подписки.A:.E]; 2; 0)" office:value-type="string" office:string-value="Премиум" calcext:value-type="string">
            <text:p>Премиум</text:p>
          </table:table-cell>
          <table:table-cell table:formula="of:=VLOOKUP([.C951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1</text:p>
          </table:table-cell>
          <table:table-cell office:value-type="string" calcext:value-type="string">
            <text:p>A076</text:p>
          </table:table-cell>
          <table:table-cell office:value-type="string" calcext:value-type="string">
            <text:p>S026</text:p>
          </table:table-cell>
          <table:table-cell table:style-name="ce3" office:value-type="date" office:date-value="2025-02-06" calcext:value-type="date">
            <text:p>2025-02-06</text:p>
          </table:table-cell>
          <table:table-cell office:value-type="float" office:value="113" calcext:value-type="float">
            <text:p>113</text:p>
          </table:table-cell>
          <table:table-cell table:formula="of:=VLOOKUP([.B952]; [$Подписки.A:.E]; 2; 0)" office:value-type="string" office:string-value="Премиум" calcext:value-type="string">
            <text:p>Премиум</text:p>
          </table:table-cell>
          <table:table-cell table:formula="of:=VLOOKUP([.C95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2</text:p>
          </table:table-cell>
          <table:table-cell office:value-type="string" calcext:value-type="string">
            <text:p>A060</text:p>
          </table:table-cell>
          <table:table-cell office:value-type="string" calcext:value-type="string">
            <text:p>S071</text:p>
          </table:table-cell>
          <table:table-cell table:style-name="ce3" office:value-type="date" office:date-value="2024-10-29" calcext:value-type="date">
            <text:p>2024-10-29</text:p>
          </table:table-cell>
          <table:table-cell office:value-type="float" office:value="75" calcext:value-type="float">
            <text:p>75</text:p>
          </table:table-cell>
          <table:table-cell table:formula="of:=VLOOKUP([.B953]; [$Подписки.A:.E]; 2; 0)" office:value-type="string" office:string-value="Премиум" calcext:value-type="string">
            <text:p>Премиум</text:p>
          </table:table-cell>
          <table:table-cell table:formula="of:=VLOOKUP([.C95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3</text:p>
          </table:table-cell>
          <table:table-cell office:value-type="string" calcext:value-type="string">
            <text:p>A026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5-10-06" calcext:value-type="date">
            <text:p>2025-10-06</text:p>
          </table:table-cell>
          <table:table-cell office:value-type="float" office:value="25" calcext:value-type="float">
            <text:p>25</text:p>
          </table:table-cell>
          <table:table-cell table:formula="of:=VLOOKUP([.B954]; [$Подписки.A:.E]; 2; 0)" office:value-type="string" office:string-value="Базовый" calcext:value-type="string">
            <text:p>Базовый</text:p>
          </table:table-cell>
          <table:table-cell table:formula="of:=VLOOKUP([.C95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4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4-03-24" calcext:value-type="date">
            <text:p>2024-03-24</text:p>
          </table:table-cell>
          <table:table-cell office:value-type="float" office:value="19" calcext:value-type="float">
            <text:p>19</text:p>
          </table:table-cell>
          <table:table-cell table:formula="of:=VLOOKUP([.B955]; [$Подписки.A:.E]; 2; 0)" office:value-type="string" office:string-value="Премиум" calcext:value-type="string">
            <text:p>Премиум</text:p>
          </table:table-cell>
          <table:table-cell table:formula="of:=VLOOKUP([.C955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5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08</text:p>
          </table:table-cell>
          <table:table-cell table:style-name="ce3" office:value-type="date" office:date-value="2025-07-06" calcext:value-type="date">
            <text:p>2025-07-06</text:p>
          </table:table-cell>
          <table:table-cell office:value-type="float" office:value="116" calcext:value-type="float">
            <text:p>116</text:p>
          </table:table-cell>
          <table:table-cell table:formula="of:=VLOOKUP([.B956]; [$Подписки.A:.E]; 2; 0)" office:value-type="string" office:string-value="Стандартный" calcext:value-type="string">
            <text:p>Стандартный</text:p>
          </table:table-cell>
          <table:table-cell table:formula="of:=VLOOKUP([.C95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6</text:p>
          </table:table-cell>
          <table:table-cell office:value-type="string" calcext:value-type="string">
            <text:p>A019</text:p>
          </table:table-cell>
          <table:table-cell office:value-type="string" calcext:value-type="string">
            <text:p>S046</text:p>
          </table:table-cell>
          <table:table-cell table:style-name="ce3" office:value-type="date" office:date-value="2025-05-08" calcext:value-type="date">
            <text:p>2025-05-08</text:p>
          </table:table-cell>
          <table:table-cell office:value-type="float" office:value="95" calcext:value-type="float">
            <text:p>95</text:p>
          </table:table-cell>
          <table:table-cell table:formula="of:=VLOOKUP([.B957]; [$Подписки.A:.E]; 2; 0)" office:value-type="string" office:string-value="Премиум" calcext:value-type="string">
            <text:p>Премиум</text:p>
          </table:table-cell>
          <table:table-cell table:formula="of:=VLOOKUP([.C957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7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5-02-24" calcext:value-type="date">
            <text:p>2025-02-24</text:p>
          </table:table-cell>
          <table:table-cell office:value-type="float" office:value="5" calcext:value-type="float">
            <text:p>5</text:p>
          </table:table-cell>
          <table:table-cell table:formula="of:=VLOOKUP([.B958]; [$Подписки.A:.E]; 2; 0)" office:value-type="string" office:string-value="Базовый" calcext:value-type="string">
            <text:p>Базовый</text:p>
          </table:table-cell>
          <table:table-cell table:formula="of:=VLOOKUP([.C958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8</text:p>
          </table:table-cell>
          <table:table-cell office:value-type="string" calcext:value-type="string">
            <text:p>A067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4-10-09" calcext:value-type="date">
            <text:p>2024-10-09</text:p>
          </table:table-cell>
          <table:table-cell office:value-type="float" office:value="44" calcext:value-type="float">
            <text:p>44</text:p>
          </table:table-cell>
          <table:table-cell table:formula="of:=VLOOKUP([.B959]; [$Подписки.A:.E]; 2; 0)" office:value-type="string" office:string-value="Стандартный" calcext:value-type="string">
            <text:p>Стандартный</text:p>
          </table:table-cell>
          <table:table-cell table:formula="of:=VLOOKUP([.C959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59</text:p>
          </table:table-cell>
          <table:table-cell office:value-type="string" calcext:value-type="string">
            <text:p>A063</text:p>
          </table:table-cell>
          <table:table-cell office:value-type="string" calcext:value-type="string">
            <text:p>S061</text:p>
          </table:table-cell>
          <table:table-cell table:style-name="ce3" office:value-type="date" office:date-value="2024-06-12" calcext:value-type="date">
            <text:p>2024-06-12</text:p>
          </table:table-cell>
          <table:table-cell office:value-type="float" office:value="102" calcext:value-type="float">
            <text:p>102</text:p>
          </table:table-cell>
          <table:table-cell table:formula="of:=VLOOKUP([.B960]; [$Подписки.A:.E]; 2; 0)" office:value-type="string" office:string-value="Базовый" calcext:value-type="string">
            <text:p>Базовый</text:p>
          </table:table-cell>
          <table:table-cell table:formula="of:=VLOOKUP([.C96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0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24</text:p>
          </table:table-cell>
          <table:table-cell table:style-name="ce3" office:value-type="date" office:date-value="2025-06-19" calcext:value-type="date">
            <text:p>2025-06-19</text:p>
          </table:table-cell>
          <table:table-cell office:value-type="float" office:value="110" calcext:value-type="float">
            <text:p>110</text:p>
          </table:table-cell>
          <table:table-cell table:formula="of:=VLOOKUP([.B961]; [$Подписки.A:.E]; 2; 0)" office:value-type="string" office:string-value="Стандартный" calcext:value-type="string">
            <text:p>Стандартный</text:p>
          </table:table-cell>
          <table:table-cell table:formula="of:=VLOOKUP([.C961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1</text:p>
          </table:table-cell>
          <table:table-cell office:value-type="string" calcext:value-type="string">
            <text:p>A004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4-10-16" calcext:value-type="date">
            <text:p>2024-10-16</text:p>
          </table:table-cell>
          <table:table-cell office:value-type="float" office:value="61" calcext:value-type="float">
            <text:p>61</text:p>
          </table:table-cell>
          <table:table-cell table:formula="of:=VLOOKUP([.B962]; [$Подписки.A:.E]; 2; 0)" office:value-type="string" office:string-value="Базовый" calcext:value-type="string">
            <text:p>Базовый</text:p>
          </table:table-cell>
          <table:table-cell table:formula="of:=VLOOKUP([.C962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2</text:p>
          </table:table-cell>
          <table:table-cell office:value-type="string" calcext:value-type="string">
            <text:p>A049</text:p>
          </table:table-cell>
          <table:table-cell office:value-type="string" calcext:value-type="string">
            <text:p>S087</text:p>
          </table:table-cell>
          <table:table-cell table:style-name="ce3" office:value-type="date" office:date-value="2024-06-29" calcext:value-type="date">
            <text:p>2024-06-29</text:p>
          </table:table-cell>
          <table:table-cell office:value-type="float" office:value="27" calcext:value-type="float">
            <text:p>27</text:p>
          </table:table-cell>
          <table:table-cell table:formula="of:=VLOOKUP([.B963]; [$Подписки.A:.E]; 2; 0)" office:value-type="string" office:string-value="Базовый" calcext:value-type="string">
            <text:p>Базовый</text:p>
          </table:table-cell>
          <table:table-cell table:formula="of:=VLOOKUP([.C963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3</text:p>
          </table:table-cell>
          <table:table-cell office:value-type="string" calcext:value-type="string">
            <text:p>A069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4-09-10" calcext:value-type="date">
            <text:p>2024-09-10</text:p>
          </table:table-cell>
          <table:table-cell office:value-type="float" office:value="57" calcext:value-type="float">
            <text:p>57</text:p>
          </table:table-cell>
          <table:table-cell table:formula="of:=VLOOKUP([.B964]; [$Подписки.A:.E]; 2; 0)" office:value-type="string" office:string-value="Премиум" calcext:value-type="string">
            <text:p>Премиум</text:p>
          </table:table-cell>
          <table:table-cell table:formula="of:=VLOOKUP([.C964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4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5-05-23" calcext:value-type="date">
            <text:p>2025-05-23</text:p>
          </table:table-cell>
          <table:table-cell office:value-type="float" office:value="64" calcext:value-type="float">
            <text:p>64</text:p>
          </table:table-cell>
          <table:table-cell table:formula="of:=VLOOKUP([.B965]; [$Подписки.A:.E]; 2; 0)" office:value-type="string" office:string-value="Базовый" calcext:value-type="string">
            <text:p>Базовый</text:p>
          </table:table-cell>
          <table:table-cell table:formula="of:=VLOOKUP([.C965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5</text:p>
          </table:table-cell>
          <table:table-cell office:value-type="string" calcext:value-type="string">
            <text:p>A054</text:p>
          </table:table-cell>
          <table:table-cell office:value-type="string" calcext:value-type="string">
            <text:p>S070</text:p>
          </table:table-cell>
          <table:table-cell table:style-name="ce3" office:value-type="date" office:date-value="2024-12-22" calcext:value-type="date">
            <text:p>2024-12-22</text:p>
          </table:table-cell>
          <table:table-cell office:value-type="float" office:value="61" calcext:value-type="float">
            <text:p>61</text:p>
          </table:table-cell>
          <table:table-cell table:formula="of:=VLOOKUP([.B966]; [$Подписки.A:.E]; 2; 0)" office:value-type="string" office:string-value="Стандартный" calcext:value-type="string">
            <text:p>Стандартный</text:p>
          </table:table-cell>
          <table:table-cell table:formula="of:=VLOOKUP([.C966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6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40</text:p>
          </table:table-cell>
          <table:table-cell table:style-name="ce3" office:value-type="date" office:date-value="2025-01-25" calcext:value-type="date">
            <text:p>2025-01-25</text:p>
          </table:table-cell>
          <table:table-cell office:value-type="float" office:value="107" calcext:value-type="float">
            <text:p>107</text:p>
          </table:table-cell>
          <table:table-cell table:formula="of:=VLOOKUP([.B967]; [$Подписки.A:.E]; 2; 0)" office:value-type="string" office:string-value="Базовый" calcext:value-type="string">
            <text:p>Базовый</text:p>
          </table:table-cell>
          <table:table-cell table:formula="of:=VLOOKUP([.C967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7</text:p>
          </table:table-cell>
          <table:table-cell office:value-type="string" calcext:value-type="string">
            <text:p>A038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11-12" calcext:value-type="date">
            <text:p>2024-11-12</text:p>
          </table:table-cell>
          <table:table-cell office:value-type="float" office:value="88" calcext:value-type="float">
            <text:p>88</text:p>
          </table:table-cell>
          <table:table-cell table:formula="of:=VLOOKUP([.B968]; [$Подписки.A:.E]; 2; 0)" office:value-type="string" office:string-value="Премиум" calcext:value-type="string">
            <text:p>Премиум</text:p>
          </table:table-cell>
          <table:table-cell table:formula="of:=VLOOKUP([.C96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8</text:p>
          </table:table-cell>
          <table:table-cell office:value-type="string" calcext:value-type="string">
            <text:p>A003</text:p>
          </table:table-cell>
          <table:table-cell office:value-type="string" calcext:value-type="string">
            <text:p>S051</text:p>
          </table:table-cell>
          <table:table-cell table:style-name="ce3" office:value-type="date" office:date-value="2024-12-07" calcext:value-type="date">
            <text:p>2024-12-07</text:p>
          </table:table-cell>
          <table:table-cell office:value-type="float" office:value="51" calcext:value-type="float">
            <text:p>51</text:p>
          </table:table-cell>
          <table:table-cell table:formula="of:=VLOOKUP([.B969]; [$Подписки.A:.E]; 2; 0)" office:value-type="string" office:string-value="Премиум" calcext:value-type="string">
            <text:p>Премиум</text:p>
          </table:table-cell>
          <table:table-cell table:formula="of:=VLOOKUP([.C969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69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92</text:p>
          </table:table-cell>
          <table:table-cell table:style-name="ce3" office:value-type="date" office:date-value="2024-02-07" calcext:value-type="date">
            <text:p>2024-02-07</text:p>
          </table:table-cell>
          <table:table-cell office:value-type="float" office:value="119" calcext:value-type="float">
            <text:p>119</text:p>
          </table:table-cell>
          <table:table-cell table:formula="of:=VLOOKUP([.B970]; [$Подписки.A:.E]; 2; 0)" office:value-type="string" office:string-value="Базовый" calcext:value-type="string">
            <text:p>Базовый</text:p>
          </table:table-cell>
          <table:table-cell table:formula="of:=VLOOKUP([.C97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0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41</text:p>
          </table:table-cell>
          <table:table-cell table:style-name="ce3" office:value-type="date" office:date-value="2024-12-08" calcext:value-type="date">
            <text:p>2024-12-08</text:p>
          </table:table-cell>
          <table:table-cell office:value-type="float" office:value="62" calcext:value-type="float">
            <text:p>62</text:p>
          </table:table-cell>
          <table:table-cell table:formula="of:=VLOOKUP([.B971]; [$Подписки.A:.E]; 2; 0)" office:value-type="string" office:string-value="Базовый" calcext:value-type="string">
            <text:p>Базовый</text:p>
          </table:table-cell>
          <table:table-cell table:formula="of:=VLOOKUP([.C97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1</text:p>
          </table:table-cell>
          <table:table-cell office:value-type="string" calcext:value-type="string">
            <text:p>A050</text:p>
          </table:table-cell>
          <table:table-cell office:value-type="string" calcext:value-type="string">
            <text:p>S030</text:p>
          </table:table-cell>
          <table:table-cell table:style-name="ce3" office:value-type="date" office:date-value="2025-12-02" calcext:value-type="date">
            <text:p>2025-12-02</text:p>
          </table:table-cell>
          <table:table-cell office:value-type="float" office:value="105" calcext:value-type="float">
            <text:p>105</text:p>
          </table:table-cell>
          <table:table-cell table:formula="of:=VLOOKUP([.B972]; [$Подписки.A:.E]; 2; 0)" office:value-type="string" office:string-value="Премиум" calcext:value-type="string">
            <text:p>Премиум</text:p>
          </table:table-cell>
          <table:table-cell table:formula="of:=VLOOKUP([.C972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2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27</text:p>
          </table:table-cell>
          <table:table-cell table:style-name="ce3" office:value-type="date" office:date-value="2024-07-24" calcext:value-type="date">
            <text:p>2024-07-24</text:p>
          </table:table-cell>
          <table:table-cell office:value-type="float" office:value="61" calcext:value-type="float">
            <text:p>61</text:p>
          </table:table-cell>
          <table:table-cell table:formula="of:=VLOOKUP([.B973]; [$Подписки.A:.E]; 2; 0)" office:value-type="string" office:string-value="Стандартный" calcext:value-type="string">
            <text:p>Стандартный</text:p>
          </table:table-cell>
          <table:table-cell table:formula="of:=VLOOKUP([.C973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3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100</text:p>
          </table:table-cell>
          <table:table-cell table:style-name="ce3" office:value-type="date" office:date-value="2025-07-04" calcext:value-type="date">
            <text:p>2025-07-04</text:p>
          </table:table-cell>
          <table:table-cell office:value-type="float" office:value="20" calcext:value-type="float">
            <text:p>20</text:p>
          </table:table-cell>
          <table:table-cell table:formula="of:=VLOOKUP([.B974]; [$Подписки.A:.E]; 2; 0)" office:value-type="string" office:string-value="Премиум" calcext:value-type="string">
            <text:p>Премиум</text:p>
          </table:table-cell>
          <table:table-cell table:formula="of:=VLOOKUP([.C97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4</text:p>
          </table:table-cell>
          <table:table-cell office:value-type="string" calcext:value-type="string">
            <text:p>A022</text:p>
          </table:table-cell>
          <table:table-cell office:value-type="string" calcext:value-type="string">
            <text:p>S085</text:p>
          </table:table-cell>
          <table:table-cell table:style-name="ce3" office:value-type="date" office:date-value="2024-11-05" calcext:value-type="date">
            <text:p>2024-11-05</text:p>
          </table:table-cell>
          <table:table-cell office:value-type="float" office:value="25" calcext:value-type="float">
            <text:p>25</text:p>
          </table:table-cell>
          <table:table-cell table:formula="of:=VLOOKUP([.B975]; [$Подписки.A:.E]; 2; 0)" office:value-type="string" office:string-value="Базовый" calcext:value-type="string">
            <text:p>Базовый</text:p>
          </table:table-cell>
          <table:table-cell table:formula="of:=VLOOKUP([.C975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5</text:p>
          </table:table-cell>
          <table:table-cell office:value-type="string" calcext:value-type="string">
            <text:p>A072</text:p>
          </table:table-cell>
          <table:table-cell office:value-type="string" calcext:value-type="string">
            <text:p>S016</text:p>
          </table:table-cell>
          <table:table-cell table:style-name="ce3" office:value-type="date" office:date-value="2025-07-24" calcext:value-type="date">
            <text:p>2025-07-24</text:p>
          </table:table-cell>
          <table:table-cell office:value-type="float" office:value="35" calcext:value-type="float">
            <text:p>35</text:p>
          </table:table-cell>
          <table:table-cell table:formula="of:=VLOOKUP([.B976]; [$Подписки.A:.E]; 2; 0)" office:value-type="string" office:string-value="Базовый" calcext:value-type="string">
            <text:p>Базовый</text:p>
          </table:table-cell>
          <table:table-cell table:formula="of:=VLOOKUP([.C976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6</text:p>
          </table:table-cell>
          <table:table-cell office:value-type="string" calcext:value-type="string">
            <text:p>A042</text:p>
          </table:table-cell>
          <table:table-cell office:value-type="string" calcext:value-type="string">
            <text:p>S074</text:p>
          </table:table-cell>
          <table:table-cell table:style-name="ce3" office:value-type="date" office:date-value="2024-02-01" calcext:value-type="date">
            <text:p>2024-02-01</text:p>
          </table:table-cell>
          <table:table-cell office:value-type="float" office:value="63" calcext:value-type="float">
            <text:p>63</text:p>
          </table:table-cell>
          <table:table-cell table:formula="of:=VLOOKUP([.B977]; [$Подписки.A:.E]; 2; 0)" office:value-type="string" office:string-value="Стандартный" calcext:value-type="string">
            <text:p>Стандартный</text:p>
          </table:table-cell>
          <table:table-cell table:formula="of:=VLOOKUP([.C977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7</text:p>
          </table:table-cell>
          <table:table-cell office:value-type="string" calcext:value-type="string">
            <text:p>A034</text:p>
          </table:table-cell>
          <table:table-cell office:value-type="string" calcext:value-type="string">
            <text:p>S009</text:p>
          </table:table-cell>
          <table:table-cell table:style-name="ce3" office:value-type="date" office:date-value="2025-10-12" calcext:value-type="date">
            <text:p>2025-10-12</text:p>
          </table:table-cell>
          <table:table-cell office:value-type="float" office:value="100" calcext:value-type="float">
            <text:p>100</text:p>
          </table:table-cell>
          <table:table-cell table:formula="of:=VLOOKUP([.B978]; [$Подписки.A:.E]; 2; 0)" office:value-type="string" office:string-value="Стандартный" calcext:value-type="string">
            <text:p>Стандартный</text:p>
          </table:table-cell>
          <table:table-cell table:formula="of:=VLOOKUP([.C978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8</text:p>
          </table:table-cell>
          <table:table-cell office:value-type="string" calcext:value-type="string">
            <text:p>A010</text:p>
          </table:table-cell>
          <table:table-cell office:value-type="string" calcext:value-type="string">
            <text:p>S086</text:p>
          </table:table-cell>
          <table:table-cell table:style-name="ce3" office:value-type="date" office:date-value="2025-05-19" calcext:value-type="date">
            <text:p>2025-05-19</text:p>
          </table:table-cell>
          <table:table-cell office:value-type="float" office:value="21" calcext:value-type="float">
            <text:p>21</text:p>
          </table:table-cell>
          <table:table-cell table:formula="of:=VLOOKUP([.B979]; [$Подписки.A:.E]; 2; 0)" office:value-type="string" office:string-value="Базовый" calcext:value-type="string">
            <text:p>Базовый</text:p>
          </table:table-cell>
          <table:table-cell table:formula="of:=VLOOKUP([.C97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79</text:p>
          </table:table-cell>
          <table:table-cell office:value-type="string" calcext:value-type="string">
            <text:p>A068</text:p>
          </table:table-cell>
          <table:table-cell office:value-type="string" calcext:value-type="string">
            <text:p>S048</text:p>
          </table:table-cell>
          <table:table-cell table:style-name="ce3" office:value-type="date" office:date-value="2025-03-11" calcext:value-type="date">
            <text:p>2025-03-11</text:p>
          </table:table-cell>
          <table:table-cell office:value-type="float" office:value="115" calcext:value-type="float">
            <text:p>115</text:p>
          </table:table-cell>
          <table:table-cell table:formula="of:=VLOOKUP([.B980]; [$Подписки.A:.E]; 2; 0)" office:value-type="string" office:string-value="Базовый" calcext:value-type="string">
            <text:p>Базовый</text:p>
          </table:table-cell>
          <table:table-cell table:formula="of:=VLOOKUP([.C980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0</text:p>
          </table:table-cell>
          <table:table-cell office:value-type="string" calcext:value-type="string">
            <text:p>A025</text:p>
          </table:table-cell>
          <table:table-cell office:value-type="string" calcext:value-type="string">
            <text:p>S021</text:p>
          </table:table-cell>
          <table:table-cell table:style-name="ce3" office:value-type="date" office:date-value="2024-04-11" calcext:value-type="date">
            <text:p>2024-04-11</text:p>
          </table:table-cell>
          <table:table-cell office:value-type="float" office:value="117" calcext:value-type="float">
            <text:p>117</text:p>
          </table:table-cell>
          <table:table-cell table:formula="of:=VLOOKUP([.B981]; [$Подписки.A:.E]; 2; 0)" office:value-type="string" office:string-value="Стандартный" calcext:value-type="string">
            <text:p>Стандартный</text:p>
          </table:table-cell>
          <table:table-cell table:formula="of:=VLOOKUP([.C981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1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12-29" calcext:value-type="date">
            <text:p>2025-12-29</text:p>
          </table:table-cell>
          <table:table-cell office:value-type="float" office:value="55" calcext:value-type="float">
            <text:p>55</text:p>
          </table:table-cell>
          <table:table-cell table:formula="of:=VLOOKUP([.B982]; [$Подписки.A:.E]; 2; 0)" office:value-type="string" office:string-value="Базовый" calcext:value-type="string">
            <text:p>Базовый</text:p>
          </table:table-cell>
          <table:table-cell table:formula="of:=VLOOKUP([.C98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2</text:p>
          </table:table-cell>
          <table:table-cell office:value-type="string" calcext:value-type="string">
            <text:p>A036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5-05-03" calcext:value-type="date">
            <text:p>2025-05-03</text:p>
          </table:table-cell>
          <table:table-cell office:value-type="float" office:value="92" calcext:value-type="float">
            <text:p>92</text:p>
          </table:table-cell>
          <table:table-cell table:formula="of:=VLOOKUP([.B983]; [$Подписки.A:.E]; 2; 0)" office:value-type="string" office:string-value="Базовый" calcext:value-type="string">
            <text:p>Базовый</text:p>
          </table:table-cell>
          <table:table-cell table:formula="of:=VLOOKUP([.C98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3</text:p>
          </table:table-cell>
          <table:table-cell office:value-type="string" calcext:value-type="string">
            <text:p>A066</text:p>
          </table:table-cell>
          <table:table-cell office:value-type="string" calcext:value-type="string">
            <text:p>S015</text:p>
          </table:table-cell>
          <table:table-cell table:style-name="ce3" office:value-type="date" office:date-value="2024-04-05" calcext:value-type="date">
            <text:p>2024-04-05</text:p>
          </table:table-cell>
          <table:table-cell office:value-type="float" office:value="43" calcext:value-type="float">
            <text:p>43</text:p>
          </table:table-cell>
          <table:table-cell table:formula="of:=VLOOKUP([.B984]; [$Подписки.A:.E]; 2; 0)" office:value-type="string" office:string-value="Стандартный" calcext:value-type="string">
            <text:p>Стандартный</text:p>
          </table:table-cell>
          <table:table-cell table:formula="of:=VLOOKUP([.C984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4</text:p>
          </table:table-cell>
          <table:table-cell office:value-type="string" calcext:value-type="string">
            <text:p>A070</text:p>
          </table:table-cell>
          <table:table-cell office:value-type="string" calcext:value-type="string">
            <text:p>S001</text:p>
          </table:table-cell>
          <table:table-cell table:style-name="ce3" office:value-type="date" office:date-value="2025-02-10" calcext:value-type="date">
            <text:p>2025-02-10</text:p>
          </table:table-cell>
          <table:table-cell office:value-type="float" office:value="43" calcext:value-type="float">
            <text:p>43</text:p>
          </table:table-cell>
          <table:table-cell table:formula="of:=VLOOKUP([.B985]; [$Подписки.A:.E]; 2; 0)" office:value-type="string" office:string-value="Стандартный" calcext:value-type="string">
            <text:p>Стандартный</text:p>
          </table:table-cell>
          <table:table-cell table:formula="of:=VLOOKUP([.C985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5</text:p>
          </table:table-cell>
          <table:table-cell office:value-type="string" calcext:value-type="string">
            <text:p>A057</text:p>
          </table:table-cell>
          <table:table-cell office:value-type="string" calcext:value-type="string">
            <text:p>S081</text:p>
          </table:table-cell>
          <table:table-cell table:style-name="ce3" office:value-type="date" office:date-value="2025-02-21" calcext:value-type="date">
            <text:p>2025-02-21</text:p>
          </table:table-cell>
          <table:table-cell office:value-type="float" office:value="45" calcext:value-type="float">
            <text:p>45</text:p>
          </table:table-cell>
          <table:table-cell table:formula="of:=VLOOKUP([.B986]; [$Подписки.A:.E]; 2; 0)" office:value-type="string" office:string-value="Стандартный" calcext:value-type="string">
            <text:p>Стандартный</text:p>
          </table:table-cell>
          <table:table-cell table:formula="of:=VLOOKUP([.C98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6</text:p>
          </table:table-cell>
          <table:table-cell office:value-type="string" calcext:value-type="string">
            <text:p>A093</text:p>
          </table:table-cell>
          <table:table-cell office:value-type="string" calcext:value-type="string">
            <text:p>S073</text:p>
          </table:table-cell>
          <table:table-cell table:style-name="ce3" office:value-type="date" office:date-value="2024-05-20" calcext:value-type="date">
            <text:p>2024-05-20</text:p>
          </table:table-cell>
          <table:table-cell office:value-type="float" office:value="74" calcext:value-type="float">
            <text:p>74</text:p>
          </table:table-cell>
          <table:table-cell table:formula="of:=VLOOKUP([.B987]; [$Подписки.A:.E]; 2; 0)" office:value-type="string" office:string-value="Стандартный" calcext:value-type="string">
            <text:p>Стандартный</text:p>
          </table:table-cell>
          <table:table-cell table:formula="of:=VLOOKUP([.C987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7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84</text:p>
          </table:table-cell>
          <table:table-cell table:style-name="ce3" office:value-type="date" office:date-value="2024-11-03" calcext:value-type="date">
            <text:p>2024-11-03</text:p>
          </table:table-cell>
          <table:table-cell office:value-type="float" office:value="7" calcext:value-type="float">
            <text:p>7</text:p>
          </table:table-cell>
          <table:table-cell table:formula="of:=VLOOKUP([.B988]; [$Подписки.A:.E]; 2; 0)" office:value-type="string" office:string-value="Стандартный" calcext:value-type="string">
            <text:p>Стандартный</text:p>
          </table:table-cell>
          <table:table-cell table:formula="of:=VLOOKUP([.C988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8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63</text:p>
          </table:table-cell>
          <table:table-cell table:style-name="ce3" office:value-type="date" office:date-value="2025-07-14" calcext:value-type="date">
            <text:p>2025-07-14</text:p>
          </table:table-cell>
          <table:table-cell office:value-type="float" office:value="80" calcext:value-type="float">
            <text:p>80</text:p>
          </table:table-cell>
          <table:table-cell table:formula="of:=VLOOKUP([.B989]; [$Подписки.A:.E]; 2; 0)" office:value-type="string" office:string-value="Премиум" calcext:value-type="string">
            <text:p>Премиум</text:p>
          </table:table-cell>
          <table:table-cell table:formula="of:=VLOOKUP([.C989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89</text:p>
          </table:table-cell>
          <table:table-cell office:value-type="string" calcext:value-type="string">
            <text:p>A047</text:p>
          </table:table-cell>
          <table:table-cell office:value-type="string" calcext:value-type="string">
            <text:p>S055</text:p>
          </table:table-cell>
          <table:table-cell table:style-name="ce3" office:value-type="date" office:date-value="2024-07-10" calcext:value-type="date">
            <text:p>2024-07-10</text:p>
          </table:table-cell>
          <table:table-cell office:value-type="float" office:value="69" calcext:value-type="float">
            <text:p>69</text:p>
          </table:table-cell>
          <table:table-cell table:formula="of:=VLOOKUP([.B990]; [$Подписки.A:.E]; 2; 0)" office:value-type="string" office:string-value="Премиум" calcext:value-type="string">
            <text:p>Премиум</text:p>
          </table:table-cell>
          <table:table-cell table:formula="of:=VLOOKUP([.C990];[$Сериалы.A:.E]; 3; 0)" office:value-type="string" office:string-value="Fantasy" calcext:value-type="string">
            <text:p>Fantas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0</text:p>
          </table:table-cell>
          <table:table-cell office:value-type="string" calcext:value-type="string">
            <text:p>A081</text:p>
          </table:table-cell>
          <table:table-cell office:value-type="string" calcext:value-type="string">
            <text:p>S067</text:p>
          </table:table-cell>
          <table:table-cell table:style-name="ce3" office:value-type="date" office:date-value="2025-04-18" calcext:value-type="date">
            <text:p>2025-04-18</text:p>
          </table:table-cell>
          <table:table-cell office:value-type="float" office:value="19" calcext:value-type="float">
            <text:p>19</text:p>
          </table:table-cell>
          <table:table-cell table:formula="of:=VLOOKUP([.B991]; [$Подписки.A:.E]; 2; 0)" office:value-type="string" office:string-value="Премиум" calcext:value-type="string">
            <text:p>Премиум</text:p>
          </table:table-cell>
          <table:table-cell table:formula="of:=VLOOKUP([.C991];[$Сериалы.A:.E]; 3; 0)" office:value-type="string" office:string-value="Romance" calcext:value-type="string">
            <text:p>Romanc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1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S032</text:p>
          </table:table-cell>
          <table:table-cell table:style-name="ce3" office:value-type="date" office:date-value="2024-05-07" calcext:value-type="date">
            <text:p>2024-05-07</text:p>
          </table:table-cell>
          <table:table-cell office:value-type="float" office:value="72" calcext:value-type="float">
            <text:p>72</text:p>
          </table:table-cell>
          <table:table-cell table:formula="of:=VLOOKUP([.B992]; [$Подписки.A:.E]; 2; 0)" office:value-type="string" office:string-value="Базовый" calcext:value-type="string">
            <text:p>Базовый</text:p>
          </table:table-cell>
          <table:table-cell table:formula="of:=VLOOKUP([.C992];[$Сериалы.A:.E]; 3; 0)" office:value-type="string" office:string-value="Comedy" calcext:value-type="string">
            <text:p>Comed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2</text:p>
          </table:table-cell>
          <table:table-cell office:value-type="string" calcext:value-type="string">
            <text:p>A018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4-02-12" calcext:value-type="date">
            <text:p>2024-02-12</text:p>
          </table:table-cell>
          <table:table-cell office:value-type="float" office:value="39" calcext:value-type="float">
            <text:p>39</text:p>
          </table:table-cell>
          <table:table-cell table:formula="of:=VLOOKUP([.B993]; [$Подписки.A:.E]; 2; 0)" office:value-type="string" office:string-value="Премиум" calcext:value-type="string">
            <text:p>Премиум</text:p>
          </table:table-cell>
          <table:table-cell table:formula="of:=VLOOKUP([.C993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3</text:p>
          </table:table-cell>
          <table:table-cell office:value-type="string" calcext:value-type="string">
            <text:p>A078</text:p>
          </table:table-cell>
          <table:table-cell office:value-type="string" calcext:value-type="string">
            <text:p>S058</text:p>
          </table:table-cell>
          <table:table-cell table:style-name="ce3" office:value-type="date" office:date-value="2024-09-26" calcext:value-type="date">
            <text:p>2024-09-26</text:p>
          </table:table-cell>
          <table:table-cell office:value-type="float" office:value="38" calcext:value-type="float">
            <text:p>38</text:p>
          </table:table-cell>
          <table:table-cell table:formula="of:=VLOOKUP([.B994]; [$Подписки.A:.E]; 2; 0)" office:value-type="string" office:string-value="Премиум" calcext:value-type="string">
            <text:p>Премиум</text:p>
          </table:table-cell>
          <table:table-cell table:formula="of:=VLOOKUP([.C994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4</text:p>
          </table:table-cell>
          <table:table-cell office:value-type="string" calcext:value-type="string">
            <text:p>A061</text:p>
          </table:table-cell>
          <table:table-cell office:value-type="string" calcext:value-type="string">
            <text:p>S004</text:p>
          </table:table-cell>
          <table:table-cell table:style-name="ce3" office:value-type="date" office:date-value="2025-12-28" calcext:value-type="date">
            <text:p>2025-12-28</text:p>
          </table:table-cell>
          <table:table-cell office:value-type="float" office:value="63" calcext:value-type="float">
            <text:p>63</text:p>
          </table:table-cell>
          <table:table-cell table:formula="of:=VLOOKUP([.B995]; [$Подписки.A:.E]; 2; 0)" office:value-type="string" office:string-value="Стандартный" calcext:value-type="string">
            <text:p>Стандартный</text:p>
          </table:table-cell>
          <table:table-cell table:formula="of:=VLOOKUP([.C995];[$Сериалы.A:.E]; 3; 0)" office:value-type="string" office:string-value="Crime" calcext:value-type="string">
            <text:p>Crime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5</text:p>
          </table:table-cell>
          <table:table-cell office:value-type="string" calcext:value-type="string">
            <text:p>A029</text:p>
          </table:table-cell>
          <table:table-cell office:value-type="string" calcext:value-type="string">
            <text:p>S083</text:p>
          </table:table-cell>
          <table:table-cell table:style-name="ce3" office:value-type="date" office:date-value="2024-06-16" calcext:value-type="date">
            <text:p>2024-06-16</text:p>
          </table:table-cell>
          <table:table-cell office:value-type="float" office:value="87" calcext:value-type="float">
            <text:p>87</text:p>
          </table:table-cell>
          <table:table-cell table:formula="of:=VLOOKUP([.B996]; [$Подписки.A:.E]; 2; 0)" office:value-type="string" office:string-value="Базовый" calcext:value-type="string">
            <text:p>Базовый</text:p>
          </table:table-cell>
          <table:table-cell table:formula="of:=VLOOKUP([.C996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6</text:p>
          </table:table-cell>
          <table:table-cell office:value-type="string" calcext:value-type="string">
            <text:p>A065</text:p>
          </table:table-cell>
          <table:table-cell office:value-type="string" calcext:value-type="string">
            <text:p>S069</text:p>
          </table:table-cell>
          <table:table-cell table:style-name="ce3" office:value-type="date" office:date-value="2024-10-09" calcext:value-type="date">
            <text:p>2024-10-09</text:p>
          </table:table-cell>
          <table:table-cell office:value-type="float" office:value="84" calcext:value-type="float">
            <text:p>84</text:p>
          </table:table-cell>
          <table:table-cell table:formula="of:=VLOOKUP([.B997]; [$Подписки.A:.E]; 2; 0)" office:value-type="string" office:string-value="Базовый" calcext:value-type="string">
            <text:p>Базовый</text:p>
          </table:table-cell>
          <table:table-cell table:formula="of:=VLOOKUP([.C997];[$Сериалы.A:.E]; 3; 0)" office:value-type="string" office:string-value="Documentary" calcext:value-type="string">
            <text:p>Documentary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7</text:p>
          </table:table-cell>
          <table:table-cell office:value-type="string" calcext:value-type="string">
            <text:p>A006</text:p>
          </table:table-cell>
          <table:table-cell office:value-type="string" calcext:value-type="string">
            <text:p>S013</text:p>
          </table:table-cell>
          <table:table-cell table:style-name="ce3" office:value-type="date" office:date-value="2024-08-27" calcext:value-type="date">
            <text:p>2024-08-27</text:p>
          </table:table-cell>
          <table:table-cell office:value-type="float" office:value="68" calcext:value-type="float">
            <text:p>68</text:p>
          </table:table-cell>
          <table:table-cell table:formula="of:=VLOOKUP([.B998]; [$Подписки.A:.E]; 2; 0)" office:value-type="string" office:string-value="Стандартный" calcext:value-type="string">
            <text:p>Стандартный</text:p>
          </table:table-cell>
          <table:table-cell table:formula="of:=VLOOKUP([.C998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8</text:p>
          </table:table-cell>
          <table:table-cell office:value-type="string" calcext:value-type="string">
            <text:p>A062</text:p>
          </table:table-cell>
          <table:table-cell office:value-type="string" calcext:value-type="string">
            <text:p>S099</text:p>
          </table:table-cell>
          <table:table-cell table:style-name="ce3" office:value-type="date" office:date-value="2025-10-20" calcext:value-type="date">
            <text:p>2025-10-20</text:p>
          </table:table-cell>
          <table:table-cell office:value-type="float" office:value="80" calcext:value-type="float">
            <text:p>80</text:p>
          </table:table-cell>
          <table:table-cell table:formula="of:=VLOOKUP([.B999]; [$Подписки.A:.E]; 2; 0)" office:value-type="string" office:string-value="Базовый" calcext:value-type="string">
            <text:p>Базовый</text:p>
          </table:table-cell>
          <table:table-cell table:formula="of:=VLOOKUP([.C999];[$Сериалы.A:.E]; 3; 0)" office:value-type="string" office:string-value="Thriller" calcext:value-type="string">
            <text:p>Thriller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0999</text:p>
          </table:table-cell>
          <table:table-cell office:value-type="string" calcext:value-type="string">
            <text:p>A080</text:p>
          </table:table-cell>
          <table:table-cell office:value-type="string" calcext:value-type="string">
            <text:p>S043</text:p>
          </table:table-cell>
          <table:table-cell table:style-name="ce3" office:value-type="date" office:date-value="2025-04-02" calcext:value-type="date">
            <text:p>2025-04-02</text:p>
          </table:table-cell>
          <table:table-cell office:value-type="float" office:value="93" calcext:value-type="float">
            <text:p>93</text:p>
          </table:table-cell>
          <table:table-cell table:formula="of:=VLOOKUP([.B1000]; [$Подписки.A:.E]; 2; 0)" office:value-type="string" office:string-value="Базовый" calcext:value-type="string">
            <text:p>Базовый</text:p>
          </table:table-cell>
          <table:table-cell table:formula="of:=VLOOKUP([.C1000];[$Сериалы.A:.E]; 3; 0)" office:value-type="string" office:string-value="Drama" calcext:value-type="string">
            <text:p>Drama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V1000</text:p>
          </table:table-cell>
          <table:table-cell office:value-type="string" calcext:value-type="string">
            <text:p>A020</text:p>
          </table:table-cell>
          <table:table-cell office:value-type="string" calcext:value-type="string">
            <text:p>S095</text:p>
          </table:table-cell>
          <table:table-cell table:style-name="ce3" office:value-type="date" office:date-value="2025-03-27" calcext:value-type="date">
            <text:p>2025-03-27</text:p>
          </table:table-cell>
          <table:table-cell office:value-type="float" office:value="48" calcext:value-type="float">
            <text:p>48</text:p>
          </table:table-cell>
          <table:table-cell table:formula="of:=VLOOKUP([.B1001]; [$Подписки.A:.E]; 2; 0)" office:value-type="string" office:string-value="Базовый" calcext:value-type="string">
            <text:p>Базовый</text:p>
          </table:table-cell>
          <table:table-cell table:formula="of:=VLOOKUP([.C1001];[$Сериалы.A:.E]; 3; 0)" office:value-type="string" office:string-value="Action" calcext:value-type="string">
            <text:p>Action</text:p>
          </table:table-cell>
          <table:table-cell table:style-name="ce4" table:number-columns-repeated="16377"/>
        </table:table-row>
        <table:table-row table:style-name="ro2" table:number-rows-repeated="1047574">
          <table:table-cell table:number-columns-repeated="7"/>
          <table:table-cell table:style-name="ce4" table:number-columns-repeated="16377"/>
        </table:table-row>
        <table:table-row table:style-name="ro2">
          <table:table-cell table:number-columns-repeated="7"/>
          <table:table-cell table:style-name="ce4" table:number-columns-repeated="16377"/>
        </table:table-row>
      </table:table>
      <table:table table:name="Сводная таблица_Просмотры_1" table:style-name="ta2">
        <table:table-column table:style-name="co16" table:default-cell-style-name="ce8"/>
        <table:table-column table:style-name="co16" table:default-cell-style-name="ce14"/>
        <table:table-row table:style-name="ro3">
          <table:table-cell table:style-name="Pivot_20_Table_20_Field" office:value-type="string" calcext:value-type="string">
            <text:p>тариф</text:p>
          </table:table-cell>
          <table:table-cell table:style-name="ce11" office:value-type="string" calcext:value-type="string">
            <text:p>Премиум</text:p>
          </table:table-cell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жанр</text:p>
          </table:table-cell>
          <table:table-cell table:style-name="ce12" office:value-type="string" calcext:value-type="string">
            <text:p>Сумма - Минут просмотрено</text:p>
          </table:table-cell>
        </table:table-row>
        <table:table-row table:style-name="ro3">
          <table:table-cell table:style-name="ce7" office:value-type="string" calcext:value-type="string">
            <text:p>Action</text:p>
          </table:table-cell>
          <table:table-cell table:style-name="ce13" office:value-type="float" office:value="1302" calcext:value-type="float">
            <text:p>1302</text:p>
          </table:table-cell>
        </table:table-row>
        <table:table-row table:style-name="ro3">
          <table:table-cell office:value-type="string" calcext:value-type="string">
            <text:p>Comedy</text:p>
          </table:table-cell>
          <table:table-cell office:value-type="float" office:value="2032" calcext:value-type="float">
            <text:p>2032</text:p>
          </table:table-cell>
        </table:table-row>
        <table:table-row table:style-name="ro3">
          <table:table-cell office:value-type="string" calcext:value-type="string">
            <text:p>Crime</text:p>
          </table:table-cell>
          <table:table-cell office:value-type="float" office:value="1304" calcext:value-type="float">
            <text:p>1304</text:p>
          </table:table-cell>
        </table:table-row>
        <table:table-row table:style-name="ro3">
          <table:table-cell office:value-type="string" calcext:value-type="string">
            <text:p>Documentary</text:p>
          </table:table-cell>
          <table:table-cell office:value-type="float" office:value="2497" calcext:value-type="float">
            <text:p>2497</text:p>
          </table:table-cell>
        </table:table-row>
        <table:table-row table:style-name="ro3">
          <table:table-cell office:value-type="string" calcext:value-type="string">
            <text:p>Drama</text:p>
          </table:table-cell>
          <table:table-cell office:value-type="float" office:value="2627" calcext:value-type="float">
            <text:p>2627</text:p>
          </table:table-cell>
        </table:table-row>
        <table:table-row table:style-name="ro3">
          <table:table-cell office:value-type="string" calcext:value-type="string">
            <text:p>Fantasy</text:p>
          </table:table-cell>
          <table:table-cell office:value-type="float" office:value="1802" calcext:value-type="float">
            <text:p>1802</text:p>
          </table:table-cell>
        </table:table-row>
        <table:table-row table:style-name="ro3">
          <table:table-cell table:style-name="ce9" office:value-type="string" calcext:value-type="string">
            <text:p>Romance</text:p>
          </table:table-cell>
          <table:table-cell table:style-name="ce15" office:value-type="float" office:value="3499" calcext:value-type="float">
            <text:p>3499</text:p>
          </table:table-cell>
        </table:table-row>
        <table:table-row table:style-name="ro3">
          <table:table-cell office:value-type="string" calcext:value-type="string">
            <text:p>Thriller</text:p>
          </table:table-cell>
          <table:table-cell table:style-name="ce16" office:value-type="float" office:value="2363" calcext:value-type="float">
            <text:p>2363</text:p>
          </table:table-cell>
        </table:table-row>
        <table:table-row table:style-name="ro3">
          <table:table-cell table:style-name="ce10" office:value-type="string" calcext:value-type="string">
            <text:p>Итог Результат</text:p>
          </table:table-cell>
          <table:table-cell table:style-name="ce17" office:value-type="float" office:value="17426" calcext:value-type="float">
            <text:p>17426</text:p>
          </table:table-cell>
        </table:table-row>
      </table:table>
      <table:named-expressions/>
      <table:database-ranges>
        <table:database-range table:name="__Anonymous_Sheet_DB__2" table:target-range-address="Просмотры.A1:Просмотры.G1001"/>
      </table:database-ranges>
      <table:data-pilot-tables>
        <table:data-pilot-table table:name="DataPilot1" table:application-data="" table:target-range-address="'Сводная таблица_Просмотры_1'.A1:'Сводная таблица_Просмотры_1'.B12" table:buttons="'Сводная таблица_Просмотры_1'.A1 'Сводная таблица_Просмотры_1'.A3" table:show-filter-button="false" table:drill-down-on-double-click="false">
          <table:source-cell-range table:cell-range-address="Просмотры.A1:Просмотры.G1001"/>
          <table:data-pilot-field table:source-field-name="тариф" table:orientation="page" table:used-hierarchy="0" table:function="auto" loext:ignore-selected-page="true" table:selected-page="Премиум">
            <table:data-pilot-level table:show-empty="false" calcext:repeat-item-labels="false">
              <table:data-pilot-members>
                <table:data-pilot-member table:name="Базовый" table:display="false" table:show-details="true"/>
                <table:data-pilot-member table:name="Премиум" table:display="true" table:show-details="true"/>
                <table:data-pilot-member table:name="Стандартный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жанр" table:orientation="row" table:used-hierarchy="0" table:function="auto">
            <table:data-pilot-level table:show-empty="false" calcext:repeat-item-labels="false">
              <table:data-pilot-members>
                <table:data-pilot-member table:name="Action" table:display="true" table:show-details="true"/>
                <table:data-pilot-member table:name="Comedy" table:display="true" table:show-details="true"/>
                <table:data-pilot-member table:name="Crime" table:display="true" table:show-details="true"/>
                <table:data-pilot-member table:name="Documentary" table:display="true" table:show-details="true"/>
                <table:data-pilot-member table:name="Drama" table:display="true" table:show-details="true"/>
                <table:data-pilot-member table:name="Fantasy" table:display="true" table:show-details="true"/>
                <table:data-pilot-member table:name="Romance" table:display="true" table:show-details="true"/>
                <table:data-pilot-member table:name="Thrill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инут просмотрено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71cm" svg:stroke-color="#1c334e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88069fac6043c7b6e761a49b8d5046c99f4d3400</meta:generator>
    <meta:initial-creator>openpyxl</meta:initial-creator>
    <meta:creation-date>2026-01-29T11:47:06Z</meta:creation-date>
    <dc:date>2026-04-30T23:19:40.294936759</dc:date>
    <meta:editing-duration>PT22M49S</meta:editing-duration>
    <meta:editing-cycles>1</meta:editing-cycles>
    <meta:document-statistic meta:table-count="4" meta:cell-count="8039" meta:object-count="0"/>
  </office:meta>
</office:document-meta>
</file>